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 style:data-style-name="N111"/>
    <style:style style:name="ce4" style:family="table-cell" style:parent-style-name="Default" style:data-style-name="N112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E2-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3"/>
        <table:table-column table:style-name="co1" table:number-columns-repeated="4" table:default-cell-style-name="ce4"/>
        <table:table-column table:style-name="co2" table:default-cell-style-name="Default"/>
        <table:table-row table:style-name="ro1"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13 pE = p(1/2) E2-</text:p>
          </table:table-cell>
          <table:table-cell table:style-name="ce1"/>
          <table:table-cell table:style-name="ce1" office:value-type="string">
            <text:p>D33 E = (3/2) E2-</text:p>
          </table:table-cell>
          <table:table-cell table:style-name="ce1"/>
          <table:table-cell table:style-name="ce1" office:value-type="string">
            <text:p>p pi0 E2- in millifermi</text:p>
          </table:table-cell>
          <table:table-cell table:style-name="ce1"/>
          <table:table-cell table:style-name="ce1" office:value-type="string">
            <text:p>p pi0 E2- in 10-3/m_pi+</text:p>
          </table:table-cell>
          <table:table-cell table:style-name="ce1"/>
          <table:table-cell table:style-name="ce1" office:value-type="string">
            <text:p>Conversion</text:p>
          </table:table-cell>
        </table:table-row>
        <table:table-row table:style-name="ro1">
          <table:table-cell/>
          <table:table-cell table:style-name="ce1"/>
          <table:table-cell table:style-name="ce1" office:value-type="string">
            <text:p>Re</text:p>
          </table:table-cell>
          <table:table-cell table:style-name="ce1" office:value-type="string">
            <text:p>Im</text:p>
          </table:table-cell>
          <table:table-cell table:style-name="ce1" office:value-type="string">
            <text:p>Re</text:p>
          </table:table-cell>
          <table:table-cell table:style-name="ce1" office:value-type="string">
            <text:p>Im</text:p>
          </table:table-cell>
          <table:table-cell table:style-name="ce1" office:value-type="string">
            <text:p>Re</text:p>
          </table:table-cell>
          <table:table-cell table:style-name="ce1" office:value-type="string">
            <text:p>Im</text:p>
          </table:table-cell>
          <table:table-cell table:style-name="ce1" office:value-type="string">
            <text:p>Re</text:p>
          </table:table-cell>
          <table:table-cell table:style-name="ce1" office:value-type="string">
            <text:p>Im</text:p>
          </table:table-cell>
          <table:table-cell table:style-name="ce5" table:formula="of:=139.5702/197.3269" office:value-type="float" office:value="0.707304478000719">
            <text:p>0,707304478</text:p>
          </table:table-cell>
        </table:table-row>
        <table:table-row table:style-name="ro1">
          <table:table-cell table:style-name="ce2" office:value-type="float" office:value="145">
            <text:p>145,0</text:p>
          </table:table-cell>
          <table:table-cell table:style-name="ce3" table:formula="of:=SQRT(2*938.272*[.A3]+938.272^2)" office:value-type="float" office:value="1073.52374262706">
            <text:p>1073,524</text:p>
          </table:table-cell>
          <table:table-cell office:value-type="float" office:value="0.012">
            <text:p>0,012</text:p>
          </table:table-cell>
          <table:table-cell office:value-type="float" office:value="0">
            <text:p>0,000</text:p>
          </table:table-cell>
          <table:table-cell office:value-type="float" office:value="-0.024">
            <text:p>-0,024</text:p>
          </table:table-cell>
          <table:table-cell office:value-type="float" office:value="0">
            <text:p>0,000</text:p>
          </table:table-cell>
          <table:table-cell table:formula="of:=[.C3]+(2/3)*[.E3]" office:value-type="float" office:value="-0.004">
            <text:p>-0,00400</text:p>
          </table:table-cell>
          <table:table-cell table:formula="of:=[.D3]+(2/3)*[.F3]" office:value-type="float" office:value="0">
            <text:p>0,00000</text:p>
          </table:table-cell>
          <table:table-cell table:formula="of:=[.G3]*[.$K$2]" office:value-type="float" office:value="-0.00282921791200287">
            <text:p>-0,00283</text:p>
          </table:table-cell>
          <table:table-cell table:formula="of:=[.H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5.5">
            <text:p>145,5</text:p>
          </table:table-cell>
          <table:table-cell table:style-name="ce3" table:formula="of:=SQRT(2*938.272*[.A4]+938.272^2)" office:value-type="float" office:value="1073.96065942101">
            <text:p>1073,961</text:p>
          </table:table-cell>
          <table:table-cell office:value-type="float" office:value="0.037">
            <text:p>0,037</text:p>
          </table:table-cell>
          <table:table-cell office:value-type="float" office:value="0">
            <text:p>0,000</text:p>
          </table:table-cell>
          <table:table-cell office:value-type="float" office:value="-0.072">
            <text:p>-0,072</text:p>
          </table:table-cell>
          <table:table-cell office:value-type="float" office:value="0">
            <text:p>0,000</text:p>
          </table:table-cell>
          <table:table-cell table:formula="of:=[.C4]+(2/3)*[.E4]" office:value-type="float" office:value="-0.011">
            <text:p>-0,01100</text:p>
          </table:table-cell>
          <table:table-cell table:formula="of:=[.D4]+(2/3)*[.F4]" office:value-type="float" office:value="0">
            <text:p>0,00000</text:p>
          </table:table-cell>
          <table:table-cell table:formula="of:=[.G4]*[.$K$2]" office:value-type="float" office:value="-0.00778034925800791">
            <text:p>-0,00778</text:p>
          </table:table-cell>
          <table:table-cell table:formula="of:=[.H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6">
            <text:p>146,0</text:p>
          </table:table-cell>
          <table:table-cell table:style-name="ce3" table:formula="of:=SQRT(2*938.272*[.A5]+938.272^2)" office:value-type="float" office:value="1074.39739853743">
            <text:p>1074,397</text:p>
          </table:table-cell>
          <table:table-cell office:value-type="float" office:value="0.062">
            <text:p>0,062</text:p>
          </table:table-cell>
          <table:table-cell office:value-type="float" office:value="0">
            <text:p>0,000</text:p>
          </table:table-cell>
          <table:table-cell office:value-type="float" office:value="-0.12">
            <text:p>-0,120</text:p>
          </table:table-cell>
          <table:table-cell office:value-type="float" office:value="0">
            <text:p>0,000</text:p>
          </table:table-cell>
          <table:table-cell table:formula="of:=[.C5]+(2/3)*[.E5]" office:value-type="float" office:value="-0.018">
            <text:p>-0,01800</text:p>
          </table:table-cell>
          <table:table-cell table:formula="of:=[.D5]+(2/3)*[.F5]" office:value-type="float" office:value="0">
            <text:p>0,00000</text:p>
          </table:table-cell>
          <table:table-cell table:formula="of:=[.G5]*[.$K$2]" office:value-type="float" office:value="-0.0127314806040129">
            <text:p>-0,01273</text:p>
          </table:table-cell>
          <table:table-cell table:formula="of:=[.H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6.5">
            <text:p>146,5</text:p>
          </table:table-cell>
          <table:table-cell table:style-name="ce3" table:formula="of:=SQRT(2*938.272*[.A6]+938.272^2)" office:value-type="float" office:value="1074.83396019292">
            <text:p>1074,834</text:p>
          </table:table-cell>
          <table:table-cell office:value-type="float" office:value="0.087">
            <text:p>0,087</text:p>
          </table:table-cell>
          <table:table-cell office:value-type="float" office:value="0">
            <text:p>0,000</text:p>
          </table:table-cell>
          <table:table-cell office:value-type="float" office:value="-0.168">
            <text:p>-0,168</text:p>
          </table:table-cell>
          <table:table-cell office:value-type="float" office:value="0">
            <text:p>0,000</text:p>
          </table:table-cell>
          <table:table-cell table:formula="of:=[.C6]+(2/3)*[.E6]" office:value-type="float" office:value="-0.025">
            <text:p>-0,02500</text:p>
          </table:table-cell>
          <table:table-cell table:formula="of:=[.D6]+(2/3)*[.F6]" office:value-type="float" office:value="0">
            <text:p>0,00000</text:p>
          </table:table-cell>
          <table:table-cell table:formula="of:=[.G6]*[.$K$2]" office:value-type="float" office:value="-0.017682611950018">
            <text:p>-0,01768</text:p>
          </table:table-cell>
          <table:table-cell table:formula="of:=[.H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7">
            <text:p>147,0</text:p>
          </table:table-cell>
          <table:table-cell table:style-name="ce3" table:formula="of:=SQRT(2*938.272*[.A7]+938.272^2)" office:value-type="float" office:value="1075.27034460363">
            <text:p>1075,270</text:p>
          </table:table-cell>
          <table:table-cell office:value-type="float" office:value="0.111">
            <text:p>0,111</text:p>
          </table:table-cell>
          <table:table-cell office:value-type="float" office:value="0">
            <text:p>0,000</text:p>
          </table:table-cell>
          <table:table-cell office:value-type="float" office:value="-0.215">
            <text:p>-0,215</text:p>
          </table:table-cell>
          <table:table-cell office:value-type="float" office:value="0">
            <text:p>0,000</text:p>
          </table:table-cell>
          <table:table-cell table:formula="of:=[.C7]+(2/3)*[.E7]" office:value-type="float" office:value="-0.0323333333333333">
            <text:p>-0,03233</text:p>
          </table:table-cell>
          <table:table-cell table:formula="of:=[.D7]+(2/3)*[.F7]" office:value-type="float" office:value="0">
            <text:p>0,00000</text:p>
          </table:table-cell>
          <table:table-cell table:formula="of:=[.G7]*[.$K$2]" office:value-type="float" office:value="-0.0228695114553566">
            <text:p>-0,02287</text:p>
          </table:table-cell>
          <table:table-cell table:formula="of:=[.H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7.5">
            <text:p>147,5</text:p>
          </table:table-cell>
          <table:table-cell table:style-name="ce3" table:formula="of:=SQRT(2*938.272*[.A8]+938.272^2)" office:value-type="float" office:value="1075.70655198525">
            <text:p>1075,707</text:p>
          </table:table-cell>
          <table:table-cell office:value-type="float" office:value="0.136">
            <text:p>0,136</text:p>
          </table:table-cell>
          <table:table-cell office:value-type="float" office:value="0">
            <text:p>0,000</text:p>
          </table:table-cell>
          <table:table-cell office:value-type="float" office:value="-0.262">
            <text:p>-0,262</text:p>
          </table:table-cell>
          <table:table-cell office:value-type="float" office:value="0">
            <text:p>0,000</text:p>
          </table:table-cell>
          <table:table-cell table:formula="of:=[.C8]+(2/3)*[.E8]" office:value-type="float" office:value="-0.0386666666666667">
            <text:p>-0,03867</text:p>
          </table:table-cell>
          <table:table-cell table:formula="of:=[.D8]+(2/3)*[.F8]" office:value-type="float" office:value="0">
            <text:p>0,00000</text:p>
          </table:table-cell>
          <table:table-cell table:formula="of:=[.G8]*[.$K$2]" office:value-type="float" office:value="-0.0273491064826944">
            <text:p>-0,02735</text:p>
          </table:table-cell>
          <table:table-cell table:formula="of:=[.H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8">
            <text:p>148,0</text:p>
          </table:table-cell>
          <table:table-cell table:style-name="ce3" table:formula="of:=SQRT(2*938.272*[.A9]+938.272^2)" office:value-type="float" office:value="1076.14258255307">
            <text:p>1076,143</text:p>
          </table:table-cell>
          <table:table-cell office:value-type="float" office:value="0.159">
            <text:p>0,159</text:p>
          </table:table-cell>
          <table:table-cell office:value-type="float" office:value="0">
            <text:p>0,000</text:p>
          </table:table-cell>
          <table:table-cell office:value-type="float" office:value="-0.309">
            <text:p>-0,309</text:p>
          </table:table-cell>
          <table:table-cell office:value-type="float" office:value="0">
            <text:p>0,000</text:p>
          </table:table-cell>
          <table:table-cell table:formula="of:=[.C9]+(2/3)*[.E9]" office:value-type="float" office:value="-0.047">
            <text:p>-0,04700</text:p>
          </table:table-cell>
          <table:table-cell table:formula="of:=[.D9]+(2/3)*[.F9]" office:value-type="float" office:value="0">
            <text:p>0,00000</text:p>
          </table:table-cell>
          <table:table-cell table:formula="of:=[.G9]*[.$K$2]" office:value-type="float" office:value="-0.0332433104660338">
            <text:p>-0,03324</text:p>
          </table:table-cell>
          <table:table-cell table:formula="of:=[.H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8.5">
            <text:p>148,5</text:p>
          </table:table-cell>
          <table:table-cell table:style-name="ce3" table:formula="of:=SQRT(2*938.272*[.A10]+938.272^2)" office:value-type="float" office:value="1076.57843652193">
            <text:p>1076,578</text:p>
          </table:table-cell>
          <table:table-cell office:value-type="float" office:value="0.183">
            <text:p>0,183</text:p>
          </table:table-cell>
          <table:table-cell office:value-type="float" office:value="0">
            <text:p>0,000</text:p>
          </table:table-cell>
          <table:table-cell office:value-type="float" office:value="-0.355">
            <text:p>-0,355</text:p>
          </table:table-cell>
          <table:table-cell office:value-type="float" office:value="0">
            <text:p>0,000</text:p>
          </table:table-cell>
          <table:table-cell table:formula="of:=[.C10]+(2/3)*[.E10]" office:value-type="float" office:value="-0.0536666666666666">
            <text:p>-0,05367</text:p>
          </table:table-cell>
          <table:table-cell table:formula="of:=[.D10]+(2/3)*[.F10]" office:value-type="float" office:value="0">
            <text:p>0,00000</text:p>
          </table:table-cell>
          <table:table-cell table:formula="of:=[.G10]*[.$K$2]" office:value-type="float" office:value="-0.0379586736527052">
            <text:p>-0,03796</text:p>
          </table:table-cell>
          <table:table-cell table:formula="of:=[.H1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9">
            <text:p>149,0</text:p>
          </table:table-cell>
          <table:table-cell table:style-name="ce3" table:formula="of:=SQRT(2*938.272*[.A11]+938.272^2)" office:value-type="float" office:value="1077.01411410622">
            <text:p>1077,014</text:p>
          </table:table-cell>
          <table:table-cell office:value-type="float" office:value="0.207">
            <text:p>0,207</text:p>
          </table:table-cell>
          <table:table-cell office:value-type="float" office:value="0">
            <text:p>0,000</text:p>
          </table:table-cell>
          <table:table-cell office:value-type="float" office:value="-0.4">
            <text:p>-0,400</text:p>
          </table:table-cell>
          <table:table-cell office:value-type="float" office:value="0">
            <text:p>0,000</text:p>
          </table:table-cell>
          <table:table-cell table:formula="of:=[.C11]+(2/3)*[.E11]" office:value-type="float" office:value="-0.0596666666666666">
            <text:p>-0,05967</text:p>
          </table:table-cell>
          <table:table-cell table:formula="of:=[.D11]+(2/3)*[.F11]" office:value-type="float" office:value="0">
            <text:p>0,00000</text:p>
          </table:table-cell>
          <table:table-cell table:formula="of:=[.G11]*[.$K$2]" office:value-type="float" office:value="-0.0422025005207095">
            <text:p>-0,04220</text:p>
          </table:table-cell>
          <table:table-cell table:formula="of:=[.H1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9.5">
            <text:p>149,5</text:p>
          </table:table-cell>
          <table:table-cell table:style-name="ce3" table:formula="of:=SQRT(2*938.272*[.A12]+938.272^2)" office:value-type="float" office:value="1077.44961551991">
            <text:p>1077,450</text:p>
          </table:table-cell>
          <table:table-cell office:value-type="float" office:value="0.23">
            <text:p>0,230</text:p>
          </table:table-cell>
          <table:table-cell office:value-type="float" office:value="0">
            <text:p>0,000</text:p>
          </table:table-cell>
          <table:table-cell office:value-type="float" office:value="-0.446">
            <text:p>-0,446</text:p>
          </table:table-cell>
          <table:table-cell office:value-type="float" office:value="0">
            <text:p>0,000</text:p>
          </table:table-cell>
          <table:table-cell table:formula="of:=[.C12]+(2/3)*[.E12]" office:value-type="float" office:value="-0.0673333333333333">
            <text:p>-0,06733</text:p>
          </table:table-cell>
          <table:table-cell table:formula="of:=[.D12]+(2/3)*[.F12]" office:value-type="float" office:value="0">
            <text:p>0,00000</text:p>
          </table:table-cell>
          <table:table-cell table:formula="of:=[.G12]*[.$K$2]" office:value-type="float" office:value="-0.0476251681853817">
            <text:p>-0,04763</text:p>
          </table:table-cell>
          <table:table-cell table:formula="of:=[.H1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0">
            <text:p>150,0</text:p>
          </table:table-cell>
          <table:table-cell table:style-name="ce3" table:formula="of:=SQRT(2*938.272*[.A13]+938.272^2)" office:value-type="float" office:value="1077.88494097654">
            <text:p>1077,885</text:p>
          </table:table-cell>
          <table:table-cell office:value-type="float" office:value="0.253">
            <text:p>0,253</text:p>
          </table:table-cell>
          <table:table-cell office:value-type="float" office:value="0">
            <text:p>0,000</text:p>
          </table:table-cell>
          <table:table-cell office:value-type="float" office:value="-0.49">
            <text:p>-0,490</text:p>
          </table:table-cell>
          <table:table-cell office:value-type="float" office:value="0">
            <text:p>0,000</text:p>
          </table:table-cell>
          <table:table-cell table:formula="of:=[.C13]+(2/3)*[.E13]" office:value-type="float" office:value="-0.0736666666666667">
            <text:p>-0,07367</text:p>
          </table:table-cell>
          <table:table-cell table:formula="of:=[.D13]+(2/3)*[.F13]" office:value-type="float" office:value="0">
            <text:p>0,00000</text:p>
          </table:table-cell>
          <table:table-cell table:formula="of:=[.G13]*[.$K$2]" office:value-type="float" office:value="-0.0521047632127196">
            <text:p>-0,05210</text:p>
          </table:table-cell>
          <table:table-cell table:formula="of:=[.H1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0.5">
            <text:p>150,5</text:p>
          </table:table-cell>
          <table:table-cell table:style-name="ce3" table:formula="of:=SQRT(2*938.272*[.A14]+938.272^2)" office:value-type="float" office:value="1078.32009068922">
            <text:p>1078,320</text:p>
          </table:table-cell>
          <table:table-cell office:value-type="float" office:value="0.276">
            <text:p>0,276</text:p>
          </table:table-cell>
          <table:table-cell office:value-type="float" office:value="0">
            <text:p>0,000</text:p>
          </table:table-cell>
          <table:table-cell office:value-type="float" office:value="-0.535">
            <text:p>-0,535</text:p>
          </table:table-cell>
          <table:table-cell office:value-type="float" office:value="0">
            <text:p>0,000</text:p>
          </table:table-cell>
          <table:table-cell table:formula="of:=[.C14]+(2/3)*[.E14]" office:value-type="float" office:value="-0.0806666666666667">
            <text:p>-0,08067</text:p>
          </table:table-cell>
          <table:table-cell table:formula="of:=[.D14]+(2/3)*[.F14]" office:value-type="float" office:value="0">
            <text:p>0,00000</text:p>
          </table:table-cell>
          <table:table-cell table:formula="of:=[.G14]*[.$K$2]" office:value-type="float" office:value="-0.0570558945587246">
            <text:p>-0,05706</text:p>
          </table:table-cell>
          <table:table-cell table:formula="of:=[.H1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1">
            <text:p>151,0</text:p>
          </table:table-cell>
          <table:table-cell table:style-name="ce3" table:formula="of:=SQRT(2*938.272*[.A15]+938.272^2)" office:value-type="float" office:value="1078.75506487061">
            <text:p>1078,755</text:p>
          </table:table-cell>
          <table:table-cell office:value-type="float" office:value="0.298">
            <text:p>0,298</text:p>
          </table:table-cell>
          <table:table-cell office:value-type="float" office:value="0">
            <text:p>0,000</text:p>
          </table:table-cell>
          <table:table-cell office:value-type="float" office:value="-0.579">
            <text:p>-0,579</text:p>
          </table:table-cell>
          <table:table-cell office:value-type="float" office:value="0">
            <text:p>0,000</text:p>
          </table:table-cell>
          <table:table-cell table:formula="of:=[.C15]+(2/3)*[.E15]" office:value-type="float" office:value="-0.088">
            <text:p>-0,08800</text:p>
          </table:table-cell>
          <table:table-cell table:formula="of:=[.D15]+(2/3)*[.F15]" office:value-type="float" office:value="0">
            <text:p>0,00000</text:p>
          </table:table-cell>
          <table:table-cell table:formula="of:=[.G15]*[.$K$2]" office:value-type="float" office:value="-0.0622427940640632">
            <text:p>-0,06224</text:p>
          </table:table-cell>
          <table:table-cell table:formula="of:=[.H1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1.5">
            <text:p>151,5</text:p>
          </table:table-cell>
          <table:table-cell table:style-name="ce3" table:formula="of:=SQRT(2*938.272*[.A16]+938.272^2)" office:value-type="float" office:value="1079.18986373298">
            <text:p>1079,190</text:p>
          </table:table-cell>
          <table:table-cell office:value-type="float" office:value="0.321">
            <text:p>0,321</text:p>
          </table:table-cell>
          <table:table-cell office:value-type="float" office:value="0">
            <text:p>0,000</text:p>
          </table:table-cell>
          <table:table-cell office:value-type="float" office:value="-0.622">
            <text:p>-0,622</text:p>
          </table:table-cell>
          <table:table-cell office:value-type="float" office:value="0">
            <text:p>0,000</text:p>
          </table:table-cell>
          <table:table-cell table:formula="of:=[.C16]+(2/3)*[.E16]" office:value-type="float" office:value="-0.0936666666666666">
            <text:p>-0,09367</text:p>
          </table:table-cell>
          <table:table-cell table:formula="of:=[.D16]+(2/3)*[.F16]" office:value-type="float" office:value="0">
            <text:p>0,00000</text:p>
          </table:table-cell>
          <table:table-cell table:formula="of:=[.G16]*[.$K$2]" office:value-type="float" office:value="-0.066250852772734">
            <text:p>-0,06625</text:p>
          </table:table-cell>
          <table:table-cell table:formula="of:=[.H1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2">
            <text:p>152,0</text:p>
          </table:table-cell>
          <table:table-cell table:style-name="ce3" table:formula="of:=SQRT(2*938.272*[.A17]+938.272^2)" office:value-type="float" office:value="1079.62448748813">
            <text:p>1079,624</text:p>
          </table:table-cell>
          <table:table-cell office:value-type="float" office:value="0.343">
            <text:p>0,343</text:p>
          </table:table-cell>
          <table:table-cell office:value-type="float" office:value="0">
            <text:p>0,000</text:p>
          </table:table-cell>
          <table:table-cell office:value-type="float" office:value="-0.666">
            <text:p>-0,666</text:p>
          </table:table-cell>
          <table:table-cell office:value-type="float" office:value="0">
            <text:p>0,000</text:p>
          </table:table-cell>
          <table:table-cell table:formula="of:=[.C17]+(2/3)*[.E17]" office:value-type="float" office:value="-0.101">
            <text:p>-0,10100</text:p>
          </table:table-cell>
          <table:table-cell table:formula="of:=[.D17]+(2/3)*[.F17]" office:value-type="float" office:value="0">
            <text:p>0,00000</text:p>
          </table:table-cell>
          <table:table-cell table:formula="of:=[.G17]*[.$K$2]" office:value-type="float" office:value="-0.0714377522780726">
            <text:p>-0,07144</text:p>
          </table:table-cell>
          <table:table-cell table:formula="of:=[.H1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2.5">
            <text:p>152,5</text:p>
          </table:table-cell>
          <table:table-cell table:style-name="ce3" table:formula="of:=SQRT(2*938.272*[.A18]+938.272^2)" office:value-type="float" office:value="1080.05893634746">
            <text:p>1080,059</text:p>
          </table:table-cell>
          <table:table-cell office:value-type="float" office:value="0.365">
            <text:p>0,365</text:p>
          </table:table-cell>
          <table:table-cell office:value-type="float" office:value="0">
            <text:p>0,000</text:p>
          </table:table-cell>
          <table:table-cell office:value-type="float" office:value="-0.709">
            <text:p>-0,709</text:p>
          </table:table-cell>
          <table:table-cell office:value-type="float" office:value="0">
            <text:p>0,000</text:p>
          </table:table-cell>
          <table:table-cell table:formula="of:=[.C18]+(2/3)*[.E18]" office:value-type="float" office:value="-0.107666666666667">
            <text:p>-0,10767</text:p>
          </table:table-cell>
          <table:table-cell table:formula="of:=[.D18]+(2/3)*[.F18]" office:value-type="float" office:value="0">
            <text:p>0,00000</text:p>
          </table:table-cell>
          <table:table-cell table:formula="of:=[.G18]*[.$K$2]" office:value-type="float" office:value="-0.076153115464744">
            <text:p>-0,07615</text:p>
          </table:table-cell>
          <table:table-cell table:formula="of:=[.H1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3">
            <text:p>153,0</text:p>
          </table:table-cell>
          <table:table-cell table:style-name="ce3" table:formula="of:=SQRT(2*938.272*[.A19]+938.272^2)" office:value-type="float" office:value="1080.49321052194">
            <text:p>1080,493</text:p>
          </table:table-cell>
          <table:table-cell office:value-type="float" office:value="0.387">
            <text:p>0,387</text:p>
          </table:table-cell>
          <table:table-cell office:value-type="float" office:value="0">
            <text:p>0,000</text:p>
          </table:table-cell>
          <table:table-cell office:value-type="float" office:value="-0.751">
            <text:p>-0,751</text:p>
          </table:table-cell>
          <table:table-cell office:value-type="float" office:value="0">
            <text:p>0,000</text:p>
          </table:table-cell>
          <table:table-cell table:formula="of:=[.C19]+(2/3)*[.E19]" office:value-type="float" office:value="-0.113666666666667">
            <text:p>-0,11367</text:p>
          </table:table-cell>
          <table:table-cell table:formula="of:=[.D19]+(2/3)*[.F19]" office:value-type="float" office:value="0">
            <text:p>0,00000</text:p>
          </table:table-cell>
          <table:table-cell table:formula="of:=[.G19]*[.$K$2]" office:value-type="float" office:value="-0.0803969423327483">
            <text:p>-0,08040</text:p>
          </table:table-cell>
          <table:table-cell table:formula="of:=[.H1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3.5">
            <text:p>153,5</text:p>
          </table:table-cell>
          <table:table-cell table:style-name="ce3" table:formula="of:=SQRT(2*938.272*[.A20]+938.272^2)" office:value-type="float" office:value="1080.92731022211">
            <text:p>1080,927</text:p>
          </table:table-cell>
          <table:table-cell office:value-type="float" office:value="0.408">
            <text:p>0,408</text:p>
          </table:table-cell>
          <table:table-cell office:value-type="float" office:value="0">
            <text:p>0,000</text:p>
          </table:table-cell>
          <table:table-cell office:value-type="float" office:value="-0.793">
            <text:p>-0,793</text:p>
          </table:table-cell>
          <table:table-cell office:value-type="float" office:value="0">
            <text:p>0,000</text:p>
          </table:table-cell>
          <table:table-cell table:formula="of:=[.C20]+(2/3)*[.E20]" office:value-type="float" office:value="-0.120666666666667">
            <text:p>-0,12067</text:p>
          </table:table-cell>
          <table:table-cell table:formula="of:=[.D20]+(2/3)*[.F20]" office:value-type="float" office:value="0">
            <text:p>0,00000</text:p>
          </table:table-cell>
          <table:table-cell table:formula="of:=[.G20]*[.$K$2]" office:value-type="float" office:value="-0.0853480736787533">
            <text:p>-0,08535</text:p>
          </table:table-cell>
          <table:table-cell table:formula="of:=[.H2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4">
            <text:p>154,0</text:p>
          </table:table-cell>
          <table:table-cell table:style-name="ce3" table:formula="of:=SQRT(2*938.272*[.A21]+938.272^2)" office:value-type="float" office:value="1081.36123565809">
            <text:p>1081,361</text:p>
          </table:table-cell>
          <table:table-cell office:value-type="float" office:value="0.429">
            <text:p>0,429</text:p>
          </table:table-cell>
          <table:table-cell office:value-type="float" office:value="0">
            <text:p>0,000</text:p>
          </table:table-cell>
          <table:table-cell office:value-type="float" office:value="-0.835">
            <text:p>-0,835</text:p>
          </table:table-cell>
          <table:table-cell office:value-type="float" office:value="0">
            <text:p>0,000</text:p>
          </table:table-cell>
          <table:table-cell table:formula="of:=[.C21]+(2/3)*[.E21]" office:value-type="float" office:value="-0.127666666666667">
            <text:p>-0,12767</text:p>
          </table:table-cell>
          <table:table-cell table:formula="of:=[.D21]+(2/3)*[.F21]" office:value-type="float" office:value="0">
            <text:p>0,00000</text:p>
          </table:table-cell>
          <table:table-cell table:formula="of:=[.G21]*[.$K$2]" office:value-type="float" office:value="-0.0902992050247584">
            <text:p>-0,09030</text:p>
          </table:table-cell>
          <table:table-cell table:formula="of:=[.H2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4.5">
            <text:p>154,5</text:p>
          </table:table-cell>
          <table:table-cell table:style-name="ce3" table:formula="of:=SQRT(2*938.272*[.A22]+938.272^2)" office:value-type="float" office:value="1081.7949870396">
            <text:p>1081,795</text:p>
          </table:table-cell>
          <table:table-cell office:value-type="float" office:value="0.451">
            <text:p>0,451</text:p>
          </table:table-cell>
          <table:table-cell office:value-type="float" office:value="0">
            <text:p>0,000</text:p>
          </table:table-cell>
          <table:table-cell office:value-type="float" office:value="-0.876">
            <text:p>-0,876</text:p>
          </table:table-cell>
          <table:table-cell office:value-type="float" office:value="0">
            <text:p>0,000</text:p>
          </table:table-cell>
          <table:table-cell table:formula="of:=[.C22]+(2/3)*[.E22]" office:value-type="float" office:value="-0.133">
            <text:p>-0,13300</text:p>
          </table:table-cell>
          <table:table-cell table:formula="of:=[.D22]+(2/3)*[.F22]" office:value-type="float" office:value="0">
            <text:p>0,00000</text:p>
          </table:table-cell>
          <table:table-cell table:formula="of:=[.G22]*[.$K$2]" office:value-type="float" office:value="-0.0940714955740955">
            <text:p>-0,09407</text:p>
          </table:table-cell>
          <table:table-cell table:formula="of:=[.H2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5">
            <text:p>155,0</text:p>
          </table:table-cell>
          <table:table-cell table:style-name="ce3" table:formula="of:=SQRT(2*938.272*[.A23]+938.272^2)" office:value-type="float" office:value="1082.22856457589">
            <text:p>1082,229</text:p>
          </table:table-cell>
          <table:table-cell office:value-type="float" office:value="0.472">
            <text:p>0,472</text:p>
          </table:table-cell>
          <table:table-cell office:value-type="float" office:value="0">
            <text:p>0,000</text:p>
          </table:table-cell>
          <table:table-cell office:value-type="float" office:value="-0.917">
            <text:p>-0,917</text:p>
          </table:table-cell>
          <table:table-cell office:value-type="float" office:value="0">
            <text:p>0,000</text:p>
          </table:table-cell>
          <table:table-cell table:formula="of:=[.C23]+(2/3)*[.E23]" office:value-type="float" office:value="-0.139333333333333">
            <text:p>-0,13933</text:p>
          </table:table-cell>
          <table:table-cell table:formula="of:=[.D23]+(2/3)*[.F23]" office:value-type="float" office:value="0">
            <text:p>0,00000</text:p>
          </table:table-cell>
          <table:table-cell table:formula="of:=[.G23]*[.$K$2]" office:value-type="float" office:value="-0.0985510906014334">
            <text:p>-0,09855</text:p>
          </table:table-cell>
          <table:table-cell table:formula="of:=[.H2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5.5">
            <text:p>155,5</text:p>
          </table:table-cell>
          <table:table-cell table:style-name="ce3" table:formula="of:=SQRT(2*938.272*[.A24]+938.272^2)" office:value-type="float" office:value="1082.66196847585">
            <text:p>1082,662</text:p>
          </table:table-cell>
          <table:table-cell office:value-type="float" office:value="0.492">
            <text:p>0,492</text:p>
          </table:table-cell>
          <table:table-cell office:value-type="float" office:value="0">
            <text:p>0,000</text:p>
          </table:table-cell>
          <table:table-cell office:value-type="float" office:value="-0.958">
            <text:p>-0,958</text:p>
          </table:table-cell>
          <table:table-cell office:value-type="float" office:value="0">
            <text:p>0,000</text:p>
          </table:table-cell>
          <table:table-cell table:formula="of:=[.C24]+(2/3)*[.E24]" office:value-type="float" office:value="-0.146666666666667">
            <text:p>-0,14667</text:p>
          </table:table-cell>
          <table:table-cell table:formula="of:=[.D24]+(2/3)*[.F24]" office:value-type="float" office:value="0">
            <text:p>0,00000</text:p>
          </table:table-cell>
          <table:table-cell table:formula="of:=[.G24]*[.$K$2]" office:value-type="float" office:value="-0.103737990106772">
            <text:p>-0,10374</text:p>
          </table:table-cell>
          <table:table-cell table:formula="of:=[.H2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6">
            <text:p>156,0</text:p>
          </table:table-cell>
          <table:table-cell table:style-name="ce3" table:formula="of:=SQRT(2*938.272*[.A25]+938.272^2)" office:value-type="float" office:value="1083.0951989479">
            <text:p>1083,095</text:p>
          </table:table-cell>
          <table:table-cell office:value-type="float" office:value="0.513">
            <text:p>0,513</text:p>
          </table:table-cell>
          <table:table-cell office:value-type="float" office:value="0">
            <text:p>0,000</text:p>
          </table:table-cell>
          <table:table-cell office:value-type="float" office:value="-0.998">
            <text:p>-0,998</text:p>
          </table:table-cell>
          <table:table-cell office:value-type="float" office:value="0">
            <text:p>0,000</text:p>
          </table:table-cell>
          <table:table-cell table:formula="of:=[.C25]+(2/3)*[.E25]" office:value-type="float" office:value="-0.152333333333333">
            <text:p>-0,15233</text:p>
          </table:table-cell>
          <table:table-cell table:formula="of:=[.D25]+(2/3)*[.F25]" office:value-type="float" office:value="0">
            <text:p>0,00000</text:p>
          </table:table-cell>
          <table:table-cell table:formula="of:=[.G25]*[.$K$2]" office:value-type="float" office:value="-0.107746048815443">
            <text:p>-0,10775</text:p>
          </table:table-cell>
          <table:table-cell table:formula="of:=[.H2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6.5">
            <text:p>156,5</text:p>
          </table:table-cell>
          <table:table-cell table:style-name="ce3" table:formula="of:=SQRT(2*938.272*[.A26]+938.272^2)" office:value-type="float" office:value="1083.52825620009">
            <text:p>1083,528</text:p>
          </table:table-cell>
          <table:table-cell office:value-type="float" office:value="0.533">
            <text:p>0,533</text:p>
          </table:table-cell>
          <table:table-cell office:value-type="float" office:value="0">
            <text:p>0,000</text:p>
          </table:table-cell>
          <table:table-cell office:value-type="float" office:value="-1.038">
            <text:p>-1,038</text:p>
          </table:table-cell>
          <table:table-cell office:value-type="float" office:value="0">
            <text:p>0,000</text:p>
          </table:table-cell>
          <table:table-cell table:formula="of:=[.C26]+(2/3)*[.E26]" office:value-type="float" office:value="-0.159">
            <text:p>-0,15900</text:p>
          </table:table-cell>
          <table:table-cell table:formula="of:=[.D26]+(2/3)*[.F26]" office:value-type="float" office:value="0">
            <text:p>0,00000</text:p>
          </table:table-cell>
          <table:table-cell table:formula="of:=[.G26]*[.$K$2]" office:value-type="float" office:value="-0.112461412002114">
            <text:p>-0,11246</text:p>
          </table:table-cell>
          <table:table-cell table:formula="of:=[.H2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7">
            <text:p>157,0</text:p>
          </table:table-cell>
          <table:table-cell table:style-name="ce3" table:formula="of:=SQRT(2*938.272*[.A27]+938.272^2)" office:value-type="float" office:value="1083.96114044001">
            <text:p>1083,961</text:p>
          </table:table-cell>
          <table:table-cell office:value-type="float" office:value="0.553">
            <text:p>0,553</text:p>
          </table:table-cell>
          <table:table-cell office:value-type="float" office:value="0">
            <text:p>0,000</text:p>
          </table:table-cell>
          <table:table-cell office:value-type="float" office:value="-1.078">
            <text:p>-1,078</text:p>
          </table:table-cell>
          <table:table-cell office:value-type="float" office:value="0">
            <text:p>0,000</text:p>
          </table:table-cell>
          <table:table-cell table:formula="of:=[.C27]+(2/3)*[.E27]" office:value-type="float" office:value="-0.165666666666667">
            <text:p>-0,16567</text:p>
          </table:table-cell>
          <table:table-cell table:formula="of:=[.D27]+(2/3)*[.F27]" office:value-type="float" office:value="0">
            <text:p>0,00000</text:p>
          </table:table-cell>
          <table:table-cell table:formula="of:=[.G27]*[.$K$2]" office:value-type="float" office:value="-0.117176775188786">
            <text:p>-0,11718</text:p>
          </table:table-cell>
          <table:table-cell table:formula="of:=[.H2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7.5">
            <text:p>157,5</text:p>
          </table:table-cell>
          <table:table-cell table:style-name="ce3" table:formula="of:=SQRT(2*938.272*[.A28]+938.272^2)" office:value-type="float" office:value="1084.39385187486">
            <text:p>1084,394</text:p>
          </table:table-cell>
          <table:table-cell office:value-type="float" office:value="0.573">
            <text:p>0,573</text:p>
          </table:table-cell>
          <table:table-cell office:value-type="float" office:value="0">
            <text:p>0,000</text:p>
          </table:table-cell>
          <table:table-cell office:value-type="float" office:value="-1.117">
            <text:p>-1,117</text:p>
          </table:table-cell>
          <table:table-cell office:value-type="float" office:value="0">
            <text:p>0,000</text:p>
          </table:table-cell>
          <table:table-cell table:formula="of:=[.C28]+(2/3)*[.E28]" office:value-type="float" office:value="-0.171666666666667">
            <text:p>-0,17167</text:p>
          </table:table-cell>
          <table:table-cell table:formula="of:=[.D28]+(2/3)*[.F28]" office:value-type="float" office:value="0">
            <text:p>0,00000</text:p>
          </table:table-cell>
          <table:table-cell table:formula="of:=[.G28]*[.$K$2]" office:value-type="float" office:value="-0.12142060205679">
            <text:p>-0,12142</text:p>
          </table:table-cell>
          <table:table-cell table:formula="of:=[.H2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8">
            <text:p>158,0</text:p>
          </table:table-cell>
          <table:table-cell table:style-name="ce3" table:formula="of:=SQRT(2*938.272*[.A29]+938.272^2)" office:value-type="float" office:value="1084.82639071144">
            <text:p>1084,826</text:p>
          </table:table-cell>
          <table:table-cell office:value-type="float" office:value="0.593">
            <text:p>0,593</text:p>
          </table:table-cell>
          <table:table-cell office:value-type="float" office:value="0">
            <text:p>0,000</text:p>
          </table:table-cell>
          <table:table-cell office:value-type="float" office:value="-1.156">
            <text:p>-1,156</text:p>
          </table:table-cell>
          <table:table-cell office:value-type="float" office:value="0">
            <text:p>0,000</text:p>
          </table:table-cell>
          <table:table-cell table:formula="of:=[.C29]+(2/3)*[.E29]" office:value-type="float" office:value="-0.177666666666667">
            <text:p>-0,17767</text:p>
          </table:table-cell>
          <table:table-cell table:formula="of:=[.D29]+(2/3)*[.F29]" office:value-type="float" office:value="0">
            <text:p>0,00000</text:p>
          </table:table-cell>
          <table:table-cell table:formula="of:=[.G29]*[.$K$2]" office:value-type="float" office:value="-0.125664428924794">
            <text:p>-0,12566</text:p>
          </table:table-cell>
          <table:table-cell table:formula="of:=[.H2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8.5">
            <text:p>158,5</text:p>
          </table:table-cell>
          <table:table-cell table:style-name="ce3" table:formula="of:=SQRT(2*938.272*[.A30]+938.272^2)" office:value-type="float" office:value="1085.2587571561">
            <text:p>1085,259</text:p>
          </table:table-cell>
          <table:table-cell office:value-type="float" office:value="0.613">
            <text:p>0,613</text:p>
          </table:table-cell>
          <table:table-cell office:value-type="float" office:value="0">
            <text:p>0,000</text:p>
          </table:table-cell>
          <table:table-cell office:value-type="float" office:value="-1.195">
            <text:p>-1,195</text:p>
          </table:table-cell>
          <table:table-cell office:value-type="float" office:value="0">
            <text:p>0,000</text:p>
          </table:table-cell>
          <table:table-cell table:formula="of:=[.C30]+(2/3)*[.E30]" office:value-type="float" office:value="-0.183666666666667">
            <text:p>-0,18367</text:p>
          </table:table-cell>
          <table:table-cell table:formula="of:=[.D30]+(2/3)*[.F30]" office:value-type="float" office:value="0">
            <text:p>0,00000</text:p>
          </table:table-cell>
          <table:table-cell table:formula="of:=[.G30]*[.$K$2]" office:value-type="float" office:value="-0.129908255792799">
            <text:p>-0,12991</text:p>
          </table:table-cell>
          <table:table-cell table:formula="of:=[.H3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9">
            <text:p>159,0</text:p>
          </table:table-cell>
          <table:table-cell table:style-name="ce3" table:formula="of:=SQRT(2*938.272*[.A31]+938.272^2)" office:value-type="float" office:value="1085.69095141481">
            <text:p>1085,691</text:p>
          </table:table-cell>
          <table:table-cell office:value-type="float" office:value="0.632">
            <text:p>0,632</text:p>
          </table:table-cell>
          <table:table-cell office:value-type="float" office:value="0">
            <text:p>0,000</text:p>
          </table:table-cell>
          <table:table-cell office:value-type="float" office:value="-1.233">
            <text:p>-1,233</text:p>
          </table:table-cell>
          <table:table-cell office:value-type="float" office:value="0">
            <text:p>0,000</text:p>
          </table:table-cell>
          <table:table-cell table:formula="of:=[.C31]+(2/3)*[.E31]" office:value-type="float" office:value="-0.19">
            <text:p>-0,19000</text:p>
          </table:table-cell>
          <table:table-cell table:formula="of:=[.D31]+(2/3)*[.F31]" office:value-type="float" office:value="0">
            <text:p>0,00000</text:p>
          </table:table-cell>
          <table:table-cell table:formula="of:=[.G31]*[.$K$2]" office:value-type="float" office:value="-0.134387850820137">
            <text:p>-0,13439</text:p>
          </table:table-cell>
          <table:table-cell table:formula="of:=[.H3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9.5">
            <text:p>159,5</text:p>
          </table:table-cell>
          <table:table-cell table:style-name="ce3" table:formula="of:=SQRT(2*938.272*[.A32]+938.272^2)" office:value-type="float" office:value="1086.12297369313">
            <text:p>1086,123</text:p>
          </table:table-cell>
          <table:table-cell office:value-type="float" office:value="0.651">
            <text:p>0,651</text:p>
          </table:table-cell>
          <table:table-cell office:value-type="float" office:value="0">
            <text:p>0,000</text:p>
          </table:table-cell>
          <table:table-cell office:value-type="float" office:value="-1.271">
            <text:p>-1,271</text:p>
          </table:table-cell>
          <table:table-cell office:value-type="float" office:value="0">
            <text:p>0,000</text:p>
          </table:table-cell>
          <table:table-cell table:formula="of:=[.C32]+(2/3)*[.E32]" office:value-type="float" office:value="-0.196333333333333">
            <text:p>-0,19633</text:p>
          </table:table-cell>
          <table:table-cell table:formula="of:=[.D32]+(2/3)*[.F32]" office:value-type="float" office:value="0">
            <text:p>0,00000</text:p>
          </table:table-cell>
          <table:table-cell table:formula="of:=[.G32]*[.$K$2]" office:value-type="float" office:value="-0.138867445847474">
            <text:p>-0,13887</text:p>
          </table:table-cell>
          <table:table-cell table:formula="of:=[.H3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0">
            <text:p>160,0</text:p>
          </table:table-cell>
          <table:table-cell table:style-name="ce3" table:formula="of:=SQRT(2*938.272*[.A33]+938.272^2)" office:value-type="float" office:value="1086.55482419618">
            <text:p>1086,555</text:p>
          </table:table-cell>
          <table:table-cell office:value-type="float" office:value="0.67">
            <text:p>0,670</text:p>
          </table:table-cell>
          <table:table-cell office:value-type="float" office:value="0">
            <text:p>0,000</text:p>
          </table:table-cell>
          <table:table-cell office:value-type="float" office:value="-1.309">
            <text:p>-1,309</text:p>
          </table:table-cell>
          <table:table-cell office:value-type="float" office:value="0">
            <text:p>0,000</text:p>
          </table:table-cell>
          <table:table-cell table:formula="of:=[.C33]+(2/3)*[.E33]" office:value-type="float" office:value="-0.202666666666667">
            <text:p>-0,20267</text:p>
          </table:table-cell>
          <table:table-cell table:formula="of:=[.D33]+(2/3)*[.F33]" office:value-type="float" office:value="0">
            <text:p>0,00000</text:p>
          </table:table-cell>
          <table:table-cell table:formula="of:=[.G33]*[.$K$2]" office:value-type="float" office:value="-0.143347040874812">
            <text:p>-0,14335</text:p>
          </table:table-cell>
          <table:table-cell table:formula="of:=[.H3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0.5">
            <text:p>160,5</text:p>
          </table:table-cell>
          <table:table-cell table:style-name="ce3" table:formula="of:=SQRT(2*938.272*[.A34]+938.272^2)" office:value-type="float" office:value="1086.98650312872">
            <text:p>1086,987</text:p>
          </table:table-cell>
          <table:table-cell office:value-type="float" office:value="0.689">
            <text:p>0,689</text:p>
          </table:table-cell>
          <table:table-cell office:value-type="float" office:value="0">
            <text:p>0,000</text:p>
          </table:table-cell>
          <table:table-cell office:value-type="float" office:value="-1.346">
            <text:p>-1,346</text:p>
          </table:table-cell>
          <table:table-cell office:value-type="float" office:value="0">
            <text:p>0,000</text:p>
          </table:table-cell>
          <table:table-cell table:formula="of:=[.C34]+(2/3)*[.E34]" office:value-type="float" office:value="-0.208333333333333">
            <text:p>-0,20833</text:p>
          </table:table-cell>
          <table:table-cell table:formula="of:=[.D34]+(2/3)*[.F34]" office:value-type="float" office:value="0">
            <text:p>0,00000</text:p>
          </table:table-cell>
          <table:table-cell table:formula="of:=[.G34]*[.$K$2]" office:value-type="float" office:value="-0.147355099583483">
            <text:p>-0,14736</text:p>
          </table:table-cell>
          <table:table-cell table:formula="of:=[.H3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1">
            <text:p>161,0</text:p>
          </table:table-cell>
          <table:table-cell table:style-name="ce3" table:formula="of:=SQRT(2*938.272*[.A35]+938.272^2)" office:value-type="float" office:value="1087.41801069506">
            <text:p>1087,418</text:p>
          </table:table-cell>
          <table:table-cell office:value-type="float" office:value="0.708">
            <text:p>0,708</text:p>
          </table:table-cell>
          <table:table-cell office:value-type="float" office:value="0">
            <text:p>0,000</text:p>
          </table:table-cell>
          <table:table-cell office:value-type="float" office:value="-1.383">
            <text:p>-1,383</text:p>
          </table:table-cell>
          <table:table-cell office:value-type="float" office:value="0">
            <text:p>0,000</text:p>
          </table:table-cell>
          <table:table-cell table:formula="of:=[.C35]+(2/3)*[.E35]" office:value-type="float" office:value="-0.214">
            <text:p>-0,21400</text:p>
          </table:table-cell>
          <table:table-cell table:formula="of:=[.D35]+(2/3)*[.F35]" office:value-type="float" office:value="0">
            <text:p>0,00000</text:p>
          </table:table-cell>
          <table:table-cell table:formula="of:=[.G35]*[.$K$2]" office:value-type="float" office:value="-0.151363158292154">
            <text:p>-0,15136</text:p>
          </table:table-cell>
          <table:table-cell table:formula="of:=[.H3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1.5">
            <text:p>161,5</text:p>
          </table:table-cell>
          <table:table-cell table:style-name="ce3" table:formula="of:=SQRT(2*938.272*[.A36]+938.272^2)" office:value-type="float" office:value="1087.84934709913">
            <text:p>1087,849</text:p>
          </table:table-cell>
          <table:table-cell office:value-type="float" office:value="0.727">
            <text:p>0,727</text:p>
          </table:table-cell>
          <table:table-cell office:value-type="float" office:value="0">
            <text:p>0,000</text:p>
          </table:table-cell>
          <table:table-cell office:value-type="float" office:value="-1.42">
            <text:p>-1,420</text:p>
          </table:table-cell>
          <table:table-cell office:value-type="float" office:value="0">
            <text:p>0,000</text:p>
          </table:table-cell>
          <table:table-cell table:formula="of:=[.C36]+(2/3)*[.E36]" office:value-type="float" office:value="-0.219666666666667">
            <text:p>-0,21967</text:p>
          </table:table-cell>
          <table:table-cell table:formula="of:=[.D36]+(2/3)*[.F36]" office:value-type="float" office:value="0">
            <text:p>0,00000</text:p>
          </table:table-cell>
          <table:table-cell table:formula="of:=[.G36]*[.$K$2]" office:value-type="float" office:value="-0.155371217000824">
            <text:p>-0,15537</text:p>
          </table:table-cell>
          <table:table-cell table:formula="of:=[.H3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2">
            <text:p>162,0</text:p>
          </table:table-cell>
          <table:table-cell table:style-name="ce3" table:formula="of:=SQRT(2*938.272*[.A37]+938.272^2)" office:value-type="float" office:value="1088.28051254445">
            <text:p>1088,281</text:p>
          </table:table-cell>
          <table:table-cell office:value-type="float" office:value="0.745">
            <text:p>0,745</text:p>
          </table:table-cell>
          <table:table-cell office:value-type="float" office:value="0">
            <text:p>0,000</text:p>
          </table:table-cell>
          <table:table-cell office:value-type="float" office:value="-1.456">
            <text:p>-1,456</text:p>
          </table:table-cell>
          <table:table-cell office:value-type="float" office:value="0">
            <text:p>0,000</text:p>
          </table:table-cell>
          <table:table-cell table:formula="of:=[.C37]+(2/3)*[.E37]" office:value-type="float" office:value="-0.225666666666667">
            <text:p>-0,22567</text:p>
          </table:table-cell>
          <table:table-cell table:formula="of:=[.D37]+(2/3)*[.F37]" office:value-type="float" office:value="0">
            <text:p>0,00000</text:p>
          </table:table-cell>
          <table:table-cell table:formula="of:=[.G37]*[.$K$2]" office:value-type="float" office:value="-0.159615043868829">
            <text:p>-0,15962</text:p>
          </table:table-cell>
          <table:table-cell table:formula="of:=[.H3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2.5">
            <text:p>162,5</text:p>
          </table:table-cell>
          <table:table-cell table:style-name="ce3" table:formula="of:=SQRT(2*938.272*[.A38]+938.272^2)" office:value-type="float" office:value="1088.71150723413">
            <text:p>1088,712</text:p>
          </table:table-cell>
          <table:table-cell office:value-type="float" office:value="0.763">
            <text:p>0,763</text:p>
          </table:table-cell>
          <table:table-cell office:value-type="float" office:value="0">
            <text:p>0,000</text:p>
          </table:table-cell>
          <table:table-cell office:value-type="float" office:value="-1.492">
            <text:p>-1,492</text:p>
          </table:table-cell>
          <table:table-cell office:value-type="float" office:value="0">
            <text:p>0,000</text:p>
          </table:table-cell>
          <table:table-cell table:formula="of:=[.C38]+(2/3)*[.E38]" office:value-type="float" office:value="-0.231666666666667">
            <text:p>-0,23167</text:p>
          </table:table-cell>
          <table:table-cell table:formula="of:=[.D38]+(2/3)*[.F38]" office:value-type="float" office:value="0">
            <text:p>0,00000</text:p>
          </table:table-cell>
          <table:table-cell table:formula="of:=[.G38]*[.$K$2]" office:value-type="float" office:value="-0.163858870736833">
            <text:p>-0,16386</text:p>
          </table:table-cell>
          <table:table-cell table:formula="of:=[.H3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3">
            <text:p>163,0</text:p>
          </table:table-cell>
          <table:table-cell table:style-name="ce3" table:formula="of:=SQRT(2*938.272*[.A39]+938.272^2)" office:value-type="float" office:value="1089.14233137088">
            <text:p>1089,142</text:p>
          </table:table-cell>
          <table:table-cell office:value-type="float" office:value="0.781">
            <text:p>0,781</text:p>
          </table:table-cell>
          <table:table-cell office:value-type="float" office:value="0">
            <text:p>0,000</text:p>
          </table:table-cell>
          <table:table-cell office:value-type="float" office:value="-1.528">
            <text:p>-1,528</text:p>
          </table:table-cell>
          <table:table-cell office:value-type="float" office:value="0">
            <text:p>0,000</text:p>
          </table:table-cell>
          <table:table-cell table:formula="of:=[.C39]+(2/3)*[.E39]" office:value-type="float" office:value="-0.237666666666667">
            <text:p>-0,23767</text:p>
          </table:table-cell>
          <table:table-cell table:formula="of:=[.D39]+(2/3)*[.F39]" office:value-type="float" office:value="0">
            <text:p>0,00000</text:p>
          </table:table-cell>
          <table:table-cell table:formula="of:=[.G39]*[.$K$2]" office:value-type="float" office:value="-0.168102697604837">
            <text:p>-0,16810</text:p>
          </table:table-cell>
          <table:table-cell table:formula="of:=[.H3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3.5">
            <text:p>163,5</text:p>
          </table:table-cell>
          <table:table-cell table:style-name="ce3" table:formula="of:=SQRT(2*938.272*[.A40]+938.272^2)" office:value-type="float" office:value="1089.57298515703">
            <text:p>1089,573</text:p>
          </table:table-cell>
          <table:table-cell office:value-type="float" office:value="0.799">
            <text:p>0,799</text:p>
          </table:table-cell>
          <table:table-cell office:value-type="float" office:value="0">
            <text:p>0,000</text:p>
          </table:table-cell>
          <table:table-cell office:value-type="float" office:value="-1.563">
            <text:p>-1,563</text:p>
          </table:table-cell>
          <table:table-cell office:value-type="float" office:value="0">
            <text:p>0,000</text:p>
          </table:table-cell>
          <table:table-cell table:formula="of:=[.C40]+(2/3)*[.E40]" office:value-type="float" office:value="-0.243">
            <text:p>-0,24300</text:p>
          </table:table-cell>
          <table:table-cell table:formula="of:=[.D40]+(2/3)*[.F40]" office:value-type="float" office:value="0">
            <text:p>0,00000</text:p>
          </table:table-cell>
          <table:table-cell table:formula="of:=[.G40]*[.$K$2]" office:value-type="float" office:value="-0.171874988154175">
            <text:p>-0,17187</text:p>
          </table:table-cell>
          <table:table-cell table:formula="of:=[.H4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4">
            <text:p>164,0</text:p>
          </table:table-cell>
          <table:table-cell table:style-name="ce3" table:formula="of:=SQRT(2*938.272*[.A41]+938.272^2)" office:value-type="float" office:value="1090.00346879448">
            <text:p>1090,003</text:p>
          </table:table-cell>
          <table:table-cell office:value-type="float" office:value="0.817">
            <text:p>0,817</text:p>
          </table:table-cell>
          <table:table-cell office:value-type="float" office:value="0">
            <text:p>0,000</text:p>
          </table:table-cell>
          <table:table-cell office:value-type="float" office:value="-1.599">
            <text:p>-1,599</text:p>
          </table:table-cell>
          <table:table-cell office:value-type="float" office:value="0">
            <text:p>0,000</text:p>
          </table:table-cell>
          <table:table-cell table:formula="of:=[.C41]+(2/3)*[.E41]" office:value-type="float" office:value="-0.249">
            <text:p>-0,24900</text:p>
          </table:table-cell>
          <table:table-cell table:formula="of:=[.D41]+(2/3)*[.F41]" office:value-type="float" office:value="0">
            <text:p>0,00000</text:p>
          </table:table-cell>
          <table:table-cell table:formula="of:=[.G41]*[.$K$2]" office:value-type="float" office:value="-0.176118815022179">
            <text:p>-0,17612</text:p>
          </table:table-cell>
          <table:table-cell table:formula="of:=[.H4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4.5">
            <text:p>164,5</text:p>
          </table:table-cell>
          <table:table-cell table:style-name="ce3" table:formula="of:=SQRT(2*938.272*[.A42]+938.272^2)" office:value-type="float" office:value="1090.43378248475">
            <text:p>1090,434</text:p>
          </table:table-cell>
          <table:table-cell office:value-type="float" office:value="0.834">
            <text:p>0,834</text:p>
          </table:table-cell>
          <table:table-cell office:value-type="float" office:value="0">
            <text:p>0,000</text:p>
          </table:table-cell>
          <table:table-cell office:value-type="float" office:value="-1.633">
            <text:p>-1,633</text:p>
          </table:table-cell>
          <table:table-cell office:value-type="float" office:value="0">
            <text:p>0,000</text:p>
          </table:table-cell>
          <table:table-cell table:formula="of:=[.C42]+(2/3)*[.E42]" office:value-type="float" office:value="-0.254666666666667">
            <text:p>-0,25467</text:p>
          </table:table-cell>
          <table:table-cell table:formula="of:=[.D42]+(2/3)*[.F42]" office:value-type="float" office:value="0">
            <text:p>0,00000</text:p>
          </table:table-cell>
          <table:table-cell table:formula="of:=[.G42]*[.$K$2]" office:value-type="float" office:value="-0.18012687373085">
            <text:p>-0,18013</text:p>
          </table:table-cell>
          <table:table-cell table:formula="of:=[.H4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5">
            <text:p>165,0</text:p>
          </table:table-cell>
          <table:table-cell table:style-name="ce3" table:formula="of:=SQRT(2*938.272*[.A43]+938.272^2)" office:value-type="float" office:value="1090.86392642896">
            <text:p>1090,864</text:p>
          </table:table-cell>
          <table:table-cell office:value-type="float" office:value="0.852">
            <text:p>0,852</text:p>
          </table:table-cell>
          <table:table-cell office:value-type="float" office:value="0">
            <text:p>0,000</text:p>
          </table:table-cell>
          <table:table-cell office:value-type="float" office:value="-1.668">
            <text:p>-1,668</text:p>
          </table:table-cell>
          <table:table-cell office:value-type="float" office:value="0">
            <text:p>0,000</text:p>
          </table:table-cell>
          <table:table-cell table:formula="of:=[.C43]+(2/3)*[.E43]" office:value-type="float" office:value="-0.26">
            <text:p>-0,26000</text:p>
          </table:table-cell>
          <table:table-cell table:formula="of:=[.D43]+(2/3)*[.F43]" office:value-type="float" office:value="0">
            <text:p>0,00000</text:p>
          </table:table-cell>
          <table:table-cell table:formula="of:=[.G43]*[.$K$2]" office:value-type="float" office:value="-0.183899164280187">
            <text:p>-0,18390</text:p>
          </table:table-cell>
          <table:table-cell table:formula="of:=[.H4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5.5">
            <text:p>165,5</text:p>
          </table:table-cell>
          <table:table-cell table:style-name="ce3" table:formula="of:=SQRT(2*938.272*[.A44]+938.272^2)" office:value-type="float" office:value="1091.29390082782">
            <text:p>1091,294</text:p>
          </table:table-cell>
          <table:table-cell office:value-type="float" office:value="0.869">
            <text:p>0,869</text:p>
          </table:table-cell>
          <table:table-cell office:value-type="float" office:value="0">
            <text:p>0,000</text:p>
          </table:table-cell>
          <table:table-cell office:value-type="float" office:value="-1.702">
            <text:p>-1,702</text:p>
          </table:table-cell>
          <table:table-cell office:value-type="float" office:value="0">
            <text:p>0,000</text:p>
          </table:table-cell>
          <table:table-cell table:formula="of:=[.C44]+(2/3)*[.E44]" office:value-type="float" office:value="-0.265666666666666">
            <text:p>-0,26567</text:p>
          </table:table-cell>
          <table:table-cell table:formula="of:=[.D44]+(2/3)*[.F44]" office:value-type="float" office:value="0">
            <text:p>0,00000</text:p>
          </table:table-cell>
          <table:table-cell table:formula="of:=[.G44]*[.$K$2]" office:value-type="float" office:value="-0.187907222988857">
            <text:p>-0,18791</text:p>
          </table:table-cell>
          <table:table-cell table:formula="of:=[.H4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6">
            <text:p>166,0</text:p>
          </table:table-cell>
          <table:table-cell table:style-name="ce3" table:formula="of:=SQRT(2*938.272*[.A45]+938.272^2)" office:value-type="float" office:value="1091.72370588167">
            <text:p>1091,724</text:p>
          </table:table-cell>
          <table:table-cell office:value-type="float" office:value="0.886">
            <text:p>0,886</text:p>
          </table:table-cell>
          <table:table-cell office:value-type="float" office:value="0">
            <text:p>0,000</text:p>
          </table:table-cell>
          <table:table-cell office:value-type="float" office:value="-1.736">
            <text:p>-1,736</text:p>
          </table:table-cell>
          <table:table-cell office:value-type="float" office:value="0">
            <text:p>0,000</text:p>
          </table:table-cell>
          <table:table-cell table:formula="of:=[.C45]+(2/3)*[.E45]" office:value-type="float" office:value="-0.271333333333333">
            <text:p>-0,27133</text:p>
          </table:table-cell>
          <table:table-cell table:formula="of:=[.D45]+(2/3)*[.F45]" office:value-type="float" office:value="0">
            <text:p>0,00000</text:p>
          </table:table-cell>
          <table:table-cell table:formula="of:=[.G45]*[.$K$2]" office:value-type="float" office:value="-0.191915281697528">
            <text:p>-0,19192</text:p>
          </table:table-cell>
          <table:table-cell table:formula="of:=[.H4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6.5">
            <text:p>166,5</text:p>
          </table:table-cell>
          <table:table-cell table:style-name="ce3" table:formula="of:=SQRT(2*938.272*[.A46]+938.272^2)" office:value-type="float" office:value="1092.15334179043">
            <text:p>1092,153</text:p>
          </table:table-cell>
          <table:table-cell office:value-type="float" office:value="0.903">
            <text:p>0,903</text:p>
          </table:table-cell>
          <table:table-cell office:value-type="float" office:value="0">
            <text:p>0,000</text:p>
          </table:table-cell>
          <table:table-cell office:value-type="float" office:value="-1.77">
            <text:p>-1,770</text:p>
          </table:table-cell>
          <table:table-cell office:value-type="float" office:value="0">
            <text:p>0,000</text:p>
          </table:table-cell>
          <table:table-cell table:formula="of:=[.C46]+(2/3)*[.E46]" office:value-type="float" office:value="-0.277">
            <text:p>-0,27700</text:p>
          </table:table-cell>
          <table:table-cell table:formula="of:=[.D46]+(2/3)*[.F46]" office:value-type="float" office:value="0">
            <text:p>0,00000</text:p>
          </table:table-cell>
          <table:table-cell table:formula="of:=[.G46]*[.$K$2]" office:value-type="float" office:value="-0.195923340406199">
            <text:p>-0,19592</text:p>
          </table:table-cell>
          <table:table-cell table:formula="of:=[.H4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7">
            <text:p>167,0</text:p>
          </table:table-cell>
          <table:table-cell table:style-name="ce3" table:formula="of:=SQRT(2*938.272*[.A47]+938.272^2)" office:value-type="float" office:value="1092.58280875364">
            <text:p>1092,583</text:p>
          </table:table-cell>
          <table:table-cell office:value-type="float" office:value="0.92">
            <text:p>0,920</text:p>
          </table:table-cell>
          <table:table-cell office:value-type="float" office:value="0">
            <text:p>0,000</text:p>
          </table:table-cell>
          <table:table-cell office:value-type="float" office:value="-1.803">
            <text:p>-1,803</text:p>
          </table:table-cell>
          <table:table-cell office:value-type="float" office:value="0">
            <text:p>0,000</text:p>
          </table:table-cell>
          <table:table-cell table:formula="of:=[.C47]+(2/3)*[.E47]" office:value-type="float" office:value="-0.282">
            <text:p>-0,28200</text:p>
          </table:table-cell>
          <table:table-cell table:formula="of:=[.D47]+(2/3)*[.F47]" office:value-type="float" office:value="0">
            <text:p>0,00000</text:p>
          </table:table-cell>
          <table:table-cell table:formula="of:=[.G47]*[.$K$2]" office:value-type="float" office:value="-0.199459862796203">
            <text:p>-0,19946</text:p>
          </table:table-cell>
          <table:table-cell table:formula="of:=[.H4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7.5">
            <text:p>167,5</text:p>
          </table:table-cell>
          <table:table-cell table:style-name="ce3" table:formula="of:=SQRT(2*938.272*[.A48]+938.272^2)" office:value-type="float" office:value="1093.01210697046">
            <text:p>1093,012</text:p>
          </table:table-cell>
          <table:table-cell office:value-type="float" office:value="0.936">
            <text:p>0,936</text:p>
          </table:table-cell>
          <table:table-cell office:value-type="float" office:value="0">
            <text:p>0,000</text:p>
          </table:table-cell>
          <table:table-cell office:value-type="float" office:value="-1.837">
            <text:p>-1,837</text:p>
          </table:table-cell>
          <table:table-cell office:value-type="float" office:value="0">
            <text:p>0,000</text:p>
          </table:table-cell>
          <table:table-cell table:formula="of:=[.C48]+(2/3)*[.E48]" office:value-type="float" office:value="-0.288666666666666">
            <text:p>-0,28867</text:p>
          </table:table-cell>
          <table:table-cell table:formula="of:=[.D48]+(2/3)*[.F48]" office:value-type="float" office:value="0">
            <text:p>0,00000</text:p>
          </table:table-cell>
          <table:table-cell table:formula="of:=[.G48]*[.$K$2]" office:value-type="float" office:value="-0.204175225982874">
            <text:p>-0,20418</text:p>
          </table:table-cell>
          <table:table-cell table:formula="of:=[.H4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8">
            <text:p>168,0</text:p>
          </table:table-cell>
          <table:table-cell table:style-name="ce3" table:formula="of:=SQRT(2*938.272*[.A49]+938.272^2)" office:value-type="float" office:value="1093.44123663963">
            <text:p>1093,441</text:p>
          </table:table-cell>
          <table:table-cell office:value-type="float" office:value="0.953">
            <text:p>0,953</text:p>
          </table:table-cell>
          <table:table-cell office:value-type="float" office:value="0">
            <text:p>0,000</text:p>
          </table:table-cell>
          <table:table-cell office:value-type="float" office:value="-1.869">
            <text:p>-1,869</text:p>
          </table:table-cell>
          <table:table-cell office:value-type="float" office:value="0">
            <text:p>0,000</text:p>
          </table:table-cell>
          <table:table-cell table:formula="of:=[.C49]+(2/3)*[.E49]" office:value-type="float" office:value="-0.293">
            <text:p>-0,29300</text:p>
          </table:table-cell>
          <table:table-cell table:formula="of:=[.D49]+(2/3)*[.F49]" office:value-type="float" office:value="0">
            <text:p>0,00000</text:p>
          </table:table-cell>
          <table:table-cell table:formula="of:=[.G49]*[.$K$2]" office:value-type="float" office:value="-0.20724021205421">
            <text:p>-0,20724</text:p>
          </table:table-cell>
          <table:table-cell table:formula="of:=[.H4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8.5">
            <text:p>168,5</text:p>
          </table:table-cell>
          <table:table-cell table:style-name="ce3" table:formula="of:=SQRT(2*938.272*[.A50]+938.272^2)" office:value-type="float" office:value="1093.87019795952">
            <text:p>1093,870</text:p>
          </table:table-cell>
          <table:table-cell office:value-type="float" office:value="0.969">
            <text:p>0,969</text:p>
          </table:table-cell>
          <table:table-cell office:value-type="float" office:value="0">
            <text:p>0,000</text:p>
          </table:table-cell>
          <table:table-cell office:value-type="float" office:value="-1.902">
            <text:p>-1,902</text:p>
          </table:table-cell>
          <table:table-cell office:value-type="float" office:value="0">
            <text:p>0,000</text:p>
          </table:table-cell>
          <table:table-cell table:formula="of:=[.C50]+(2/3)*[.E50]" office:value-type="float" office:value="-0.299">
            <text:p>-0,29900</text:p>
          </table:table-cell>
          <table:table-cell table:formula="of:=[.D50]+(2/3)*[.F50]" office:value-type="float" office:value="0">
            <text:p>0,00000</text:p>
          </table:table-cell>
          <table:table-cell table:formula="of:=[.G50]*[.$K$2]" office:value-type="float" office:value="-0.211484038922215">
            <text:p>-0,21148</text:p>
          </table:table-cell>
          <table:table-cell table:formula="of:=[.H5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9">
            <text:p>169,0</text:p>
          </table:table-cell>
          <table:table-cell table:style-name="ce3" table:formula="of:=SQRT(2*938.272*[.A51]+938.272^2)" office:value-type="float" office:value="1094.29899112811">
            <text:p>1094,299</text:p>
          </table:table-cell>
          <table:table-cell office:value-type="float" office:value="0.985">
            <text:p>0,985</text:p>
          </table:table-cell>
          <table:table-cell office:value-type="float" office:value="0">
            <text:p>0,000</text:p>
          </table:table-cell>
          <table:table-cell office:value-type="float" office:value="-1.934">
            <text:p>-1,934</text:p>
          </table:table-cell>
          <table:table-cell office:value-type="float" office:value="0">
            <text:p>0,000</text:p>
          </table:table-cell>
          <table:table-cell table:formula="of:=[.C51]+(2/3)*[.E51]" office:value-type="float" office:value="-0.304333333333333">
            <text:p>-0,30433</text:p>
          </table:table-cell>
          <table:table-cell table:formula="of:=[.D51]+(2/3)*[.F51]" office:value-type="float" office:value="0">
            <text:p>0,00000</text:p>
          </table:table-cell>
          <table:table-cell table:formula="of:=[.G51]*[.$K$2]" office:value-type="float" office:value="-0.215256329471552">
            <text:p>-0,21526</text:p>
          </table:table-cell>
          <table:table-cell table:formula="of:=[.H5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9.5">
            <text:p>169,5</text:p>
          </table:table-cell>
          <table:table-cell table:style-name="ce3" table:formula="of:=SQRT(2*938.272*[.A52]+938.272^2)" office:value-type="float" office:value="1094.72761634299">
            <text:p>1094,728</text:p>
          </table:table-cell>
          <table:table-cell office:value-type="float" office:value="1.001">
            <text:p>1,001</text:p>
          </table:table-cell>
          <table:table-cell office:value-type="float" office:value="0">
            <text:p>0,000</text:p>
          </table:table-cell>
          <table:table-cell office:value-type="float" office:value="-1.967">
            <text:p>-1,967</text:p>
          </table:table-cell>
          <table:table-cell office:value-type="float" office:value="0">
            <text:p>0,000</text:p>
          </table:table-cell>
          <table:table-cell table:formula="of:=[.C52]+(2/3)*[.E52]" office:value-type="float" office:value="-0.310333333333333">
            <text:p>-0,31033</text:p>
          </table:table-cell>
          <table:table-cell table:formula="of:=[.D52]+(2/3)*[.F52]" office:value-type="float" office:value="0">
            <text:p>0,00000</text:p>
          </table:table-cell>
          <table:table-cell table:formula="of:=[.G52]*[.$K$2]" office:value-type="float" office:value="-0.219500156339556">
            <text:p>-0,21950</text:p>
          </table:table-cell>
          <table:table-cell table:formula="of:=[.H5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0">
            <text:p>170,0</text:p>
          </table:table-cell>
          <table:table-cell table:style-name="ce3" table:formula="of:=SQRT(2*938.272*[.A53]+938.272^2)" office:value-type="float" office:value="1095.15607380136">
            <text:p>1095,156</text:p>
          </table:table-cell>
          <table:table-cell office:value-type="float" office:value="1.017">
            <text:p>1,017</text:p>
          </table:table-cell>
          <table:table-cell office:value-type="float" office:value="0">
            <text:p>0,000</text:p>
          </table:table-cell>
          <table:table-cell office:value-type="float" office:value="-1.998">
            <text:p>-1,998</text:p>
          </table:table-cell>
          <table:table-cell office:value-type="float" office:value="0">
            <text:p>0,000</text:p>
          </table:table-cell>
          <table:table-cell table:formula="of:=[.C53]+(2/3)*[.E53]" office:value-type="float" office:value="-0.315">
            <text:p>-0,31500</text:p>
          </table:table-cell>
          <table:table-cell table:formula="of:=[.D53]+(2/3)*[.F53]" office:value-type="float" office:value="0">
            <text:p>0,00000</text:p>
          </table:table-cell>
          <table:table-cell table:formula="of:=[.G53]*[.$K$2]" office:value-type="float" office:value="-0.222800910570226">
            <text:p>-0,22280</text:p>
          </table:table-cell>
          <table:table-cell table:formula="of:=[.H5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0.5">
            <text:p>170,5</text:p>
          </table:table-cell>
          <table:table-cell table:style-name="ce3" table:formula="of:=SQRT(2*938.272*[.A54]+938.272^2)" office:value-type="float" office:value="1095.58436370003">
            <text:p>1095,584</text:p>
          </table:table-cell>
          <table:table-cell office:value-type="float" office:value="1.033">
            <text:p>1,033</text:p>
          </table:table-cell>
          <table:table-cell office:value-type="float" office:value="0">
            <text:p>0,000</text:p>
          </table:table-cell>
          <table:table-cell office:value-type="float" office:value="-2.03">
            <text:p>-2,030</text:p>
          </table:table-cell>
          <table:table-cell office:value-type="float" office:value="0">
            <text:p>0,000</text:p>
          </table:table-cell>
          <table:table-cell table:formula="of:=[.C54]+(2/3)*[.E54]" office:value-type="float" office:value="-0.320333333333333">
            <text:p>-0,32033</text:p>
          </table:table-cell>
          <table:table-cell table:formula="of:=[.D54]+(2/3)*[.F54]" office:value-type="float" office:value="0">
            <text:p>0,00000</text:p>
          </table:table-cell>
          <table:table-cell table:formula="of:=[.G54]*[.$K$2]" office:value-type="float" office:value="-0.226573201119563">
            <text:p>-0,22657</text:p>
          </table:table-cell>
          <table:table-cell table:formula="of:=[.H5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1">
            <text:p>171,0</text:p>
          </table:table-cell>
          <table:table-cell table:style-name="ce3" table:formula="of:=SQRT(2*938.272*[.A55]+938.272^2)" office:value-type="float" office:value="1096.01248623544">
            <text:p>1096,012</text:p>
          </table:table-cell>
          <table:table-cell office:value-type="float" office:value="1.049">
            <text:p>1,049</text:p>
          </table:table-cell>
          <table:table-cell office:value-type="float" office:value="0">
            <text:p>0,000</text:p>
          </table:table-cell>
          <table:table-cell office:value-type="float" office:value="-2.061">
            <text:p>-2,061</text:p>
          </table:table-cell>
          <table:table-cell office:value-type="float" office:value="0">
            <text:p>0,000</text:p>
          </table:table-cell>
          <table:table-cell table:formula="of:=[.C55]+(2/3)*[.E55]" office:value-type="float" office:value="-0.325">
            <text:p>-0,32500</text:p>
          </table:table-cell>
          <table:table-cell table:formula="of:=[.D55]+(2/3)*[.F55]" office:value-type="float" office:value="0">
            <text:p>0,00000</text:p>
          </table:table-cell>
          <table:table-cell table:formula="of:=[.G55]*[.$K$2]" office:value-type="float" office:value="-0.229873955350233">
            <text:p>-0,22987</text:p>
          </table:table-cell>
          <table:table-cell table:formula="of:=[.H5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1.5">
            <text:p>171,5</text:p>
          </table:table-cell>
          <table:table-cell table:style-name="ce3" table:formula="of:=SQRT(2*938.272*[.A56]+938.272^2)" office:value-type="float" office:value="1096.44044160365">
            <text:p>1096,440</text:p>
          </table:table-cell>
          <table:table-cell office:value-type="float" office:value="1.064">
            <text:p>1,064</text:p>
          </table:table-cell>
          <table:table-cell office:value-type="float" office:value="0">
            <text:p>0,000</text:p>
          </table:table-cell>
          <table:table-cell office:value-type="float" office:value="-2.092">
            <text:p>-2,092</text:p>
          </table:table-cell>
          <table:table-cell office:value-type="float" office:value="0">
            <text:p>0,000</text:p>
          </table:table-cell>
          <table:table-cell table:formula="of:=[.C56]+(2/3)*[.E56]" office:value-type="float" office:value="-0.330666666666667">
            <text:p>-0,33067</text:p>
          </table:table-cell>
          <table:table-cell table:formula="of:=[.D56]+(2/3)*[.F56]" office:value-type="float" office:value="0">
            <text:p>0,00000</text:p>
          </table:table-cell>
          <table:table-cell table:formula="of:=[.G56]*[.$K$2]" office:value-type="float" office:value="-0.233882014058904">
            <text:p>-0,23388</text:p>
          </table:table-cell>
          <table:table-cell table:formula="of:=[.H5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2">
            <text:p>172,0</text:p>
          </table:table-cell>
          <table:table-cell table:style-name="ce3" table:formula="of:=SQRT(2*938.272*[.A57]+938.272^2)" office:value-type="float" office:value="1096.8682300003">
            <text:p>1096,868</text:p>
          </table:table-cell>
          <table:table-cell office:value-type="float" office:value="1.079">
            <text:p>1,079</text:p>
          </table:table-cell>
          <table:table-cell office:value-type="float" office:value="0">
            <text:p>0,000</text:p>
          </table:table-cell>
          <table:table-cell office:value-type="float" office:value="-2.123">
            <text:p>-2,123</text:p>
          </table:table-cell>
          <table:table-cell office:value-type="float" office:value="0">
            <text:p>0,000</text:p>
          </table:table-cell>
          <table:table-cell table:formula="of:=[.C57]+(2/3)*[.E57]" office:value-type="float" office:value="-0.336333333333333">
            <text:p>-0,33633</text:p>
          </table:table-cell>
          <table:table-cell table:formula="of:=[.D57]+(2/3)*[.F57]" office:value-type="float" office:value="0">
            <text:p>0,00000</text:p>
          </table:table-cell>
          <table:table-cell table:formula="of:=[.G57]*[.$K$2]" office:value-type="float" office:value="-0.237890072767575">
            <text:p>-0,23789</text:p>
          </table:table-cell>
          <table:table-cell table:formula="of:=[.H5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2.5">
            <text:p>172,5</text:p>
          </table:table-cell>
          <table:table-cell table:style-name="ce3" table:formula="of:=SQRT(2*938.272*[.A58]+938.272^2)" office:value-type="float" office:value="1097.2958516207">
            <text:p>1097,296</text:p>
          </table:table-cell>
          <table:table-cell office:value-type="float" office:value="1.095">
            <text:p>1,095</text:p>
          </table:table-cell>
          <table:table-cell office:value-type="float" office:value="0">
            <text:p>0,000</text:p>
          </table:table-cell>
          <table:table-cell office:value-type="float" office:value="-2.154">
            <text:p>-2,154</text:p>
          </table:table-cell>
          <table:table-cell office:value-type="float" office:value="0">
            <text:p>0,000</text:p>
          </table:table-cell>
          <table:table-cell table:formula="of:=[.C58]+(2/3)*[.E58]" office:value-type="float" office:value="-0.341">
            <text:p>-0,34100</text:p>
          </table:table-cell>
          <table:table-cell table:formula="of:=[.D58]+(2/3)*[.F58]" office:value-type="float" office:value="0">
            <text:p>0,00000</text:p>
          </table:table-cell>
          <table:table-cell table:formula="of:=[.G58]*[.$K$2]" office:value-type="float" office:value="-0.241190826998245">
            <text:p>-0,24119</text:p>
          </table:table-cell>
          <table:table-cell table:formula="of:=[.H5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3">
            <text:p>173,0</text:p>
          </table:table-cell>
          <table:table-cell table:style-name="ce3" table:formula="of:=SQRT(2*938.272*[.A59]+938.272^2)" office:value-type="float" office:value="1097.72330665974">
            <text:p>1097,723</text:p>
          </table:table-cell>
          <table:table-cell office:value-type="float" office:value="1.11">
            <text:p>1,110</text:p>
          </table:table-cell>
          <table:table-cell office:value-type="float" office:value="0">
            <text:p>0,000</text:p>
          </table:table-cell>
          <table:table-cell office:value-type="float" office:value="-2.184">
            <text:p>-2,184</text:p>
          </table:table-cell>
          <table:table-cell office:value-type="float" office:value="0">
            <text:p>0,000</text:p>
          </table:table-cell>
          <table:table-cell table:formula="of:=[.C59]+(2/3)*[.E59]" office:value-type="float" office:value="-0.346">
            <text:p>-0,34600</text:p>
          </table:table-cell>
          <table:table-cell table:formula="of:=[.D59]+(2/3)*[.F59]" office:value-type="float" office:value="0">
            <text:p>0,00000</text:p>
          </table:table-cell>
          <table:table-cell table:formula="of:=[.G59]*[.$K$2]" office:value-type="float" office:value="-0.244727349388249">
            <text:p>-0,24473</text:p>
          </table:table-cell>
          <table:table-cell table:formula="of:=[.H5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3.5">
            <text:p>173,5</text:p>
          </table:table-cell>
          <table:table-cell table:style-name="ce3" table:formula="of:=SQRT(2*938.272*[.A60]+938.272^2)" office:value-type="float" office:value="1098.15059531195">
            <text:p>1098,151</text:p>
          </table:table-cell>
          <table:table-cell office:value-type="float" office:value="1.125">
            <text:p>1,125</text:p>
          </table:table-cell>
          <table:table-cell office:value-type="float" office:value="0">
            <text:p>0,000</text:p>
          </table:table-cell>
          <table:table-cell office:value-type="float" office:value="-2.214">
            <text:p>-2,214</text:p>
          </table:table-cell>
          <table:table-cell office:value-type="float" office:value="0">
            <text:p>0,000</text:p>
          </table:table-cell>
          <table:table-cell table:formula="of:=[.C60]+(2/3)*[.E60]" office:value-type="float" office:value="-0.351">
            <text:p>-0,35100</text:p>
          </table:table-cell>
          <table:table-cell table:formula="of:=[.D60]+(2/3)*[.F60]" office:value-type="float" office:value="0">
            <text:p>0,00000</text:p>
          </table:table-cell>
          <table:table-cell table:formula="of:=[.G60]*[.$K$2]" office:value-type="float" office:value="-0.248263871778252">
            <text:p>-0,24826</text:p>
          </table:table-cell>
          <table:table-cell table:formula="of:=[.H6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4">
            <text:p>174,0</text:p>
          </table:table-cell>
          <table:table-cell table:style-name="ce3" table:formula="of:=SQRT(2*938.272*[.A61]+938.272^2)" office:value-type="float" office:value="1098.57771777148">
            <text:p>1098,578</text:p>
          </table:table-cell>
          <table:table-cell office:value-type="float" office:value="1.139">
            <text:p>1,139</text:p>
          </table:table-cell>
          <table:table-cell office:value-type="float" office:value="0">
            <text:p>0,000</text:p>
          </table:table-cell>
          <table:table-cell office:value-type="float" office:value="-2.244">
            <text:p>-2,244</text:p>
          </table:table-cell>
          <table:table-cell office:value-type="float" office:value="0">
            <text:p>0,000</text:p>
          </table:table-cell>
          <table:table-cell table:formula="of:=[.C61]+(2/3)*[.E61]" office:value-type="float" office:value="-0.357">
            <text:p>-0,35700</text:p>
          </table:table-cell>
          <table:table-cell table:formula="of:=[.D61]+(2/3)*[.F61]" office:value-type="float" office:value="0">
            <text:p>0,00000</text:p>
          </table:table-cell>
          <table:table-cell table:formula="of:=[.G61]*[.$K$2]" office:value-type="float" office:value="-0.252507698646256">
            <text:p>-0,25251</text:p>
          </table:table-cell>
          <table:table-cell table:formula="of:=[.H6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4.5">
            <text:p>174,5</text:p>
          </table:table-cell>
          <table:table-cell table:style-name="ce3" table:formula="of:=SQRT(2*938.272*[.A62]+938.272^2)" office:value-type="float" office:value="1099.0046742321">
            <text:p>1099,005</text:p>
          </table:table-cell>
          <table:table-cell office:value-type="float" office:value="1.154">
            <text:p>1,154</text:p>
          </table:table-cell>
          <table:table-cell office:value-type="float" office:value="0">
            <text:p>0,000</text:p>
          </table:table-cell>
          <table:table-cell office:value-type="float" office:value="-2.273">
            <text:p>-2,273</text:p>
          </table:table-cell>
          <table:table-cell office:value-type="float" office:value="0">
            <text:p>0,000</text:p>
          </table:table-cell>
          <table:table-cell table:formula="of:=[.C62]+(2/3)*[.E62]" office:value-type="float" office:value="-0.361333333333333">
            <text:p>-0,36133</text:p>
          </table:table-cell>
          <table:table-cell table:formula="of:=[.D62]+(2/3)*[.F62]" office:value-type="float" office:value="0">
            <text:p>0,00000</text:p>
          </table:table-cell>
          <table:table-cell table:formula="of:=[.G62]*[.$K$2]" office:value-type="float" office:value="-0.255572684717593">
            <text:p>-0,25557</text:p>
          </table:table-cell>
          <table:table-cell table:formula="of:=[.H6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5">
            <text:p>175,0</text:p>
          </table:table-cell>
          <table:table-cell table:style-name="ce3" table:formula="of:=SQRT(2*938.272*[.A63]+938.272^2)" office:value-type="float" office:value="1099.43146488719">
            <text:p>1099,431</text:p>
          </table:table-cell>
          <table:table-cell office:value-type="float" office:value="1.169">
            <text:p>1,169</text:p>
          </table:table-cell>
          <table:table-cell office:value-type="float" office:value="0">
            <text:p>0,000</text:p>
          </table:table-cell>
          <table:table-cell office:value-type="float" office:value="-2.302">
            <text:p>-2,302</text:p>
          </table:table-cell>
          <table:table-cell office:value-type="float" office:value="0">
            <text:p>0,000</text:p>
          </table:table-cell>
          <table:table-cell table:formula="of:=[.C63]+(2/3)*[.E63]" office:value-type="float" office:value="-0.365666666666667">
            <text:p>-0,36567</text:p>
          </table:table-cell>
          <table:table-cell table:formula="of:=[.D63]+(2/3)*[.F63]" office:value-type="float" office:value="0">
            <text:p>0,00000</text:p>
          </table:table-cell>
          <table:table-cell table:formula="of:=[.G63]*[.$K$2]" office:value-type="float" office:value="-0.258637670788929">
            <text:p>-0,25864</text:p>
          </table:table-cell>
          <table:table-cell table:formula="of:=[.H6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5.5">
            <text:p>175,5</text:p>
          </table:table-cell>
          <table:table-cell table:style-name="ce3" table:formula="of:=SQRT(2*938.272*[.A64]+938.272^2)" office:value-type="float" office:value="1099.85808992979">
            <text:p>1099,858</text:p>
          </table:table-cell>
          <table:table-cell office:value-type="float" office:value="1.183">
            <text:p>1,183</text:p>
          </table:table-cell>
          <table:table-cell office:value-type="float" office:value="0">
            <text:p>0,000</text:p>
          </table:table-cell>
          <table:table-cell office:value-type="float" office:value="-2.332">
            <text:p>-2,332</text:p>
          </table:table-cell>
          <table:table-cell office:value-type="float" office:value="0">
            <text:p>0,000</text:p>
          </table:table-cell>
          <table:table-cell table:formula="of:=[.C64]+(2/3)*[.E64]" office:value-type="float" office:value="-0.371666666666666">
            <text:p>-0,37167</text:p>
          </table:table-cell>
          <table:table-cell table:formula="of:=[.D64]+(2/3)*[.F64]" office:value-type="float" office:value="0">
            <text:p>0,00000</text:p>
          </table:table-cell>
          <table:table-cell table:formula="of:=[.G64]*[.$K$2]" office:value-type="float" office:value="-0.262881497656933">
            <text:p>-0,26288</text:p>
          </table:table-cell>
          <table:table-cell table:formula="of:=[.H6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6">
            <text:p>176,0</text:p>
          </table:table-cell>
          <table:table-cell table:style-name="ce3" table:formula="of:=SQRT(2*938.272*[.A65]+938.272^2)" office:value-type="float" office:value="1100.28454955252">
            <text:p>1100,285</text:p>
          </table:table-cell>
          <table:table-cell office:value-type="float" office:value="1.197">
            <text:p>1,197</text:p>
          </table:table-cell>
          <table:table-cell office:value-type="float" office:value="0">
            <text:p>0,000</text:p>
          </table:table-cell>
          <table:table-cell office:value-type="float" office:value="-2.36">
            <text:p>-2,360</text:p>
          </table:table-cell>
          <table:table-cell office:value-type="float" office:value="0">
            <text:p>0,000</text:p>
          </table:table-cell>
          <table:table-cell table:formula="of:=[.C65]+(2/3)*[.E65]" office:value-type="float" office:value="-0.376333333333333">
            <text:p>-0,37633</text:p>
          </table:table-cell>
          <table:table-cell table:formula="of:=[.D65]+(2/3)*[.F65]" office:value-type="float" office:value="0">
            <text:p>0,00000</text:p>
          </table:table-cell>
          <table:table-cell table:formula="of:=[.G65]*[.$K$2]" office:value-type="float" office:value="-0.266182251887604">
            <text:p>-0,26618</text:p>
          </table:table-cell>
          <table:table-cell table:formula="of:=[.H6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6.5">
            <text:p>176,5</text:p>
          </table:table-cell>
          <table:table-cell table:style-name="ce3" table:formula="of:=SQRT(2*938.272*[.A66]+938.272^2)" office:value-type="float" office:value="1100.71084394767">
            <text:p>1100,711</text:p>
          </table:table-cell>
          <table:table-cell office:value-type="float" office:value="1.212">
            <text:p>1,212</text:p>
          </table:table-cell>
          <table:table-cell office:value-type="float" office:value="0">
            <text:p>0,000</text:p>
          </table:table-cell>
          <table:table-cell office:value-type="float" office:value="-2.389">
            <text:p>-2,389</text:p>
          </table:table-cell>
          <table:table-cell office:value-type="float" office:value="0">
            <text:p>0,000</text:p>
          </table:table-cell>
          <table:table-cell table:formula="of:=[.C66]+(2/3)*[.E66]" office:value-type="float" office:value="-0.380666666666667">
            <text:p>-0,38067</text:p>
          </table:table-cell>
          <table:table-cell table:formula="of:=[.D66]+(2/3)*[.F66]" office:value-type="float" office:value="0">
            <text:p>0,00000</text:p>
          </table:table-cell>
          <table:table-cell table:formula="of:=[.G66]*[.$K$2]" office:value-type="float" office:value="-0.26924723795894">
            <text:p>-0,26925</text:p>
          </table:table-cell>
          <table:table-cell table:formula="of:=[.H6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7">
            <text:p>177,0</text:p>
          </table:table-cell>
          <table:table-cell table:style-name="ce3" table:formula="of:=SQRT(2*938.272*[.A67]+938.272^2)" office:value-type="float" office:value="1101.13697330714">
            <text:p>1101,137</text:p>
          </table:table-cell>
          <table:table-cell office:value-type="float" office:value="1.226">
            <text:p>1,226</text:p>
          </table:table-cell>
          <table:table-cell office:value-type="float" office:value="0">
            <text:p>0,000</text:p>
          </table:table-cell>
          <table:table-cell office:value-type="float" office:value="-2.417">
            <text:p>-2,417</text:p>
          </table:table-cell>
          <table:table-cell office:value-type="float" office:value="0">
            <text:p>0,000</text:p>
          </table:table-cell>
          <table:table-cell table:formula="of:=[.C67]+(2/3)*[.E67]" office:value-type="float" office:value="-0.385333333333333">
            <text:p>-0,38533</text:p>
          </table:table-cell>
          <table:table-cell table:formula="of:=[.D67]+(2/3)*[.F67]" office:value-type="float" office:value="0">
            <text:p>0,00000</text:p>
          </table:table-cell>
          <table:table-cell table:formula="of:=[.G67]*[.$K$2]" office:value-type="float" office:value="-0.27254799218961">
            <text:p>-0,27255</text:p>
          </table:table-cell>
          <table:table-cell table:formula="of:=[.H6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7.5">
            <text:p>177,5</text:p>
          </table:table-cell>
          <table:table-cell table:style-name="ce3" table:formula="of:=SQRT(2*938.272*[.A68]+938.272^2)" office:value-type="float" office:value="1101.56293782244">
            <text:p>1101,563</text:p>
          </table:table-cell>
          <table:table-cell office:value-type="float" office:value="1.24">
            <text:p>1,240</text:p>
          </table:table-cell>
          <table:table-cell office:value-type="float" office:value="0">
            <text:p>0,000</text:p>
          </table:table-cell>
          <table:table-cell office:value-type="float" office:value="-2.446">
            <text:p>-2,446</text:p>
          </table:table-cell>
          <table:table-cell office:value-type="float" office:value="0">
            <text:p>0,000</text:p>
          </table:table-cell>
          <table:table-cell table:formula="of:=[.C68]+(2/3)*[.E68]" office:value-type="float" office:value="-0.390666666666667">
            <text:p>-0,39067</text:p>
          </table:table-cell>
          <table:table-cell table:formula="of:=[.D68]+(2/3)*[.F68]" office:value-type="float" office:value="0">
            <text:p>0,00000</text:p>
          </table:table-cell>
          <table:table-cell table:formula="of:=[.G68]*[.$K$2]" office:value-type="float" office:value="-0.276320282738947">
            <text:p>-0,27632</text:p>
          </table:table-cell>
          <table:table-cell table:formula="of:=[.H6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8">
            <text:p>178,0</text:p>
          </table:table-cell>
          <table:table-cell table:style-name="ce3" table:formula="of:=SQRT(2*938.272*[.A69]+938.272^2)" office:value-type="float" office:value="1101.98873768474">
            <text:p>1101,989</text:p>
          </table:table-cell>
          <table:table-cell office:value-type="float" office:value="1.253">
            <text:p>1,253</text:p>
          </table:table-cell>
          <table:table-cell office:value-type="float" office:value="0">
            <text:p>0,000</text:p>
          </table:table-cell>
          <table:table-cell office:value-type="float" office:value="-2.473">
            <text:p>-2,473</text:p>
          </table:table-cell>
          <table:table-cell office:value-type="float" office:value="0">
            <text:p>0,000</text:p>
          </table:table-cell>
          <table:table-cell table:formula="of:=[.C69]+(2/3)*[.E69]" office:value-type="float" office:value="-0.395666666666666">
            <text:p>-0,39567</text:p>
          </table:table-cell>
          <table:table-cell table:formula="of:=[.D69]+(2/3)*[.F69]" office:value-type="float" office:value="0">
            <text:p>0,00000</text:p>
          </table:table-cell>
          <table:table-cell table:formula="of:=[.G69]*[.$K$2]" office:value-type="float" office:value="-0.279856805128951">
            <text:p>-0,27986</text:p>
          </table:table-cell>
          <table:table-cell table:formula="of:=[.H6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8.5">
            <text:p>178,5</text:p>
          </table:table-cell>
          <table:table-cell table:style-name="ce3" table:formula="of:=SQRT(2*938.272*[.A70]+938.272^2)" office:value-type="float" office:value="1102.41437308482">
            <text:p>1102,414</text:p>
          </table:table-cell>
          <table:table-cell office:value-type="float" office:value="1.267">
            <text:p>1,267</text:p>
          </table:table-cell>
          <table:table-cell office:value-type="float" office:value="0">
            <text:p>0,000</text:p>
          </table:table-cell>
          <table:table-cell office:value-type="float" office:value="-2.501">
            <text:p>-2,501</text:p>
          </table:table-cell>
          <table:table-cell office:value-type="float" office:value="0">
            <text:p>0,000</text:p>
          </table:table-cell>
          <table:table-cell table:formula="of:=[.C70]+(2/3)*[.E70]" office:value-type="float" office:value="-0.400333333333333">
            <text:p>-0,40033</text:p>
          </table:table-cell>
          <table:table-cell table:formula="of:=[.D70]+(2/3)*[.F70]" office:value-type="float" office:value="0">
            <text:p>0,00000</text:p>
          </table:table-cell>
          <table:table-cell table:formula="of:=[.G70]*[.$K$2]" office:value-type="float" office:value="-0.283157559359621">
            <text:p>-0,28316</text:p>
          </table:table-cell>
          <table:table-cell table:formula="of:=[.H7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9">
            <text:p>179,0</text:p>
          </table:table-cell>
          <table:table-cell table:style-name="ce3" table:formula="of:=SQRT(2*938.272*[.A71]+938.272^2)" office:value-type="float" office:value="1102.83984421311">
            <text:p>1102,840</text:p>
          </table:table-cell>
          <table:table-cell office:value-type="float" office:value="1.281">
            <text:p>1,281</text:p>
          </table:table-cell>
          <table:table-cell office:value-type="float" office:value="0">
            <text:p>0,000</text:p>
          </table:table-cell>
          <table:table-cell office:value-type="float" office:value="-2.529">
            <text:p>-2,529</text:p>
          </table:table-cell>
          <table:table-cell office:value-type="float" office:value="0">
            <text:p>0,000</text:p>
          </table:table-cell>
          <table:table-cell table:formula="of:=[.C71]+(2/3)*[.E71]" office:value-type="float" office:value="-0.405">
            <text:p>-0,40500</text:p>
          </table:table-cell>
          <table:table-cell table:formula="of:=[.D71]+(2/3)*[.F71]" office:value-type="float" office:value="0">
            <text:p>0,00000</text:p>
          </table:table-cell>
          <table:table-cell table:formula="of:=[.G71]*[.$K$2]" office:value-type="float" office:value="-0.286458313590291">
            <text:p>-0,28646</text:p>
          </table:table-cell>
          <table:table-cell table:formula="of:=[.H7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9.5">
            <text:p>179,5</text:p>
          </table:table-cell>
          <table:table-cell table:style-name="ce3" table:formula="of:=SQRT(2*938.272*[.A72]+938.272^2)" office:value-type="float" office:value="1103.26515125966">
            <text:p>1103,265</text:p>
          </table:table-cell>
          <table:table-cell office:value-type="float" office:value="1.294">
            <text:p>1,294</text:p>
          </table:table-cell>
          <table:table-cell office:value-type="float" office:value="0">
            <text:p>0,000</text:p>
          </table:table-cell>
          <table:table-cell office:value-type="float" office:value="-2.556">
            <text:p>-2,556</text:p>
          </table:table-cell>
          <table:table-cell office:value-type="float" office:value="0">
            <text:p>0,000</text:p>
          </table:table-cell>
          <table:table-cell table:formula="of:=[.C72]+(2/3)*[.E72]" office:value-type="float" office:value="-0.41">
            <text:p>-0,41000</text:p>
          </table:table-cell>
          <table:table-cell table:formula="of:=[.D72]+(2/3)*[.F72]" office:value-type="float" office:value="0">
            <text:p>0,00000</text:p>
          </table:table-cell>
          <table:table-cell table:formula="of:=[.G72]*[.$K$2]" office:value-type="float" office:value="-0.289994835980295">
            <text:p>-0,28999</text:p>
          </table:table-cell>
          <table:table-cell table:formula="of:=[.H7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0">
            <text:p>180,0</text:p>
          </table:table-cell>
          <table:table-cell table:style-name="ce3" table:formula="of:=SQRT(2*938.272*[.A73]+938.272^2)" office:value-type="float" office:value="1103.69029441415">
            <text:p>1103,690</text:p>
          </table:table-cell>
          <table:table-cell office:value-type="float" office:value="1.307">
            <text:p>1,307</text:p>
          </table:table-cell>
          <table:table-cell office:value-type="float" office:value="0">
            <text:p>0,000</text:p>
          </table:table-cell>
          <table:table-cell office:value-type="float" office:value="-2.583">
            <text:p>-2,583</text:p>
          </table:table-cell>
          <table:table-cell office:value-type="float" office:value="0">
            <text:p>0,000</text:p>
          </table:table-cell>
          <table:table-cell table:formula="of:=[.C73]+(2/3)*[.E73]" office:value-type="float" office:value="-0.415">
            <text:p>-0,41500</text:p>
          </table:table-cell>
          <table:table-cell table:formula="of:=[.D73]+(2/3)*[.F73]" office:value-type="float" office:value="0">
            <text:p>0,00000</text:p>
          </table:table-cell>
          <table:table-cell table:formula="of:=[.G73]*[.$K$2]" office:value-type="float" office:value="-0.293531358370298">
            <text:p>-0,29353</text:p>
          </table:table-cell>
          <table:table-cell table:formula="of:=[.H7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0.5">
            <text:p>180,5</text:p>
          </table:table-cell>
          <table:table-cell table:style-name="ce3" table:formula="of:=SQRT(2*938.272*[.A74]+938.272^2)" office:value-type="float" office:value="1104.11527386591">
            <text:p>1104,115</text:p>
          </table:table-cell>
          <table:table-cell office:value-type="float" office:value="1.321">
            <text:p>1,321</text:p>
          </table:table-cell>
          <table:table-cell office:value-type="float" office:value="0">
            <text:p>0,000</text:p>
          </table:table-cell>
          <table:table-cell office:value-type="float" office:value="-2.61">
            <text:p>-2,610</text:p>
          </table:table-cell>
          <table:table-cell office:value-type="float" office:value="0">
            <text:p>0,000</text:p>
          </table:table-cell>
          <table:table-cell table:formula="of:=[.C74]+(2/3)*[.E74]" office:value-type="float" office:value="-0.419">
            <text:p>-0,41900</text:p>
          </table:table-cell>
          <table:table-cell table:formula="of:=[.D74]+(2/3)*[.F74]" office:value-type="float" office:value="0">
            <text:p>0,00000</text:p>
          </table:table-cell>
          <table:table-cell table:formula="of:=[.G74]*[.$K$2]" office:value-type="float" office:value="-0.296360576282301">
            <text:p>-0,29636</text:p>
          </table:table-cell>
          <table:table-cell table:formula="of:=[.H7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1">
            <text:p>181,0</text:p>
          </table:table-cell>
          <table:table-cell table:style-name="ce3" table:formula="of:=SQRT(2*938.272*[.A75]+938.272^2)" office:value-type="float" office:value="1104.5400898039">
            <text:p>1104,540</text:p>
          </table:table-cell>
          <table:table-cell office:value-type="float" office:value="1.334">
            <text:p>1,334</text:p>
          </table:table-cell>
          <table:table-cell office:value-type="float" office:value="0">
            <text:p>0,000</text:p>
          </table:table-cell>
          <table:table-cell office:value-type="float" office:value="-2.636">
            <text:p>-2,636</text:p>
          </table:table-cell>
          <table:table-cell office:value-type="float" office:value="0">
            <text:p>0,000</text:p>
          </table:table-cell>
          <table:table-cell table:formula="of:=[.C75]+(2/3)*[.E75]" office:value-type="float" office:value="-0.423333333333333">
            <text:p>-0,42333</text:p>
          </table:table-cell>
          <table:table-cell table:formula="of:=[.D75]+(2/3)*[.F75]" office:value-type="float" office:value="0">
            <text:p>0,00000</text:p>
          </table:table-cell>
          <table:table-cell table:formula="of:=[.G75]*[.$K$2]" office:value-type="float" office:value="-0.299425562353638">
            <text:p>-0,29943</text:p>
          </table:table-cell>
          <table:table-cell table:formula="of:=[.H7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1.5">
            <text:p>181,5</text:p>
          </table:table-cell>
          <table:table-cell table:style-name="ce3" table:formula="of:=SQRT(2*938.272*[.A76]+938.272^2)" office:value-type="float" office:value="1104.9647424167">
            <text:p>1104,965</text:p>
          </table:table-cell>
          <table:table-cell office:value-type="float" office:value="1.347">
            <text:p>1,347</text:p>
          </table:table-cell>
          <table:table-cell office:value-type="float" office:value="0">
            <text:p>0,000</text:p>
          </table:table-cell>
          <table:table-cell office:value-type="float" office:value="-2.663">
            <text:p>-2,663</text:p>
          </table:table-cell>
          <table:table-cell office:value-type="float" office:value="0">
            <text:p>0,000</text:p>
          </table:table-cell>
          <table:table-cell table:formula="of:=[.C76]+(2/3)*[.E76]" office:value-type="float" office:value="-0.428333333333333">
            <text:p>-0,42833</text:p>
          </table:table-cell>
          <table:table-cell table:formula="of:=[.D76]+(2/3)*[.F76]" office:value-type="float" office:value="0">
            <text:p>0,00000</text:p>
          </table:table-cell>
          <table:table-cell table:formula="of:=[.G76]*[.$K$2]" office:value-type="float" office:value="-0.302962084743641">
            <text:p>-0,30296</text:p>
          </table:table-cell>
          <table:table-cell table:formula="of:=[.H7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2">
            <text:p>182,0</text:p>
          </table:table-cell>
          <table:table-cell table:style-name="ce3" table:formula="of:=SQRT(2*938.272*[.A77]+938.272^2)" office:value-type="float" office:value="1105.38923189255">
            <text:p>1105,389</text:p>
          </table:table-cell>
          <table:table-cell office:value-type="float" office:value="1.359">
            <text:p>1,359</text:p>
          </table:table-cell>
          <table:table-cell office:value-type="float" office:value="0">
            <text:p>0,000</text:p>
          </table:table-cell>
          <table:table-cell office:value-type="float" office:value="-2.689">
            <text:p>-2,689</text:p>
          </table:table-cell>
          <table:table-cell office:value-type="float" office:value="0">
            <text:p>0,000</text:p>
          </table:table-cell>
          <table:table-cell table:formula="of:=[.C77]+(2/3)*[.E77]" office:value-type="float" office:value="-0.433666666666667">
            <text:p>-0,43367</text:p>
          </table:table-cell>
          <table:table-cell table:formula="of:=[.D77]+(2/3)*[.F77]" office:value-type="float" office:value="0">
            <text:p>0,00000</text:p>
          </table:table-cell>
          <table:table-cell table:formula="of:=[.G77]*[.$K$2]" office:value-type="float" office:value="-0.306734375292978">
            <text:p>-0,30673</text:p>
          </table:table-cell>
          <table:table-cell table:formula="of:=[.H7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2.5">
            <text:p>182,5</text:p>
          </table:table-cell>
          <table:table-cell table:style-name="ce3" table:formula="of:=SQRT(2*938.272*[.A78]+938.272^2)" office:value-type="float" office:value="1105.81355841932">
            <text:p>1105,814</text:p>
          </table:table-cell>
          <table:table-cell office:value-type="float" office:value="1.372">
            <text:p>1,372</text:p>
          </table:table-cell>
          <table:table-cell office:value-type="float" office:value="0">
            <text:p>0,000</text:p>
          </table:table-cell>
          <table:table-cell office:value-type="float" office:value="-2.715">
            <text:p>-2,715</text:p>
          </table:table-cell>
          <table:table-cell office:value-type="float" office:value="0">
            <text:p>0,000</text:p>
          </table:table-cell>
          <table:table-cell table:formula="of:=[.C78]+(2/3)*[.E78]" office:value-type="float" office:value="-0.438">
            <text:p>-0,43800</text:p>
          </table:table-cell>
          <table:table-cell table:formula="of:=[.D78]+(2/3)*[.F78]" office:value-type="float" office:value="0">
            <text:p>0,00000</text:p>
          </table:table-cell>
          <table:table-cell table:formula="of:=[.G78]*[.$K$2]" office:value-type="float" office:value="-0.309799361364315">
            <text:p>-0,30980</text:p>
          </table:table-cell>
          <table:table-cell table:formula="of:=[.H7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3">
            <text:p>183,0</text:p>
          </table:table-cell>
          <table:table-cell table:style-name="ce3" table:formula="of:=SQRT(2*938.272*[.A79]+938.272^2)" office:value-type="float" office:value="1106.23772218452">
            <text:p>1106,238</text:p>
          </table:table-cell>
          <table:table-cell office:value-type="float" office:value="1.385">
            <text:p>1,385</text:p>
          </table:table-cell>
          <table:table-cell office:value-type="float" office:value="0">
            <text:p>0,000</text:p>
          </table:table-cell>
          <table:table-cell office:value-type="float" office:value="-2.741">
            <text:p>-2,741</text:p>
          </table:table-cell>
          <table:table-cell office:value-type="float" office:value="0">
            <text:p>0,000</text:p>
          </table:table-cell>
          <table:table-cell table:formula="of:=[.C79]+(2/3)*[.E79]" office:value-type="float" office:value="-0.442333333333333">
            <text:p>-0,44233</text:p>
          </table:table-cell>
          <table:table-cell table:formula="of:=[.D79]+(2/3)*[.F79]" office:value-type="float" office:value="0">
            <text:p>0,00000</text:p>
          </table:table-cell>
          <table:table-cell table:formula="of:=[.G79]*[.$K$2]" office:value-type="float" office:value="-0.312864347435651">
            <text:p>-0,31286</text:p>
          </table:table-cell>
          <table:table-cell table:formula="of:=[.H7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3.5">
            <text:p>183,5</text:p>
          </table:table-cell>
          <table:table-cell table:style-name="ce3" table:formula="of:=SQRT(2*938.272*[.A80]+938.272^2)" office:value-type="float" office:value="1106.6617233753">
            <text:p>1106,662</text:p>
          </table:table-cell>
          <table:table-cell office:value-type="float" office:value="1.397">
            <text:p>1,397</text:p>
          </table:table-cell>
          <table:table-cell office:value-type="float" office:value="0">
            <text:p>0,000</text:p>
          </table:table-cell>
          <table:table-cell office:value-type="float" office:value="-2.766">
            <text:p>-2,766</text:p>
          </table:table-cell>
          <table:table-cell office:value-type="float" office:value="0">
            <text:p>0,000</text:p>
          </table:table-cell>
          <table:table-cell table:formula="of:=[.C80]+(2/3)*[.E80]" office:value-type="float" office:value="-0.447">
            <text:p>-0,44700</text:p>
          </table:table-cell>
          <table:table-cell table:formula="of:=[.D80]+(2/3)*[.F80]" office:value-type="float" office:value="0">
            <text:p>0,00000</text:p>
          </table:table-cell>
          <table:table-cell table:formula="of:=[.G80]*[.$K$2]" office:value-type="float" office:value="-0.316165101666321">
            <text:p>-0,31617</text:p>
          </table:table-cell>
          <table:table-cell table:formula="of:=[.H8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4">
            <text:p>184,0</text:p>
          </table:table-cell>
          <table:table-cell table:style-name="ce3" table:formula="of:=SQRT(2*938.272*[.A81]+938.272^2)" office:value-type="float" office:value="1107.08556217846">
            <text:p>1107,086</text:p>
          </table:table-cell>
          <table:table-cell office:value-type="float" office:value="1.41">
            <text:p>1,410</text:p>
          </table:table-cell>
          <table:table-cell office:value-type="float" office:value="0">
            <text:p>0,000</text:p>
          </table:table-cell>
          <table:table-cell office:value-type="float" office:value="-2.792">
            <text:p>-2,792</text:p>
          </table:table-cell>
          <table:table-cell office:value-type="float" office:value="0">
            <text:p>0,000</text:p>
          </table:table-cell>
          <table:table-cell table:formula="of:=[.C81]+(2/3)*[.E81]" office:value-type="float" office:value="-0.451333333333333">
            <text:p>-0,45133</text:p>
          </table:table-cell>
          <table:table-cell table:formula="of:=[.D81]+(2/3)*[.F81]" office:value-type="float" office:value="0">
            <text:p>0,00000</text:p>
          </table:table-cell>
          <table:table-cell table:formula="of:=[.G81]*[.$K$2]" office:value-type="float" office:value="-0.319230087737657">
            <text:p>-0,31923</text:p>
          </table:table-cell>
          <table:table-cell table:formula="of:=[.H8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4.5">
            <text:p>184,5</text:p>
          </table:table-cell>
          <table:table-cell table:style-name="ce3" table:formula="of:=SQRT(2*938.272*[.A82]+938.272^2)" office:value-type="float" office:value="1107.50923878043">
            <text:p>1107,509</text:p>
          </table:table-cell>
          <table:table-cell office:value-type="float" office:value="1.422">
            <text:p>1,422</text:p>
          </table:table-cell>
          <table:table-cell office:value-type="float" office:value="0">
            <text:p>0,000</text:p>
          </table:table-cell>
          <table:table-cell office:value-type="float" office:value="-2.817">
            <text:p>-2,817</text:p>
          </table:table-cell>
          <table:table-cell office:value-type="float" office:value="0">
            <text:p>0,000</text:p>
          </table:table-cell>
          <table:table-cell table:formula="of:=[.C82]+(2/3)*[.E82]" office:value-type="float" office:value="-0.456">
            <text:p>-0,45600</text:p>
          </table:table-cell>
          <table:table-cell table:formula="of:=[.D82]+(2/3)*[.F82]" office:value-type="float" office:value="0">
            <text:p>0,00000</text:p>
          </table:table-cell>
          <table:table-cell table:formula="of:=[.G82]*[.$K$2]" office:value-type="float" office:value="-0.322530841968328">
            <text:p>-0,32253</text:p>
          </table:table-cell>
          <table:table-cell table:formula="of:=[.H8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5">
            <text:p>185,0</text:p>
          </table:table-cell>
          <table:table-cell table:style-name="ce3" table:formula="of:=SQRT(2*938.272*[.A83]+938.272^2)" office:value-type="float" office:value="1107.93275336728">
            <text:p>1107,933</text:p>
          </table:table-cell>
          <table:table-cell office:value-type="float" office:value="1.434">
            <text:p>1,434</text:p>
          </table:table-cell>
          <table:table-cell office:value-type="float" office:value="0">
            <text:p>0,000</text:p>
          </table:table-cell>
          <table:table-cell office:value-type="float" office:value="-2.842">
            <text:p>-2,842</text:p>
          </table:table-cell>
          <table:table-cell office:value-type="float" office:value="0">
            <text:p>0,000</text:p>
          </table:table-cell>
          <table:table-cell table:formula="of:=[.C83]+(2/3)*[.E83]" office:value-type="float" office:value="-0.460666666666667">
            <text:p>-0,46067</text:p>
          </table:table-cell>
          <table:table-cell table:formula="of:=[.D83]+(2/3)*[.F83]" office:value-type="float" office:value="0">
            <text:p>0,00000</text:p>
          </table:table-cell>
          <table:table-cell table:formula="of:=[.G83]*[.$K$2]" office:value-type="float" office:value="-0.325831596198998">
            <text:p>-0,32583</text:p>
          </table:table-cell>
          <table:table-cell table:formula="of:=[.H8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5.5">
            <text:p>185,5</text:p>
          </table:table-cell>
          <table:table-cell table:style-name="ce3" table:formula="of:=SQRT(2*938.272*[.A84]+938.272^2)" office:value-type="float" office:value="1108.35610612474">
            <text:p>1108,356</text:p>
          </table:table-cell>
          <table:table-cell office:value-type="float" office:value="1.447">
            <text:p>1,447</text:p>
          </table:table-cell>
          <table:table-cell office:value-type="float" office:value="0">
            <text:p>0,000</text:p>
          </table:table-cell>
          <table:table-cell office:value-type="float" office:value="-2.867">
            <text:p>-2,867</text:p>
          </table:table-cell>
          <table:table-cell office:value-type="float" office:value="0">
            <text:p>0,000</text:p>
          </table:table-cell>
          <table:table-cell table:formula="of:=[.C84]+(2/3)*[.E84]" office:value-type="float" office:value="-0.464333333333333">
            <text:p>-0,46433</text:p>
          </table:table-cell>
          <table:table-cell table:formula="of:=[.D84]+(2/3)*[.F84]" office:value-type="float" office:value="0">
            <text:p>0,00000</text:p>
          </table:table-cell>
          <table:table-cell table:formula="of:=[.G84]*[.$K$2]" office:value-type="float" office:value="-0.328425045951667">
            <text:p>-0,32843</text:p>
          </table:table-cell>
          <table:table-cell table:formula="of:=[.H8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6">
            <text:p>186,0</text:p>
          </table:table-cell>
          <table:table-cell table:style-name="ce3" table:formula="of:=SQRT(2*938.272*[.A85]+938.272^2)" office:value-type="float" office:value="1108.77929723818">
            <text:p>1108,779</text:p>
          </table:table-cell>
          <table:table-cell office:value-type="float" office:value="1.459">
            <text:p>1,459</text:p>
          </table:table-cell>
          <table:table-cell office:value-type="float" office:value="0">
            <text:p>0,000</text:p>
          </table:table-cell>
          <table:table-cell office:value-type="float" office:value="-2.891">
            <text:p>-2,891</text:p>
          </table:table-cell>
          <table:table-cell office:value-type="float" office:value="0">
            <text:p>0,000</text:p>
          </table:table-cell>
          <table:table-cell table:formula="of:=[.C85]+(2/3)*[.E85]" office:value-type="float" office:value="-0.468333333333333">
            <text:p>-0,46833</text:p>
          </table:table-cell>
          <table:table-cell table:formula="of:=[.D85]+(2/3)*[.F85]" office:value-type="float" office:value="0">
            <text:p>0,00000</text:p>
          </table:table-cell>
          <table:table-cell table:formula="of:=[.G85]*[.$K$2]" office:value-type="float" office:value="-0.33125426386367">
            <text:p>-0,33125</text:p>
          </table:table-cell>
          <table:table-cell table:formula="of:=[.H8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6.5">
            <text:p>186,5</text:p>
          </table:table-cell>
          <table:table-cell table:style-name="ce3" table:formula="of:=SQRT(2*938.272*[.A86]+938.272^2)" office:value-type="float" office:value="1109.20232689262">
            <text:p>1109,202</text:p>
          </table:table-cell>
          <table:table-cell office:value-type="float" office:value="1.471">
            <text:p>1,471</text:p>
          </table:table-cell>
          <table:table-cell office:value-type="float" office:value="0">
            <text:p>0,000</text:p>
          </table:table-cell>
          <table:table-cell office:value-type="float" office:value="-2.915">
            <text:p>-2,915</text:p>
          </table:table-cell>
          <table:table-cell office:value-type="float" office:value="0">
            <text:p>0,000</text:p>
          </table:table-cell>
          <table:table-cell table:formula="of:=[.C86]+(2/3)*[.E86]" office:value-type="float" office:value="-0.472333333333333">
            <text:p>-0,47233</text:p>
          </table:table-cell>
          <table:table-cell table:formula="of:=[.D86]+(2/3)*[.F86]" office:value-type="float" office:value="0">
            <text:p>0,00000</text:p>
          </table:table-cell>
          <table:table-cell table:formula="of:=[.G86]*[.$K$2]" office:value-type="float" office:value="-0.334083481775673">
            <text:p>-0,33408</text:p>
          </table:table-cell>
          <table:table-cell table:formula="of:=[.H8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7">
            <text:p>187,0</text:p>
          </table:table-cell>
          <table:table-cell table:style-name="ce3" table:formula="of:=SQRT(2*938.272*[.A87]+938.272^2)" office:value-type="float" office:value="1109.62519527271">
            <text:p>1109,625</text:p>
          </table:table-cell>
          <table:table-cell office:value-type="float" office:value="1.482">
            <text:p>1,482</text:p>
          </table:table-cell>
          <table:table-cell office:value-type="float" office:value="0">
            <text:p>0,000</text:p>
          </table:table-cell>
          <table:table-cell office:value-type="float" office:value="-2.94">
            <text:p>-2,940</text:p>
          </table:table-cell>
          <table:table-cell office:value-type="float" office:value="0">
            <text:p>0,000</text:p>
          </table:table-cell>
          <table:table-cell table:formula="of:=[.C87]+(2/3)*[.E87]" office:value-type="float" office:value="-0.478">
            <text:p>-0,47800</text:p>
          </table:table-cell>
          <table:table-cell table:formula="of:=[.D87]+(2/3)*[.F87]" office:value-type="float" office:value="0">
            <text:p>0,00000</text:p>
          </table:table-cell>
          <table:table-cell table:formula="of:=[.G87]*[.$K$2]" office:value-type="float" office:value="-0.338091540484343">
            <text:p>-0,33809</text:p>
          </table:table-cell>
          <table:table-cell table:formula="of:=[.H8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7.5">
            <text:p>187,5</text:p>
          </table:table-cell>
          <table:table-cell table:style-name="ce3" table:formula="of:=SQRT(2*938.272*[.A88]+938.272^2)" office:value-type="float" office:value="1110.04790256277">
            <text:p>1110,048</text:p>
          </table:table-cell>
          <table:table-cell office:value-type="float" office:value="1.494">
            <text:p>1,494</text:p>
          </table:table-cell>
          <table:table-cell office:value-type="float" office:value="0">
            <text:p>0,000</text:p>
          </table:table-cell>
          <table:table-cell office:value-type="float" office:value="-2.964">
            <text:p>-2,964</text:p>
          </table:table-cell>
          <table:table-cell office:value-type="float" office:value="0">
            <text:p>0,000</text:p>
          </table:table-cell>
          <table:table-cell table:formula="of:=[.C88]+(2/3)*[.E88]" office:value-type="float" office:value="-0.482">
            <text:p>-0,48200</text:p>
          </table:table-cell>
          <table:table-cell table:formula="of:=[.D88]+(2/3)*[.F88]" office:value-type="float" office:value="0">
            <text:p>0,00000</text:p>
          </table:table-cell>
          <table:table-cell table:formula="of:=[.G88]*[.$K$2]" office:value-type="float" office:value="-0.340920758396346">
            <text:p>-0,34092</text:p>
          </table:table-cell>
          <table:table-cell table:formula="of:=[.H8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8">
            <text:p>188,0</text:p>
          </table:table-cell>
          <table:table-cell table:style-name="ce3" table:formula="of:=SQRT(2*938.272*[.A89]+938.272^2)" office:value-type="float" office:value="1110.47044894675">
            <text:p>1110,470</text:p>
          </table:table-cell>
          <table:table-cell office:value-type="float" office:value="1.506">
            <text:p>1,506</text:p>
          </table:table-cell>
          <table:table-cell office:value-type="float" office:value="0">
            <text:p>0,000</text:p>
          </table:table-cell>
          <table:table-cell office:value-type="float" office:value="-2.988">
            <text:p>-2,988</text:p>
          </table:table-cell>
          <table:table-cell office:value-type="float" office:value="0">
            <text:p>0,000</text:p>
          </table:table-cell>
          <table:table-cell table:formula="of:=[.C89]+(2/3)*[.E89]" office:value-type="float" office:value="-0.486">
            <text:p>-0,48600</text:p>
          </table:table-cell>
          <table:table-cell table:formula="of:=[.D89]+(2/3)*[.F89]" office:value-type="float" office:value="0">
            <text:p>0,00000</text:p>
          </table:table-cell>
          <table:table-cell table:formula="of:=[.G89]*[.$K$2]" office:value-type="float" office:value="-0.343749976308349">
            <text:p>-0,34375</text:p>
          </table:table-cell>
          <table:table-cell table:formula="of:=[.H8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8.5">
            <text:p>188,5</text:p>
          </table:table-cell>
          <table:table-cell table:style-name="ce3" table:formula="of:=SQRT(2*938.272*[.A90]+938.272^2)" office:value-type="float" office:value="1110.89283460827">
            <text:p>1110,893</text:p>
          </table:table-cell>
          <table:table-cell office:value-type="float" office:value="1.517">
            <text:p>1,517</text:p>
          </table:table-cell>
          <table:table-cell office:value-type="float" office:value="0">
            <text:p>0,000</text:p>
          </table:table-cell>
          <table:table-cell office:value-type="float" office:value="-3.011">
            <text:p>-3,011</text:p>
          </table:table-cell>
          <table:table-cell office:value-type="float" office:value="0">
            <text:p>0,000</text:p>
          </table:table-cell>
          <table:table-cell table:formula="of:=[.C90]+(2/3)*[.E90]" office:value-type="float" office:value="-0.490333333333334">
            <text:p>-0,49033</text:p>
          </table:table-cell>
          <table:table-cell table:formula="of:=[.D90]+(2/3)*[.F90]" office:value-type="float" office:value="0">
            <text:p>0,00000</text:p>
          </table:table-cell>
          <table:table-cell table:formula="of:=[.G90]*[.$K$2]" office:value-type="float" office:value="-0.346814962379686">
            <text:p>-0,34681</text:p>
          </table:table-cell>
          <table:table-cell table:formula="of:=[.H9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9">
            <text:p>189,0</text:p>
          </table:table-cell>
          <table:table-cell table:style-name="ce3" table:formula="of:=SQRT(2*938.272*[.A91]+938.272^2)" office:value-type="float" office:value="1111.31505973059">
            <text:p>1111,315</text:p>
          </table:table-cell>
          <table:table-cell office:value-type="float" office:value="1.529">
            <text:p>1,529</text:p>
          </table:table-cell>
          <table:table-cell office:value-type="float" office:value="0">
            <text:p>0,000</text:p>
          </table:table-cell>
          <table:table-cell office:value-type="float" office:value="-3.035">
            <text:p>-3,035</text:p>
          </table:table-cell>
          <table:table-cell office:value-type="float" office:value="0">
            <text:p>0,000</text:p>
          </table:table-cell>
          <table:table-cell table:formula="of:=[.C91]+(2/3)*[.E91]" office:value-type="float" office:value="-0.494333333333334">
            <text:p>-0,49433</text:p>
          </table:table-cell>
          <table:table-cell table:formula="of:=[.D91]+(2/3)*[.F91]" office:value-type="float" office:value="0">
            <text:p>0,00000</text:p>
          </table:table-cell>
          <table:table-cell table:formula="of:=[.G91]*[.$K$2]" office:value-type="float" office:value="-0.349644180291689">
            <text:p>-0,34964</text:p>
          </table:table-cell>
          <table:table-cell table:formula="of:=[.H9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9.5">
            <text:p>189,5</text:p>
          </table:table-cell>
          <table:table-cell table:style-name="ce3" table:formula="of:=SQRT(2*938.272*[.A92]+938.272^2)" office:value-type="float" office:value="1111.73712449661">
            <text:p>1111,737</text:p>
          </table:table-cell>
          <table:table-cell office:value-type="float" office:value="1.54">
            <text:p>1,540</text:p>
          </table:table-cell>
          <table:table-cell office:value-type="float" office:value="0">
            <text:p>0,000</text:p>
          </table:table-cell>
          <table:table-cell office:value-type="float" office:value="-3.058">
            <text:p>-3,058</text:p>
          </table:table-cell>
          <table:table-cell office:value-type="float" office:value="0">
            <text:p>0,000</text:p>
          </table:table-cell>
          <table:table-cell table:formula="of:=[.C92]+(2/3)*[.E92]" office:value-type="float" office:value="-0.498666666666666">
            <text:p>-0,49867</text:p>
          </table:table-cell>
          <table:table-cell table:formula="of:=[.D92]+(2/3)*[.F92]" office:value-type="float" office:value="0">
            <text:p>0,00000</text:p>
          </table:table-cell>
          <table:table-cell table:formula="of:=[.G92]*[.$K$2]" office:value-type="float" office:value="-0.352709166363025">
            <text:p>-0,35271</text:p>
          </table:table-cell>
          <table:table-cell table:formula="of:=[.H9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0">
            <text:p>190,0</text:p>
          </table:table-cell>
          <table:table-cell table:style-name="ce3" table:formula="of:=SQRT(2*938.272*[.A93]+938.272^2)" office:value-type="float" office:value="1112.15902908892">
            <text:p>1112,159</text:p>
          </table:table-cell>
          <table:table-cell office:value-type="float" office:value="1.551">
            <text:p>1,551</text:p>
          </table:table-cell>
          <table:table-cell office:value-type="float" office:value="0">
            <text:p>0,000</text:p>
          </table:table-cell>
          <table:table-cell office:value-type="float" office:value="-3.081">
            <text:p>-3,081</text:p>
          </table:table-cell>
          <table:table-cell office:value-type="float" office:value="0">
            <text:p>0,000</text:p>
          </table:table-cell>
          <table:table-cell table:formula="of:=[.C93]+(2/3)*[.E93]" office:value-type="float" office:value="-0.503">
            <text:p>-0,50300</text:p>
          </table:table-cell>
          <table:table-cell table:formula="of:=[.D93]+(2/3)*[.F93]" office:value-type="float" office:value="0">
            <text:p>0,00000</text:p>
          </table:table-cell>
          <table:table-cell table:formula="of:=[.G93]*[.$K$2]" office:value-type="float" office:value="-0.355774152434361">
            <text:p>-0,35577</text:p>
          </table:table-cell>
          <table:table-cell table:formula="of:=[.H9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0.5">
            <text:p>190,5</text:p>
          </table:table-cell>
          <table:table-cell table:style-name="ce3" table:formula="of:=SQRT(2*938.272*[.A94]+938.272^2)" office:value-type="float" office:value="1112.58077368971">
            <text:p>1112,581</text:p>
          </table:table-cell>
          <table:table-cell office:value-type="float" office:value="1.562">
            <text:p>1,562</text:p>
          </table:table-cell>
          <table:table-cell office:value-type="float" office:value="0">
            <text:p>0,000</text:p>
          </table:table-cell>
          <table:table-cell office:value-type="float" office:value="-3.104">
            <text:p>-3,104</text:p>
          </table:table-cell>
          <table:table-cell office:value-type="float" office:value="0">
            <text:p>0,000</text:p>
          </table:table-cell>
          <table:table-cell table:formula="of:=[.C94]+(2/3)*[.E94]" office:value-type="float" office:value="-0.507333333333333">
            <text:p>-0,50733</text:p>
          </table:table-cell>
          <table:table-cell table:formula="of:=[.D94]+(2/3)*[.F94]" office:value-type="float" office:value="0">
            <text:p>0,00000</text:p>
          </table:table-cell>
          <table:table-cell table:formula="of:=[.G94]*[.$K$2]" office:value-type="float" office:value="-0.358839138505698">
            <text:p>-0,35884</text:p>
          </table:table-cell>
          <table:table-cell table:formula="of:=[.H9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1">
            <text:p>191,0</text:p>
          </table:table-cell>
          <table:table-cell table:style-name="ce3" table:formula="of:=SQRT(2*938.272*[.A95]+938.272^2)" office:value-type="float" office:value="1113.00235848088">
            <text:p>1113,002</text:p>
          </table:table-cell>
          <table:table-cell office:value-type="float" office:value="1.573">
            <text:p>1,573</text:p>
          </table:table-cell>
          <table:table-cell office:value-type="float" office:value="0">
            <text:p>0,000</text:p>
          </table:table-cell>
          <table:table-cell office:value-type="float" office:value="-3.127">
            <text:p>-3,127</text:p>
          </table:table-cell>
          <table:table-cell office:value-type="float" office:value="0">
            <text:p>0,000</text:p>
          </table:table-cell>
          <table:table-cell table:formula="of:=[.C95]+(2/3)*[.E95]" office:value-type="float" office:value="-0.511666666666666">
            <text:p>-0,51167</text:p>
          </table:table-cell>
          <table:table-cell table:formula="of:=[.D95]+(2/3)*[.F95]" office:value-type="float" office:value="0">
            <text:p>0,00000</text:p>
          </table:table-cell>
          <table:table-cell table:formula="of:=[.G95]*[.$K$2]" office:value-type="float" office:value="-0.361904124577034">
            <text:p>-0,36190</text:p>
          </table:table-cell>
          <table:table-cell table:formula="of:=[.H9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1.5">
            <text:p>191,5</text:p>
          </table:table-cell>
          <table:table-cell table:style-name="ce3" table:formula="of:=SQRT(2*938.272*[.A96]+938.272^2)" office:value-type="float" office:value="1113.42378364395">
            <text:p>1113,424</text:p>
          </table:table-cell>
          <table:table-cell office:value-type="float" office:value="1.584">
            <text:p>1,584</text:p>
          </table:table-cell>
          <table:table-cell office:value-type="float" office:value="0">
            <text:p>0,000</text:p>
          </table:table-cell>
          <table:table-cell office:value-type="float" office:value="-3.149">
            <text:p>-3,149</text:p>
          </table:table-cell>
          <table:table-cell office:value-type="float" office:value="0">
            <text:p>0,000</text:p>
          </table:table-cell>
          <table:table-cell table:formula="of:=[.C96]+(2/3)*[.E96]" office:value-type="float" office:value="-0.515333333333333">
            <text:p>-0,51533</text:p>
          </table:table-cell>
          <table:table-cell table:formula="of:=[.D96]+(2/3)*[.F96]" office:value-type="float" office:value="0">
            <text:p>0,00000</text:p>
          </table:table-cell>
          <table:table-cell table:formula="of:=[.G96]*[.$K$2]" office:value-type="float" office:value="-0.364497574329703">
            <text:p>-0,36450</text:p>
          </table:table-cell>
          <table:table-cell table:formula="of:=[.H9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2">
            <text:p>192,0</text:p>
          </table:table-cell>
          <table:table-cell table:style-name="ce3" table:formula="of:=SQRT(2*938.272*[.A97]+938.272^2)" office:value-type="float" office:value="1113.8450493601">
            <text:p>1113,845</text:p>
          </table:table-cell>
          <table:table-cell office:value-type="float" office:value="1.595">
            <text:p>1,595</text:p>
          </table:table-cell>
          <table:table-cell office:value-type="float" office:value="0">
            <text:p>0,000</text:p>
          </table:table-cell>
          <table:table-cell office:value-type="float" office:value="-3.171">
            <text:p>-3,171</text:p>
          </table:table-cell>
          <table:table-cell office:value-type="float" office:value="0">
            <text:p>0,000</text:p>
          </table:table-cell>
          <table:table-cell table:formula="of:=[.C97]+(2/3)*[.E97]" office:value-type="float" office:value="-0.519">
            <text:p>-0,51900</text:p>
          </table:table-cell>
          <table:table-cell table:formula="of:=[.D97]+(2/3)*[.F97]" office:value-type="float" office:value="0">
            <text:p>0,00000</text:p>
          </table:table-cell>
          <table:table-cell table:formula="of:=[.G97]*[.$K$2]" office:value-type="float" office:value="-0.367091024082373">
            <text:p>-0,36709</text:p>
          </table:table-cell>
          <table:table-cell table:formula="of:=[.H9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2.5">
            <text:p>192,5</text:p>
          </table:table-cell>
          <table:table-cell table:style-name="ce3" table:formula="of:=SQRT(2*938.272*[.A98]+938.272^2)" office:value-type="float" office:value="1114.26615581018">
            <text:p>1114,266</text:p>
          </table:table-cell>
          <table:table-cell office:value-type="float" office:value="1.606">
            <text:p>1,606</text:p>
          </table:table-cell>
          <table:table-cell office:value-type="float" office:value="0">
            <text:p>0,000</text:p>
          </table:table-cell>
          <table:table-cell office:value-type="float" office:value="-3.194">
            <text:p>-3,194</text:p>
          </table:table-cell>
          <table:table-cell office:value-type="float" office:value="0">
            <text:p>0,000</text:p>
          </table:table-cell>
          <table:table-cell table:formula="of:=[.C98]+(2/3)*[.E98]" office:value-type="float" office:value="-0.523333333333333">
            <text:p>-0,52333</text:p>
          </table:table-cell>
          <table:table-cell table:formula="of:=[.D98]+(2/3)*[.F98]" office:value-type="float" office:value="0">
            <text:p>0,00000</text:p>
          </table:table-cell>
          <table:table-cell table:formula="of:=[.G98]*[.$K$2]" office:value-type="float" office:value="-0.370156010153709">
            <text:p>-0,37016</text:p>
          </table:table-cell>
          <table:table-cell table:formula="of:=[.H9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3">
            <text:p>193,0</text:p>
          </table:table-cell>
          <table:table-cell table:style-name="ce3" table:formula="of:=SQRT(2*938.272*[.A99]+938.272^2)" office:value-type="float" office:value="1114.6871031747">
            <text:p>1114,687</text:p>
          </table:table-cell>
          <table:table-cell office:value-type="float" office:value="1.617">
            <text:p>1,617</text:p>
          </table:table-cell>
          <table:table-cell office:value-type="float" office:value="0">
            <text:p>0,000</text:p>
          </table:table-cell>
          <table:table-cell office:value-type="float" office:value="-3.216">
            <text:p>-3,216</text:p>
          </table:table-cell>
          <table:table-cell office:value-type="float" office:value="0">
            <text:p>0,000</text:p>
          </table:table-cell>
          <table:table-cell table:formula="of:=[.C99]+(2/3)*[.E99]" office:value-type="float" office:value="-0.527">
            <text:p>-0,52700</text:p>
          </table:table-cell>
          <table:table-cell table:formula="of:=[.D99]+(2/3)*[.F99]" office:value-type="float" office:value="0">
            <text:p>0,00000</text:p>
          </table:table-cell>
          <table:table-cell table:formula="of:=[.G99]*[.$K$2]" office:value-type="float" office:value="-0.372749459906379">
            <text:p>-0,37275</text:p>
          </table:table-cell>
          <table:table-cell table:formula="of:=[.H9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3.5">
            <text:p>193,5</text:p>
          </table:table-cell>
          <table:table-cell table:style-name="ce3" table:formula="of:=SQRT(2*938.272*[.A100]+938.272^2)" office:value-type="float" office:value="1115.10789163381">
            <text:p>1115,108</text:p>
          </table:table-cell>
          <table:table-cell office:value-type="float" office:value="1.627">
            <text:p>1,627</text:p>
          </table:table-cell>
          <table:table-cell office:value-type="float" office:value="0">
            <text:p>0,000</text:p>
          </table:table-cell>
          <table:table-cell office:value-type="float" office:value="-3.238">
            <text:p>-3,238</text:p>
          </table:table-cell>
          <table:table-cell office:value-type="float" office:value="0">
            <text:p>0,000</text:p>
          </table:table-cell>
          <table:table-cell table:formula="of:=[.C100]+(2/3)*[.E100]" office:value-type="float" office:value="-0.531666666666666">
            <text:p>-0,53167</text:p>
          </table:table-cell>
          <table:table-cell table:formula="of:=[.D100]+(2/3)*[.F100]" office:value-type="float" office:value="0">
            <text:p>0,00000</text:p>
          </table:table-cell>
          <table:table-cell table:formula="of:=[.G100]*[.$K$2]" office:value-type="float" office:value="-0.376050214137049">
            <text:p>-0,37605</text:p>
          </table:table-cell>
          <table:table-cell table:formula="of:=[.H10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4">
            <text:p>194,0</text:p>
          </table:table-cell>
          <table:table-cell table:style-name="ce3" table:formula="of:=SQRT(2*938.272*[.A101]+938.272^2)" office:value-type="float" office:value="1115.52852136734">
            <text:p>1115,529</text:p>
          </table:table-cell>
          <table:table-cell office:value-type="float" office:value="1.638">
            <text:p>1,638</text:p>
          </table:table-cell>
          <table:table-cell office:value-type="float" office:value="0">
            <text:p>0,000</text:p>
          </table:table-cell>
          <table:table-cell office:value-type="float" office:value="-3.259">
            <text:p>-3,259</text:p>
          </table:table-cell>
          <table:table-cell office:value-type="float" office:value="0">
            <text:p>0,000</text:p>
          </table:table-cell>
          <table:table-cell table:formula="of:=[.C101]+(2/3)*[.E101]" office:value-type="float" office:value="-0.534666666666666">
            <text:p>-0,53467</text:p>
          </table:table-cell>
          <table:table-cell table:formula="of:=[.D101]+(2/3)*[.F101]" office:value-type="float" office:value="0">
            <text:p>0,00000</text:p>
          </table:table-cell>
          <table:table-cell table:formula="of:=[.G101]*[.$K$2]" office:value-type="float" office:value="-0.378172127571051">
            <text:p>-0,37817</text:p>
          </table:table-cell>
          <table:table-cell table:formula="of:=[.H10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4.5">
            <text:p>194,5</text:p>
          </table:table-cell>
          <table:table-cell table:style-name="ce3" table:formula="of:=SQRT(2*938.272*[.A102]+938.272^2)" office:value-type="float" office:value="1115.94899255477">
            <text:p>1115,949</text:p>
          </table:table-cell>
          <table:table-cell office:value-type="float" office:value="1.648">
            <text:p>1,648</text:p>
          </table:table-cell>
          <table:table-cell office:value-type="float" office:value="0">
            <text:p>0,000</text:p>
          </table:table-cell>
          <table:table-cell office:value-type="float" office:value="-3.281">
            <text:p>-3,281</text:p>
          </table:table-cell>
          <table:table-cell office:value-type="float" office:value="0">
            <text:p>0,000</text:p>
          </table:table-cell>
          <table:table-cell table:formula="of:=[.C102]+(2/3)*[.E102]" office:value-type="float" office:value="-0.539333333333333">
            <text:p>-0,53933</text:p>
          </table:table-cell>
          <table:table-cell table:formula="of:=[.D102]+(2/3)*[.F102]" office:value-type="float" office:value="0">
            <text:p>0,00000</text:p>
          </table:table-cell>
          <table:table-cell table:formula="of:=[.G102]*[.$K$2]" office:value-type="float" office:value="-0.381472881801721">
            <text:p>-0,38147</text:p>
          </table:table-cell>
          <table:table-cell table:formula="of:=[.H10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5">
            <text:p>195,0</text:p>
          </table:table-cell>
          <table:table-cell table:style-name="ce3" table:formula="of:=SQRT(2*938.272*[.A103]+938.272^2)" office:value-type="float" office:value="1116.36930537524">
            <text:p>1116,369</text:p>
          </table:table-cell>
          <table:table-cell office:value-type="float" office:value="1.658">
            <text:p>1,658</text:p>
          </table:table-cell>
          <table:table-cell office:value-type="float" office:value="0">
            <text:p>0,000</text:p>
          </table:table-cell>
          <table:table-cell office:value-type="float" office:value="-3.302">
            <text:p>-3,302</text:p>
          </table:table-cell>
          <table:table-cell office:value-type="float" office:value="0">
            <text:p>0,000</text:p>
          </table:table-cell>
          <table:table-cell table:formula="of:=[.C103]+(2/3)*[.E103]" office:value-type="float" office:value="-0.543333333333333">
            <text:p>-0,54333</text:p>
          </table:table-cell>
          <table:table-cell table:formula="of:=[.D103]+(2/3)*[.F103]" office:value-type="float" office:value="0">
            <text:p>0,00000</text:p>
          </table:table-cell>
          <table:table-cell table:formula="of:=[.G103]*[.$K$2]" office:value-type="float" office:value="-0.384302099713724">
            <text:p>-0,38430</text:p>
          </table:table-cell>
          <table:table-cell table:formula="of:=[.H10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5.5">
            <text:p>195,5</text:p>
          </table:table-cell>
          <table:table-cell table:style-name="ce3" table:formula="of:=SQRT(2*938.272*[.A104]+938.272^2)" office:value-type="float" office:value="1116.78946000757">
            <text:p>1116,789</text:p>
          </table:table-cell>
          <table:table-cell office:value-type="float" office:value="1.669">
            <text:p>1,669</text:p>
          </table:table-cell>
          <table:table-cell office:value-type="float" office:value="0">
            <text:p>0,000</text:p>
          </table:table-cell>
          <table:table-cell office:value-type="float" office:value="-3.323">
            <text:p>-3,323</text:p>
          </table:table-cell>
          <table:table-cell office:value-type="float" office:value="0">
            <text:p>0,000</text:p>
          </table:table-cell>
          <table:table-cell table:formula="of:=[.C104]+(2/3)*[.E104]" office:value-type="float" office:value="-0.546333333333333">
            <text:p>-0,54633</text:p>
          </table:table-cell>
          <table:table-cell table:formula="of:=[.D104]+(2/3)*[.F104]" office:value-type="float" office:value="0">
            <text:p>0,00000</text:p>
          </table:table-cell>
          <table:table-cell table:formula="of:=[.G104]*[.$K$2]" office:value-type="float" office:value="-0.386424013147726">
            <text:p>-0,38642</text:p>
          </table:table-cell>
          <table:table-cell table:formula="of:=[.H10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6">
            <text:p>196,0</text:p>
          </table:table-cell>
          <table:table-cell table:style-name="ce3" table:formula="of:=SQRT(2*938.272*[.A105]+938.272^2)" office:value-type="float" office:value="1117.20945663022">
            <text:p>1117,209</text:p>
          </table:table-cell>
          <table:table-cell office:value-type="float" office:value="1.679">
            <text:p>1,679</text:p>
          </table:table-cell>
          <table:table-cell office:value-type="float" office:value="0">
            <text:p>0,000</text:p>
          </table:table-cell>
          <table:table-cell office:value-type="float" office:value="-3.344">
            <text:p>-3,344</text:p>
          </table:table-cell>
          <table:table-cell office:value-type="float" office:value="0">
            <text:p>0,000</text:p>
          </table:table-cell>
          <table:table-cell table:formula="of:=[.C105]+(2/3)*[.E105]" office:value-type="float" office:value="-0.550333333333333">
            <text:p>-0,55033</text:p>
          </table:table-cell>
          <table:table-cell table:formula="of:=[.D105]+(2/3)*[.F105]" office:value-type="float" office:value="0">
            <text:p>0,00000</text:p>
          </table:table-cell>
          <table:table-cell table:formula="of:=[.G105]*[.$K$2]" office:value-type="float" office:value="-0.389253231059728">
            <text:p>-0,38925</text:p>
          </table:table-cell>
          <table:table-cell table:formula="of:=[.H10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6.5">
            <text:p>196,5</text:p>
          </table:table-cell>
          <table:table-cell table:style-name="ce3" table:formula="of:=SQRT(2*938.272*[.A106]+938.272^2)" office:value-type="float" office:value="1117.62929542134">
            <text:p>1117,629</text:p>
          </table:table-cell>
          <table:table-cell office:value-type="float" office:value="1.689">
            <text:p>1,689</text:p>
          </table:table-cell>
          <table:table-cell office:value-type="float" office:value="0">
            <text:p>0,000</text:p>
          </table:table-cell>
          <table:table-cell office:value-type="float" office:value="-3.365">
            <text:p>-3,365</text:p>
          </table:table-cell>
          <table:table-cell office:value-type="float" office:value="0">
            <text:p>0,000</text:p>
          </table:table-cell>
          <table:table-cell table:formula="of:=[.C106]+(2/3)*[.E106]" office:value-type="float" office:value="-0.554333333333333">
            <text:p>-0,55433</text:p>
          </table:table-cell>
          <table:table-cell table:formula="of:=[.D106]+(2/3)*[.F106]" office:value-type="float" office:value="0">
            <text:p>0,00000</text:p>
          </table:table-cell>
          <table:table-cell table:formula="of:=[.G106]*[.$K$2]" office:value-type="float" office:value="-0.392082448971732">
            <text:p>-0,39208</text:p>
          </table:table-cell>
          <table:table-cell table:formula="of:=[.H10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7">
            <text:p>197,0</text:p>
          </table:table-cell>
          <table:table-cell table:style-name="ce3" table:formula="of:=SQRT(2*938.272*[.A107]+938.272^2)" office:value-type="float" office:value="1118.04897655872">
            <text:p>1118,049</text:p>
          </table:table-cell>
          <table:table-cell office:value-type="float" office:value="1.699">
            <text:p>1,699</text:p>
          </table:table-cell>
          <table:table-cell office:value-type="float" office:value="0">
            <text:p>0,000</text:p>
          </table:table-cell>
          <table:table-cell office:value-type="float" office:value="-3.386">
            <text:p>-3,386</text:p>
          </table:table-cell>
          <table:table-cell office:value-type="float" office:value="0">
            <text:p>0,000</text:p>
          </table:table-cell>
          <table:table-cell table:formula="of:=[.C107]+(2/3)*[.E107]" office:value-type="float" office:value="-0.558333333333333">
            <text:p>-0,55833</text:p>
          </table:table-cell>
          <table:table-cell table:formula="of:=[.D107]+(2/3)*[.F107]" office:value-type="float" office:value="0">
            <text:p>0,00000</text:p>
          </table:table-cell>
          <table:table-cell table:formula="of:=[.G107]*[.$K$2]" office:value-type="float" office:value="-0.394911666883735">
            <text:p>-0,39491</text:p>
          </table:table-cell>
          <table:table-cell table:formula="of:=[.H10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7.5">
            <text:p>197,5</text:p>
          </table:table-cell>
          <table:table-cell table:style-name="ce3" table:formula="of:=SQRT(2*938.272*[.A108]+938.272^2)" office:value-type="float" office:value="1118.46850021983">
            <text:p>1118,469</text:p>
          </table:table-cell>
          <table:table-cell office:value-type="float" office:value="1.709">
            <text:p>1,709</text:p>
          </table:table-cell>
          <table:table-cell office:value-type="float" office:value="0">
            <text:p>0,000</text:p>
          </table:table-cell>
          <table:table-cell office:value-type="float" office:value="-3.406">
            <text:p>-3,406</text:p>
          </table:table-cell>
          <table:table-cell office:value-type="float" office:value="0">
            <text:p>0,000</text:p>
          </table:table-cell>
          <table:table-cell table:formula="of:=[.C108]+(2/3)*[.E108]" office:value-type="float" office:value="-0.561666666666667">
            <text:p>-0,56167</text:p>
          </table:table-cell>
          <table:table-cell table:formula="of:=[.D108]+(2/3)*[.F108]" office:value-type="float" office:value="0">
            <text:p>0,00000</text:p>
          </table:table-cell>
          <table:table-cell table:formula="of:=[.G108]*[.$K$2]" office:value-type="float" office:value="-0.39726934847707">
            <text:p>-0,39727</text:p>
          </table:table-cell>
          <table:table-cell table:formula="of:=[.H10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8">
            <text:p>198,0</text:p>
          </table:table-cell>
          <table:table-cell table:style-name="ce3" table:formula="of:=SQRT(2*938.272*[.A109]+938.272^2)" office:value-type="float" office:value="1118.88786658181">
            <text:p>1118,888</text:p>
          </table:table-cell>
          <table:table-cell office:value-type="float" office:value="1.719">
            <text:p>1,719</text:p>
          </table:table-cell>
          <table:table-cell office:value-type="float" office:value="0">
            <text:p>0,000</text:p>
          </table:table-cell>
          <table:table-cell office:value-type="float" office:value="-3.427">
            <text:p>-3,427</text:p>
          </table:table-cell>
          <table:table-cell office:value-type="float" office:value="0">
            <text:p>0,000</text:p>
          </table:table-cell>
          <table:table-cell table:formula="of:=[.C109]+(2/3)*[.E109]" office:value-type="float" office:value="-0.565666666666667">
            <text:p>-0,56567</text:p>
          </table:table-cell>
          <table:table-cell table:formula="of:=[.D109]+(2/3)*[.F109]" office:value-type="float" office:value="0">
            <text:p>0,00000</text:p>
          </table:table-cell>
          <table:table-cell table:formula="of:=[.G109]*[.$K$2]" office:value-type="float" office:value="-0.400098566389073">
            <text:p>-0,40010</text:p>
          </table:table-cell>
          <table:table-cell table:formula="of:=[.H10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8.5">
            <text:p>198,5</text:p>
          </table:table-cell>
          <table:table-cell table:style-name="ce3" table:formula="of:=SQRT(2*938.272*[.A110]+938.272^2)" office:value-type="float" office:value="1119.30707582147">
            <text:p>1119,307</text:p>
          </table:table-cell>
          <table:table-cell office:value-type="float" office:value="1.728">
            <text:p>1,728</text:p>
          </table:table-cell>
          <table:table-cell office:value-type="float" office:value="0">
            <text:p>0,000</text:p>
          </table:table-cell>
          <table:table-cell office:value-type="float" office:value="-3.447">
            <text:p>-3,447</text:p>
          </table:table-cell>
          <table:table-cell office:value-type="float" office:value="0">
            <text:p>0,000</text:p>
          </table:table-cell>
          <table:table-cell table:formula="of:=[.C110]+(2/3)*[.E110]" office:value-type="float" office:value="-0.57">
            <text:p>-0,57000</text:p>
          </table:table-cell>
          <table:table-cell table:formula="of:=[.D110]+(2/3)*[.F110]" office:value-type="float" office:value="0">
            <text:p>0,00000</text:p>
          </table:table-cell>
          <table:table-cell table:formula="of:=[.G110]*[.$K$2]" office:value-type="float" office:value="-0.40316355246041">
            <text:p>-0,40316</text:p>
          </table:table-cell>
          <table:table-cell table:formula="of:=[.H11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9">
            <text:p>199,0</text:p>
          </table:table-cell>
          <table:table-cell table:style-name="ce3" table:formula="of:=SQRT(2*938.272*[.A111]+938.272^2)" office:value-type="float" office:value="1119.72612811526">
            <text:p>1119,726</text:p>
          </table:table-cell>
          <table:table-cell office:value-type="float" office:value="1.738">
            <text:p>1,738</text:p>
          </table:table-cell>
          <table:table-cell office:value-type="float" office:value="0">
            <text:p>0,000</text:p>
          </table:table-cell>
          <table:table-cell office:value-type="float" office:value="-3.467">
            <text:p>-3,467</text:p>
          </table:table-cell>
          <table:table-cell office:value-type="float" office:value="0">
            <text:p>0,000</text:p>
          </table:table-cell>
          <table:table-cell table:formula="of:=[.C111]+(2/3)*[.E111]" office:value-type="float" office:value="-0.573333333333333">
            <text:p>-0,57333</text:p>
          </table:table-cell>
          <table:table-cell table:formula="of:=[.D111]+(2/3)*[.F111]" office:value-type="float" office:value="0">
            <text:p>0,00000</text:p>
          </table:table-cell>
          <table:table-cell table:formula="of:=[.G111]*[.$K$2]" office:value-type="float" office:value="-0.405521234053745">
            <text:p>-0,40552</text:p>
          </table:table-cell>
          <table:table-cell table:formula="of:=[.H11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9.5">
            <text:p>199,5</text:p>
          </table:table-cell>
          <table:table-cell table:style-name="ce3" table:formula="of:=SQRT(2*938.272*[.A112]+938.272^2)" office:value-type="float" office:value="1120.14502363935">
            <text:p>1120,145</text:p>
          </table:table-cell>
          <table:table-cell office:value-type="float" office:value="1.748">
            <text:p>1,748</text:p>
          </table:table-cell>
          <table:table-cell office:value-type="float" office:value="0">
            <text:p>0,000</text:p>
          </table:table-cell>
          <table:table-cell office:value-type="float" office:value="-3.487">
            <text:p>-3,487</text:p>
          </table:table-cell>
          <table:table-cell office:value-type="float" office:value="0">
            <text:p>0,000</text:p>
          </table:table-cell>
          <table:table-cell table:formula="of:=[.C112]+(2/3)*[.E112]" office:value-type="float" office:value="-0.576666666666666">
            <text:p>-0,57667</text:p>
          </table:table-cell>
          <table:table-cell table:formula="of:=[.D112]+(2/3)*[.F112]" office:value-type="float" office:value="0">
            <text:p>0,00000</text:p>
          </table:table-cell>
          <table:table-cell table:formula="of:=[.G112]*[.$K$2]" office:value-type="float" office:value="-0.407878915647081">
            <text:p>-0,40788</text:p>
          </table:table-cell>
          <table:table-cell table:formula="of:=[.H11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200">
            <text:p>200,0</text:p>
          </table:table-cell>
          <table:table-cell table:style-name="ce3" table:formula="of:=SQRT(2*938.272*[.A113]+938.272^2)" office:value-type="float" office:value="1120.56376256954">
            <text:p>1120,564</text:p>
          </table:table-cell>
          <table:table-cell office:value-type="float" office:value="1.757">
            <text:p>1,757</text:p>
          </table:table-cell>
          <table:table-cell office:value-type="float" office:value="0">
            <text:p>0,000</text:p>
          </table:table-cell>
          <table:table-cell office:value-type="float" office:value="-3.507">
            <text:p>-3,507</text:p>
          </table:table-cell>
          <table:table-cell office:value-type="float" office:value="0">
            <text:p>0,000</text:p>
          </table:table-cell>
          <table:table-cell table:formula="of:=[.C113]+(2/3)*[.E113]" office:value-type="float" office:value="-0.581">
            <text:p>-0,58100</text:p>
          </table:table-cell>
          <table:table-cell table:formula="of:=[.D113]+(2/3)*[.F113]" office:value-type="float" office:value="0">
            <text:p>0,00000</text:p>
          </table:table-cell>
          <table:table-cell table:formula="of:=[.G113]*[.$K$2]" office:value-type="float" office:value="-0.410943901718418">
            <text:p>-0,41094</text:p>
          </table:table-cell>
          <table:table-cell table:formula="of:=[.H113]*[.$K$2]" office:value-type="float" office:value="0">
            <text:p>0,00000</text:p>
          </table:table-cell>
          <table:table-cell/>
        </table:table-row>
        <table:table-row table:style-name="ro1" table:number-rows-repeated="786"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</table:table>
      <table:table table:name="E2+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3"/>
        <table:table-column table:style-name="co1" table:number-columns-repeated="4" table:default-cell-style-name="ce4"/>
        <table:table-column table:style-name="co2" table:default-cell-style-name="Default"/>
        <table:table-row table:style-name="ro1"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15 pE = p(1/2) E2+</text:p>
          </table:table-cell>
          <table:table-cell table:style-name="ce1"/>
          <table:table-cell table:style-name="ce1" office:value-type="string">
            <text:p>D35 E = (3/2) E2+</text:p>
          </table:table-cell>
          <table:table-cell table:style-name="ce1"/>
          <table:table-cell table:style-name="ce1" office:value-type="string">
            <text:p>p pi0 E2+ in millifermi</text:p>
          </table:table-cell>
          <table:table-cell table:style-name="ce1"/>
          <table:table-cell table:style-name="ce1" office:value-type="string">
            <text:p>p pi0 E2+ in 10-3/m_pi+</text:p>
          </table:table-cell>
          <table:table-cell table:style-name="ce1"/>
          <table:table-cell table:style-name="ce1" office:value-type="string">
            <text:p>Conversion</text:p>
          </table:table-cell>
        </table:table-row>
        <table:table-row table:style-name="ro1">
          <table:table-cell/>
          <table:table-cell table:style-name="ce1"/>
          <table:table-cell table:style-name="ce1" office:value-type="string">
            <text:p>Re</text:p>
          </table:table-cell>
          <table:table-cell table:style-name="ce1" office:value-type="string">
            <text:p>Im</text:p>
          </table:table-cell>
          <table:table-cell table:style-name="ce1" office:value-type="string">
            <text:p>Re</text:p>
          </table:table-cell>
          <table:table-cell table:style-name="ce1" office:value-type="string">
            <text:p>Im</text:p>
          </table:table-cell>
          <table:table-cell table:style-name="ce1" office:value-type="string">
            <text:p>Re</text:p>
          </table:table-cell>
          <table:table-cell table:style-name="ce1" office:value-type="string">
            <text:p>Im</text:p>
          </table:table-cell>
          <table:table-cell table:style-name="ce1" office:value-type="string">
            <text:p>Re</text:p>
          </table:table-cell>
          <table:table-cell table:style-name="ce1" office:value-type="string">
            <text:p>Im</text:p>
          </table:table-cell>
          <table:table-cell table:style-name="ce5" table:formula="of:=139.5702/197.3269" office:value-type="float" office:value="0.707304478000719">
            <text:p>0,707304478</text:p>
          </table:table-cell>
        </table:table-row>
        <table:table-row table:style-name="ro1">
          <table:table-cell table:style-name="ce2" office:value-type="float" office:value="145">
            <text:p>145,0</text:p>
          </table:table-cell>
          <table:table-cell table:style-name="ce3" table:formula="of:=SQRT(2*938.272*[.A3]+938.272^2)" office:value-type="float" office:value="1073.52374262706">
            <text:p>1073,524</text:p>
          </table:table-cell>
          <table:table-cell office:value-type="float" office:value="0.002">
            <text:p>0,002</text:p>
          </table:table-cell>
          <table:table-cell office:value-type="float" office:value="0">
            <text:p>0,000</text:p>
          </table:table-cell>
          <table:table-cell office:value-type="float" office:value="-0.004">
            <text:p>-0,004</text:p>
          </table:table-cell>
          <table:table-cell office:value-type="float" office:value="0">
            <text:p>0,000</text:p>
          </table:table-cell>
          <table:table-cell table:formula="of:=[.C3]+(2/3)*[.E3]" office:value-type="float" office:value="-0.000666666666666667">
            <text:p>-0,00067</text:p>
          </table:table-cell>
          <table:table-cell table:formula="of:=[.D3]+(2/3)*[.F3]" office:value-type="float" office:value="0">
            <text:p>0,00000</text:p>
          </table:table-cell>
          <table:table-cell table:formula="of:=[.G3]*[.$K$2]" office:value-type="float" office:value="-0.000471536318667146">
            <text:p>-0,00047</text:p>
          </table:table-cell>
          <table:table-cell table:formula="of:=[.H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5.5">
            <text:p>145,5</text:p>
          </table:table-cell>
          <table:table-cell table:style-name="ce3" table:formula="of:=SQRT(2*938.272*[.A4]+938.272^2)" office:value-type="float" office:value="1073.96065942101">
            <text:p>1073,961</text:p>
          </table:table-cell>
          <table:table-cell office:value-type="float" office:value="0.007">
            <text:p>0,007</text:p>
          </table:table-cell>
          <table:table-cell office:value-type="float" office:value="0">
            <text:p>0,000</text:p>
          </table:table-cell>
          <table:table-cell office:value-type="float" office:value="-0.011">
            <text:p>-0,011</text:p>
          </table:table-cell>
          <table:table-cell office:value-type="float" office:value="0">
            <text:p>0,000</text:p>
          </table:table-cell>
          <table:table-cell table:formula="of:=[.C4]+(2/3)*[.E4]" office:value-type="float" office:value="-0.000333333333333332">
            <text:p>-0,00033</text:p>
          </table:table-cell>
          <table:table-cell table:formula="of:=[.D4]+(2/3)*[.F4]" office:value-type="float" office:value="0">
            <text:p>0,00000</text:p>
          </table:table-cell>
          <table:table-cell table:formula="of:=[.G4]*[.$K$2]" office:value-type="float" office:value="-0.000235768159333572">
            <text:p>-0,00024</text:p>
          </table:table-cell>
          <table:table-cell table:formula="of:=[.H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6">
            <text:p>146,0</text:p>
          </table:table-cell>
          <table:table-cell table:style-name="ce3" table:formula="of:=SQRT(2*938.272*[.A5]+938.272^2)" office:value-type="float" office:value="1074.39739853743">
            <text:p>1074,397</text:p>
          </table:table-cell>
          <table:table-cell office:value-type="float" office:value="0.012">
            <text:p>0,012</text:p>
          </table:table-cell>
          <table:table-cell office:value-type="float" office:value="0">
            <text:p>0,000</text:p>
          </table:table-cell>
          <table:table-cell office:value-type="float" office:value="-0.018">
            <text:p>-0,018</text:p>
          </table:table-cell>
          <table:table-cell office:value-type="float" office:value="0">
            <text:p>0,000</text:p>
          </table:table-cell>
          <table:table-cell table:formula="of:=[.C5]+(2/3)*[.E5]" office:value-type="float" office:value="0">
            <text:p>0,00000</text:p>
          </table:table-cell>
          <table:table-cell table:formula="of:=[.D5]+(2/3)*[.F5]" office:value-type="float" office:value="0">
            <text:p>0,00000</text:p>
          </table:table-cell>
          <table:table-cell table:formula="of:=[.G5]*[.$K$2]" office:value-type="float" office:value="0">
            <text:p>0,00000</text:p>
          </table:table-cell>
          <table:table-cell table:formula="of:=[.H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6.5">
            <text:p>146,5</text:p>
          </table:table-cell>
          <table:table-cell table:style-name="ce3" table:formula="of:=SQRT(2*938.272*[.A6]+938.272^2)" office:value-type="float" office:value="1074.83396019292">
            <text:p>1074,834</text:p>
          </table:table-cell>
          <table:table-cell office:value-type="float" office:value="0.017">
            <text:p>0,017</text:p>
          </table:table-cell>
          <table:table-cell office:value-type="float" office:value="0">
            <text:p>0,000</text:p>
          </table:table-cell>
          <table:table-cell office:value-type="float" office:value="-0.025">
            <text:p>-0,025</text:p>
          </table:table-cell>
          <table:table-cell office:value-type="float" office:value="0">
            <text:p>0,000</text:p>
          </table:table-cell>
          <table:table-cell table:formula="of:=[.C6]+(2/3)*[.E6]" office:value-type="float" office:value="0.000333333333333335">
            <text:p>0,00033</text:p>
          </table:table-cell>
          <table:table-cell table:formula="of:=[.D6]+(2/3)*[.F6]" office:value-type="float" office:value="0">
            <text:p>0,00000</text:p>
          </table:table-cell>
          <table:table-cell table:formula="of:=[.G6]*[.$K$2]" office:value-type="float" office:value="0.000235768159333574">
            <text:p>0,00024</text:p>
          </table:table-cell>
          <table:table-cell table:formula="of:=[.H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7">
            <text:p>147,0</text:p>
          </table:table-cell>
          <table:table-cell table:style-name="ce3" table:formula="of:=SQRT(2*938.272*[.A7]+938.272^2)" office:value-type="float" office:value="1075.27034460363">
            <text:p>1075,270</text:p>
          </table:table-cell>
          <table:table-cell office:value-type="float" office:value="0.021">
            <text:p>0,021</text:p>
          </table:table-cell>
          <table:table-cell office:value-type="float" office:value="0">
            <text:p>0,000</text:p>
          </table:table-cell>
          <table:table-cell office:value-type="float" office:value="-0.032">
            <text:p>-0,032</text:p>
          </table:table-cell>
          <table:table-cell office:value-type="float" office:value="0">
            <text:p>0,000</text:p>
          </table:table-cell>
          <table:table-cell table:formula="of:=[.C7]+(2/3)*[.E7]" office:value-type="float" office:value="-0.000333333333333331">
            <text:p>-0,00033</text:p>
          </table:table-cell>
          <table:table-cell table:formula="of:=[.D7]+(2/3)*[.F7]" office:value-type="float" office:value="0">
            <text:p>0,00000</text:p>
          </table:table-cell>
          <table:table-cell table:formula="of:=[.G7]*[.$K$2]" office:value-type="float" office:value="-0.000235768159333571">
            <text:p>-0,00024</text:p>
          </table:table-cell>
          <table:table-cell table:formula="of:=[.H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7.5">
            <text:p>147,5</text:p>
          </table:table-cell>
          <table:table-cell table:style-name="ce3" table:formula="of:=SQRT(2*938.272*[.A8]+938.272^2)" office:value-type="float" office:value="1075.70655198525">
            <text:p>1075,707</text:p>
          </table:table-cell>
          <table:table-cell office:value-type="float" office:value="0.026">
            <text:p>0,026</text:p>
          </table:table-cell>
          <table:table-cell office:value-type="float" office:value="0">
            <text:p>0,000</text:p>
          </table:table-cell>
          <table:table-cell office:value-type="float" office:value="-0.039">
            <text:p>-0,039</text:p>
          </table:table-cell>
          <table:table-cell office:value-type="float" office:value="0">
            <text:p>0,000</text:p>
          </table:table-cell>
          <table:table-cell table:formula="of:=[.C8]+(2/3)*[.E8]" office:value-type="float" office:value="0">
            <text:p>0,00000</text:p>
          </table:table-cell>
          <table:table-cell table:formula="of:=[.D8]+(2/3)*[.F8]" office:value-type="float" office:value="0">
            <text:p>0,00000</text:p>
          </table:table-cell>
          <table:table-cell table:formula="of:=[.G8]*[.$K$2]" office:value-type="float" office:value="0">
            <text:p>0,00000</text:p>
          </table:table-cell>
          <table:table-cell table:formula="of:=[.H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8">
            <text:p>148,0</text:p>
          </table:table-cell>
          <table:table-cell table:style-name="ce3" table:formula="of:=SQRT(2*938.272*[.A9]+938.272^2)" office:value-type="float" office:value="1076.14258255307">
            <text:p>1076,143</text:p>
          </table:table-cell>
          <table:table-cell office:value-type="float" office:value="0.031">
            <text:p>0,031</text:p>
          </table:table-cell>
          <table:table-cell office:value-type="float" office:value="0">
            <text:p>0,000</text:p>
          </table:table-cell>
          <table:table-cell office:value-type="float" office:value="-0.046">
            <text:p>-0,046</text:p>
          </table:table-cell>
          <table:table-cell office:value-type="float" office:value="0">
            <text:p>0,000</text:p>
          </table:table-cell>
          <table:table-cell table:formula="of:=[.C9]+(2/3)*[.E9]" office:value-type="float" office:value="0.000333333333333335">
            <text:p>0,00033</text:p>
          </table:table-cell>
          <table:table-cell table:formula="of:=[.D9]+(2/3)*[.F9]" office:value-type="float" office:value="0">
            <text:p>0,00000</text:p>
          </table:table-cell>
          <table:table-cell table:formula="of:=[.G9]*[.$K$2]" office:value-type="float" office:value="0.000235768159333574">
            <text:p>0,00024</text:p>
          </table:table-cell>
          <table:table-cell table:formula="of:=[.H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8.5">
            <text:p>148,5</text:p>
          </table:table-cell>
          <table:table-cell table:style-name="ce3" table:formula="of:=SQRT(2*938.272*[.A10]+938.272^2)" office:value-type="float" office:value="1076.57843652193">
            <text:p>1076,578</text:p>
          </table:table-cell>
          <table:table-cell office:value-type="float" office:value="0.035">
            <text:p>0,035</text:p>
          </table:table-cell>
          <table:table-cell office:value-type="float" office:value="0">
            <text:p>0,000</text:p>
          </table:table-cell>
          <table:table-cell office:value-type="float" office:value="-0.053">
            <text:p>-0,053</text:p>
          </table:table-cell>
          <table:table-cell office:value-type="float" office:value="0">
            <text:p>0,000</text:p>
          </table:table-cell>
          <table:table-cell table:formula="of:=[.C10]+(2/3)*[.E10]" office:value-type="float" office:value="-0.000333333333333324">
            <text:p>-0,00033</text:p>
          </table:table-cell>
          <table:table-cell table:formula="of:=[.D10]+(2/3)*[.F10]" office:value-type="float" office:value="0">
            <text:p>0,00000</text:p>
          </table:table-cell>
          <table:table-cell table:formula="of:=[.G10]*[.$K$2]" office:value-type="float" office:value="-0.000235768159333567">
            <text:p>-0,00024</text:p>
          </table:table-cell>
          <table:table-cell table:formula="of:=[.H1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9">
            <text:p>149,0</text:p>
          </table:table-cell>
          <table:table-cell table:style-name="ce3" table:formula="of:=SQRT(2*938.272*[.A11]+938.272^2)" office:value-type="float" office:value="1077.01411410622">
            <text:p>1077,014</text:p>
          </table:table-cell>
          <table:table-cell office:value-type="float" office:value="0.04">
            <text:p>0,040</text:p>
          </table:table-cell>
          <table:table-cell office:value-type="float" office:value="0">
            <text:p>0,000</text:p>
          </table:table-cell>
          <table:table-cell office:value-type="float" office:value="-0.059">
            <text:p>-0,059</text:p>
          </table:table-cell>
          <table:table-cell office:value-type="float" office:value="0">
            <text:p>0,000</text:p>
          </table:table-cell>
          <table:table-cell table:formula="of:=[.C11]+(2/3)*[.E11]" office:value-type="float" office:value="0.00066666666666667">
            <text:p>0,00067</text:p>
          </table:table-cell>
          <table:table-cell table:formula="of:=[.D11]+(2/3)*[.F11]" office:value-type="float" office:value="0">
            <text:p>0,00000</text:p>
          </table:table-cell>
          <table:table-cell table:formula="of:=[.G11]*[.$K$2]" office:value-type="float" office:value="0.000471536318667148">
            <text:p>0,00047</text:p>
          </table:table-cell>
          <table:table-cell table:formula="of:=[.H1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9.5">
            <text:p>149,5</text:p>
          </table:table-cell>
          <table:table-cell table:style-name="ce3" table:formula="of:=SQRT(2*938.272*[.A12]+938.272^2)" office:value-type="float" office:value="1077.44961551991">
            <text:p>1077,450</text:p>
          </table:table-cell>
          <table:table-cell office:value-type="float" office:value="0.044">
            <text:p>0,044</text:p>
          </table:table-cell>
          <table:table-cell office:value-type="float" office:value="0">
            <text:p>0,000</text:p>
          </table:table-cell>
          <table:table-cell office:value-type="float" office:value="-0.066">
            <text:p>-0,066</text:p>
          </table:table-cell>
          <table:table-cell office:value-type="float" office:value="0">
            <text:p>0,000</text:p>
          </table:table-cell>
          <table:table-cell table:formula="of:=[.C12]+(2/3)*[.E12]" office:value-type="float" office:value="0">
            <text:p>0,00000</text:p>
          </table:table-cell>
          <table:table-cell table:formula="of:=[.D12]+(2/3)*[.F12]" office:value-type="float" office:value="0">
            <text:p>0,00000</text:p>
          </table:table-cell>
          <table:table-cell table:formula="of:=[.G12]*[.$K$2]" office:value-type="float" office:value="0">
            <text:p>0,00000</text:p>
          </table:table-cell>
          <table:table-cell table:formula="of:=[.H1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0">
            <text:p>150,0</text:p>
          </table:table-cell>
          <table:table-cell table:style-name="ce3" table:formula="of:=SQRT(2*938.272*[.A13]+938.272^2)" office:value-type="float" office:value="1077.88494097654">
            <text:p>1077,885</text:p>
          </table:table-cell>
          <table:table-cell office:value-type="float" office:value="0.048">
            <text:p>0,048</text:p>
          </table:table-cell>
          <table:table-cell office:value-type="float" office:value="0">
            <text:p>0,000</text:p>
          </table:table-cell>
          <table:table-cell office:value-type="float" office:value="-0.073">
            <text:p>-0,073</text:p>
          </table:table-cell>
          <table:table-cell office:value-type="float" office:value="0">
            <text:p>0,000</text:p>
          </table:table-cell>
          <table:table-cell table:formula="of:=[.C13]+(2/3)*[.E13]" office:value-type="float" office:value="-0.000666666666666663">
            <text:p>-0,00067</text:p>
          </table:table-cell>
          <table:table-cell table:formula="of:=[.D13]+(2/3)*[.F13]" office:value-type="float" office:value="0">
            <text:p>0,00000</text:p>
          </table:table-cell>
          <table:table-cell table:formula="of:=[.G13]*[.$K$2]" office:value-type="float" office:value="-0.000471536318667143">
            <text:p>-0,00047</text:p>
          </table:table-cell>
          <table:table-cell table:formula="of:=[.H1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0.5">
            <text:p>150,5</text:p>
          </table:table-cell>
          <table:table-cell table:style-name="ce3" table:formula="of:=SQRT(2*938.272*[.A14]+938.272^2)" office:value-type="float" office:value="1078.32009068922">
            <text:p>1078,320</text:p>
          </table:table-cell>
          <table:table-cell office:value-type="float" office:value="0.053">
            <text:p>0,053</text:p>
          </table:table-cell>
          <table:table-cell office:value-type="float" office:value="0">
            <text:p>0,000</text:p>
          </table:table-cell>
          <table:table-cell office:value-type="float" office:value="-0.079">
            <text:p>-0,079</text:p>
          </table:table-cell>
          <table:table-cell office:value-type="float" office:value="0">
            <text:p>0,000</text:p>
          </table:table-cell>
          <table:table-cell table:formula="of:=[.C14]+(2/3)*[.E14]" office:value-type="float" office:value="0.000333333333333331">
            <text:p>0,00033</text:p>
          </table:table-cell>
          <table:table-cell table:formula="of:=[.D14]+(2/3)*[.F14]" office:value-type="float" office:value="0">
            <text:p>0,00000</text:p>
          </table:table-cell>
          <table:table-cell table:formula="of:=[.G14]*[.$K$2]" office:value-type="float" office:value="0.000235768159333571">
            <text:p>0,00024</text:p>
          </table:table-cell>
          <table:table-cell table:formula="of:=[.H1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1">
            <text:p>151,0</text:p>
          </table:table-cell>
          <table:table-cell table:style-name="ce3" table:formula="of:=SQRT(2*938.272*[.A15]+938.272^2)" office:value-type="float" office:value="1078.75506487061">
            <text:p>1078,755</text:p>
          </table:table-cell>
          <table:table-cell office:value-type="float" office:value="0.057">
            <text:p>0,057</text:p>
          </table:table-cell>
          <table:table-cell office:value-type="float" office:value="0">
            <text:p>0,000</text:p>
          </table:table-cell>
          <table:table-cell office:value-type="float" office:value="-0.086">
            <text:p>-0,086</text:p>
          </table:table-cell>
          <table:table-cell office:value-type="float" office:value="0">
            <text:p>0,000</text:p>
          </table:table-cell>
          <table:table-cell table:formula="of:=[.C15]+(2/3)*[.E15]" office:value-type="float" office:value="-0.000333333333333331">
            <text:p>-0,00033</text:p>
          </table:table-cell>
          <table:table-cell table:formula="of:=[.D15]+(2/3)*[.F15]" office:value-type="float" office:value="0">
            <text:p>0,00000</text:p>
          </table:table-cell>
          <table:table-cell table:formula="of:=[.G15]*[.$K$2]" office:value-type="float" office:value="-0.000235768159333571">
            <text:p>-0,00024</text:p>
          </table:table-cell>
          <table:table-cell table:formula="of:=[.H1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1.5">
            <text:p>151,5</text:p>
          </table:table-cell>
          <table:table-cell table:style-name="ce3" table:formula="of:=SQRT(2*938.272*[.A16]+938.272^2)" office:value-type="float" office:value="1079.18986373298">
            <text:p>1079,190</text:p>
          </table:table-cell>
          <table:table-cell office:value-type="float" office:value="0.061">
            <text:p>0,061</text:p>
          </table:table-cell>
          <table:table-cell office:value-type="float" office:value="0">
            <text:p>0,000</text:p>
          </table:table-cell>
          <table:table-cell office:value-type="float" office:value="-0.092">
            <text:p>-0,092</text:p>
          </table:table-cell>
          <table:table-cell office:value-type="float" office:value="0">
            <text:p>0,000</text:p>
          </table:table-cell>
          <table:table-cell table:formula="of:=[.C16]+(2/3)*[.E16]" office:value-type="float" office:value="-0.000333333333333331">
            <text:p>-0,00033</text:p>
          </table:table-cell>
          <table:table-cell table:formula="of:=[.D16]+(2/3)*[.F16]" office:value-type="float" office:value="0">
            <text:p>0,00000</text:p>
          </table:table-cell>
          <table:table-cell table:formula="of:=[.G16]*[.$K$2]" office:value-type="float" office:value="-0.000235768159333571">
            <text:p>-0,00024</text:p>
          </table:table-cell>
          <table:table-cell table:formula="of:=[.H1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2">
            <text:p>152,0</text:p>
          </table:table-cell>
          <table:table-cell table:style-name="ce3" table:formula="of:=SQRT(2*938.272*[.A17]+938.272^2)" office:value-type="float" office:value="1079.62448748813">
            <text:p>1079,624</text:p>
          </table:table-cell>
          <table:table-cell office:value-type="float" office:value="0.065">
            <text:p>0,065</text:p>
          </table:table-cell>
          <table:table-cell office:value-type="float" office:value="0">
            <text:p>0,000</text:p>
          </table:table-cell>
          <table:table-cell office:value-type="float" office:value="-0.099">
            <text:p>-0,099</text:p>
          </table:table-cell>
          <table:table-cell office:value-type="float" office:value="0">
            <text:p>0,000</text:p>
          </table:table-cell>
          <table:table-cell table:formula="of:=[.C17]+(2/3)*[.E17]" office:value-type="float" office:value="-0.001">
            <text:p>-0,00100</text:p>
          </table:table-cell>
          <table:table-cell table:formula="of:=[.D17]+(2/3)*[.F17]" office:value-type="float" office:value="0">
            <text:p>0,00000</text:p>
          </table:table-cell>
          <table:table-cell table:formula="of:=[.G17]*[.$K$2]" office:value-type="float" office:value="-0.000707304478000719">
            <text:p>-0,00071</text:p>
          </table:table-cell>
          <table:table-cell table:formula="of:=[.H1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2.5">
            <text:p>152,5</text:p>
          </table:table-cell>
          <table:table-cell table:style-name="ce3" table:formula="of:=SQRT(2*938.272*[.A18]+938.272^2)" office:value-type="float" office:value="1080.05893634746">
            <text:p>1080,059</text:p>
          </table:table-cell>
          <table:table-cell office:value-type="float" office:value="0.07">
            <text:p>0,070</text:p>
          </table:table-cell>
          <table:table-cell office:value-type="float" office:value="0">
            <text:p>0,000</text:p>
          </table:table-cell>
          <table:table-cell office:value-type="float" office:value="-0.105">
            <text:p>-0,105</text:p>
          </table:table-cell>
          <table:table-cell office:value-type="float" office:value="0">
            <text:p>0,000</text:p>
          </table:table-cell>
          <table:table-cell table:formula="of:=[.C18]+(2/3)*[.E18]" office:value-type="float" office:value="0">
            <text:p>0,00000</text:p>
          </table:table-cell>
          <table:table-cell table:formula="of:=[.D18]+(2/3)*[.F18]" office:value-type="float" office:value="0">
            <text:p>0,00000</text:p>
          </table:table-cell>
          <table:table-cell table:formula="of:=[.G18]*[.$K$2]" office:value-type="float" office:value="0">
            <text:p>0,00000</text:p>
          </table:table-cell>
          <table:table-cell table:formula="of:=[.H1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3">
            <text:p>153,0</text:p>
          </table:table-cell>
          <table:table-cell table:style-name="ce3" table:formula="of:=SQRT(2*938.272*[.A19]+938.272^2)" office:value-type="float" office:value="1080.49321052194">
            <text:p>1080,493</text:p>
          </table:table-cell>
          <table:table-cell office:value-type="float" office:value="0.074">
            <text:p>0,074</text:p>
          </table:table-cell>
          <table:table-cell office:value-type="float" office:value="0">
            <text:p>0,000</text:p>
          </table:table-cell>
          <table:table-cell office:value-type="float" office:value="-0.111">
            <text:p>-0,111</text:p>
          </table:table-cell>
          <table:table-cell office:value-type="float" office:value="0">
            <text:p>0,000</text:p>
          </table:table-cell>
          <table:table-cell table:formula="of:=[.C19]+(2/3)*[.E19]" office:value-type="float" office:value="0">
            <text:p>0,00000</text:p>
          </table:table-cell>
          <table:table-cell table:formula="of:=[.D19]+(2/3)*[.F19]" office:value-type="float" office:value="0">
            <text:p>0,00000</text:p>
          </table:table-cell>
          <table:table-cell table:formula="of:=[.G19]*[.$K$2]" office:value-type="float" office:value="0">
            <text:p>0,00000</text:p>
          </table:table-cell>
          <table:table-cell table:formula="of:=[.H1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3.5">
            <text:p>153,5</text:p>
          </table:table-cell>
          <table:table-cell table:style-name="ce3" table:formula="of:=SQRT(2*938.272*[.A20]+938.272^2)" office:value-type="float" office:value="1080.92731022211">
            <text:p>1080,927</text:p>
          </table:table-cell>
          <table:table-cell office:value-type="float" office:value="0.078">
            <text:p>0,078</text:p>
          </table:table-cell>
          <table:table-cell office:value-type="float" office:value="0">
            <text:p>0,000</text:p>
          </table:table-cell>
          <table:table-cell office:value-type="float" office:value="-0.117">
            <text:p>-0,117</text:p>
          </table:table-cell>
          <table:table-cell office:value-type="float" office:value="0">
            <text:p>0,000</text:p>
          </table:table-cell>
          <table:table-cell table:formula="of:=[.C20]+(2/3)*[.E20]" office:value-type="float" office:value="0">
            <text:p>0,00000</text:p>
          </table:table-cell>
          <table:table-cell table:formula="of:=[.D20]+(2/3)*[.F20]" office:value-type="float" office:value="0">
            <text:p>0,00000</text:p>
          </table:table-cell>
          <table:table-cell table:formula="of:=[.G20]*[.$K$2]" office:value-type="float" office:value="0">
            <text:p>0,00000</text:p>
          </table:table-cell>
          <table:table-cell table:formula="of:=[.H2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4">
            <text:p>154,0</text:p>
          </table:table-cell>
          <table:table-cell table:style-name="ce3" table:formula="of:=SQRT(2*938.272*[.A21]+938.272^2)" office:value-type="float" office:value="1081.36123565809">
            <text:p>1081,361</text:p>
          </table:table-cell>
          <table:table-cell office:value-type="float" office:value="0.082">
            <text:p>0,082</text:p>
          </table:table-cell>
          <table:table-cell office:value-type="float" office:value="0">
            <text:p>0,000</text:p>
          </table:table-cell>
          <table:table-cell office:value-type="float" office:value="-0.123">
            <text:p>-0,123</text:p>
          </table:table-cell>
          <table:table-cell office:value-type="float" office:value="0">
            <text:p>0,000</text:p>
          </table:table-cell>
          <table:table-cell table:formula="of:=[.C21]+(2/3)*[.E21]" office:value-type="float" office:value="0">
            <text:p>0,00000</text:p>
          </table:table-cell>
          <table:table-cell table:formula="of:=[.D21]+(2/3)*[.F21]" office:value-type="float" office:value="0">
            <text:p>0,00000</text:p>
          </table:table-cell>
          <table:table-cell table:formula="of:=[.G21]*[.$K$2]" office:value-type="float" office:value="0">
            <text:p>0,00000</text:p>
          </table:table-cell>
          <table:table-cell table:formula="of:=[.H2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4.5">
            <text:p>154,5</text:p>
          </table:table-cell>
          <table:table-cell table:style-name="ce3" table:formula="of:=SQRT(2*938.272*[.A22]+938.272^2)" office:value-type="float" office:value="1081.7949870396">
            <text:p>1081,795</text:p>
          </table:table-cell>
          <table:table-cell office:value-type="float" office:value="0.086">
            <text:p>0,086</text:p>
          </table:table-cell>
          <table:table-cell office:value-type="float" office:value="0">
            <text:p>0,000</text:p>
          </table:table-cell>
          <table:table-cell office:value-type="float" office:value="-0.129">
            <text:p>-0,129</text:p>
          </table:table-cell>
          <table:table-cell office:value-type="float" office:value="0">
            <text:p>0,000</text:p>
          </table:table-cell>
          <table:table-cell table:formula="of:=[.C22]+(2/3)*[.E22]" office:value-type="float" office:value="0">
            <text:p>0,00000</text:p>
          </table:table-cell>
          <table:table-cell table:formula="of:=[.D22]+(2/3)*[.F22]" office:value-type="float" office:value="0">
            <text:p>0,00000</text:p>
          </table:table-cell>
          <table:table-cell table:formula="of:=[.G22]*[.$K$2]" office:value-type="float" office:value="0">
            <text:p>0,00000</text:p>
          </table:table-cell>
          <table:table-cell table:formula="of:=[.H2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5">
            <text:p>155,0</text:p>
          </table:table-cell>
          <table:table-cell table:style-name="ce3" table:formula="of:=SQRT(2*938.272*[.A23]+938.272^2)" office:value-type="float" office:value="1082.22856457589">
            <text:p>1082,229</text:p>
          </table:table-cell>
          <table:table-cell office:value-type="float" office:value="0.09">
            <text:p>0,090</text:p>
          </table:table-cell>
          <table:table-cell office:value-type="float" office:value="0">
            <text:p>0,000</text:p>
          </table:table-cell>
          <table:table-cell office:value-type="float" office:value="-0.135">
            <text:p>-0,135</text:p>
          </table:table-cell>
          <table:table-cell office:value-type="float" office:value="0">
            <text:p>0,000</text:p>
          </table:table-cell>
          <table:table-cell table:formula="of:=[.C23]+(2/3)*[.E23]" office:value-type="float" office:value="0">
            <text:p>0,00000</text:p>
          </table:table-cell>
          <table:table-cell table:formula="of:=[.D23]+(2/3)*[.F23]" office:value-type="float" office:value="0">
            <text:p>0,00000</text:p>
          </table:table-cell>
          <table:table-cell table:formula="of:=[.G23]*[.$K$2]" office:value-type="float" office:value="0">
            <text:p>0,00000</text:p>
          </table:table-cell>
          <table:table-cell table:formula="of:=[.H2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5.5">
            <text:p>155,5</text:p>
          </table:table-cell>
          <table:table-cell table:style-name="ce3" table:formula="of:=SQRT(2*938.272*[.A24]+938.272^2)" office:value-type="float" office:value="1082.66196847585">
            <text:p>1082,662</text:p>
          </table:table-cell>
          <table:table-cell office:value-type="float" office:value="0.094">
            <text:p>0,094</text:p>
          </table:table-cell>
          <table:table-cell office:value-type="float" office:value="0">
            <text:p>0,000</text:p>
          </table:table-cell>
          <table:table-cell office:value-type="float" office:value="-0.141">
            <text:p>-0,141</text:p>
          </table:table-cell>
          <table:table-cell office:value-type="float" office:value="0">
            <text:p>0,000</text:p>
          </table:table-cell>
          <table:table-cell table:formula="of:=[.C24]+(2/3)*[.E24]" office:value-type="float" office:value="0">
            <text:p>0,00000</text:p>
          </table:table-cell>
          <table:table-cell table:formula="of:=[.D24]+(2/3)*[.F24]" office:value-type="float" office:value="0">
            <text:p>0,00000</text:p>
          </table:table-cell>
          <table:table-cell table:formula="of:=[.G24]*[.$K$2]" office:value-type="float" office:value="0">
            <text:p>0,00000</text:p>
          </table:table-cell>
          <table:table-cell table:formula="of:=[.H2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6">
            <text:p>156,0</text:p>
          </table:table-cell>
          <table:table-cell table:style-name="ce3" table:formula="of:=SQRT(2*938.272*[.A25]+938.272^2)" office:value-type="float" office:value="1083.0951989479">
            <text:p>1083,095</text:p>
          </table:table-cell>
          <table:table-cell office:value-type="float" office:value="0.098">
            <text:p>0,098</text:p>
          </table:table-cell>
          <table:table-cell office:value-type="float" office:value="0">
            <text:p>0,000</text:p>
          </table:table-cell>
          <table:table-cell office:value-type="float" office:value="-0.147">
            <text:p>-0,147</text:p>
          </table:table-cell>
          <table:table-cell office:value-type="float" office:value="0">
            <text:p>0,000</text:p>
          </table:table-cell>
          <table:table-cell table:formula="of:=[.C25]+(2/3)*[.E25]" office:value-type="float" office:value="0">
            <text:p>0,00000</text:p>
          </table:table-cell>
          <table:table-cell table:formula="of:=[.D25]+(2/3)*[.F25]" office:value-type="float" office:value="0">
            <text:p>0,00000</text:p>
          </table:table-cell>
          <table:table-cell table:formula="of:=[.G25]*[.$K$2]" office:value-type="float" office:value="0">
            <text:p>0,00000</text:p>
          </table:table-cell>
          <table:table-cell table:formula="of:=[.H2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6.5">
            <text:p>156,5</text:p>
          </table:table-cell>
          <table:table-cell table:style-name="ce3" table:formula="of:=SQRT(2*938.272*[.A26]+938.272^2)" office:value-type="float" office:value="1083.52825620009">
            <text:p>1083,528</text:p>
          </table:table-cell>
          <table:table-cell office:value-type="float" office:value="0.102">
            <text:p>0,102</text:p>
          </table:table-cell>
          <table:table-cell office:value-type="float" office:value="0">
            <text:p>0,000</text:p>
          </table:table-cell>
          <table:table-cell office:value-type="float" office:value="-0.153">
            <text:p>-0,153</text:p>
          </table:table-cell>
          <table:table-cell office:value-type="float" office:value="0">
            <text:p>0,000</text:p>
          </table:table-cell>
          <table:table-cell table:formula="of:=[.C26]+(2/3)*[.E26]" office:value-type="float" office:value="0">
            <text:p>0,00000</text:p>
          </table:table-cell>
          <table:table-cell table:formula="of:=[.D26]+(2/3)*[.F26]" office:value-type="float" office:value="0">
            <text:p>0,00000</text:p>
          </table:table-cell>
          <table:table-cell table:formula="of:=[.G26]*[.$K$2]" office:value-type="float" office:value="0">
            <text:p>0,00000</text:p>
          </table:table-cell>
          <table:table-cell table:formula="of:=[.H2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7">
            <text:p>157,0</text:p>
          </table:table-cell>
          <table:table-cell table:style-name="ce3" table:formula="of:=SQRT(2*938.272*[.A27]+938.272^2)" office:value-type="float" office:value="1083.96114044001">
            <text:p>1083,961</text:p>
          </table:table-cell>
          <table:table-cell office:value-type="float" office:value="0.105">
            <text:p>0,105</text:p>
          </table:table-cell>
          <table:table-cell office:value-type="float" office:value="0">
            <text:p>0,000</text:p>
          </table:table-cell>
          <table:table-cell office:value-type="float" office:value="-0.159">
            <text:p>-0,159</text:p>
          </table:table-cell>
          <table:table-cell office:value-type="float" office:value="0">
            <text:p>0,000</text:p>
          </table:table-cell>
          <table:table-cell table:formula="of:=[.C27]+(2/3)*[.E27]" office:value-type="float" office:value="-0.001">
            <text:p>-0,00100</text:p>
          </table:table-cell>
          <table:table-cell table:formula="of:=[.D27]+(2/3)*[.F27]" office:value-type="float" office:value="0">
            <text:p>0,00000</text:p>
          </table:table-cell>
          <table:table-cell table:formula="of:=[.G27]*[.$K$2]" office:value-type="float" office:value="-0.000707304478000719">
            <text:p>-0,00071</text:p>
          </table:table-cell>
          <table:table-cell table:formula="of:=[.H2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7.5">
            <text:p>157,5</text:p>
          </table:table-cell>
          <table:table-cell table:style-name="ce3" table:formula="of:=SQRT(2*938.272*[.A28]+938.272^2)" office:value-type="float" office:value="1084.39385187486">
            <text:p>1084,394</text:p>
          </table:table-cell>
          <table:table-cell office:value-type="float" office:value="0.109">
            <text:p>0,109</text:p>
          </table:table-cell>
          <table:table-cell office:value-type="float" office:value="0">
            <text:p>0,000</text:p>
          </table:table-cell>
          <table:table-cell office:value-type="float" office:value="-0.164">
            <text:p>-0,164</text:p>
          </table:table-cell>
          <table:table-cell office:value-type="float" office:value="0">
            <text:p>0,000</text:p>
          </table:table-cell>
          <table:table-cell table:formula="of:=[.C28]+(2/3)*[.E28]" office:value-type="float" office:value="-0.000333333333333338">
            <text:p>-0,00033</text:p>
          </table:table-cell>
          <table:table-cell table:formula="of:=[.D28]+(2/3)*[.F28]" office:value-type="float" office:value="0">
            <text:p>0,00000</text:p>
          </table:table-cell>
          <table:table-cell table:formula="of:=[.G28]*[.$K$2]" office:value-type="float" office:value="-0.000235768159333576">
            <text:p>-0,00024</text:p>
          </table:table-cell>
          <table:table-cell table:formula="of:=[.H2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8">
            <text:p>158,0</text:p>
          </table:table-cell>
          <table:table-cell table:style-name="ce3" table:formula="of:=SQRT(2*938.272*[.A29]+938.272^2)" office:value-type="float" office:value="1084.82639071144">
            <text:p>1084,826</text:p>
          </table:table-cell>
          <table:table-cell office:value-type="float" office:value="0.113">
            <text:p>0,113</text:p>
          </table:table-cell>
          <table:table-cell office:value-type="float" office:value="0">
            <text:p>0,000</text:p>
          </table:table-cell>
          <table:table-cell office:value-type="float" office:value="-0.17">
            <text:p>-0,170</text:p>
          </table:table-cell>
          <table:table-cell office:value-type="float" office:value="0">
            <text:p>0,000</text:p>
          </table:table-cell>
          <table:table-cell table:formula="of:=[.C29]+(2/3)*[.E29]" office:value-type="float" office:value="-0.000333333333333338">
            <text:p>-0,00033</text:p>
          </table:table-cell>
          <table:table-cell table:formula="of:=[.D29]+(2/3)*[.F29]" office:value-type="float" office:value="0">
            <text:p>0,00000</text:p>
          </table:table-cell>
          <table:table-cell table:formula="of:=[.G29]*[.$K$2]" office:value-type="float" office:value="-0.000235768159333576">
            <text:p>-0,00024</text:p>
          </table:table-cell>
          <table:table-cell table:formula="of:=[.H2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8.5">
            <text:p>158,5</text:p>
          </table:table-cell>
          <table:table-cell table:style-name="ce3" table:formula="of:=SQRT(2*938.272*[.A30]+938.272^2)" office:value-type="float" office:value="1085.2587571561">
            <text:p>1085,259</text:p>
          </table:table-cell>
          <table:table-cell office:value-type="float" office:value="0.117">
            <text:p>0,117</text:p>
          </table:table-cell>
          <table:table-cell office:value-type="float" office:value="0">
            <text:p>0,000</text:p>
          </table:table-cell>
          <table:table-cell office:value-type="float" office:value="-0.176">
            <text:p>-0,176</text:p>
          </table:table-cell>
          <table:table-cell office:value-type="float" office:value="0">
            <text:p>0,000</text:p>
          </table:table-cell>
          <table:table-cell table:formula="of:=[.C30]+(2/3)*[.E30]" office:value-type="float" office:value="-0.00033333333333331">
            <text:p>-0,00033</text:p>
          </table:table-cell>
          <table:table-cell table:formula="of:=[.D30]+(2/3)*[.F30]" office:value-type="float" office:value="0">
            <text:p>0,00000</text:p>
          </table:table-cell>
          <table:table-cell table:formula="of:=[.G30]*[.$K$2]" office:value-type="float" office:value="-0.000235768159333557">
            <text:p>-0,00024</text:p>
          </table:table-cell>
          <table:table-cell table:formula="of:=[.H3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9">
            <text:p>159,0</text:p>
          </table:table-cell>
          <table:table-cell table:style-name="ce3" table:formula="of:=SQRT(2*938.272*[.A31]+938.272^2)" office:value-type="float" office:value="1085.69095141481">
            <text:p>1085,691</text:p>
          </table:table-cell>
          <table:table-cell office:value-type="float" office:value="0.12">
            <text:p>0,120</text:p>
          </table:table-cell>
          <table:table-cell office:value-type="float" office:value="0">
            <text:p>0,000</text:p>
          </table:table-cell>
          <table:table-cell office:value-type="float" office:value="-0.181">
            <text:p>-0,181</text:p>
          </table:table-cell>
          <table:table-cell office:value-type="float" office:value="0">
            <text:p>0,000</text:p>
          </table:table-cell>
          <table:table-cell table:formula="of:=[.C31]+(2/3)*[.E31]" office:value-type="float" office:value="-0.000666666666666663">
            <text:p>-0,00067</text:p>
          </table:table-cell>
          <table:table-cell table:formula="of:=[.D31]+(2/3)*[.F31]" office:value-type="float" office:value="0">
            <text:p>0,00000</text:p>
          </table:table-cell>
          <table:table-cell table:formula="of:=[.G31]*[.$K$2]" office:value-type="float" office:value="-0.000471536318667143">
            <text:p>-0,00047</text:p>
          </table:table-cell>
          <table:table-cell table:formula="of:=[.H3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9.5">
            <text:p>159,5</text:p>
          </table:table-cell>
          <table:table-cell table:style-name="ce3" table:formula="of:=SQRT(2*938.272*[.A32]+938.272^2)" office:value-type="float" office:value="1086.12297369313">
            <text:p>1086,123</text:p>
          </table:table-cell>
          <table:table-cell office:value-type="float" office:value="0.124">
            <text:p>0,124</text:p>
          </table:table-cell>
          <table:table-cell office:value-type="float" office:value="0">
            <text:p>0,000</text:p>
          </table:table-cell>
          <table:table-cell office:value-type="float" office:value="-0.187">
            <text:p>-0,187</text:p>
          </table:table-cell>
          <table:table-cell office:value-type="float" office:value="0">
            <text:p>0,000</text:p>
          </table:table-cell>
          <table:table-cell table:formula="of:=[.C32]+(2/3)*[.E32]" office:value-type="float" office:value="-0.000666666666666663">
            <text:p>-0,00067</text:p>
          </table:table-cell>
          <table:table-cell table:formula="of:=[.D32]+(2/3)*[.F32]" office:value-type="float" office:value="0">
            <text:p>0,00000</text:p>
          </table:table-cell>
          <table:table-cell table:formula="of:=[.G32]*[.$K$2]" office:value-type="float" office:value="-0.000471536318667143">
            <text:p>-0,00047</text:p>
          </table:table-cell>
          <table:table-cell table:formula="of:=[.H3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0">
            <text:p>160,0</text:p>
          </table:table-cell>
          <table:table-cell table:style-name="ce3" table:formula="of:=SQRT(2*938.272*[.A33]+938.272^2)" office:value-type="float" office:value="1086.55482419618">
            <text:p>1086,555</text:p>
          </table:table-cell>
          <table:table-cell office:value-type="float" office:value="0.127">
            <text:p>0,127</text:p>
          </table:table-cell>
          <table:table-cell office:value-type="float" office:value="0">
            <text:p>0,000</text:p>
          </table:table-cell>
          <table:table-cell office:value-type="float" office:value="-0.192">
            <text:p>-0,192</text:p>
          </table:table-cell>
          <table:table-cell office:value-type="float" office:value="0">
            <text:p>0,000</text:p>
          </table:table-cell>
          <table:table-cell table:formula="of:=[.C33]+(2/3)*[.E33]" office:value-type="float" office:value="-0.001">
            <text:p>-0,00100</text:p>
          </table:table-cell>
          <table:table-cell table:formula="of:=[.D33]+(2/3)*[.F33]" office:value-type="float" office:value="0">
            <text:p>0,00000</text:p>
          </table:table-cell>
          <table:table-cell table:formula="of:=[.G33]*[.$K$2]" office:value-type="float" office:value="-0.000707304478000719">
            <text:p>-0,00071</text:p>
          </table:table-cell>
          <table:table-cell table:formula="of:=[.H3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0.5">
            <text:p>160,5</text:p>
          </table:table-cell>
          <table:table-cell table:style-name="ce3" table:formula="of:=SQRT(2*938.272*[.A34]+938.272^2)" office:value-type="float" office:value="1086.98650312872">
            <text:p>1086,987</text:p>
          </table:table-cell>
          <table:table-cell office:value-type="float" office:value="0.131">
            <text:p>0,131</text:p>
          </table:table-cell>
          <table:table-cell office:value-type="float" office:value="0">
            <text:p>0,000</text:p>
          </table:table-cell>
          <table:table-cell office:value-type="float" office:value="-0.197">
            <text:p>-0,197</text:p>
          </table:table-cell>
          <table:table-cell office:value-type="float" office:value="0">
            <text:p>0,000</text:p>
          </table:table-cell>
          <table:table-cell table:formula="of:=[.C34]+(2/3)*[.E34]" office:value-type="float" office:value="-0.000333333333333324">
            <text:p>-0,00033</text:p>
          </table:table-cell>
          <table:table-cell table:formula="of:=[.D34]+(2/3)*[.F34]" office:value-type="float" office:value="0">
            <text:p>0,00000</text:p>
          </table:table-cell>
          <table:table-cell table:formula="of:=[.G34]*[.$K$2]" office:value-type="float" office:value="-0.000235768159333567">
            <text:p>-0,00024</text:p>
          </table:table-cell>
          <table:table-cell table:formula="of:=[.H3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1">
            <text:p>161,0</text:p>
          </table:table-cell>
          <table:table-cell table:style-name="ce3" table:formula="of:=SQRT(2*938.272*[.A35]+938.272^2)" office:value-type="float" office:value="1087.41801069506">
            <text:p>1087,418</text:p>
          </table:table-cell>
          <table:table-cell office:value-type="float" office:value="0.135">
            <text:p>0,135</text:p>
          </table:table-cell>
          <table:table-cell office:value-type="float" office:value="0">
            <text:p>0,000</text:p>
          </table:table-cell>
          <table:table-cell office:value-type="float" office:value="-0.203">
            <text:p>-0,203</text:p>
          </table:table-cell>
          <table:table-cell office:value-type="float" office:value="0">
            <text:p>0,000</text:p>
          </table:table-cell>
          <table:table-cell table:formula="of:=[.C35]+(2/3)*[.E35]" office:value-type="float" office:value="-0.000333333333333324">
            <text:p>-0,00033</text:p>
          </table:table-cell>
          <table:table-cell table:formula="of:=[.D35]+(2/3)*[.F35]" office:value-type="float" office:value="0">
            <text:p>0,00000</text:p>
          </table:table-cell>
          <table:table-cell table:formula="of:=[.G35]*[.$K$2]" office:value-type="float" office:value="-0.000235768159333567">
            <text:p>-0,00024</text:p>
          </table:table-cell>
          <table:table-cell table:formula="of:=[.H3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1.5">
            <text:p>161,5</text:p>
          </table:table-cell>
          <table:table-cell table:style-name="ce3" table:formula="of:=SQRT(2*938.272*[.A36]+938.272^2)" office:value-type="float" office:value="1087.84934709913">
            <text:p>1087,849</text:p>
          </table:table-cell>
          <table:table-cell office:value-type="float" office:value="0.138">
            <text:p>0,138</text:p>
          </table:table-cell>
          <table:table-cell office:value-type="float" office:value="0">
            <text:p>0,000</text:p>
          </table:table-cell>
          <table:table-cell office:value-type="float" office:value="-0.208">
            <text:p>-0,208</text:p>
          </table:table-cell>
          <table:table-cell office:value-type="float" office:value="0">
            <text:p>0,000</text:p>
          </table:table-cell>
          <table:table-cell table:formula="of:=[.C36]+(2/3)*[.E36]" office:value-type="float" office:value="-0.000666666666666649">
            <text:p>-0,00067</text:p>
          </table:table-cell>
          <table:table-cell table:formula="of:=[.D36]+(2/3)*[.F36]" office:value-type="float" office:value="0">
            <text:p>0,00000</text:p>
          </table:table-cell>
          <table:table-cell table:formula="of:=[.G36]*[.$K$2]" office:value-type="float" office:value="-0.000471536318667133">
            <text:p>-0,00047</text:p>
          </table:table-cell>
          <table:table-cell table:formula="of:=[.H3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2">
            <text:p>162,0</text:p>
          </table:table-cell>
          <table:table-cell table:style-name="ce3" table:formula="of:=SQRT(2*938.272*[.A37]+938.272^2)" office:value-type="float" office:value="1088.28051254445">
            <text:p>1088,281</text:p>
          </table:table-cell>
          <table:table-cell office:value-type="float" office:value="0.141">
            <text:p>0,141</text:p>
          </table:table-cell>
          <table:table-cell office:value-type="float" office:value="0">
            <text:p>0,000</text:p>
          </table:table-cell>
          <table:table-cell office:value-type="float" office:value="-0.213">
            <text:p>-0,213</text:p>
          </table:table-cell>
          <table:table-cell office:value-type="float" office:value="0">
            <text:p>0,000</text:p>
          </table:table-cell>
          <table:table-cell table:formula="of:=[.C37]+(2/3)*[.E37]" office:value-type="float" office:value="-0.000999999999999973">
            <text:p>-0,00100</text:p>
          </table:table-cell>
          <table:table-cell table:formula="of:=[.D37]+(2/3)*[.F37]" office:value-type="float" office:value="0">
            <text:p>0,00000</text:p>
          </table:table-cell>
          <table:table-cell table:formula="of:=[.G37]*[.$K$2]" office:value-type="float" office:value="-0.0007073044780007">
            <text:p>-0,00071</text:p>
          </table:table-cell>
          <table:table-cell table:formula="of:=[.H3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2.5">
            <text:p>162,5</text:p>
          </table:table-cell>
          <table:table-cell table:style-name="ce3" table:formula="of:=SQRT(2*938.272*[.A38]+938.272^2)" office:value-type="float" office:value="1088.71150723413">
            <text:p>1088,712</text:p>
          </table:table-cell>
          <table:table-cell office:value-type="float" office:value="0.145">
            <text:p>0,145</text:p>
          </table:table-cell>
          <table:table-cell office:value-type="float" office:value="0">
            <text:p>0,000</text:p>
          </table:table-cell>
          <table:table-cell office:value-type="float" office:value="-0.218">
            <text:p>-0,218</text:p>
          </table:table-cell>
          <table:table-cell office:value-type="float" office:value="0">
            <text:p>0,000</text:p>
          </table:table-cell>
          <table:table-cell table:formula="of:=[.C38]+(2/3)*[.E38]" office:value-type="float" office:value="-0.000333333333333324">
            <text:p>-0,00033</text:p>
          </table:table-cell>
          <table:table-cell table:formula="of:=[.D38]+(2/3)*[.F38]" office:value-type="float" office:value="0">
            <text:p>0,00000</text:p>
          </table:table-cell>
          <table:table-cell table:formula="of:=[.G38]*[.$K$2]" office:value-type="float" office:value="-0.000235768159333567">
            <text:p>-0,00024</text:p>
          </table:table-cell>
          <table:table-cell table:formula="of:=[.H3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3">
            <text:p>163,0</text:p>
          </table:table-cell>
          <table:table-cell table:style-name="ce3" table:formula="of:=SQRT(2*938.272*[.A39]+938.272^2)" office:value-type="float" office:value="1089.14233137088">
            <text:p>1089,142</text:p>
          </table:table-cell>
          <table:table-cell office:value-type="float" office:value="0.148">
            <text:p>0,148</text:p>
          </table:table-cell>
          <table:table-cell office:value-type="float" office:value="0">
            <text:p>0,000</text:p>
          </table:table-cell>
          <table:table-cell office:value-type="float" office:value="-0.223">
            <text:p>-0,223</text:p>
          </table:table-cell>
          <table:table-cell office:value-type="float" office:value="0">
            <text:p>0,000</text:p>
          </table:table-cell>
          <table:table-cell table:formula="of:=[.C39]+(2/3)*[.E39]" office:value-type="float" office:value="-0.000666666666666676">
            <text:p>-0,00067</text:p>
          </table:table-cell>
          <table:table-cell table:formula="of:=[.D39]+(2/3)*[.F39]" office:value-type="float" office:value="0">
            <text:p>0,00000</text:p>
          </table:table-cell>
          <table:table-cell table:formula="of:=[.G39]*[.$K$2]" office:value-type="float" office:value="-0.000471536318667153">
            <text:p>-0,00047</text:p>
          </table:table-cell>
          <table:table-cell table:formula="of:=[.H3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3.5">
            <text:p>163,5</text:p>
          </table:table-cell>
          <table:table-cell table:style-name="ce3" table:formula="of:=SQRT(2*938.272*[.A40]+938.272^2)" office:value-type="float" office:value="1089.57298515703">
            <text:p>1089,573</text:p>
          </table:table-cell>
          <table:table-cell office:value-type="float" office:value="0.152">
            <text:p>0,152</text:p>
          </table:table-cell>
          <table:table-cell office:value-type="float" office:value="0">
            <text:p>0,000</text:p>
          </table:table-cell>
          <table:table-cell office:value-type="float" office:value="-0.228">
            <text:p>-0,228</text:p>
          </table:table-cell>
          <table:table-cell office:value-type="float" office:value="0">
            <text:p>0,000</text:p>
          </table:table-cell>
          <table:table-cell table:formula="of:=[.C40]+(2/3)*[.E40]" office:value-type="float" office:value="0">
            <text:p>0,00000</text:p>
          </table:table-cell>
          <table:table-cell table:formula="of:=[.D40]+(2/3)*[.F40]" office:value-type="float" office:value="0">
            <text:p>0,00000</text:p>
          </table:table-cell>
          <table:table-cell table:formula="of:=[.G40]*[.$K$2]" office:value-type="float" office:value="0">
            <text:p>0,00000</text:p>
          </table:table-cell>
          <table:table-cell table:formula="of:=[.H4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4">
            <text:p>164,0</text:p>
          </table:table-cell>
          <table:table-cell table:style-name="ce3" table:formula="of:=SQRT(2*938.272*[.A41]+938.272^2)" office:value-type="float" office:value="1090.00346879448">
            <text:p>1090,003</text:p>
          </table:table-cell>
          <table:table-cell office:value-type="float" office:value="0.155">
            <text:p>0,155</text:p>
          </table:table-cell>
          <table:table-cell office:value-type="float" office:value="0">
            <text:p>0,000</text:p>
          </table:table-cell>
          <table:table-cell office:value-type="float" office:value="-0.233">
            <text:p>-0,233</text:p>
          </table:table-cell>
          <table:table-cell office:value-type="float" office:value="0">
            <text:p>0,000</text:p>
          </table:table-cell>
          <table:table-cell table:formula="of:=[.C41]+(2/3)*[.E41]" office:value-type="float" office:value="-0.000333333333333324">
            <text:p>-0,00033</text:p>
          </table:table-cell>
          <table:table-cell table:formula="of:=[.D41]+(2/3)*[.F41]" office:value-type="float" office:value="0">
            <text:p>0,00000</text:p>
          </table:table-cell>
          <table:table-cell table:formula="of:=[.G41]*[.$K$2]" office:value-type="float" office:value="-0.000235768159333567">
            <text:p>-0,00024</text:p>
          </table:table-cell>
          <table:table-cell table:formula="of:=[.H4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4.5">
            <text:p>164,5</text:p>
          </table:table-cell>
          <table:table-cell table:style-name="ce3" table:formula="of:=SQRT(2*938.272*[.A42]+938.272^2)" office:value-type="float" office:value="1090.43378248475">
            <text:p>1090,434</text:p>
          </table:table-cell>
          <table:table-cell office:value-type="float" office:value="0.158">
            <text:p>0,158</text:p>
          </table:table-cell>
          <table:table-cell office:value-type="float" office:value="0">
            <text:p>0,000</text:p>
          </table:table-cell>
          <table:table-cell office:value-type="float" office:value="-0.238">
            <text:p>-0,238</text:p>
          </table:table-cell>
          <table:table-cell office:value-type="float" office:value="0">
            <text:p>0,000</text:p>
          </table:table-cell>
          <table:table-cell table:formula="of:=[.C42]+(2/3)*[.E42]" office:value-type="float" office:value="-0.000666666666666676">
            <text:p>-0,00067</text:p>
          </table:table-cell>
          <table:table-cell table:formula="of:=[.D42]+(2/3)*[.F42]" office:value-type="float" office:value="0">
            <text:p>0,00000</text:p>
          </table:table-cell>
          <table:table-cell table:formula="of:=[.G42]*[.$K$2]" office:value-type="float" office:value="-0.000471536318667153">
            <text:p>-0,00047</text:p>
          </table:table-cell>
          <table:table-cell table:formula="of:=[.H4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5">
            <text:p>165,0</text:p>
          </table:table-cell>
          <table:table-cell table:style-name="ce3" table:formula="of:=SQRT(2*938.272*[.A43]+938.272^2)" office:value-type="float" office:value="1090.86392642896">
            <text:p>1090,864</text:p>
          </table:table-cell>
          <table:table-cell office:value-type="float" office:value="0.161">
            <text:p>0,161</text:p>
          </table:table-cell>
          <table:table-cell office:value-type="float" office:value="0">
            <text:p>0,000</text:p>
          </table:table-cell>
          <table:table-cell office:value-type="float" office:value="-0.243">
            <text:p>-0,243</text:p>
          </table:table-cell>
          <table:table-cell office:value-type="float" office:value="0">
            <text:p>0,000</text:p>
          </table:table-cell>
          <table:table-cell table:formula="of:=[.C43]+(2/3)*[.E43]" office:value-type="float" office:value="-0.000999999999999973">
            <text:p>-0,00100</text:p>
          </table:table-cell>
          <table:table-cell table:formula="of:=[.D43]+(2/3)*[.F43]" office:value-type="float" office:value="0">
            <text:p>0,00000</text:p>
          </table:table-cell>
          <table:table-cell table:formula="of:=[.G43]*[.$K$2]" office:value-type="float" office:value="-0.0007073044780007">
            <text:p>-0,00071</text:p>
          </table:table-cell>
          <table:table-cell table:formula="of:=[.H4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5.5">
            <text:p>165,5</text:p>
          </table:table-cell>
          <table:table-cell table:style-name="ce3" table:formula="of:=SQRT(2*938.272*[.A44]+938.272^2)" office:value-type="float" office:value="1091.29390082782">
            <text:p>1091,294</text:p>
          </table:table-cell>
          <table:table-cell office:value-type="float" office:value="0.165">
            <text:p>0,165</text:p>
          </table:table-cell>
          <table:table-cell office:value-type="float" office:value="0">
            <text:p>0,000</text:p>
          </table:table-cell>
          <table:table-cell office:value-type="float" office:value="-0.248">
            <text:p>-0,248</text:p>
          </table:table-cell>
          <table:table-cell office:value-type="float" office:value="0">
            <text:p>0,000</text:p>
          </table:table-cell>
          <table:table-cell table:formula="of:=[.C44]+(2/3)*[.E44]" office:value-type="float" office:value="-0.000333333333333324">
            <text:p>-0,00033</text:p>
          </table:table-cell>
          <table:table-cell table:formula="of:=[.D44]+(2/3)*[.F44]" office:value-type="float" office:value="0">
            <text:p>0,00000</text:p>
          </table:table-cell>
          <table:table-cell table:formula="of:=[.G44]*[.$K$2]" office:value-type="float" office:value="-0.000235768159333567">
            <text:p>-0,00024</text:p>
          </table:table-cell>
          <table:table-cell table:formula="of:=[.H4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6">
            <text:p>166,0</text:p>
          </table:table-cell>
          <table:table-cell table:style-name="ce3" table:formula="of:=SQRT(2*938.272*[.A45]+938.272^2)" office:value-type="float" office:value="1091.72370588167">
            <text:p>1091,724</text:p>
          </table:table-cell>
          <table:table-cell office:value-type="float" office:value="0.168">
            <text:p>0,168</text:p>
          </table:table-cell>
          <table:table-cell office:value-type="float" office:value="0">
            <text:p>0,000</text:p>
          </table:table-cell>
          <table:table-cell office:value-type="float" office:value="-0.253">
            <text:p>-0,253</text:p>
          </table:table-cell>
          <table:table-cell office:value-type="float" office:value="0">
            <text:p>0,000</text:p>
          </table:table-cell>
          <table:table-cell table:formula="of:=[.C45]+(2/3)*[.E45]" office:value-type="float" office:value="-0.000666666666666649">
            <text:p>-0,00067</text:p>
          </table:table-cell>
          <table:table-cell table:formula="of:=[.D45]+(2/3)*[.F45]" office:value-type="float" office:value="0">
            <text:p>0,00000</text:p>
          </table:table-cell>
          <table:table-cell table:formula="of:=[.G45]*[.$K$2]" office:value-type="float" office:value="-0.000471536318667133">
            <text:p>-0,00047</text:p>
          </table:table-cell>
          <table:table-cell table:formula="of:=[.H4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6.5">
            <text:p>166,5</text:p>
          </table:table-cell>
          <table:table-cell table:style-name="ce3" table:formula="of:=SQRT(2*938.272*[.A46]+938.272^2)" office:value-type="float" office:value="1092.15334179043">
            <text:p>1092,153</text:p>
          </table:table-cell>
          <table:table-cell office:value-type="float" office:value="0.171">
            <text:p>0,171</text:p>
          </table:table-cell>
          <table:table-cell office:value-type="float" office:value="0">
            <text:p>0,000</text:p>
          </table:table-cell>
          <table:table-cell office:value-type="float" office:value="-0.258">
            <text:p>-0,258</text:p>
          </table:table-cell>
          <table:table-cell office:value-type="float" office:value="0">
            <text:p>0,000</text:p>
          </table:table-cell>
          <table:table-cell table:formula="of:=[.C46]+(2/3)*[.E46]" office:value-type="float" office:value="-0.000999999999999973">
            <text:p>-0,00100</text:p>
          </table:table-cell>
          <table:table-cell table:formula="of:=[.D46]+(2/3)*[.F46]" office:value-type="float" office:value="0">
            <text:p>0,00000</text:p>
          </table:table-cell>
          <table:table-cell table:formula="of:=[.G46]*[.$K$2]" office:value-type="float" office:value="-0.0007073044780007">
            <text:p>-0,00071</text:p>
          </table:table-cell>
          <table:table-cell table:formula="of:=[.H4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7">
            <text:p>167,0</text:p>
          </table:table-cell>
          <table:table-cell table:style-name="ce3" table:formula="of:=SQRT(2*938.272*[.A47]+938.272^2)" office:value-type="float" office:value="1092.58280875364">
            <text:p>1092,583</text:p>
          </table:table-cell>
          <table:table-cell office:value-type="float" office:value="0.174">
            <text:p>0,174</text:p>
          </table:table-cell>
          <table:table-cell office:value-type="float" office:value="0">
            <text:p>0,000</text:p>
          </table:table-cell>
          <table:table-cell office:value-type="float" office:value="-0.263">
            <text:p>-0,263</text:p>
          </table:table-cell>
          <table:table-cell office:value-type="float" office:value="0">
            <text:p>0,000</text:p>
          </table:table-cell>
          <table:table-cell table:formula="of:=[.C47]+(2/3)*[.E47]" office:value-type="float" office:value="-0.00133333333333333">
            <text:p>-0,00133</text:p>
          </table:table-cell>
          <table:table-cell table:formula="of:=[.D47]+(2/3)*[.F47]" office:value-type="float" office:value="0">
            <text:p>0,00000</text:p>
          </table:table-cell>
          <table:table-cell table:formula="of:=[.G47]*[.$K$2]" office:value-type="float" office:value="-0.000943072637334286">
            <text:p>-0,00094</text:p>
          </table:table-cell>
          <table:table-cell table:formula="of:=[.H4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7.5">
            <text:p>167,5</text:p>
          </table:table-cell>
          <table:table-cell table:style-name="ce3" table:formula="of:=SQRT(2*938.272*[.A48]+938.272^2)" office:value-type="float" office:value="1093.01210697046">
            <text:p>1093,012</text:p>
          </table:table-cell>
          <table:table-cell office:value-type="float" office:value="0.177">
            <text:p>0,177</text:p>
          </table:table-cell>
          <table:table-cell office:value-type="float" office:value="0">
            <text:p>0,000</text:p>
          </table:table-cell>
          <table:table-cell office:value-type="float" office:value="-0.267">
            <text:p>-0,267</text:p>
          </table:table-cell>
          <table:table-cell office:value-type="float" office:value="0">
            <text:p>0,000</text:p>
          </table:table-cell>
          <table:table-cell table:formula="of:=[.C48]+(2/3)*[.E48]" office:value-type="float" office:value="-0.001">
            <text:p>-0,00100</text:p>
          </table:table-cell>
          <table:table-cell table:formula="of:=[.D48]+(2/3)*[.F48]" office:value-type="float" office:value="0">
            <text:p>0,00000</text:p>
          </table:table-cell>
          <table:table-cell table:formula="of:=[.G48]*[.$K$2]" office:value-type="float" office:value="-0.000707304478000719">
            <text:p>-0,00071</text:p>
          </table:table-cell>
          <table:table-cell table:formula="of:=[.H4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8">
            <text:p>168,0</text:p>
          </table:table-cell>
          <table:table-cell table:style-name="ce3" table:formula="of:=SQRT(2*938.272*[.A49]+938.272^2)" office:value-type="float" office:value="1093.44123663963">
            <text:p>1093,441</text:p>
          </table:table-cell>
          <table:table-cell office:value-type="float" office:value="0.18">
            <text:p>0,180</text:p>
          </table:table-cell>
          <table:table-cell office:value-type="float" office:value="0">
            <text:p>0,000</text:p>
          </table:table-cell>
          <table:table-cell office:value-type="float" office:value="-0.272">
            <text:p>-0,272</text:p>
          </table:table-cell>
          <table:table-cell office:value-type="float" office:value="0">
            <text:p>0,000</text:p>
          </table:table-cell>
          <table:table-cell table:formula="of:=[.C49]+(2/3)*[.E49]" office:value-type="float" office:value="-0.00133333333333335">
            <text:p>-0,00133</text:p>
          </table:table-cell>
          <table:table-cell table:formula="of:=[.D49]+(2/3)*[.F49]" office:value-type="float" office:value="0">
            <text:p>0,00000</text:p>
          </table:table-cell>
          <table:table-cell table:formula="of:=[.G49]*[.$K$2]" office:value-type="float" office:value="-0.000943072637334305">
            <text:p>-0,00094</text:p>
          </table:table-cell>
          <table:table-cell table:formula="of:=[.H4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8.5">
            <text:p>168,5</text:p>
          </table:table-cell>
          <table:table-cell table:style-name="ce3" table:formula="of:=SQRT(2*938.272*[.A50]+938.272^2)" office:value-type="float" office:value="1093.87019795952">
            <text:p>1093,870</text:p>
          </table:table-cell>
          <table:table-cell office:value-type="float" office:value="0.183">
            <text:p>0,183</text:p>
          </table:table-cell>
          <table:table-cell office:value-type="float" office:value="0">
            <text:p>0,000</text:p>
          </table:table-cell>
          <table:table-cell office:value-type="float" office:value="-0.276">
            <text:p>-0,276</text:p>
          </table:table-cell>
          <table:table-cell office:value-type="float" office:value="0">
            <text:p>0,000</text:p>
          </table:table-cell>
          <table:table-cell table:formula="of:=[.C50]+(2/3)*[.E50]" office:value-type="float" office:value="-0.001">
            <text:p>-0,00100</text:p>
          </table:table-cell>
          <table:table-cell table:formula="of:=[.D50]+(2/3)*[.F50]" office:value-type="float" office:value="0">
            <text:p>0,00000</text:p>
          </table:table-cell>
          <table:table-cell table:formula="of:=[.G50]*[.$K$2]" office:value-type="float" office:value="-0.000707304478000719">
            <text:p>-0,00071</text:p>
          </table:table-cell>
          <table:table-cell table:formula="of:=[.H5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9">
            <text:p>169,0</text:p>
          </table:table-cell>
          <table:table-cell table:style-name="ce3" table:formula="of:=SQRT(2*938.272*[.A51]+938.272^2)" office:value-type="float" office:value="1094.29899112811">
            <text:p>1094,299</text:p>
          </table:table-cell>
          <table:table-cell office:value-type="float" office:value="0.186">
            <text:p>0,186</text:p>
          </table:table-cell>
          <table:table-cell office:value-type="float" office:value="0">
            <text:p>0,000</text:p>
          </table:table-cell>
          <table:table-cell office:value-type="float" office:value="-0.281">
            <text:p>-0,281</text:p>
          </table:table-cell>
          <table:table-cell office:value-type="float" office:value="0">
            <text:p>0,000</text:p>
          </table:table-cell>
          <table:table-cell table:formula="of:=[.C51]+(2/3)*[.E51]" office:value-type="float" office:value="-0.00133333333333335">
            <text:p>-0,00133</text:p>
          </table:table-cell>
          <table:table-cell table:formula="of:=[.D51]+(2/3)*[.F51]" office:value-type="float" office:value="0">
            <text:p>0,00000</text:p>
          </table:table-cell>
          <table:table-cell table:formula="of:=[.G51]*[.$K$2]" office:value-type="float" office:value="-0.000943072637334305">
            <text:p>-0,00094</text:p>
          </table:table-cell>
          <table:table-cell table:formula="of:=[.H5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9.5">
            <text:p>169,5</text:p>
          </table:table-cell>
          <table:table-cell table:style-name="ce3" table:formula="of:=SQRT(2*938.272*[.A52]+938.272^2)" office:value-type="float" office:value="1094.72761634299">
            <text:p>1094,728</text:p>
          </table:table-cell>
          <table:table-cell office:value-type="float" office:value="0.189">
            <text:p>0,189</text:p>
          </table:table-cell>
          <table:table-cell office:value-type="float" office:value="0">
            <text:p>0,000</text:p>
          </table:table-cell>
          <table:table-cell office:value-type="float" office:value="-0.286">
            <text:p>-0,286</text:p>
          </table:table-cell>
          <table:table-cell office:value-type="float" office:value="0">
            <text:p>0,000</text:p>
          </table:table-cell>
          <table:table-cell table:formula="of:=[.C52]+(2/3)*[.E52]" office:value-type="float" office:value="-0.00166666666666668">
            <text:p>-0,00167</text:p>
          </table:table-cell>
          <table:table-cell table:formula="of:=[.D52]+(2/3)*[.F52]" office:value-type="float" office:value="0">
            <text:p>0,00000</text:p>
          </table:table-cell>
          <table:table-cell table:formula="of:=[.G52]*[.$K$2]" office:value-type="float" office:value="-0.00117884079666787">
            <text:p>-0,00118</text:p>
          </table:table-cell>
          <table:table-cell table:formula="of:=[.H5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0">
            <text:p>170,0</text:p>
          </table:table-cell>
          <table:table-cell table:style-name="ce3" table:formula="of:=SQRT(2*938.272*[.A53]+938.272^2)" office:value-type="float" office:value="1095.15607380136">
            <text:p>1095,156</text:p>
          </table:table-cell>
          <table:table-cell office:value-type="float" office:value="0.192">
            <text:p>0,192</text:p>
          </table:table-cell>
          <table:table-cell office:value-type="float" office:value="0">
            <text:p>0,000</text:p>
          </table:table-cell>
          <table:table-cell office:value-type="float" office:value="-0.29">
            <text:p>-0,290</text:p>
          </table:table-cell>
          <table:table-cell office:value-type="float" office:value="0">
            <text:p>0,000</text:p>
          </table:table-cell>
          <table:table-cell table:formula="of:=[.C53]+(2/3)*[.E53]" office:value-type="float" office:value="-0.0013333333333333">
            <text:p>-0,00133</text:p>
          </table:table-cell>
          <table:table-cell table:formula="of:=[.D53]+(2/3)*[.F53]" office:value-type="float" office:value="0">
            <text:p>0,00000</text:p>
          </table:table-cell>
          <table:table-cell table:formula="of:=[.G53]*[.$K$2]" office:value-type="float" office:value="-0.000943072637334266">
            <text:p>-0,00094</text:p>
          </table:table-cell>
          <table:table-cell table:formula="of:=[.H5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0.5">
            <text:p>170,5</text:p>
          </table:table-cell>
          <table:table-cell table:style-name="ce3" table:formula="of:=SQRT(2*938.272*[.A54]+938.272^2)" office:value-type="float" office:value="1095.58436370003">
            <text:p>1095,584</text:p>
          </table:table-cell>
          <table:table-cell office:value-type="float" office:value="0.195">
            <text:p>0,195</text:p>
          </table:table-cell>
          <table:table-cell office:value-type="float" office:value="0">
            <text:p>0,000</text:p>
          </table:table-cell>
          <table:table-cell office:value-type="float" office:value="-0.294">
            <text:p>-0,294</text:p>
          </table:table-cell>
          <table:table-cell office:value-type="float" office:value="0">
            <text:p>0,000</text:p>
          </table:table-cell>
          <table:table-cell table:formula="of:=[.C54]+(2/3)*[.E54]" office:value-type="float" office:value="-0.000999999999999973">
            <text:p>-0,00100</text:p>
          </table:table-cell>
          <table:table-cell table:formula="of:=[.D54]+(2/3)*[.F54]" office:value-type="float" office:value="0">
            <text:p>0,00000</text:p>
          </table:table-cell>
          <table:table-cell table:formula="of:=[.G54]*[.$K$2]" office:value-type="float" office:value="-0.0007073044780007">
            <text:p>-0,00071</text:p>
          </table:table-cell>
          <table:table-cell table:formula="of:=[.H5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1">
            <text:p>171,0</text:p>
          </table:table-cell>
          <table:table-cell table:style-name="ce3" table:formula="of:=SQRT(2*938.272*[.A55]+938.272^2)" office:value-type="float" office:value="1096.01248623544">
            <text:p>1096,012</text:p>
          </table:table-cell>
          <table:table-cell office:value-type="float" office:value="0.198">
            <text:p>0,198</text:p>
          </table:table-cell>
          <table:table-cell office:value-type="float" office:value="0">
            <text:p>0,000</text:p>
          </table:table-cell>
          <table:table-cell office:value-type="float" office:value="-0.299">
            <text:p>-0,299</text:p>
          </table:table-cell>
          <table:table-cell office:value-type="float" office:value="0">
            <text:p>0,000</text:p>
          </table:table-cell>
          <table:table-cell table:formula="of:=[.C55]+(2/3)*[.E55]" office:value-type="float" office:value="-0.0013333333333333">
            <text:p>-0,00133</text:p>
          </table:table-cell>
          <table:table-cell table:formula="of:=[.D55]+(2/3)*[.F55]" office:value-type="float" office:value="0">
            <text:p>0,00000</text:p>
          </table:table-cell>
          <table:table-cell table:formula="of:=[.G55]*[.$K$2]" office:value-type="float" office:value="-0.000943072637334266">
            <text:p>-0,00094</text:p>
          </table:table-cell>
          <table:table-cell table:formula="of:=[.H5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1.5">
            <text:p>171,5</text:p>
          </table:table-cell>
          <table:table-cell table:style-name="ce3" table:formula="of:=SQRT(2*938.272*[.A56]+938.272^2)" office:value-type="float" office:value="1096.44044160365">
            <text:p>1096,440</text:p>
          </table:table-cell>
          <table:table-cell office:value-type="float" office:value="0.201">
            <text:p>0,201</text:p>
          </table:table-cell>
          <table:table-cell office:value-type="float" office:value="0">
            <text:p>0,000</text:p>
          </table:table-cell>
          <table:table-cell office:value-type="float" office:value="-0.303">
            <text:p>-0,303</text:p>
          </table:table-cell>
          <table:table-cell office:value-type="float" office:value="0">
            <text:p>0,000</text:p>
          </table:table-cell>
          <table:table-cell table:formula="of:=[.C56]+(2/3)*[.E56]" office:value-type="float" office:value="-0.000999999999999973">
            <text:p>-0,00100</text:p>
          </table:table-cell>
          <table:table-cell table:formula="of:=[.D56]+(2/3)*[.F56]" office:value-type="float" office:value="0">
            <text:p>0,00000</text:p>
          </table:table-cell>
          <table:table-cell table:formula="of:=[.G56]*[.$K$2]" office:value-type="float" office:value="-0.0007073044780007">
            <text:p>-0,00071</text:p>
          </table:table-cell>
          <table:table-cell table:formula="of:=[.H5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2">
            <text:p>172,0</text:p>
          </table:table-cell>
          <table:table-cell table:style-name="ce3" table:formula="of:=SQRT(2*938.272*[.A57]+938.272^2)" office:value-type="float" office:value="1096.8682300003">
            <text:p>1096,868</text:p>
          </table:table-cell>
          <table:table-cell office:value-type="float" office:value="0.204">
            <text:p>0,204</text:p>
          </table:table-cell>
          <table:table-cell office:value-type="float" office:value="0">
            <text:p>0,000</text:p>
          </table:table-cell>
          <table:table-cell office:value-type="float" office:value="-0.307">
            <text:p>-0,307</text:p>
          </table:table-cell>
          <table:table-cell office:value-type="float" office:value="0">
            <text:p>0,000</text:p>
          </table:table-cell>
          <table:table-cell table:formula="of:=[.C57]+(2/3)*[.E57]" office:value-type="float" office:value="-0.000666666666666649">
            <text:p>-0,00067</text:p>
          </table:table-cell>
          <table:table-cell table:formula="of:=[.D57]+(2/3)*[.F57]" office:value-type="float" office:value="0">
            <text:p>0,00000</text:p>
          </table:table-cell>
          <table:table-cell table:formula="of:=[.G57]*[.$K$2]" office:value-type="float" office:value="-0.000471536318667133">
            <text:p>-0,00047</text:p>
          </table:table-cell>
          <table:table-cell table:formula="of:=[.H5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2.5">
            <text:p>172,5</text:p>
          </table:table-cell>
          <table:table-cell table:style-name="ce3" table:formula="of:=SQRT(2*938.272*[.A58]+938.272^2)" office:value-type="float" office:value="1097.2958516207">
            <text:p>1097,296</text:p>
          </table:table-cell>
          <table:table-cell office:value-type="float" office:value="0.207">
            <text:p>0,207</text:p>
          </table:table-cell>
          <table:table-cell office:value-type="float" office:value="0">
            <text:p>0,000</text:p>
          </table:table-cell>
          <table:table-cell office:value-type="float" office:value="-0.312">
            <text:p>-0,312</text:p>
          </table:table-cell>
          <table:table-cell office:value-type="float" office:value="0">
            <text:p>0,000</text:p>
          </table:table-cell>
          <table:table-cell table:formula="of:=[.C58]+(2/3)*[.E58]" office:value-type="float" office:value="-0.000999999999999973">
            <text:p>-0,00100</text:p>
          </table:table-cell>
          <table:table-cell table:formula="of:=[.D58]+(2/3)*[.F58]" office:value-type="float" office:value="0">
            <text:p>0,00000</text:p>
          </table:table-cell>
          <table:table-cell table:formula="of:=[.G58]*[.$K$2]" office:value-type="float" office:value="-0.0007073044780007">
            <text:p>-0,00071</text:p>
          </table:table-cell>
          <table:table-cell table:formula="of:=[.H5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3">
            <text:p>173,0</text:p>
          </table:table-cell>
          <table:table-cell table:style-name="ce3" table:formula="of:=SQRT(2*938.272*[.A59]+938.272^2)" office:value-type="float" office:value="1097.72330665974">
            <text:p>1097,723</text:p>
          </table:table-cell>
          <table:table-cell office:value-type="float" office:value="0.21">
            <text:p>0,210</text:p>
          </table:table-cell>
          <table:table-cell office:value-type="float" office:value="0">
            <text:p>0,000</text:p>
          </table:table-cell>
          <table:table-cell office:value-type="float" office:value="-0.316">
            <text:p>-0,316</text:p>
          </table:table-cell>
          <table:table-cell office:value-type="float" office:value="0">
            <text:p>0,000</text:p>
          </table:table-cell>
          <table:table-cell table:formula="of:=[.C59]+(2/3)*[.E59]" office:value-type="float" office:value="-0.000666666666666676">
            <text:p>-0,00067</text:p>
          </table:table-cell>
          <table:table-cell table:formula="of:=[.D59]+(2/3)*[.F59]" office:value-type="float" office:value="0">
            <text:p>0,00000</text:p>
          </table:table-cell>
          <table:table-cell table:formula="of:=[.G59]*[.$K$2]" office:value-type="float" office:value="-0.000471536318667153">
            <text:p>-0,00047</text:p>
          </table:table-cell>
          <table:table-cell table:formula="of:=[.H5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3.5">
            <text:p>173,5</text:p>
          </table:table-cell>
          <table:table-cell table:style-name="ce3" table:formula="of:=SQRT(2*938.272*[.A60]+938.272^2)" office:value-type="float" office:value="1098.15059531195">
            <text:p>1098,151</text:p>
          </table:table-cell>
          <table:table-cell office:value-type="float" office:value="0.212">
            <text:p>0,212</text:p>
          </table:table-cell>
          <table:table-cell office:value-type="float" office:value="0">
            <text:p>0,000</text:p>
          </table:table-cell>
          <table:table-cell office:value-type="float" office:value="-0.32">
            <text:p>-0,320</text:p>
          </table:table-cell>
          <table:table-cell office:value-type="float" office:value="0">
            <text:p>0,000</text:p>
          </table:table-cell>
          <table:table-cell table:formula="of:=[.C60]+(2/3)*[.E60]" office:value-type="float" office:value="-0.00133333333333333">
            <text:p>-0,00133</text:p>
          </table:table-cell>
          <table:table-cell table:formula="of:=[.D60]+(2/3)*[.F60]" office:value-type="float" office:value="0">
            <text:p>0,00000</text:p>
          </table:table-cell>
          <table:table-cell table:formula="of:=[.G60]*[.$K$2]" office:value-type="float" office:value="-0.000943072637334286">
            <text:p>-0,00094</text:p>
          </table:table-cell>
          <table:table-cell table:formula="of:=[.H6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4">
            <text:p>174,0</text:p>
          </table:table-cell>
          <table:table-cell table:style-name="ce3" table:formula="of:=SQRT(2*938.272*[.A61]+938.272^2)" office:value-type="float" office:value="1098.57771777148">
            <text:p>1098,578</text:p>
          </table:table-cell>
          <table:table-cell office:value-type="float" office:value="0.215">
            <text:p>0,215</text:p>
          </table:table-cell>
          <table:table-cell office:value-type="float" office:value="0">
            <text:p>0,000</text:p>
          </table:table-cell>
          <table:table-cell office:value-type="float" office:value="-0.324">
            <text:p>-0,324</text:p>
          </table:table-cell>
          <table:table-cell office:value-type="float" office:value="0">
            <text:p>0,000</text:p>
          </table:table-cell>
          <table:table-cell table:formula="of:=[.C61]+(2/3)*[.E61]" office:value-type="float" office:value="-0.001">
            <text:p>-0,00100</text:p>
          </table:table-cell>
          <table:table-cell table:formula="of:=[.D61]+(2/3)*[.F61]" office:value-type="float" office:value="0">
            <text:p>0,00000</text:p>
          </table:table-cell>
          <table:table-cell table:formula="of:=[.G61]*[.$K$2]" office:value-type="float" office:value="-0.000707304478000719">
            <text:p>-0,00071</text:p>
          </table:table-cell>
          <table:table-cell table:formula="of:=[.H6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4.5">
            <text:p>174,5</text:p>
          </table:table-cell>
          <table:table-cell table:style-name="ce3" table:formula="of:=SQRT(2*938.272*[.A62]+938.272^2)" office:value-type="float" office:value="1099.0046742321">
            <text:p>1099,005</text:p>
          </table:table-cell>
          <table:table-cell office:value-type="float" office:value="0.218">
            <text:p>0,218</text:p>
          </table:table-cell>
          <table:table-cell office:value-type="float" office:value="0">
            <text:p>0,000</text:p>
          </table:table-cell>
          <table:table-cell office:value-type="float" office:value="-0.328">
            <text:p>-0,328</text:p>
          </table:table-cell>
          <table:table-cell office:value-type="float" office:value="0">
            <text:p>0,000</text:p>
          </table:table-cell>
          <table:table-cell table:formula="of:=[.C62]+(2/3)*[.E62]" office:value-type="float" office:value="-0.000666666666666676">
            <text:p>-0,00067</text:p>
          </table:table-cell>
          <table:table-cell table:formula="of:=[.D62]+(2/3)*[.F62]" office:value-type="float" office:value="0">
            <text:p>0,00000</text:p>
          </table:table-cell>
          <table:table-cell table:formula="of:=[.G62]*[.$K$2]" office:value-type="float" office:value="-0.000471536318667153">
            <text:p>-0,00047</text:p>
          </table:table-cell>
          <table:table-cell table:formula="of:=[.H6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5">
            <text:p>175,0</text:p>
          </table:table-cell>
          <table:table-cell table:style-name="ce3" table:formula="of:=SQRT(2*938.272*[.A63]+938.272^2)" office:value-type="float" office:value="1099.43146488719">
            <text:p>1099,431</text:p>
          </table:table-cell>
          <table:table-cell office:value-type="float" office:value="0.22">
            <text:p>0,220</text:p>
          </table:table-cell>
          <table:table-cell office:value-type="float" office:value="0">
            <text:p>0,000</text:p>
          </table:table-cell>
          <table:table-cell office:value-type="float" office:value="-0.332">
            <text:p>-0,332</text:p>
          </table:table-cell>
          <table:table-cell office:value-type="float" office:value="0">
            <text:p>0,000</text:p>
          </table:table-cell>
          <table:table-cell table:formula="of:=[.C63]+(2/3)*[.E63]" office:value-type="float" office:value="-0.00133333333333333">
            <text:p>-0,00133</text:p>
          </table:table-cell>
          <table:table-cell table:formula="of:=[.D63]+(2/3)*[.F63]" office:value-type="float" office:value="0">
            <text:p>0,00000</text:p>
          </table:table-cell>
          <table:table-cell table:formula="of:=[.G63]*[.$K$2]" office:value-type="float" office:value="-0.000943072637334286">
            <text:p>-0,00094</text:p>
          </table:table-cell>
          <table:table-cell table:formula="of:=[.H6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5.5">
            <text:p>175,5</text:p>
          </table:table-cell>
          <table:table-cell table:style-name="ce3" table:formula="of:=SQRT(2*938.272*[.A64]+938.272^2)" office:value-type="float" office:value="1099.85808992979">
            <text:p>1099,858</text:p>
          </table:table-cell>
          <table:table-cell office:value-type="float" office:value="0.223">
            <text:p>0,223</text:p>
          </table:table-cell>
          <table:table-cell office:value-type="float" office:value="0">
            <text:p>0,000</text:p>
          </table:table-cell>
          <table:table-cell office:value-type="float" office:value="-0.336">
            <text:p>-0,336</text:p>
          </table:table-cell>
          <table:table-cell office:value-type="float" office:value="0">
            <text:p>0,000</text:p>
          </table:table-cell>
          <table:table-cell table:formula="of:=[.C64]+(2/3)*[.E64]" office:value-type="float" office:value="-0.001">
            <text:p>-0,00100</text:p>
          </table:table-cell>
          <table:table-cell table:formula="of:=[.D64]+(2/3)*[.F64]" office:value-type="float" office:value="0">
            <text:p>0,00000</text:p>
          </table:table-cell>
          <table:table-cell table:formula="of:=[.G64]*[.$K$2]" office:value-type="float" office:value="-0.000707304478000719">
            <text:p>-0,00071</text:p>
          </table:table-cell>
          <table:table-cell table:formula="of:=[.H6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6">
            <text:p>176,0</text:p>
          </table:table-cell>
          <table:table-cell table:style-name="ce3" table:formula="of:=SQRT(2*938.272*[.A65]+938.272^2)" office:value-type="float" office:value="1100.28454955252">
            <text:p>1100,285</text:p>
          </table:table-cell>
          <table:table-cell office:value-type="float" office:value="0.226">
            <text:p>0,226</text:p>
          </table:table-cell>
          <table:table-cell office:value-type="float" office:value="0">
            <text:p>0,000</text:p>
          </table:table-cell>
          <table:table-cell office:value-type="float" office:value="-0.34">
            <text:p>-0,340</text:p>
          </table:table-cell>
          <table:table-cell office:value-type="float" office:value="0">
            <text:p>0,000</text:p>
          </table:table-cell>
          <table:table-cell table:formula="of:=[.C65]+(2/3)*[.E65]" office:value-type="float" office:value="-0.000666666666666676">
            <text:p>-0,00067</text:p>
          </table:table-cell>
          <table:table-cell table:formula="of:=[.D65]+(2/3)*[.F65]" office:value-type="float" office:value="0">
            <text:p>0,00000</text:p>
          </table:table-cell>
          <table:table-cell table:formula="of:=[.G65]*[.$K$2]" office:value-type="float" office:value="-0.000471536318667153">
            <text:p>-0,00047</text:p>
          </table:table-cell>
          <table:table-cell table:formula="of:=[.H6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6.5">
            <text:p>176,5</text:p>
          </table:table-cell>
          <table:table-cell table:style-name="ce3" table:formula="of:=SQRT(2*938.272*[.A66]+938.272^2)" office:value-type="float" office:value="1100.71084394767">
            <text:p>1100,711</text:p>
          </table:table-cell>
          <table:table-cell office:value-type="float" office:value="0.228">
            <text:p>0,228</text:p>
          </table:table-cell>
          <table:table-cell office:value-type="float" office:value="0">
            <text:p>0,000</text:p>
          </table:table-cell>
          <table:table-cell office:value-type="float" office:value="-0.344">
            <text:p>-0,344</text:p>
          </table:table-cell>
          <table:table-cell office:value-type="float" office:value="0">
            <text:p>0,000</text:p>
          </table:table-cell>
          <table:table-cell table:formula="of:=[.C66]+(2/3)*[.E66]" office:value-type="float" office:value="-0.00133333333333333">
            <text:p>-0,00133</text:p>
          </table:table-cell>
          <table:table-cell table:formula="of:=[.D66]+(2/3)*[.F66]" office:value-type="float" office:value="0">
            <text:p>0,00000</text:p>
          </table:table-cell>
          <table:table-cell table:formula="of:=[.G66]*[.$K$2]" office:value-type="float" office:value="-0.000943072637334286">
            <text:p>-0,00094</text:p>
          </table:table-cell>
          <table:table-cell table:formula="of:=[.H6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7">
            <text:p>177,0</text:p>
          </table:table-cell>
          <table:table-cell table:style-name="ce3" table:formula="of:=SQRT(2*938.272*[.A67]+938.272^2)" office:value-type="float" office:value="1101.13697330714">
            <text:p>1101,137</text:p>
          </table:table-cell>
          <table:table-cell office:value-type="float" office:value="0.231">
            <text:p>0,231</text:p>
          </table:table-cell>
          <table:table-cell office:value-type="float" office:value="0">
            <text:p>0,000</text:p>
          </table:table-cell>
          <table:table-cell office:value-type="float" office:value="-0.348">
            <text:p>-0,348</text:p>
          </table:table-cell>
          <table:table-cell office:value-type="float" office:value="0">
            <text:p>0,000</text:p>
          </table:table-cell>
          <table:table-cell table:formula="of:=[.C67]+(2/3)*[.E67]" office:value-type="float" office:value="-0.001">
            <text:p>-0,00100</text:p>
          </table:table-cell>
          <table:table-cell table:formula="of:=[.D67]+(2/3)*[.F67]" office:value-type="float" office:value="0">
            <text:p>0,00000</text:p>
          </table:table-cell>
          <table:table-cell table:formula="of:=[.G67]*[.$K$2]" office:value-type="float" office:value="-0.000707304478000719">
            <text:p>-0,00071</text:p>
          </table:table-cell>
          <table:table-cell table:formula="of:=[.H6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7.5">
            <text:p>177,5</text:p>
          </table:table-cell>
          <table:table-cell table:style-name="ce3" table:formula="of:=SQRT(2*938.272*[.A68]+938.272^2)" office:value-type="float" office:value="1101.56293782244">
            <text:p>1101,563</text:p>
          </table:table-cell>
          <table:table-cell office:value-type="float" office:value="0.234">
            <text:p>0,234</text:p>
          </table:table-cell>
          <table:table-cell office:value-type="float" office:value="0">
            <text:p>0,000</text:p>
          </table:table-cell>
          <table:table-cell office:value-type="float" office:value="-0.352">
            <text:p>-0,352</text:p>
          </table:table-cell>
          <table:table-cell office:value-type="float" office:value="0">
            <text:p>0,000</text:p>
          </table:table-cell>
          <table:table-cell table:formula="of:=[.C68]+(2/3)*[.E68]" office:value-type="float" office:value="-0.000666666666666621">
            <text:p>-0,00067</text:p>
          </table:table-cell>
          <table:table-cell table:formula="of:=[.D68]+(2/3)*[.F68]" office:value-type="float" office:value="0">
            <text:p>0,00000</text:p>
          </table:table-cell>
          <table:table-cell table:formula="of:=[.G68]*[.$K$2]" office:value-type="float" office:value="-0.000471536318667113">
            <text:p>-0,00047</text:p>
          </table:table-cell>
          <table:table-cell table:formula="of:=[.H6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8">
            <text:p>178,0</text:p>
          </table:table-cell>
          <table:table-cell table:style-name="ce3" table:formula="of:=SQRT(2*938.272*[.A69]+938.272^2)" office:value-type="float" office:value="1101.98873768474">
            <text:p>1101,989</text:p>
          </table:table-cell>
          <table:table-cell office:value-type="float" office:value="0.236">
            <text:p>0,236</text:p>
          </table:table-cell>
          <table:table-cell office:value-type="float" office:value="0">
            <text:p>0,000</text:p>
          </table:table-cell>
          <table:table-cell office:value-type="float" office:value="-0.356">
            <text:p>-0,356</text:p>
          </table:table-cell>
          <table:table-cell office:value-type="float" office:value="0">
            <text:p>0,000</text:p>
          </table:table-cell>
          <table:table-cell table:formula="of:=[.C69]+(2/3)*[.E69]" office:value-type="float" office:value="-0.0013333333333333">
            <text:p>-0,00133</text:p>
          </table:table-cell>
          <table:table-cell table:formula="of:=[.D69]+(2/3)*[.F69]" office:value-type="float" office:value="0">
            <text:p>0,00000</text:p>
          </table:table-cell>
          <table:table-cell table:formula="of:=[.G69]*[.$K$2]" office:value-type="float" office:value="-0.000943072637334266">
            <text:p>-0,00094</text:p>
          </table:table-cell>
          <table:table-cell table:formula="of:=[.H6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8.5">
            <text:p>178,5</text:p>
          </table:table-cell>
          <table:table-cell table:style-name="ce3" table:formula="of:=SQRT(2*938.272*[.A70]+938.272^2)" office:value-type="float" office:value="1102.41437308482">
            <text:p>1102,414</text:p>
          </table:table-cell>
          <table:table-cell office:value-type="float" office:value="0.239">
            <text:p>0,239</text:p>
          </table:table-cell>
          <table:table-cell office:value-type="float" office:value="0">
            <text:p>0,000</text:p>
          </table:table-cell>
          <table:table-cell office:value-type="float" office:value="-0.36">
            <text:p>-0,360</text:p>
          </table:table-cell>
          <table:table-cell office:value-type="float" office:value="0">
            <text:p>0,000</text:p>
          </table:table-cell>
          <table:table-cell table:formula="of:=[.C70]+(2/3)*[.E70]" office:value-type="float" office:value="-0.000999999999999973">
            <text:p>-0,00100</text:p>
          </table:table-cell>
          <table:table-cell table:formula="of:=[.D70]+(2/3)*[.F70]" office:value-type="float" office:value="0">
            <text:p>0,00000</text:p>
          </table:table-cell>
          <table:table-cell table:formula="of:=[.G70]*[.$K$2]" office:value-type="float" office:value="-0.0007073044780007">
            <text:p>-0,00071</text:p>
          </table:table-cell>
          <table:table-cell table:formula="of:=[.H7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9">
            <text:p>179,0</text:p>
          </table:table-cell>
          <table:table-cell table:style-name="ce3" table:formula="of:=SQRT(2*938.272*[.A71]+938.272^2)" office:value-type="float" office:value="1102.83984421311">
            <text:p>1102,840</text:p>
          </table:table-cell>
          <table:table-cell office:value-type="float" office:value="0.241">
            <text:p>0,241</text:p>
          </table:table-cell>
          <table:table-cell office:value-type="float" office:value="0">
            <text:p>0,000</text:p>
          </table:table-cell>
          <table:table-cell office:value-type="float" office:value="-0.364">
            <text:p>-0,364</text:p>
          </table:table-cell>
          <table:table-cell office:value-type="float" office:value="0">
            <text:p>0,000</text:p>
          </table:table-cell>
          <table:table-cell table:formula="of:=[.C71]+(2/3)*[.E71]" office:value-type="float" office:value="-0.00166666666666665">
            <text:p>-0,00167</text:p>
          </table:table-cell>
          <table:table-cell table:formula="of:=[.D71]+(2/3)*[.F71]" office:value-type="float" office:value="0">
            <text:p>0,00000</text:p>
          </table:table-cell>
          <table:table-cell table:formula="of:=[.G71]*[.$K$2]" office:value-type="float" office:value="-0.00117884079666785">
            <text:p>-0,00118</text:p>
          </table:table-cell>
          <table:table-cell table:formula="of:=[.H7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9.5">
            <text:p>179,5</text:p>
          </table:table-cell>
          <table:table-cell table:style-name="ce3" table:formula="of:=SQRT(2*938.272*[.A72]+938.272^2)" office:value-type="float" office:value="1103.26515125966">
            <text:p>1103,265</text:p>
          </table:table-cell>
          <table:table-cell office:value-type="float" office:value="0.244">
            <text:p>0,244</text:p>
          </table:table-cell>
          <table:table-cell office:value-type="float" office:value="0">
            <text:p>0,000</text:p>
          </table:table-cell>
          <table:table-cell office:value-type="float" office:value="-0.367">
            <text:p>-0,367</text:p>
          </table:table-cell>
          <table:table-cell office:value-type="float" office:value="0">
            <text:p>0,000</text:p>
          </table:table-cell>
          <table:table-cell table:formula="of:=[.C72]+(2/3)*[.E72]" office:value-type="float" office:value="-0.000666666666666649">
            <text:p>-0,00067</text:p>
          </table:table-cell>
          <table:table-cell table:formula="of:=[.D72]+(2/3)*[.F72]" office:value-type="float" office:value="0">
            <text:p>0,00000</text:p>
          </table:table-cell>
          <table:table-cell table:formula="of:=[.G72]*[.$K$2]" office:value-type="float" office:value="-0.000471536318667133">
            <text:p>-0,00047</text:p>
          </table:table-cell>
          <table:table-cell table:formula="of:=[.H7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0">
            <text:p>180,0</text:p>
          </table:table-cell>
          <table:table-cell table:style-name="ce3" table:formula="of:=SQRT(2*938.272*[.A73]+938.272^2)" office:value-type="float" office:value="1103.69029441415">
            <text:p>1103,690</text:p>
          </table:table-cell>
          <table:table-cell office:value-type="float" office:value="0.246">
            <text:p>0,246</text:p>
          </table:table-cell>
          <table:table-cell office:value-type="float" office:value="0">
            <text:p>0,000</text:p>
          </table:table-cell>
          <table:table-cell office:value-type="float" office:value="-0.371">
            <text:p>-0,371</text:p>
          </table:table-cell>
          <table:table-cell office:value-type="float" office:value="0">
            <text:p>0,000</text:p>
          </table:table-cell>
          <table:table-cell table:formula="of:=[.C73]+(2/3)*[.E73]" office:value-type="float" office:value="-0.00133333333333333">
            <text:p>-0,00133</text:p>
          </table:table-cell>
          <table:table-cell table:formula="of:=[.D73]+(2/3)*[.F73]" office:value-type="float" office:value="0">
            <text:p>0,00000</text:p>
          </table:table-cell>
          <table:table-cell table:formula="of:=[.G73]*[.$K$2]" office:value-type="float" office:value="-0.000943072637334286">
            <text:p>-0,00094</text:p>
          </table:table-cell>
          <table:table-cell table:formula="of:=[.H7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0.5">
            <text:p>180,5</text:p>
          </table:table-cell>
          <table:table-cell table:style-name="ce3" table:formula="of:=SQRT(2*938.272*[.A74]+938.272^2)" office:value-type="float" office:value="1104.11527386591">
            <text:p>1104,115</text:p>
          </table:table-cell>
          <table:table-cell office:value-type="float" office:value="0.248">
            <text:p>0,248</text:p>
          </table:table-cell>
          <table:table-cell office:value-type="float" office:value="0">
            <text:p>0,000</text:p>
          </table:table-cell>
          <table:table-cell office:value-type="float" office:value="-0.375">
            <text:p>-0,375</text:p>
          </table:table-cell>
          <table:table-cell office:value-type="float" office:value="0">
            <text:p>0,000</text:p>
          </table:table-cell>
          <table:table-cell table:formula="of:=[.C74]+(2/3)*[.E74]" office:value-type="float" office:value="-0.002">
            <text:p>-0,00200</text:p>
          </table:table-cell>
          <table:table-cell table:formula="of:=[.D74]+(2/3)*[.F74]" office:value-type="float" office:value="0">
            <text:p>0,00000</text:p>
          </table:table-cell>
          <table:table-cell table:formula="of:=[.G74]*[.$K$2]" office:value-type="float" office:value="-0.00141460895600144">
            <text:p>-0,00141</text:p>
          </table:table-cell>
          <table:table-cell table:formula="of:=[.H7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1">
            <text:p>181,0</text:p>
          </table:table-cell>
          <table:table-cell table:style-name="ce3" table:formula="of:=SQRT(2*938.272*[.A75]+938.272^2)" office:value-type="float" office:value="1104.5400898039">
            <text:p>1104,540</text:p>
          </table:table-cell>
          <table:table-cell office:value-type="float" office:value="0.251">
            <text:p>0,251</text:p>
          </table:table-cell>
          <table:table-cell office:value-type="float" office:value="0">
            <text:p>0,000</text:p>
          </table:table-cell>
          <table:table-cell office:value-type="float" office:value="-0.378">
            <text:p>-0,378</text:p>
          </table:table-cell>
          <table:table-cell office:value-type="float" office:value="0">
            <text:p>0,000</text:p>
          </table:table-cell>
          <table:table-cell table:formula="of:=[.C75]+(2/3)*[.E75]" office:value-type="float" office:value="-0.001">
            <text:p>-0,00100</text:p>
          </table:table-cell>
          <table:table-cell table:formula="of:=[.D75]+(2/3)*[.F75]" office:value-type="float" office:value="0">
            <text:p>0,00000</text:p>
          </table:table-cell>
          <table:table-cell table:formula="of:=[.G75]*[.$K$2]" office:value-type="float" office:value="-0.000707304478000719">
            <text:p>-0,00071</text:p>
          </table:table-cell>
          <table:table-cell table:formula="of:=[.H7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1.5">
            <text:p>181,5</text:p>
          </table:table-cell>
          <table:table-cell table:style-name="ce3" table:formula="of:=SQRT(2*938.272*[.A76]+938.272^2)" office:value-type="float" office:value="1104.9647424167">
            <text:p>1104,965</text:p>
          </table:table-cell>
          <table:table-cell office:value-type="float" office:value="0.253">
            <text:p>0,253</text:p>
          </table:table-cell>
          <table:table-cell office:value-type="float" office:value="0">
            <text:p>0,000</text:p>
          </table:table-cell>
          <table:table-cell office:value-type="float" office:value="-0.382">
            <text:p>-0,382</text:p>
          </table:table-cell>
          <table:table-cell office:value-type="float" office:value="0">
            <text:p>0,000</text:p>
          </table:table-cell>
          <table:table-cell table:formula="of:=[.C76]+(2/3)*[.E76]" office:value-type="float" office:value="-0.00166666666666665">
            <text:p>-0,00167</text:p>
          </table:table-cell>
          <table:table-cell table:formula="of:=[.D76]+(2/3)*[.F76]" office:value-type="float" office:value="0">
            <text:p>0,00000</text:p>
          </table:table-cell>
          <table:table-cell table:formula="of:=[.G76]*[.$K$2]" office:value-type="float" office:value="-0.00117884079666785">
            <text:p>-0,00118</text:p>
          </table:table-cell>
          <table:table-cell table:formula="of:=[.H7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2">
            <text:p>182,0</text:p>
          </table:table-cell>
          <table:table-cell table:style-name="ce3" table:formula="of:=SQRT(2*938.272*[.A77]+938.272^2)" office:value-type="float" office:value="1105.38923189255">
            <text:p>1105,389</text:p>
          </table:table-cell>
          <table:table-cell office:value-type="float" office:value="0.256">
            <text:p>0,256</text:p>
          </table:table-cell>
          <table:table-cell office:value-type="float" office:value="0">
            <text:p>0,000</text:p>
          </table:table-cell>
          <table:table-cell office:value-type="float" office:value="-0.386">
            <text:p>-0,386</text:p>
          </table:table-cell>
          <table:table-cell office:value-type="float" office:value="0">
            <text:p>0,000</text:p>
          </table:table-cell>
          <table:table-cell table:formula="of:=[.C77]+(2/3)*[.E77]" office:value-type="float" office:value="-0.0013333333333333">
            <text:p>-0,00133</text:p>
          </table:table-cell>
          <table:table-cell table:formula="of:=[.D77]+(2/3)*[.F77]" office:value-type="float" office:value="0">
            <text:p>0,00000</text:p>
          </table:table-cell>
          <table:table-cell table:formula="of:=[.G77]*[.$K$2]" office:value-type="float" office:value="-0.000943072637334266">
            <text:p>-0,00094</text:p>
          </table:table-cell>
          <table:table-cell table:formula="of:=[.H7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2.5">
            <text:p>182,5</text:p>
          </table:table-cell>
          <table:table-cell table:style-name="ce3" table:formula="of:=SQRT(2*938.272*[.A78]+938.272^2)" office:value-type="float" office:value="1105.81355841932">
            <text:p>1105,814</text:p>
          </table:table-cell>
          <table:table-cell office:value-type="float" office:value="0.258">
            <text:p>0,258</text:p>
          </table:table-cell>
          <table:table-cell office:value-type="float" office:value="0">
            <text:p>0,000</text:p>
          </table:table-cell>
          <table:table-cell office:value-type="float" office:value="-0.389">
            <text:p>-0,389</text:p>
          </table:table-cell>
          <table:table-cell office:value-type="float" office:value="0">
            <text:p>0,000</text:p>
          </table:table-cell>
          <table:table-cell table:formula="of:=[.C78]+(2/3)*[.E78]" office:value-type="float" office:value="-0.0013333333333333">
            <text:p>-0,00133</text:p>
          </table:table-cell>
          <table:table-cell table:formula="of:=[.D78]+(2/3)*[.F78]" office:value-type="float" office:value="0">
            <text:p>0,00000</text:p>
          </table:table-cell>
          <table:table-cell table:formula="of:=[.G78]*[.$K$2]" office:value-type="float" office:value="-0.000943072637334266">
            <text:p>-0,00094</text:p>
          </table:table-cell>
          <table:table-cell table:formula="of:=[.H7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3">
            <text:p>183,0</text:p>
          </table:table-cell>
          <table:table-cell table:style-name="ce3" table:formula="of:=SQRT(2*938.272*[.A79]+938.272^2)" office:value-type="float" office:value="1106.23772218452">
            <text:p>1106,238</text:p>
          </table:table-cell>
          <table:table-cell office:value-type="float" office:value="0.26">
            <text:p>0,260</text:p>
          </table:table-cell>
          <table:table-cell office:value-type="float" office:value="0">
            <text:p>0,000</text:p>
          </table:table-cell>
          <table:table-cell office:value-type="float" office:value="-0.393">
            <text:p>-0,393</text:p>
          </table:table-cell>
          <table:table-cell office:value-type="float" office:value="0">
            <text:p>0,000</text:p>
          </table:table-cell>
          <table:table-cell table:formula="of:=[.C79]+(2/3)*[.E79]" office:value-type="float" office:value="-0.002">
            <text:p>-0,00200</text:p>
          </table:table-cell>
          <table:table-cell table:formula="of:=[.D79]+(2/3)*[.F79]" office:value-type="float" office:value="0">
            <text:p>0,00000</text:p>
          </table:table-cell>
          <table:table-cell table:formula="of:=[.G79]*[.$K$2]" office:value-type="float" office:value="-0.00141460895600144">
            <text:p>-0,00141</text:p>
          </table:table-cell>
          <table:table-cell table:formula="of:=[.H7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3.5">
            <text:p>183,5</text:p>
          </table:table-cell>
          <table:table-cell table:style-name="ce3" table:formula="of:=SQRT(2*938.272*[.A80]+938.272^2)" office:value-type="float" office:value="1106.6617233753">
            <text:p>1106,662</text:p>
          </table:table-cell>
          <table:table-cell office:value-type="float" office:value="0.263">
            <text:p>0,263</text:p>
          </table:table-cell>
          <table:table-cell office:value-type="float" office:value="0">
            <text:p>0,000</text:p>
          </table:table-cell>
          <table:table-cell office:value-type="float" office:value="-0.396">
            <text:p>-0,396</text:p>
          </table:table-cell>
          <table:table-cell office:value-type="float" office:value="0">
            <text:p>0,000</text:p>
          </table:table-cell>
          <table:table-cell table:formula="of:=[.C80]+(2/3)*[.E80]" office:value-type="float" office:value="-0.001">
            <text:p>-0,00100</text:p>
          </table:table-cell>
          <table:table-cell table:formula="of:=[.D80]+(2/3)*[.F80]" office:value-type="float" office:value="0">
            <text:p>0,00000</text:p>
          </table:table-cell>
          <table:table-cell table:formula="of:=[.G80]*[.$K$2]" office:value-type="float" office:value="-0.000707304478000719">
            <text:p>-0,00071</text:p>
          </table:table-cell>
          <table:table-cell table:formula="of:=[.H8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4">
            <text:p>184,0</text:p>
          </table:table-cell>
          <table:table-cell table:style-name="ce3" table:formula="of:=SQRT(2*938.272*[.A81]+938.272^2)" office:value-type="float" office:value="1107.08556217846">
            <text:p>1107,086</text:p>
          </table:table-cell>
          <table:table-cell office:value-type="float" office:value="0.265">
            <text:p>0,265</text:p>
          </table:table-cell>
          <table:table-cell office:value-type="float" office:value="0">
            <text:p>0,000</text:p>
          </table:table-cell>
          <table:table-cell office:value-type="float" office:value="-0.4">
            <text:p>-0,400</text:p>
          </table:table-cell>
          <table:table-cell office:value-type="float" office:value="0">
            <text:p>0,000</text:p>
          </table:table-cell>
          <table:table-cell table:formula="of:=[.C81]+(2/3)*[.E81]" office:value-type="float" office:value="-0.00166666666666665">
            <text:p>-0,00167</text:p>
          </table:table-cell>
          <table:table-cell table:formula="of:=[.D81]+(2/3)*[.F81]" office:value-type="float" office:value="0">
            <text:p>0,00000</text:p>
          </table:table-cell>
          <table:table-cell table:formula="of:=[.G81]*[.$K$2]" office:value-type="float" office:value="-0.00117884079666785">
            <text:p>-0,00118</text:p>
          </table:table-cell>
          <table:table-cell table:formula="of:=[.H8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4.5">
            <text:p>184,5</text:p>
          </table:table-cell>
          <table:table-cell table:style-name="ce3" table:formula="of:=SQRT(2*938.272*[.A82]+938.272^2)" office:value-type="float" office:value="1107.50923878043">
            <text:p>1107,509</text:p>
          </table:table-cell>
          <table:table-cell office:value-type="float" office:value="0.267">
            <text:p>0,267</text:p>
          </table:table-cell>
          <table:table-cell office:value-type="float" office:value="0">
            <text:p>0,000</text:p>
          </table:table-cell>
          <table:table-cell office:value-type="float" office:value="-0.403">
            <text:p>-0,403</text:p>
          </table:table-cell>
          <table:table-cell office:value-type="float" office:value="0">
            <text:p>0,000</text:p>
          </table:table-cell>
          <table:table-cell table:formula="of:=[.C82]+(2/3)*[.E82]" office:value-type="float" office:value="-0.00166666666666665">
            <text:p>-0,00167</text:p>
          </table:table-cell>
          <table:table-cell table:formula="of:=[.D82]+(2/3)*[.F82]" office:value-type="float" office:value="0">
            <text:p>0,00000</text:p>
          </table:table-cell>
          <table:table-cell table:formula="of:=[.G82]*[.$K$2]" office:value-type="float" office:value="-0.00117884079666785">
            <text:p>-0,00118</text:p>
          </table:table-cell>
          <table:table-cell table:formula="of:=[.H8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5">
            <text:p>185,0</text:p>
          </table:table-cell>
          <table:table-cell table:style-name="ce3" table:formula="of:=SQRT(2*938.272*[.A83]+938.272^2)" office:value-type="float" office:value="1107.93275336728">
            <text:p>1107,933</text:p>
          </table:table-cell>
          <table:table-cell office:value-type="float" office:value="0.269">
            <text:p>0,269</text:p>
          </table:table-cell>
          <table:table-cell office:value-type="float" office:value="0">
            <text:p>0,000</text:p>
          </table:table-cell>
          <table:table-cell office:value-type="float" office:value="-0.406">
            <text:p>-0,406</text:p>
          </table:table-cell>
          <table:table-cell office:value-type="float" office:value="0">
            <text:p>0,000</text:p>
          </table:table-cell>
          <table:table-cell table:formula="of:=[.C83]+(2/3)*[.E83]" office:value-type="float" office:value="-0.00166666666666665">
            <text:p>-0,00167</text:p>
          </table:table-cell>
          <table:table-cell table:formula="of:=[.D83]+(2/3)*[.F83]" office:value-type="float" office:value="0">
            <text:p>0,00000</text:p>
          </table:table-cell>
          <table:table-cell table:formula="of:=[.G83]*[.$K$2]" office:value-type="float" office:value="-0.00117884079666785">
            <text:p>-0,00118</text:p>
          </table:table-cell>
          <table:table-cell table:formula="of:=[.H8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5.5">
            <text:p>185,5</text:p>
          </table:table-cell>
          <table:table-cell table:style-name="ce3" table:formula="of:=SQRT(2*938.272*[.A84]+938.272^2)" office:value-type="float" office:value="1108.35610612474">
            <text:p>1108,356</text:p>
          </table:table-cell>
          <table:table-cell office:value-type="float" office:value="0.272">
            <text:p>0,272</text:p>
          </table:table-cell>
          <table:table-cell office:value-type="float" office:value="0">
            <text:p>0,000</text:p>
          </table:table-cell>
          <table:table-cell office:value-type="float" office:value="-0.41">
            <text:p>-0,410</text:p>
          </table:table-cell>
          <table:table-cell office:value-type="float" office:value="0">
            <text:p>0,000</text:p>
          </table:table-cell>
          <table:table-cell table:formula="of:=[.C84]+(2/3)*[.E84]" office:value-type="float" office:value="-0.0013333333333333">
            <text:p>-0,00133</text:p>
          </table:table-cell>
          <table:table-cell table:formula="of:=[.D84]+(2/3)*[.F84]" office:value-type="float" office:value="0">
            <text:p>0,00000</text:p>
          </table:table-cell>
          <table:table-cell table:formula="of:=[.G84]*[.$K$2]" office:value-type="float" office:value="-0.000943072637334266">
            <text:p>-0,00094</text:p>
          </table:table-cell>
          <table:table-cell table:formula="of:=[.H8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6">
            <text:p>186,0</text:p>
          </table:table-cell>
          <table:table-cell table:style-name="ce3" table:formula="of:=SQRT(2*938.272*[.A85]+938.272^2)" office:value-type="float" office:value="1108.77929723818">
            <text:p>1108,779</text:p>
          </table:table-cell>
          <table:table-cell office:value-type="float" office:value="0.274">
            <text:p>0,274</text:p>
          </table:table-cell>
          <table:table-cell office:value-type="float" office:value="0">
            <text:p>0,000</text:p>
          </table:table-cell>
          <table:table-cell office:value-type="float" office:value="-0.413">
            <text:p>-0,413</text:p>
          </table:table-cell>
          <table:table-cell office:value-type="float" office:value="0">
            <text:p>0,000</text:p>
          </table:table-cell>
          <table:table-cell table:formula="of:=[.C85]+(2/3)*[.E85]" office:value-type="float" office:value="-0.0013333333333333">
            <text:p>-0,00133</text:p>
          </table:table-cell>
          <table:table-cell table:formula="of:=[.D85]+(2/3)*[.F85]" office:value-type="float" office:value="0">
            <text:p>0,00000</text:p>
          </table:table-cell>
          <table:table-cell table:formula="of:=[.G85]*[.$K$2]" office:value-type="float" office:value="-0.000943072637334266">
            <text:p>-0,00094</text:p>
          </table:table-cell>
          <table:table-cell table:formula="of:=[.H8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6.5">
            <text:p>186,5</text:p>
          </table:table-cell>
          <table:table-cell table:style-name="ce3" table:formula="of:=SQRT(2*938.272*[.A86]+938.272^2)" office:value-type="float" office:value="1109.20232689262">
            <text:p>1109,202</text:p>
          </table:table-cell>
          <table:table-cell office:value-type="float" office:value="0.276">
            <text:p>0,276</text:p>
          </table:table-cell>
          <table:table-cell office:value-type="float" office:value="0">
            <text:p>0,000</text:p>
          </table:table-cell>
          <table:table-cell office:value-type="float" office:value="-0.416">
            <text:p>-0,416</text:p>
          </table:table-cell>
          <table:table-cell office:value-type="float" office:value="0">
            <text:p>0,000</text:p>
          </table:table-cell>
          <table:table-cell table:formula="of:=[.C86]+(2/3)*[.E86]" office:value-type="float" office:value="-0.0013333333333333">
            <text:p>-0,00133</text:p>
          </table:table-cell>
          <table:table-cell table:formula="of:=[.D86]+(2/3)*[.F86]" office:value-type="float" office:value="0">
            <text:p>0,00000</text:p>
          </table:table-cell>
          <table:table-cell table:formula="of:=[.G86]*[.$K$2]" office:value-type="float" office:value="-0.000943072637334266">
            <text:p>-0,00094</text:p>
          </table:table-cell>
          <table:table-cell table:formula="of:=[.H8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7">
            <text:p>187,0</text:p>
          </table:table-cell>
          <table:table-cell table:style-name="ce3" table:formula="of:=SQRT(2*938.272*[.A87]+938.272^2)" office:value-type="float" office:value="1109.62519527271">
            <text:p>1109,625</text:p>
          </table:table-cell>
          <table:table-cell office:value-type="float" office:value="0.278">
            <text:p>0,278</text:p>
          </table:table-cell>
          <table:table-cell office:value-type="float" office:value="0">
            <text:p>0,000</text:p>
          </table:table-cell>
          <table:table-cell office:value-type="float" office:value="-0.42">
            <text:p>-0,420</text:p>
          </table:table-cell>
          <table:table-cell office:value-type="float" office:value="0">
            <text:p>0,000</text:p>
          </table:table-cell>
          <table:table-cell table:formula="of:=[.C87]+(2/3)*[.E87]" office:value-type="float" office:value="-0.00199999999999995">
            <text:p>-0,00200</text:p>
          </table:table-cell>
          <table:table-cell table:formula="of:=[.D87]+(2/3)*[.F87]" office:value-type="float" office:value="0">
            <text:p>0,00000</text:p>
          </table:table-cell>
          <table:table-cell table:formula="of:=[.G87]*[.$K$2]" office:value-type="float" office:value="-0.0014146089560014">
            <text:p>-0,00141</text:p>
          </table:table-cell>
          <table:table-cell table:formula="of:=[.H8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7.5">
            <text:p>187,5</text:p>
          </table:table-cell>
          <table:table-cell table:style-name="ce3" table:formula="of:=SQRT(2*938.272*[.A88]+938.272^2)" office:value-type="float" office:value="1110.04790256277">
            <text:p>1110,048</text:p>
          </table:table-cell>
          <table:table-cell office:value-type="float" office:value="0.28">
            <text:p>0,280</text:p>
          </table:table-cell>
          <table:table-cell office:value-type="float" office:value="0">
            <text:p>0,000</text:p>
          </table:table-cell>
          <table:table-cell office:value-type="float" office:value="-0.423">
            <text:p>-0,423</text:p>
          </table:table-cell>
          <table:table-cell office:value-type="float" office:value="0">
            <text:p>0,000</text:p>
          </table:table-cell>
          <table:table-cell table:formula="of:=[.C88]+(2/3)*[.E88]" office:value-type="float" office:value="-0.00199999999999995">
            <text:p>-0,00200</text:p>
          </table:table-cell>
          <table:table-cell table:formula="of:=[.D88]+(2/3)*[.F88]" office:value-type="float" office:value="0">
            <text:p>0,00000</text:p>
          </table:table-cell>
          <table:table-cell table:formula="of:=[.G88]*[.$K$2]" office:value-type="float" office:value="-0.0014146089560014">
            <text:p>-0,00141</text:p>
          </table:table-cell>
          <table:table-cell table:formula="of:=[.H8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8">
            <text:p>188,0</text:p>
          </table:table-cell>
          <table:table-cell table:style-name="ce3" table:formula="of:=SQRT(2*938.272*[.A89]+938.272^2)" office:value-type="float" office:value="1110.47044894675">
            <text:p>1110,470</text:p>
          </table:table-cell>
          <table:table-cell office:value-type="float" office:value="0.282">
            <text:p>0,282</text:p>
          </table:table-cell>
          <table:table-cell office:value-type="float" office:value="0">
            <text:p>0,000</text:p>
          </table:table-cell>
          <table:table-cell office:value-type="float" office:value="-0.426">
            <text:p>-0,426</text:p>
          </table:table-cell>
          <table:table-cell office:value-type="float" office:value="0">
            <text:p>0,000</text:p>
          </table:table-cell>
          <table:table-cell table:formula="of:=[.C89]+(2/3)*[.E89]" office:value-type="float" office:value="-0.00199999999999995">
            <text:p>-0,00200</text:p>
          </table:table-cell>
          <table:table-cell table:formula="of:=[.D89]+(2/3)*[.F89]" office:value-type="float" office:value="0">
            <text:p>0,00000</text:p>
          </table:table-cell>
          <table:table-cell table:formula="of:=[.G89]*[.$K$2]" office:value-type="float" office:value="-0.0014146089560014">
            <text:p>-0,00141</text:p>
          </table:table-cell>
          <table:table-cell table:formula="of:=[.H8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8.5">
            <text:p>188,5</text:p>
          </table:table-cell>
          <table:table-cell table:style-name="ce3" table:formula="of:=SQRT(2*938.272*[.A90]+938.272^2)" office:value-type="float" office:value="1110.89283460827">
            <text:p>1110,893</text:p>
          </table:table-cell>
          <table:table-cell office:value-type="float" office:value="0.284">
            <text:p>0,284</text:p>
          </table:table-cell>
          <table:table-cell office:value-type="float" office:value="0">
            <text:p>0,000</text:p>
          </table:table-cell>
          <table:table-cell office:value-type="float" office:value="-0.429">
            <text:p>-0,429</text:p>
          </table:table-cell>
          <table:table-cell office:value-type="float" office:value="0">
            <text:p>0,000</text:p>
          </table:table-cell>
          <table:table-cell table:formula="of:=[.C90]+(2/3)*[.E90]" office:value-type="float" office:value="-0.00199999999999995">
            <text:p>-0,00200</text:p>
          </table:table-cell>
          <table:table-cell table:formula="of:=[.D90]+(2/3)*[.F90]" office:value-type="float" office:value="0">
            <text:p>0,00000</text:p>
          </table:table-cell>
          <table:table-cell table:formula="of:=[.G90]*[.$K$2]" office:value-type="float" office:value="-0.0014146089560014">
            <text:p>-0,00141</text:p>
          </table:table-cell>
          <table:table-cell table:formula="of:=[.H9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9">
            <text:p>189,0</text:p>
          </table:table-cell>
          <table:table-cell table:style-name="ce3" table:formula="of:=SQRT(2*938.272*[.A91]+938.272^2)" office:value-type="float" office:value="1111.31505973059">
            <text:p>1111,315</text:p>
          </table:table-cell>
          <table:table-cell office:value-type="float" office:value="0.286">
            <text:p>0,286</text:p>
          </table:table-cell>
          <table:table-cell office:value-type="float" office:value="0">
            <text:p>0,000</text:p>
          </table:table-cell>
          <table:table-cell office:value-type="float" office:value="-0.432">
            <text:p>-0,432</text:p>
          </table:table-cell>
          <table:table-cell office:value-type="float" office:value="0">
            <text:p>0,000</text:p>
          </table:table-cell>
          <table:table-cell table:formula="of:=[.C91]+(2/3)*[.E91]" office:value-type="float" office:value="-0.00199999999999995">
            <text:p>-0,00200</text:p>
          </table:table-cell>
          <table:table-cell table:formula="of:=[.D91]+(2/3)*[.F91]" office:value-type="float" office:value="0">
            <text:p>0,00000</text:p>
          </table:table-cell>
          <table:table-cell table:formula="of:=[.G91]*[.$K$2]" office:value-type="float" office:value="-0.0014146089560014">
            <text:p>-0,00141</text:p>
          </table:table-cell>
          <table:table-cell table:formula="of:=[.H9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9.5">
            <text:p>189,5</text:p>
          </table:table-cell>
          <table:table-cell table:style-name="ce3" table:formula="of:=SQRT(2*938.272*[.A92]+938.272^2)" office:value-type="float" office:value="1111.73712449661">
            <text:p>1111,737</text:p>
          </table:table-cell>
          <table:table-cell office:value-type="float" office:value="0.289">
            <text:p>0,289</text:p>
          </table:table-cell>
          <table:table-cell office:value-type="float" office:value="0">
            <text:p>0,000</text:p>
          </table:table-cell>
          <table:table-cell office:value-type="float" office:value="-0.435">
            <text:p>-0,435</text:p>
          </table:table-cell>
          <table:table-cell office:value-type="float" office:value="0">
            <text:p>0,000</text:p>
          </table:table-cell>
          <table:table-cell table:formula="of:=[.C92]+(2/3)*[.E92]" office:value-type="float" office:value="-0.001">
            <text:p>-0,00100</text:p>
          </table:table-cell>
          <table:table-cell table:formula="of:=[.D92]+(2/3)*[.F92]" office:value-type="float" office:value="0">
            <text:p>0,00000</text:p>
          </table:table-cell>
          <table:table-cell table:formula="of:=[.G92]*[.$K$2]" office:value-type="float" office:value="-0.000707304478000719">
            <text:p>-0,00071</text:p>
          </table:table-cell>
          <table:table-cell table:formula="of:=[.H9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0">
            <text:p>190,0</text:p>
          </table:table-cell>
          <table:table-cell table:style-name="ce3" table:formula="of:=SQRT(2*938.272*[.A93]+938.272^2)" office:value-type="float" office:value="1112.15902908892">
            <text:p>1112,159</text:p>
          </table:table-cell>
          <table:table-cell office:value-type="float" office:value="0.291">
            <text:p>0,291</text:p>
          </table:table-cell>
          <table:table-cell office:value-type="float" office:value="0">
            <text:p>0,000</text:p>
          </table:table-cell>
          <table:table-cell office:value-type="float" office:value="-0.439">
            <text:p>-0,439</text:p>
          </table:table-cell>
          <table:table-cell office:value-type="float" office:value="0">
            <text:p>0,000</text:p>
          </table:table-cell>
          <table:table-cell table:formula="of:=[.C93]+(2/3)*[.E93]" office:value-type="float" office:value="-0.00166666666666665">
            <text:p>-0,00167</text:p>
          </table:table-cell>
          <table:table-cell table:formula="of:=[.D93]+(2/3)*[.F93]" office:value-type="float" office:value="0">
            <text:p>0,00000</text:p>
          </table:table-cell>
          <table:table-cell table:formula="of:=[.G93]*[.$K$2]" office:value-type="float" office:value="-0.00117884079666785">
            <text:p>-0,00118</text:p>
          </table:table-cell>
          <table:table-cell table:formula="of:=[.H9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0.5">
            <text:p>190,5</text:p>
          </table:table-cell>
          <table:table-cell table:style-name="ce3" table:formula="of:=SQRT(2*938.272*[.A94]+938.272^2)" office:value-type="float" office:value="1112.58077368971">
            <text:p>1112,581</text:p>
          </table:table-cell>
          <table:table-cell office:value-type="float" office:value="0.293">
            <text:p>0,293</text:p>
          </table:table-cell>
          <table:table-cell office:value-type="float" office:value="0">
            <text:p>0,000</text:p>
          </table:table-cell>
          <table:table-cell office:value-type="float" office:value="-0.442">
            <text:p>-0,442</text:p>
          </table:table-cell>
          <table:table-cell office:value-type="float" office:value="0">
            <text:p>0,000</text:p>
          </table:table-cell>
          <table:table-cell table:formula="of:=[.C94]+(2/3)*[.E94]" office:value-type="float" office:value="-0.00166666666666665">
            <text:p>-0,00167</text:p>
          </table:table-cell>
          <table:table-cell table:formula="of:=[.D94]+(2/3)*[.F94]" office:value-type="float" office:value="0">
            <text:p>0,00000</text:p>
          </table:table-cell>
          <table:table-cell table:formula="of:=[.G94]*[.$K$2]" office:value-type="float" office:value="-0.00117884079666785">
            <text:p>-0,00118</text:p>
          </table:table-cell>
          <table:table-cell table:formula="of:=[.H9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1">
            <text:p>191,0</text:p>
          </table:table-cell>
          <table:table-cell table:style-name="ce3" table:formula="of:=SQRT(2*938.272*[.A95]+938.272^2)" office:value-type="float" office:value="1113.00235848088">
            <text:p>1113,002</text:p>
          </table:table-cell>
          <table:table-cell office:value-type="float" office:value="0.295">
            <text:p>0,295</text:p>
          </table:table-cell>
          <table:table-cell office:value-type="float" office:value="0">
            <text:p>0,000</text:p>
          </table:table-cell>
          <table:table-cell office:value-type="float" office:value="-0.445">
            <text:p>-0,445</text:p>
          </table:table-cell>
          <table:table-cell office:value-type="float" office:value="0">
            <text:p>0,000</text:p>
          </table:table-cell>
          <table:table-cell table:formula="of:=[.C95]+(2/3)*[.E95]" office:value-type="float" office:value="-0.00166666666666665">
            <text:p>-0,00167</text:p>
          </table:table-cell>
          <table:table-cell table:formula="of:=[.D95]+(2/3)*[.F95]" office:value-type="float" office:value="0">
            <text:p>0,00000</text:p>
          </table:table-cell>
          <table:table-cell table:formula="of:=[.G95]*[.$K$2]" office:value-type="float" office:value="-0.00117884079666785">
            <text:p>-0,00118</text:p>
          </table:table-cell>
          <table:table-cell table:formula="of:=[.H9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1.5">
            <text:p>191,5</text:p>
          </table:table-cell>
          <table:table-cell table:style-name="ce3" table:formula="of:=SQRT(2*938.272*[.A96]+938.272^2)" office:value-type="float" office:value="1113.42378364395">
            <text:p>1113,424</text:p>
          </table:table-cell>
          <table:table-cell office:value-type="float" office:value="0.297">
            <text:p>0,297</text:p>
          </table:table-cell>
          <table:table-cell office:value-type="float" office:value="0">
            <text:p>0,000</text:p>
          </table:table-cell>
          <table:table-cell office:value-type="float" office:value="-0.448">
            <text:p>-0,448</text:p>
          </table:table-cell>
          <table:table-cell office:value-type="float" office:value="0">
            <text:p>0,000</text:p>
          </table:table-cell>
          <table:table-cell table:formula="of:=[.C96]+(2/3)*[.E96]" office:value-type="float" office:value="-0.00166666666666665">
            <text:p>-0,00167</text:p>
          </table:table-cell>
          <table:table-cell table:formula="of:=[.D96]+(2/3)*[.F96]" office:value-type="float" office:value="0">
            <text:p>0,00000</text:p>
          </table:table-cell>
          <table:table-cell table:formula="of:=[.G96]*[.$K$2]" office:value-type="float" office:value="-0.00117884079666785">
            <text:p>-0,00118</text:p>
          </table:table-cell>
          <table:table-cell table:formula="of:=[.H9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2">
            <text:p>192,0</text:p>
          </table:table-cell>
          <table:table-cell table:style-name="ce3" table:formula="of:=SQRT(2*938.272*[.A97]+938.272^2)" office:value-type="float" office:value="1113.8450493601">
            <text:p>1113,845</text:p>
          </table:table-cell>
          <table:table-cell office:value-type="float" office:value="0.299">
            <text:p>0,299</text:p>
          </table:table-cell>
          <table:table-cell office:value-type="float" office:value="0">
            <text:p>0,000</text:p>
          </table:table-cell>
          <table:table-cell office:value-type="float" office:value="-0.451">
            <text:p>-0,451</text:p>
          </table:table-cell>
          <table:table-cell office:value-type="float" office:value="0">
            <text:p>0,000</text:p>
          </table:table-cell>
          <table:table-cell table:formula="of:=[.C97]+(2/3)*[.E97]" office:value-type="float" office:value="-0.00166666666666665">
            <text:p>-0,00167</text:p>
          </table:table-cell>
          <table:table-cell table:formula="of:=[.D97]+(2/3)*[.F97]" office:value-type="float" office:value="0">
            <text:p>0,00000</text:p>
          </table:table-cell>
          <table:table-cell table:formula="of:=[.G97]*[.$K$2]" office:value-type="float" office:value="-0.00117884079666785">
            <text:p>-0,00118</text:p>
          </table:table-cell>
          <table:table-cell table:formula="of:=[.H9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2.5">
            <text:p>192,5</text:p>
          </table:table-cell>
          <table:table-cell table:style-name="ce3" table:formula="of:=SQRT(2*938.272*[.A98]+938.272^2)" office:value-type="float" office:value="1114.26615581018">
            <text:p>1114,266</text:p>
          </table:table-cell>
          <table:table-cell office:value-type="float" office:value="0.3">
            <text:p>0,300</text:p>
          </table:table-cell>
          <table:table-cell office:value-type="float" office:value="0">
            <text:p>0,000</text:p>
          </table:table-cell>
          <table:table-cell office:value-type="float" office:value="-0.454">
            <text:p>-0,454</text:p>
          </table:table-cell>
          <table:table-cell office:value-type="float" office:value="0">
            <text:p>0,000</text:p>
          </table:table-cell>
          <table:table-cell table:formula="of:=[.C98]+(2/3)*[.E98]" office:value-type="float" office:value="-0.00266666666666665">
            <text:p>-0,00267</text:p>
          </table:table-cell>
          <table:table-cell table:formula="of:=[.D98]+(2/3)*[.F98]" office:value-type="float" office:value="0">
            <text:p>0,00000</text:p>
          </table:table-cell>
          <table:table-cell table:formula="of:=[.G98]*[.$K$2]" office:value-type="float" office:value="-0.00188614527466857">
            <text:p>-0,00189</text:p>
          </table:table-cell>
          <table:table-cell table:formula="of:=[.H9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3">
            <text:p>193,0</text:p>
          </table:table-cell>
          <table:table-cell table:style-name="ce3" table:formula="of:=SQRT(2*938.272*[.A99]+938.272^2)" office:value-type="float" office:value="1114.6871031747">
            <text:p>1114,687</text:p>
          </table:table-cell>
          <table:table-cell office:value-type="float" office:value="0.302">
            <text:p>0,302</text:p>
          </table:table-cell>
          <table:table-cell office:value-type="float" office:value="0">
            <text:p>0,000</text:p>
          </table:table-cell>
          <table:table-cell office:value-type="float" office:value="-0.457">
            <text:p>-0,457</text:p>
          </table:table-cell>
          <table:table-cell office:value-type="float" office:value="0">
            <text:p>0,000</text:p>
          </table:table-cell>
          <table:table-cell table:formula="of:=[.C99]+(2/3)*[.E99]" office:value-type="float" office:value="-0.00266666666666665">
            <text:p>-0,00267</text:p>
          </table:table-cell>
          <table:table-cell table:formula="of:=[.D99]+(2/3)*[.F99]" office:value-type="float" office:value="0">
            <text:p>0,00000</text:p>
          </table:table-cell>
          <table:table-cell table:formula="of:=[.G99]*[.$K$2]" office:value-type="float" office:value="-0.00188614527466857">
            <text:p>-0,00189</text:p>
          </table:table-cell>
          <table:table-cell table:formula="of:=[.H9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3.5">
            <text:p>193,5</text:p>
          </table:table-cell>
          <table:table-cell table:style-name="ce3" table:formula="of:=SQRT(2*938.272*[.A100]+938.272^2)" office:value-type="float" office:value="1115.10789163381">
            <text:p>1115,108</text:p>
          </table:table-cell>
          <table:table-cell office:value-type="float" office:value="0.304">
            <text:p>0,304</text:p>
          </table:table-cell>
          <table:table-cell office:value-type="float" office:value="0">
            <text:p>0,000</text:p>
          </table:table-cell>
          <table:table-cell office:value-type="float" office:value="-0.459">
            <text:p>-0,459</text:p>
          </table:table-cell>
          <table:table-cell office:value-type="float" office:value="0">
            <text:p>0,000</text:p>
          </table:table-cell>
          <table:table-cell table:formula="of:=[.C100]+(2/3)*[.E100]" office:value-type="float" office:value="-0.002">
            <text:p>-0,00200</text:p>
          </table:table-cell>
          <table:table-cell table:formula="of:=[.D100]+(2/3)*[.F100]" office:value-type="float" office:value="0">
            <text:p>0,00000</text:p>
          </table:table-cell>
          <table:table-cell table:formula="of:=[.G100]*[.$K$2]" office:value-type="float" office:value="-0.00141460895600144">
            <text:p>-0,00141</text:p>
          </table:table-cell>
          <table:table-cell table:formula="of:=[.H10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4">
            <text:p>194,0</text:p>
          </table:table-cell>
          <table:table-cell table:style-name="ce3" table:formula="of:=SQRT(2*938.272*[.A101]+938.272^2)" office:value-type="float" office:value="1115.52852136734">
            <text:p>1115,529</text:p>
          </table:table-cell>
          <table:table-cell office:value-type="float" office:value="0.306">
            <text:p>0,306</text:p>
          </table:table-cell>
          <table:table-cell office:value-type="float" office:value="0">
            <text:p>0,000</text:p>
          </table:table-cell>
          <table:table-cell office:value-type="float" office:value="-0.462">
            <text:p>-0,462</text:p>
          </table:table-cell>
          <table:table-cell office:value-type="float" office:value="0">
            <text:p>0,000</text:p>
          </table:table-cell>
          <table:table-cell table:formula="of:=[.C101]+(2/3)*[.E101]" office:value-type="float" office:value="-0.002">
            <text:p>-0,00200</text:p>
          </table:table-cell>
          <table:table-cell table:formula="of:=[.D101]+(2/3)*[.F101]" office:value-type="float" office:value="0">
            <text:p>0,00000</text:p>
          </table:table-cell>
          <table:table-cell table:formula="of:=[.G101]*[.$K$2]" office:value-type="float" office:value="-0.00141460895600144">
            <text:p>-0,00141</text:p>
          </table:table-cell>
          <table:table-cell table:formula="of:=[.H10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4.5">
            <text:p>194,5</text:p>
          </table:table-cell>
          <table:table-cell table:style-name="ce3" table:formula="of:=SQRT(2*938.272*[.A102]+938.272^2)" office:value-type="float" office:value="1115.94899255477">
            <text:p>1115,949</text:p>
          </table:table-cell>
          <table:table-cell office:value-type="float" office:value="0.308">
            <text:p>0,308</text:p>
          </table:table-cell>
          <table:table-cell office:value-type="float" office:value="0">
            <text:p>0,000</text:p>
          </table:table-cell>
          <table:table-cell office:value-type="float" office:value="-0.465">
            <text:p>-0,465</text:p>
          </table:table-cell>
          <table:table-cell office:value-type="float" office:value="0">
            <text:p>0,000</text:p>
          </table:table-cell>
          <table:table-cell table:formula="of:=[.C102]+(2/3)*[.E102]" office:value-type="float" office:value="-0.002">
            <text:p>-0,00200</text:p>
          </table:table-cell>
          <table:table-cell table:formula="of:=[.D102]+(2/3)*[.F102]" office:value-type="float" office:value="0">
            <text:p>0,00000</text:p>
          </table:table-cell>
          <table:table-cell table:formula="of:=[.G102]*[.$K$2]" office:value-type="float" office:value="-0.00141460895600144">
            <text:p>-0,00141</text:p>
          </table:table-cell>
          <table:table-cell table:formula="of:=[.H10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5">
            <text:p>195,0</text:p>
          </table:table-cell>
          <table:table-cell table:style-name="ce3" table:formula="of:=SQRT(2*938.272*[.A103]+938.272^2)" office:value-type="float" office:value="1116.36930537524">
            <text:p>1116,369</text:p>
          </table:table-cell>
          <table:table-cell office:value-type="float" office:value="0.31">
            <text:p>0,310</text:p>
          </table:table-cell>
          <table:table-cell office:value-type="float" office:value="0">
            <text:p>0,000</text:p>
          </table:table-cell>
          <table:table-cell office:value-type="float" office:value="-0.468">
            <text:p>-0,468</text:p>
          </table:table-cell>
          <table:table-cell office:value-type="float" office:value="0">
            <text:p>0,000</text:p>
          </table:table-cell>
          <table:table-cell table:formula="of:=[.C103]+(2/3)*[.E103]" office:value-type="float" office:value="-0.002">
            <text:p>-0,00200</text:p>
          </table:table-cell>
          <table:table-cell table:formula="of:=[.D103]+(2/3)*[.F103]" office:value-type="float" office:value="0">
            <text:p>0,00000</text:p>
          </table:table-cell>
          <table:table-cell table:formula="of:=[.G103]*[.$K$2]" office:value-type="float" office:value="-0.00141460895600144">
            <text:p>-0,00141</text:p>
          </table:table-cell>
          <table:table-cell table:formula="of:=[.H10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5.5">
            <text:p>195,5</text:p>
          </table:table-cell>
          <table:table-cell table:style-name="ce3" table:formula="of:=SQRT(2*938.272*[.A104]+938.272^2)" office:value-type="float" office:value="1116.78946000757">
            <text:p>1116,789</text:p>
          </table:table-cell>
          <table:table-cell office:value-type="float" office:value="0.312">
            <text:p>0,312</text:p>
          </table:table-cell>
          <table:table-cell office:value-type="float" office:value="0">
            <text:p>0,000</text:p>
          </table:table-cell>
          <table:table-cell office:value-type="float" office:value="-0.471">
            <text:p>-0,471</text:p>
          </table:table-cell>
          <table:table-cell office:value-type="float" office:value="0">
            <text:p>0,000</text:p>
          </table:table-cell>
          <table:table-cell table:formula="of:=[.C104]+(2/3)*[.E104]" office:value-type="float" office:value="-0.002">
            <text:p>-0,00200</text:p>
          </table:table-cell>
          <table:table-cell table:formula="of:=[.D104]+(2/3)*[.F104]" office:value-type="float" office:value="0">
            <text:p>0,00000</text:p>
          </table:table-cell>
          <table:table-cell table:formula="of:=[.G104]*[.$K$2]" office:value-type="float" office:value="-0.00141460895600144">
            <text:p>-0,00141</text:p>
          </table:table-cell>
          <table:table-cell table:formula="of:=[.H10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6">
            <text:p>196,0</text:p>
          </table:table-cell>
          <table:table-cell table:style-name="ce3" table:formula="of:=SQRT(2*938.272*[.A105]+938.272^2)" office:value-type="float" office:value="1117.20945663022">
            <text:p>1117,209</text:p>
          </table:table-cell>
          <table:table-cell office:value-type="float" office:value="0.314">
            <text:p>0,314</text:p>
          </table:table-cell>
          <table:table-cell office:value-type="float" office:value="0">
            <text:p>0,000</text:p>
          </table:table-cell>
          <table:table-cell office:value-type="float" office:value="-0.474">
            <text:p>-0,474</text:p>
          </table:table-cell>
          <table:table-cell office:value-type="float" office:value="0">
            <text:p>0,000</text:p>
          </table:table-cell>
          <table:table-cell table:formula="of:=[.C105]+(2/3)*[.E105]" office:value-type="float" office:value="-0.002">
            <text:p>-0,00200</text:p>
          </table:table-cell>
          <table:table-cell table:formula="of:=[.D105]+(2/3)*[.F105]" office:value-type="float" office:value="0">
            <text:p>0,00000</text:p>
          </table:table-cell>
          <table:table-cell table:formula="of:=[.G105]*[.$K$2]" office:value-type="float" office:value="-0.00141460895600144">
            <text:p>-0,00141</text:p>
          </table:table-cell>
          <table:table-cell table:formula="of:=[.H10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6.5">
            <text:p>196,5</text:p>
          </table:table-cell>
          <table:table-cell table:style-name="ce3" table:formula="of:=SQRT(2*938.272*[.A106]+938.272^2)" office:value-type="float" office:value="1117.62929542134">
            <text:p>1117,629</text:p>
          </table:table-cell>
          <table:table-cell office:value-type="float" office:value="0.315">
            <text:p>0,315</text:p>
          </table:table-cell>
          <table:table-cell office:value-type="float" office:value="0">
            <text:p>0,000</text:p>
          </table:table-cell>
          <table:table-cell office:value-type="float" office:value="-0.476">
            <text:p>-0,476</text:p>
          </table:table-cell>
          <table:table-cell office:value-type="float" office:value="0">
            <text:p>0,000</text:p>
          </table:table-cell>
          <table:table-cell table:formula="of:=[.C106]+(2/3)*[.E106]" office:value-type="float" office:value="-0.00233333333333335">
            <text:p>-0,00233</text:p>
          </table:table-cell>
          <table:table-cell table:formula="of:=[.D106]+(2/3)*[.F106]" office:value-type="float" office:value="0">
            <text:p>0,00000</text:p>
          </table:table-cell>
          <table:table-cell table:formula="of:=[.G106]*[.$K$2]" office:value-type="float" office:value="-0.00165037711533502">
            <text:p>-0,00165</text:p>
          </table:table-cell>
          <table:table-cell table:formula="of:=[.H10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7">
            <text:p>197,0</text:p>
          </table:table-cell>
          <table:table-cell table:style-name="ce3" table:formula="of:=SQRT(2*938.272*[.A107]+938.272^2)" office:value-type="float" office:value="1118.04897655872">
            <text:p>1118,049</text:p>
          </table:table-cell>
          <table:table-cell office:value-type="float" office:value="0.317">
            <text:p>0,317</text:p>
          </table:table-cell>
          <table:table-cell office:value-type="float" office:value="0">
            <text:p>0,000</text:p>
          </table:table-cell>
          <table:table-cell office:value-type="float" office:value="-0.479">
            <text:p>-0,479</text:p>
          </table:table-cell>
          <table:table-cell office:value-type="float" office:value="0">
            <text:p>0,000</text:p>
          </table:table-cell>
          <table:table-cell table:formula="of:=[.C107]+(2/3)*[.E107]" office:value-type="float" office:value="-0.00233333333333335">
            <text:p>-0,00233</text:p>
          </table:table-cell>
          <table:table-cell table:formula="of:=[.D107]+(2/3)*[.F107]" office:value-type="float" office:value="0">
            <text:p>0,00000</text:p>
          </table:table-cell>
          <table:table-cell table:formula="of:=[.G107]*[.$K$2]" office:value-type="float" office:value="-0.00165037711533502">
            <text:p>-0,00165</text:p>
          </table:table-cell>
          <table:table-cell table:formula="of:=[.H10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7.5">
            <text:p>197,5</text:p>
          </table:table-cell>
          <table:table-cell table:style-name="ce3" table:formula="of:=SQRT(2*938.272*[.A108]+938.272^2)" office:value-type="float" office:value="1118.46850021983">
            <text:p>1118,469</text:p>
          </table:table-cell>
          <table:table-cell office:value-type="float" office:value="0.319">
            <text:p>0,319</text:p>
          </table:table-cell>
          <table:table-cell office:value-type="float" office:value="0">
            <text:p>0,000</text:p>
          </table:table-cell>
          <table:table-cell office:value-type="float" office:value="-0.482">
            <text:p>-0,482</text:p>
          </table:table-cell>
          <table:table-cell office:value-type="float" office:value="0">
            <text:p>0,000</text:p>
          </table:table-cell>
          <table:table-cell table:formula="of:=[.C108]+(2/3)*[.E108]" office:value-type="float" office:value="-0.0023333333333333">
            <text:p>-0,00233</text:p>
          </table:table-cell>
          <table:table-cell table:formula="of:=[.D108]+(2/3)*[.F108]" office:value-type="float" office:value="0">
            <text:p>0,00000</text:p>
          </table:table-cell>
          <table:table-cell table:formula="of:=[.G108]*[.$K$2]" office:value-type="float" office:value="-0.00165037711533499">
            <text:p>-0,00165</text:p>
          </table:table-cell>
          <table:table-cell table:formula="of:=[.H10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8">
            <text:p>198,0</text:p>
          </table:table-cell>
          <table:table-cell table:style-name="ce3" table:formula="of:=SQRT(2*938.272*[.A109]+938.272^2)" office:value-type="float" office:value="1118.88786658181">
            <text:p>1118,888</text:p>
          </table:table-cell>
          <table:table-cell office:value-type="float" office:value="0.321">
            <text:p>0,321</text:p>
          </table:table-cell>
          <table:table-cell office:value-type="float" office:value="0">
            <text:p>0,000</text:p>
          </table:table-cell>
          <table:table-cell office:value-type="float" office:value="-0.485">
            <text:p>-0,485</text:p>
          </table:table-cell>
          <table:table-cell office:value-type="float" office:value="0">
            <text:p>0,000</text:p>
          </table:table-cell>
          <table:table-cell table:formula="of:=[.C109]+(2/3)*[.E109]" office:value-type="float" office:value="-0.0023333333333333">
            <text:p>-0,00233</text:p>
          </table:table-cell>
          <table:table-cell table:formula="of:=[.D109]+(2/3)*[.F109]" office:value-type="float" office:value="0">
            <text:p>0,00000</text:p>
          </table:table-cell>
          <table:table-cell table:formula="of:=[.G109]*[.$K$2]" office:value-type="float" office:value="-0.00165037711533499">
            <text:p>-0,00165</text:p>
          </table:table-cell>
          <table:table-cell table:formula="of:=[.H10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8.5">
            <text:p>198,5</text:p>
          </table:table-cell>
          <table:table-cell table:style-name="ce3" table:formula="of:=SQRT(2*938.272*[.A110]+938.272^2)" office:value-type="float" office:value="1119.30707582147">
            <text:p>1119,307</text:p>
          </table:table-cell>
          <table:table-cell office:value-type="float" office:value="0.323">
            <text:p>0,323</text:p>
          </table:table-cell>
          <table:table-cell office:value-type="float" office:value="0">
            <text:p>0,000</text:p>
          </table:table-cell>
          <table:table-cell office:value-type="float" office:value="-0.487">
            <text:p>-0,487</text:p>
          </table:table-cell>
          <table:table-cell office:value-type="float" office:value="0">
            <text:p>0,000</text:p>
          </table:table-cell>
          <table:table-cell table:formula="of:=[.C110]+(2/3)*[.E110]" office:value-type="float" office:value="-0.00166666666666665">
            <text:p>-0,00167</text:p>
          </table:table-cell>
          <table:table-cell table:formula="of:=[.D110]+(2/3)*[.F110]" office:value-type="float" office:value="0">
            <text:p>0,00000</text:p>
          </table:table-cell>
          <table:table-cell table:formula="of:=[.G110]*[.$K$2]" office:value-type="float" office:value="-0.00117884079666785">
            <text:p>-0,00118</text:p>
          </table:table-cell>
          <table:table-cell table:formula="of:=[.H11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9">
            <text:p>199,0</text:p>
          </table:table-cell>
          <table:table-cell table:style-name="ce3" table:formula="of:=SQRT(2*938.272*[.A111]+938.272^2)" office:value-type="float" office:value="1119.72612811526">
            <text:p>1119,726</text:p>
          </table:table-cell>
          <table:table-cell office:value-type="float" office:value="0.324">
            <text:p>0,324</text:p>
          </table:table-cell>
          <table:table-cell office:value-type="float" office:value="0">
            <text:p>0,000</text:p>
          </table:table-cell>
          <table:table-cell office:value-type="float" office:value="-0.49">
            <text:p>-0,490</text:p>
          </table:table-cell>
          <table:table-cell office:value-type="float" office:value="0">
            <text:p>0,000</text:p>
          </table:table-cell>
          <table:table-cell table:formula="of:=[.C111]+(2/3)*[.E111]" office:value-type="float" office:value="-0.00266666666666665">
            <text:p>-0,00267</text:p>
          </table:table-cell>
          <table:table-cell table:formula="of:=[.D111]+(2/3)*[.F111]" office:value-type="float" office:value="0">
            <text:p>0,00000</text:p>
          </table:table-cell>
          <table:table-cell table:formula="of:=[.G111]*[.$K$2]" office:value-type="float" office:value="-0.00188614527466857">
            <text:p>-0,00189</text:p>
          </table:table-cell>
          <table:table-cell table:formula="of:=[.H11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9.5">
            <text:p>199,5</text:p>
          </table:table-cell>
          <table:table-cell table:style-name="ce3" table:formula="of:=SQRT(2*938.272*[.A112]+938.272^2)" office:value-type="float" office:value="1120.14502363935">
            <text:p>1120,145</text:p>
          </table:table-cell>
          <table:table-cell office:value-type="float" office:value="0.326">
            <text:p>0,326</text:p>
          </table:table-cell>
          <table:table-cell office:value-type="float" office:value="0">
            <text:p>0,000</text:p>
          </table:table-cell>
          <table:table-cell office:value-type="float" office:value="-0.492">
            <text:p>-0,492</text:p>
          </table:table-cell>
          <table:table-cell office:value-type="float" office:value="0">
            <text:p>0,000</text:p>
          </table:table-cell>
          <table:table-cell table:formula="of:=[.C112]+(2/3)*[.E112]" office:value-type="float" office:value="-0.00199999999999995">
            <text:p>-0,00200</text:p>
          </table:table-cell>
          <table:table-cell table:formula="of:=[.D112]+(2/3)*[.F112]" office:value-type="float" office:value="0">
            <text:p>0,00000</text:p>
          </table:table-cell>
          <table:table-cell table:formula="of:=[.G112]*[.$K$2]" office:value-type="float" office:value="-0.0014146089560014">
            <text:p>-0,00141</text:p>
          </table:table-cell>
          <table:table-cell table:formula="of:=[.H11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200">
            <text:p>200,0</text:p>
          </table:table-cell>
          <table:table-cell table:style-name="ce3" table:formula="of:=SQRT(2*938.272*[.A113]+938.272^2)" office:value-type="float" office:value="1120.56376256954">
            <text:p>1120,564</text:p>
          </table:table-cell>
          <table:table-cell office:value-type="float" office:value="0.328">
            <text:p>0,328</text:p>
          </table:table-cell>
          <table:table-cell office:value-type="float" office:value="0">
            <text:p>0,000</text:p>
          </table:table-cell>
          <table:table-cell office:value-type="float" office:value="-0.495">
            <text:p>-0,495</text:p>
          </table:table-cell>
          <table:table-cell office:value-type="float" office:value="0">
            <text:p>0,000</text:p>
          </table:table-cell>
          <table:table-cell table:formula="of:=[.C113]+(2/3)*[.E113]" office:value-type="float" office:value="-0.00199999999999995">
            <text:p>-0,00200</text:p>
          </table:table-cell>
          <table:table-cell table:formula="of:=[.D113]+(2/3)*[.F113]" office:value-type="float" office:value="0">
            <text:p>0,00000</text:p>
          </table:table-cell>
          <table:table-cell table:formula="of:=[.G113]*[.$K$2]" office:value-type="float" office:value="-0.0014146089560014">
            <text:p>-0,00141</text:p>
          </table:table-cell>
          <table:table-cell table:formula="of:=[.H113]*[.$K$2]" office:value-type="float" office:value="0">
            <text:p>0,00000</text:p>
          </table:table-cell>
          <table:table-cell/>
        </table:table-row>
        <table:table-row table:style-name="ro1" table:number-rows-repeated="78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2-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3"/>
        <table:table-column table:style-name="co1" table:number-columns-repeated="4" table:default-cell-style-name="ce4"/>
        <table:table-column table:style-name="co2" table:default-cell-style-name="Default"/>
        <table:table-row table:style-name="ro1"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13 pM = p(1/2) M2-</text:p>
          </table:table-cell>
          <table:table-cell table:style-name="ce1"/>
          <table:table-cell table:style-name="ce1" office:value-type="string">
            <text:p>D33 M = (3/2) M2-</text:p>
          </table:table-cell>
          <table:table-cell table:style-name="ce1"/>
          <table:table-cell table:style-name="ce1" office:value-type="string">
            <text:p>p pi0 M2- in millifermi</text:p>
          </table:table-cell>
          <table:table-cell table:style-name="ce1"/>
          <table:table-cell table:style-name="ce1" office:value-type="string">
            <text:p>p pi0 M2- in 10-3/m_pi+</text:p>
          </table:table-cell>
          <table:table-cell table:style-name="ce1"/>
          <table:table-cell table:style-name="ce1" office:value-type="string">
            <text:p>Conversion</text:p>
          </table:table-cell>
        </table:table-row>
        <table:table-row table:style-name="ro1">
          <table:table-cell/>
          <table:table-cell table:style-name="ce1"/>
          <table:table-cell table:style-name="ce1" office:value-type="string">
            <text:p>Re</text:p>
          </table:table-cell>
          <table:table-cell table:style-name="ce1" office:value-type="string">
            <text:p>Im</text:p>
          </table:table-cell>
          <table:table-cell table:style-name="ce1" office:value-type="string">
            <text:p>Re</text:p>
          </table:table-cell>
          <table:table-cell table:style-name="ce1" office:value-type="string">
            <text:p>Im</text:p>
          </table:table-cell>
          <table:table-cell table:style-name="ce1" office:value-type="string">
            <text:p>Re</text:p>
          </table:table-cell>
          <table:table-cell table:style-name="ce1" office:value-type="string">
            <text:p>Im</text:p>
          </table:table-cell>
          <table:table-cell table:style-name="ce1" office:value-type="string">
            <text:p>Re</text:p>
          </table:table-cell>
          <table:table-cell table:style-name="ce1" office:value-type="string">
            <text:p>Im</text:p>
          </table:table-cell>
          <table:table-cell table:style-name="ce5" table:formula="of:=139.5702/197.3269" office:value-type="float" office:value="0.707304478000719">
            <text:p>0,707304478</text:p>
          </table:table-cell>
        </table:table-row>
        <table:table-row table:style-name="ro1">
          <table:table-cell table:style-name="ce2" office:value-type="float" office:value="145">
            <text:p>145,0</text:p>
          </table:table-cell>
          <table:table-cell table:style-name="ce3" table:formula="of:=SQRT(2*938.272*[.A3]+938.272^2)" office:value-type="float" office:value="1073.52374262706">
            <text:p>1073,524</text:p>
          </table:table-cell>
          <table:table-cell office:value-type="float" office:value="0.002">
            <text:p>0,002</text:p>
          </table:table-cell>
          <table:table-cell office:value-type="float" office:value="0">
            <text:p>0,000</text:p>
          </table:table-cell>
          <table:table-cell office:value-type="float" office:value="-0.002">
            <text:p>-0,002</text:p>
          </table:table-cell>
          <table:table-cell office:value-type="float" office:value="0">
            <text:p>0,000</text:p>
          </table:table-cell>
          <table:table-cell table:formula="of:=[.C3]+(2/3)*[.E3]" office:value-type="float" office:value="0.000666666666666667">
            <text:p>0,00067</text:p>
          </table:table-cell>
          <table:table-cell table:formula="of:=[.D3]+(2/3)*[.F3]" office:value-type="float" office:value="0">
            <text:p>0,00000</text:p>
          </table:table-cell>
          <table:table-cell table:formula="of:=[.G3]*[.$K$2]" office:value-type="float" office:value="0.000471536318667146">
            <text:p>0,00047</text:p>
          </table:table-cell>
          <table:table-cell table:formula="of:=[.H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5.5">
            <text:p>145,5</text:p>
          </table:table-cell>
          <table:table-cell table:style-name="ce3" table:formula="of:=SQRT(2*938.272*[.A4]+938.272^2)" office:value-type="float" office:value="1073.96065942101">
            <text:p>1073,961</text:p>
          </table:table-cell>
          <table:table-cell office:value-type="float" office:value="0.005">
            <text:p>0,005</text:p>
          </table:table-cell>
          <table:table-cell office:value-type="float" office:value="0">
            <text:p>0,000</text:p>
          </table:table-cell>
          <table:table-cell office:value-type="float" office:value="-0.007">
            <text:p>-0,007</text:p>
          </table:table-cell>
          <table:table-cell office:value-type="float" office:value="0">
            <text:p>0,000</text:p>
          </table:table-cell>
          <table:table-cell table:formula="of:=[.C4]+(2/3)*[.E4]" office:value-type="float" office:value="0.000333333333333334">
            <text:p>0,00033</text:p>
          </table:table-cell>
          <table:table-cell table:formula="of:=[.D4]+(2/3)*[.F4]" office:value-type="float" office:value="0">
            <text:p>0,00000</text:p>
          </table:table-cell>
          <table:table-cell table:formula="of:=[.G4]*[.$K$2]" office:value-type="float" office:value="0.000235768159333573">
            <text:p>0,00024</text:p>
          </table:table-cell>
          <table:table-cell table:formula="of:=[.H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6">
            <text:p>146,0</text:p>
          </table:table-cell>
          <table:table-cell table:style-name="ce3" table:formula="of:=SQRT(2*938.272*[.A5]+938.272^2)" office:value-type="float" office:value="1074.39739853743">
            <text:p>1074,397</text:p>
          </table:table-cell>
          <table:table-cell office:value-type="float" office:value="0.009">
            <text:p>0,009</text:p>
          </table:table-cell>
          <table:table-cell office:value-type="float" office:value="0">
            <text:p>0,000</text:p>
          </table:table-cell>
          <table:table-cell office:value-type="float" office:value="-0.012">
            <text:p>-0,012</text:p>
          </table:table-cell>
          <table:table-cell office:value-type="float" office:value="0">
            <text:p>0,000</text:p>
          </table:table-cell>
          <table:table-cell table:formula="of:=[.C5]+(2/3)*[.E5]" office:value-type="float" office:value="0.001">
            <text:p>0,00100</text:p>
          </table:table-cell>
          <table:table-cell table:formula="of:=[.D5]+(2/3)*[.F5]" office:value-type="float" office:value="0">
            <text:p>0,00000</text:p>
          </table:table-cell>
          <table:table-cell table:formula="of:=[.G5]*[.$K$2]" office:value-type="float" office:value="0.000707304478000719">
            <text:p>0,00071</text:p>
          </table:table-cell>
          <table:table-cell table:formula="of:=[.H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6.5">
            <text:p>146,5</text:p>
          </table:table-cell>
          <table:table-cell table:style-name="ce3" table:formula="of:=SQRT(2*938.272*[.A6]+938.272^2)" office:value-type="float" office:value="1074.83396019292">
            <text:p>1074,834</text:p>
          </table:table-cell>
          <table:table-cell office:value-type="float" office:value="0.013">
            <text:p>0,013</text:p>
          </table:table-cell>
          <table:table-cell office:value-type="float" office:value="0">
            <text:p>0,000</text:p>
          </table:table-cell>
          <table:table-cell office:value-type="float" office:value="-0.017">
            <text:p>-0,017</text:p>
          </table:table-cell>
          <table:table-cell office:value-type="float" office:value="0">
            <text:p>0,000</text:p>
          </table:table-cell>
          <table:table-cell table:formula="of:=[.C6]+(2/3)*[.E6]" office:value-type="float" office:value="0.00166666666666667">
            <text:p>0,00167</text:p>
          </table:table-cell>
          <table:table-cell table:formula="of:=[.D6]+(2/3)*[.F6]" office:value-type="float" office:value="0">
            <text:p>0,00000</text:p>
          </table:table-cell>
          <table:table-cell table:formula="of:=[.G6]*[.$K$2]" office:value-type="float" office:value="0.00117884079666786">
            <text:p>0,00118</text:p>
          </table:table-cell>
          <table:table-cell table:formula="of:=[.H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7">
            <text:p>147,0</text:p>
          </table:table-cell>
          <table:table-cell table:style-name="ce3" table:formula="of:=SQRT(2*938.272*[.A7]+938.272^2)" office:value-type="float" office:value="1075.27034460363">
            <text:p>1075,270</text:p>
          </table:table-cell>
          <table:table-cell office:value-type="float" office:value="0.016">
            <text:p>0,016</text:p>
          </table:table-cell>
          <table:table-cell office:value-type="float" office:value="0">
            <text:p>0,000</text:p>
          </table:table-cell>
          <table:table-cell office:value-type="float" office:value="-0.022">
            <text:p>-0,022</text:p>
          </table:table-cell>
          <table:table-cell office:value-type="float" office:value="0">
            <text:p>0,000</text:p>
          </table:table-cell>
          <table:table-cell table:formula="of:=[.C7]+(2/3)*[.E7]" office:value-type="float" office:value="0.00133333333333334">
            <text:p>0,00133</text:p>
          </table:table-cell>
          <table:table-cell table:formula="of:=[.D7]+(2/3)*[.F7]" office:value-type="float" office:value="0">
            <text:p>0,00000</text:p>
          </table:table-cell>
          <table:table-cell table:formula="of:=[.G7]*[.$K$2]" office:value-type="float" office:value="0.000943072637334293">
            <text:p>0,00094</text:p>
          </table:table-cell>
          <table:table-cell table:formula="of:=[.H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7.5">
            <text:p>147,5</text:p>
          </table:table-cell>
          <table:table-cell table:style-name="ce3" table:formula="of:=SQRT(2*938.272*[.A8]+938.272^2)" office:value-type="float" office:value="1075.70655198525">
            <text:p>1075,707</text:p>
          </table:table-cell>
          <table:table-cell office:value-type="float" office:value="0.02">
            <text:p>0,020</text:p>
          </table:table-cell>
          <table:table-cell office:value-type="float" office:value="0">
            <text:p>0,000</text:p>
          </table:table-cell>
          <table:table-cell office:value-type="float" office:value="-0.027">
            <text:p>-0,027</text:p>
          </table:table-cell>
          <table:table-cell office:value-type="float" office:value="0">
            <text:p>0,000</text:p>
          </table:table-cell>
          <table:table-cell table:formula="of:=[.C8]+(2/3)*[.E8]" office:value-type="float" office:value="0.002">
            <text:p>0,00200</text:p>
          </table:table-cell>
          <table:table-cell table:formula="of:=[.D8]+(2/3)*[.F8]" office:value-type="float" office:value="0">
            <text:p>0,00000</text:p>
          </table:table-cell>
          <table:table-cell table:formula="of:=[.G8]*[.$K$2]" office:value-type="float" office:value="0.00141460895600144">
            <text:p>0,00141</text:p>
          </table:table-cell>
          <table:table-cell table:formula="of:=[.H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8">
            <text:p>148,0</text:p>
          </table:table-cell>
          <table:table-cell table:style-name="ce3" table:formula="of:=SQRT(2*938.272*[.A9]+938.272^2)" office:value-type="float" office:value="1076.14258255307">
            <text:p>1076,143</text:p>
          </table:table-cell>
          <table:table-cell office:value-type="float" office:value="0.024">
            <text:p>0,024</text:p>
          </table:table-cell>
          <table:table-cell office:value-type="float" office:value="0">
            <text:p>0,000</text:p>
          </table:table-cell>
          <table:table-cell office:value-type="float" office:value="-0.032">
            <text:p>-0,032</text:p>
          </table:table-cell>
          <table:table-cell office:value-type="float" office:value="0">
            <text:p>0,000</text:p>
          </table:table-cell>
          <table:table-cell table:formula="of:=[.C9]+(2/3)*[.E9]" office:value-type="float" office:value="0.00266666666666667">
            <text:p>0,00267</text:p>
          </table:table-cell>
          <table:table-cell table:formula="of:=[.D9]+(2/3)*[.F9]" office:value-type="float" office:value="0">
            <text:p>0,00000</text:p>
          </table:table-cell>
          <table:table-cell table:formula="of:=[.G9]*[.$K$2]" office:value-type="float" office:value="0.00188614527466858">
            <text:p>0,00189</text:p>
          </table:table-cell>
          <table:table-cell table:formula="of:=[.H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8.5">
            <text:p>148,5</text:p>
          </table:table-cell>
          <table:table-cell table:style-name="ce3" table:formula="of:=SQRT(2*938.272*[.A10]+938.272^2)" office:value-type="float" office:value="1076.57843652193">
            <text:p>1076,578</text:p>
          </table:table-cell>
          <table:table-cell office:value-type="float" office:value="0.027">
            <text:p>0,027</text:p>
          </table:table-cell>
          <table:table-cell office:value-type="float" office:value="0">
            <text:p>0,000</text:p>
          </table:table-cell>
          <table:table-cell office:value-type="float" office:value="-0.037">
            <text:p>-0,037</text:p>
          </table:table-cell>
          <table:table-cell office:value-type="float" office:value="0">
            <text:p>0,000</text:p>
          </table:table-cell>
          <table:table-cell table:formula="of:=[.C10]+(2/3)*[.E10]" office:value-type="float" office:value="0.00233333333333334">
            <text:p>0,00233</text:p>
          </table:table-cell>
          <table:table-cell table:formula="of:=[.D10]+(2/3)*[.F10]" office:value-type="float" office:value="0">
            <text:p>0,00000</text:p>
          </table:table-cell>
          <table:table-cell table:formula="of:=[.G10]*[.$K$2]" office:value-type="float" office:value="0.00165037711533501">
            <text:p>0,00165</text:p>
          </table:table-cell>
          <table:table-cell table:formula="of:=[.H1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9">
            <text:p>149,0</text:p>
          </table:table-cell>
          <table:table-cell table:style-name="ce3" table:formula="of:=SQRT(2*938.272*[.A11]+938.272^2)" office:value-type="float" office:value="1077.01411410622">
            <text:p>1077,014</text:p>
          </table:table-cell>
          <table:table-cell office:value-type="float" office:value="0.031">
            <text:p>0,031</text:p>
          </table:table-cell>
          <table:table-cell office:value-type="float" office:value="0">
            <text:p>0,000</text:p>
          </table:table-cell>
          <table:table-cell office:value-type="float" office:value="-0.041">
            <text:p>-0,041</text:p>
          </table:table-cell>
          <table:table-cell office:value-type="float" office:value="0">
            <text:p>0,000</text:p>
          </table:table-cell>
          <table:table-cell table:formula="of:=[.C11]+(2/3)*[.E11]" office:value-type="float" office:value="0.00366666666666667">
            <text:p>0,00367</text:p>
          </table:table-cell>
          <table:table-cell table:formula="of:=[.D11]+(2/3)*[.F11]" office:value-type="float" office:value="0">
            <text:p>0,00000</text:p>
          </table:table-cell>
          <table:table-cell table:formula="of:=[.G11]*[.$K$2]" office:value-type="float" office:value="0.0025934497526693">
            <text:p>0,00259</text:p>
          </table:table-cell>
          <table:table-cell table:formula="of:=[.H1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9.5">
            <text:p>149,5</text:p>
          </table:table-cell>
          <table:table-cell table:style-name="ce3" table:formula="of:=SQRT(2*938.272*[.A12]+938.272^2)" office:value-type="float" office:value="1077.44961551991">
            <text:p>1077,450</text:p>
          </table:table-cell>
          <table:table-cell office:value-type="float" office:value="0.034">
            <text:p>0,034</text:p>
          </table:table-cell>
          <table:table-cell office:value-type="float" office:value="0">
            <text:p>0,000</text:p>
          </table:table-cell>
          <table:table-cell office:value-type="float" office:value="-0.046">
            <text:p>-0,046</text:p>
          </table:table-cell>
          <table:table-cell office:value-type="float" office:value="0">
            <text:p>0,000</text:p>
          </table:table-cell>
          <table:table-cell table:formula="of:=[.C12]+(2/3)*[.E12]" office:value-type="float" office:value="0.00333333333333334">
            <text:p>0,00333</text:p>
          </table:table-cell>
          <table:table-cell table:formula="of:=[.D12]+(2/3)*[.F12]" office:value-type="float" office:value="0">
            <text:p>0,00000</text:p>
          </table:table-cell>
          <table:table-cell table:formula="of:=[.G12]*[.$K$2]" office:value-type="float" office:value="0.00235768159333573">
            <text:p>0,00236</text:p>
          </table:table-cell>
          <table:table-cell table:formula="of:=[.H1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0">
            <text:p>150,0</text:p>
          </table:table-cell>
          <table:table-cell table:style-name="ce3" table:formula="of:=SQRT(2*938.272*[.A13]+938.272^2)" office:value-type="float" office:value="1077.88494097654">
            <text:p>1077,885</text:p>
          </table:table-cell>
          <table:table-cell office:value-type="float" office:value="0.038">
            <text:p>0,038</text:p>
          </table:table-cell>
          <table:table-cell office:value-type="float" office:value="0">
            <text:p>0,000</text:p>
          </table:table-cell>
          <table:table-cell office:value-type="float" office:value="-0.051">
            <text:p>-0,051</text:p>
          </table:table-cell>
          <table:table-cell office:value-type="float" office:value="0">
            <text:p>0,000</text:p>
          </table:table-cell>
          <table:table-cell table:formula="of:=[.C13]+(2/3)*[.E13]" office:value-type="float" office:value="0.004">
            <text:p>0,00400</text:p>
          </table:table-cell>
          <table:table-cell table:formula="of:=[.D13]+(2/3)*[.F13]" office:value-type="float" office:value="0">
            <text:p>0,00000</text:p>
          </table:table-cell>
          <table:table-cell table:formula="of:=[.G13]*[.$K$2]" office:value-type="float" office:value="0.00282921791200287">
            <text:p>0,00283</text:p>
          </table:table-cell>
          <table:table-cell table:formula="of:=[.H1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0.5">
            <text:p>150,5</text:p>
          </table:table-cell>
          <table:table-cell table:style-name="ce3" table:formula="of:=SQRT(2*938.272*[.A14]+938.272^2)" office:value-type="float" office:value="1078.32009068922">
            <text:p>1078,320</text:p>
          </table:table-cell>
          <table:table-cell office:value-type="float" office:value="0.041">
            <text:p>0,041</text:p>
          </table:table-cell>
          <table:table-cell office:value-type="float" office:value="0">
            <text:p>0,000</text:p>
          </table:table-cell>
          <table:table-cell office:value-type="float" office:value="-0.055">
            <text:p>-0,055</text:p>
          </table:table-cell>
          <table:table-cell office:value-type="float" office:value="0">
            <text:p>0,000</text:p>
          </table:table-cell>
          <table:table-cell table:formula="of:=[.C14]+(2/3)*[.E14]" office:value-type="float" office:value="0.00433333333333334">
            <text:p>0,00433</text:p>
          </table:table-cell>
          <table:table-cell table:formula="of:=[.D14]+(2/3)*[.F14]" office:value-type="float" office:value="0">
            <text:p>0,00000</text:p>
          </table:table-cell>
          <table:table-cell table:formula="of:=[.G14]*[.$K$2]" office:value-type="float" office:value="0.00306498607133645">
            <text:p>0,00306</text:p>
          </table:table-cell>
          <table:table-cell table:formula="of:=[.H1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1">
            <text:p>151,0</text:p>
          </table:table-cell>
          <table:table-cell table:style-name="ce3" table:formula="of:=SQRT(2*938.272*[.A15]+938.272^2)" office:value-type="float" office:value="1078.75506487061">
            <text:p>1078,755</text:p>
          </table:table-cell>
          <table:table-cell office:value-type="float" office:value="0.045">
            <text:p>0,045</text:p>
          </table:table-cell>
          <table:table-cell office:value-type="float" office:value="0">
            <text:p>0,000</text:p>
          </table:table-cell>
          <table:table-cell office:value-type="float" office:value="-0.06">
            <text:p>-0,060</text:p>
          </table:table-cell>
          <table:table-cell office:value-type="float" office:value="0">
            <text:p>0,000</text:p>
          </table:table-cell>
          <table:table-cell table:formula="of:=[.C15]+(2/3)*[.E15]" office:value-type="float" office:value="0.005">
            <text:p>0,00500</text:p>
          </table:table-cell>
          <table:table-cell table:formula="of:=[.D15]+(2/3)*[.F15]" office:value-type="float" office:value="0">
            <text:p>0,00000</text:p>
          </table:table-cell>
          <table:table-cell table:formula="of:=[.G15]*[.$K$2]" office:value-type="float" office:value="0.0035365223900036">
            <text:p>0,00354</text:p>
          </table:table-cell>
          <table:table-cell table:formula="of:=[.H1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1.5">
            <text:p>151,5</text:p>
          </table:table-cell>
          <table:table-cell table:style-name="ce3" table:formula="of:=SQRT(2*938.272*[.A16]+938.272^2)" office:value-type="float" office:value="1079.18986373298">
            <text:p>1079,190</text:p>
          </table:table-cell>
          <table:table-cell office:value-type="float" office:value="0.048">
            <text:p>0,048</text:p>
          </table:table-cell>
          <table:table-cell office:value-type="float" office:value="0">
            <text:p>0,000</text:p>
          </table:table-cell>
          <table:table-cell office:value-type="float" office:value="-0.065">
            <text:p>-0,065</text:p>
          </table:table-cell>
          <table:table-cell office:value-type="float" office:value="0">
            <text:p>0,000</text:p>
          </table:table-cell>
          <table:table-cell table:formula="of:=[.C16]+(2/3)*[.E16]" office:value-type="float" office:value="0.00466666666666667">
            <text:p>0,00467</text:p>
          </table:table-cell>
          <table:table-cell table:formula="of:=[.D16]+(2/3)*[.F16]" office:value-type="float" office:value="0">
            <text:p>0,00000</text:p>
          </table:table-cell>
          <table:table-cell table:formula="of:=[.G16]*[.$K$2]" office:value-type="float" office:value="0.00330075423067002">
            <text:p>0,00330</text:p>
          </table:table-cell>
          <table:table-cell table:formula="of:=[.H1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2">
            <text:p>152,0</text:p>
          </table:table-cell>
          <table:table-cell table:style-name="ce3" table:formula="of:=SQRT(2*938.272*[.A17]+938.272^2)" office:value-type="float" office:value="1079.62448748813">
            <text:p>1079,624</text:p>
          </table:table-cell>
          <table:table-cell office:value-type="float" office:value="0.052">
            <text:p>0,052</text:p>
          </table:table-cell>
          <table:table-cell office:value-type="float" office:value="0">
            <text:p>0,000</text:p>
          </table:table-cell>
          <table:table-cell office:value-type="float" office:value="-0.069">
            <text:p>-0,069</text:p>
          </table:table-cell>
          <table:table-cell office:value-type="float" office:value="0">
            <text:p>0,000</text:p>
          </table:table-cell>
          <table:table-cell table:formula="of:=[.C17]+(2/3)*[.E17]" office:value-type="float" office:value="0.00600000000000001">
            <text:p>0,00600</text:p>
          </table:table-cell>
          <table:table-cell table:formula="of:=[.D17]+(2/3)*[.F17]" office:value-type="float" office:value="0">
            <text:p>0,00000</text:p>
          </table:table-cell>
          <table:table-cell table:formula="of:=[.G17]*[.$K$2]" office:value-type="float" office:value="0.00424382686800432">
            <text:p>0,00424</text:p>
          </table:table-cell>
          <table:table-cell table:formula="of:=[.H1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2.5">
            <text:p>152,5</text:p>
          </table:table-cell>
          <table:table-cell table:style-name="ce3" table:formula="of:=SQRT(2*938.272*[.A18]+938.272^2)" office:value-type="float" office:value="1080.05893634746">
            <text:p>1080,059</text:p>
          </table:table-cell>
          <table:table-cell office:value-type="float" office:value="0.055">
            <text:p>0,055</text:p>
          </table:table-cell>
          <table:table-cell office:value-type="float" office:value="0">
            <text:p>0,000</text:p>
          </table:table-cell>
          <table:table-cell office:value-type="float" office:value="-0.074">
            <text:p>-0,074</text:p>
          </table:table-cell>
          <table:table-cell office:value-type="float" office:value="0">
            <text:p>0,000</text:p>
          </table:table-cell>
          <table:table-cell table:formula="of:=[.C18]+(2/3)*[.E18]" office:value-type="float" office:value="0.00566666666666667">
            <text:p>0,00567</text:p>
          </table:table-cell>
          <table:table-cell table:formula="of:=[.D18]+(2/3)*[.F18]" office:value-type="float" office:value="0">
            <text:p>0,00000</text:p>
          </table:table-cell>
          <table:table-cell table:formula="of:=[.G18]*[.$K$2]" office:value-type="float" office:value="0.00400805870867074">
            <text:p>0,00401</text:p>
          </table:table-cell>
          <table:table-cell table:formula="of:=[.H1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3">
            <text:p>153,0</text:p>
          </table:table-cell>
          <table:table-cell table:style-name="ce3" table:formula="of:=SQRT(2*938.272*[.A19]+938.272^2)" office:value-type="float" office:value="1080.49321052194">
            <text:p>1080,493</text:p>
          </table:table-cell>
          <table:table-cell office:value-type="float" office:value="0.059">
            <text:p>0,059</text:p>
          </table:table-cell>
          <table:table-cell office:value-type="float" office:value="0">
            <text:p>0,000</text:p>
          </table:table-cell>
          <table:table-cell office:value-type="float" office:value="-0.078">
            <text:p>-0,078</text:p>
          </table:table-cell>
          <table:table-cell office:value-type="float" office:value="0">
            <text:p>0,000</text:p>
          </table:table-cell>
          <table:table-cell table:formula="of:=[.C19]+(2/3)*[.E19]" office:value-type="float" office:value="0.00700000000000001">
            <text:p>0,00700</text:p>
          </table:table-cell>
          <table:table-cell table:formula="of:=[.D19]+(2/3)*[.F19]" office:value-type="float" office:value="0">
            <text:p>0,00000</text:p>
          </table:table-cell>
          <table:table-cell table:formula="of:=[.G19]*[.$K$2]" office:value-type="float" office:value="0.00495113134600503">
            <text:p>0,00495</text:p>
          </table:table-cell>
          <table:table-cell table:formula="of:=[.H1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3.5">
            <text:p>153,5</text:p>
          </table:table-cell>
          <table:table-cell table:style-name="ce3" table:formula="of:=SQRT(2*938.272*[.A20]+938.272^2)" office:value-type="float" office:value="1080.92731022211">
            <text:p>1080,927</text:p>
          </table:table-cell>
          <table:table-cell office:value-type="float" office:value="0.062">
            <text:p>0,062</text:p>
          </table:table-cell>
          <table:table-cell office:value-type="float" office:value="0">
            <text:p>0,000</text:p>
          </table:table-cell>
          <table:table-cell office:value-type="float" office:value="-0.083">
            <text:p>-0,083</text:p>
          </table:table-cell>
          <table:table-cell office:value-type="float" office:value="0">
            <text:p>0,000</text:p>
          </table:table-cell>
          <table:table-cell table:formula="of:=[.C20]+(2/3)*[.E20]" office:value-type="float" office:value="0.00666666666666667">
            <text:p>0,00667</text:p>
          </table:table-cell>
          <table:table-cell table:formula="of:=[.D20]+(2/3)*[.F20]" office:value-type="float" office:value="0">
            <text:p>0,00000</text:p>
          </table:table-cell>
          <table:table-cell table:formula="of:=[.G20]*[.$K$2]" office:value-type="float" office:value="0.00471536318667146">
            <text:p>0,00472</text:p>
          </table:table-cell>
          <table:table-cell table:formula="of:=[.H2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4">
            <text:p>154,0</text:p>
          </table:table-cell>
          <table:table-cell table:style-name="ce3" table:formula="of:=SQRT(2*938.272*[.A21]+938.272^2)" office:value-type="float" office:value="1081.36123565809">
            <text:p>1081,361</text:p>
          </table:table-cell>
          <table:table-cell office:value-type="float" office:value="0.065">
            <text:p>0,065</text:p>
          </table:table-cell>
          <table:table-cell office:value-type="float" office:value="0">
            <text:p>0,000</text:p>
          </table:table-cell>
          <table:table-cell office:value-type="float" office:value="-0.087">
            <text:p>-0,087</text:p>
          </table:table-cell>
          <table:table-cell office:value-type="float" office:value="0">
            <text:p>0,000</text:p>
          </table:table-cell>
          <table:table-cell table:formula="of:=[.C21]+(2/3)*[.E21]" office:value-type="float" office:value="0.007">
            <text:p>0,00700</text:p>
          </table:table-cell>
          <table:table-cell table:formula="of:=[.D21]+(2/3)*[.F21]" office:value-type="float" office:value="0">
            <text:p>0,00000</text:p>
          </table:table-cell>
          <table:table-cell table:formula="of:=[.G21]*[.$K$2]" office:value-type="float" office:value="0.00495113134600503">
            <text:p>0,00495</text:p>
          </table:table-cell>
          <table:table-cell table:formula="of:=[.H2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4.5">
            <text:p>154,5</text:p>
          </table:table-cell>
          <table:table-cell table:style-name="ce3" table:formula="of:=SQRT(2*938.272*[.A22]+938.272^2)" office:value-type="float" office:value="1081.7949870396">
            <text:p>1081,795</text:p>
          </table:table-cell>
          <table:table-cell office:value-type="float" office:value="0.069">
            <text:p>0,069</text:p>
          </table:table-cell>
          <table:table-cell office:value-type="float" office:value="0">
            <text:p>0,000</text:p>
          </table:table-cell>
          <table:table-cell office:value-type="float" office:value="-0.092">
            <text:p>-0,092</text:p>
          </table:table-cell>
          <table:table-cell office:value-type="float" office:value="0">
            <text:p>0,000</text:p>
          </table:table-cell>
          <table:table-cell table:formula="of:=[.C22]+(2/3)*[.E22]" office:value-type="float" office:value="0.00766666666666668">
            <text:p>0,00767</text:p>
          </table:table-cell>
          <table:table-cell table:formula="of:=[.D22]+(2/3)*[.F22]" office:value-type="float" office:value="0">
            <text:p>0,00000</text:p>
          </table:table-cell>
          <table:table-cell table:formula="of:=[.G22]*[.$K$2]" office:value-type="float" office:value="0.00542266766467218">
            <text:p>0,00542</text:p>
          </table:table-cell>
          <table:table-cell table:formula="of:=[.H2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5">
            <text:p>155,0</text:p>
          </table:table-cell>
          <table:table-cell table:style-name="ce3" table:formula="of:=SQRT(2*938.272*[.A23]+938.272^2)" office:value-type="float" office:value="1082.22856457589">
            <text:p>1082,229</text:p>
          </table:table-cell>
          <table:table-cell office:value-type="float" office:value="0.072">
            <text:p>0,072</text:p>
          </table:table-cell>
          <table:table-cell office:value-type="float" office:value="0">
            <text:p>0,000</text:p>
          </table:table-cell>
          <table:table-cell office:value-type="float" office:value="-0.096">
            <text:p>-0,096</text:p>
          </table:table-cell>
          <table:table-cell office:value-type="float" office:value="0">
            <text:p>0,000</text:p>
          </table:table-cell>
          <table:table-cell table:formula="of:=[.C23]+(2/3)*[.E23]" office:value-type="float" office:value="0.00800000000000001">
            <text:p>0,00800</text:p>
          </table:table-cell>
          <table:table-cell table:formula="of:=[.D23]+(2/3)*[.F23]" office:value-type="float" office:value="0">
            <text:p>0,00000</text:p>
          </table:table-cell>
          <table:table-cell table:formula="of:=[.G23]*[.$K$2]" office:value-type="float" office:value="0.00565843582400575">
            <text:p>0,00566</text:p>
          </table:table-cell>
          <table:table-cell table:formula="of:=[.H2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5.5">
            <text:p>155,5</text:p>
          </table:table-cell>
          <table:table-cell table:style-name="ce3" table:formula="of:=SQRT(2*938.272*[.A24]+938.272^2)" office:value-type="float" office:value="1082.66196847585">
            <text:p>1082,662</text:p>
          </table:table-cell>
          <table:table-cell office:value-type="float" office:value="0.075">
            <text:p>0,075</text:p>
          </table:table-cell>
          <table:table-cell office:value-type="float" office:value="0">
            <text:p>0,000</text:p>
          </table:table-cell>
          <table:table-cell office:value-type="float" office:value="-0.1">
            <text:p>-0,100</text:p>
          </table:table-cell>
          <table:table-cell office:value-type="float" office:value="0">
            <text:p>0,000</text:p>
          </table:table-cell>
          <table:table-cell table:formula="of:=[.C24]+(2/3)*[.E24]" office:value-type="float" office:value="0.00833333333333333">
            <text:p>0,00833</text:p>
          </table:table-cell>
          <table:table-cell table:formula="of:=[.D24]+(2/3)*[.F24]" office:value-type="float" office:value="0">
            <text:p>0,00000</text:p>
          </table:table-cell>
          <table:table-cell table:formula="of:=[.G24]*[.$K$2]" office:value-type="float" office:value="0.00589420398333932">
            <text:p>0,00589</text:p>
          </table:table-cell>
          <table:table-cell table:formula="of:=[.H2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6">
            <text:p>156,0</text:p>
          </table:table-cell>
          <table:table-cell table:style-name="ce3" table:formula="of:=SQRT(2*938.272*[.A25]+938.272^2)" office:value-type="float" office:value="1083.0951989479">
            <text:p>1083,095</text:p>
          </table:table-cell>
          <table:table-cell office:value-type="float" office:value="0.079">
            <text:p>0,079</text:p>
          </table:table-cell>
          <table:table-cell office:value-type="float" office:value="0">
            <text:p>0,000</text:p>
          </table:table-cell>
          <table:table-cell office:value-type="float" office:value="-0.105">
            <text:p>-0,105</text:p>
          </table:table-cell>
          <table:table-cell office:value-type="float" office:value="0">
            <text:p>0,000</text:p>
          </table:table-cell>
          <table:table-cell table:formula="of:=[.C25]+(2/3)*[.E25]" office:value-type="float" office:value="0.00900000000000001">
            <text:p>0,00900</text:p>
          </table:table-cell>
          <table:table-cell table:formula="of:=[.D25]+(2/3)*[.F25]" office:value-type="float" office:value="0">
            <text:p>0,00000</text:p>
          </table:table-cell>
          <table:table-cell table:formula="of:=[.G25]*[.$K$2]" office:value-type="float" office:value="0.00636574030200647">
            <text:p>0,00637</text:p>
          </table:table-cell>
          <table:table-cell table:formula="of:=[.H2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6.5">
            <text:p>156,5</text:p>
          </table:table-cell>
          <table:table-cell table:style-name="ce3" table:formula="of:=SQRT(2*938.272*[.A26]+938.272^2)" office:value-type="float" office:value="1083.52825620009">
            <text:p>1083,528</text:p>
          </table:table-cell>
          <table:table-cell office:value-type="float" office:value="0.082">
            <text:p>0,082</text:p>
          </table:table-cell>
          <table:table-cell office:value-type="float" office:value="0">
            <text:p>0,000</text:p>
          </table:table-cell>
          <table:table-cell office:value-type="float" office:value="-0.109">
            <text:p>-0,109</text:p>
          </table:table-cell>
          <table:table-cell office:value-type="float" office:value="0">
            <text:p>0,000</text:p>
          </table:table-cell>
          <table:table-cell table:formula="of:=[.C26]+(2/3)*[.E26]" office:value-type="float" office:value="0.00933333333333335">
            <text:p>0,00933</text:p>
          </table:table-cell>
          <table:table-cell table:formula="of:=[.D26]+(2/3)*[.F26]" office:value-type="float" office:value="0">
            <text:p>0,00000</text:p>
          </table:table-cell>
          <table:table-cell table:formula="of:=[.G26]*[.$K$2]" office:value-type="float" office:value="0.00660150846134005">
            <text:p>0,00660</text:p>
          </table:table-cell>
          <table:table-cell table:formula="of:=[.H2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7">
            <text:p>157,0</text:p>
          </table:table-cell>
          <table:table-cell table:style-name="ce3" table:formula="of:=SQRT(2*938.272*[.A27]+938.272^2)" office:value-type="float" office:value="1083.96114044001">
            <text:p>1083,961</text:p>
          </table:table-cell>
          <table:table-cell office:value-type="float" office:value="0.085">
            <text:p>0,085</text:p>
          </table:table-cell>
          <table:table-cell office:value-type="float" office:value="0">
            <text:p>0,000</text:p>
          </table:table-cell>
          <table:table-cell office:value-type="float" office:value="-0.113">
            <text:p>-0,113</text:p>
          </table:table-cell>
          <table:table-cell office:value-type="float" office:value="0">
            <text:p>0,000</text:p>
          </table:table-cell>
          <table:table-cell table:formula="of:=[.C27]+(2/3)*[.E27]" office:value-type="float" office:value="0.00966666666666667">
            <text:p>0,00967</text:p>
          </table:table-cell>
          <table:table-cell table:formula="of:=[.D27]+(2/3)*[.F27]" office:value-type="float" office:value="0">
            <text:p>0,00000</text:p>
          </table:table-cell>
          <table:table-cell table:formula="of:=[.G27]*[.$K$2]" office:value-type="float" office:value="0.00683727662067362">
            <text:p>0,00684</text:p>
          </table:table-cell>
          <table:table-cell table:formula="of:=[.H2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7.5">
            <text:p>157,5</text:p>
          </table:table-cell>
          <table:table-cell table:style-name="ce3" table:formula="of:=SQRT(2*938.272*[.A28]+938.272^2)" office:value-type="float" office:value="1084.39385187486">
            <text:p>1084,394</text:p>
          </table:table-cell>
          <table:table-cell office:value-type="float" office:value="0.089">
            <text:p>0,089</text:p>
          </table:table-cell>
          <table:table-cell office:value-type="float" office:value="0">
            <text:p>0,000</text:p>
          </table:table-cell>
          <table:table-cell office:value-type="float" office:value="-0.117">
            <text:p>-0,117</text:p>
          </table:table-cell>
          <table:table-cell office:value-type="float" office:value="0">
            <text:p>0,000</text:p>
          </table:table-cell>
          <table:table-cell table:formula="of:=[.C28]+(2/3)*[.E28]" office:value-type="float" office:value="0.011">
            <text:p>0,01100</text:p>
          </table:table-cell>
          <table:table-cell table:formula="of:=[.D28]+(2/3)*[.F28]" office:value-type="float" office:value="0">
            <text:p>0,00000</text:p>
          </table:table-cell>
          <table:table-cell table:formula="of:=[.G28]*[.$K$2]" office:value-type="float" office:value="0.0077803492580079">
            <text:p>0,00778</text:p>
          </table:table-cell>
          <table:table-cell table:formula="of:=[.H2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8">
            <text:p>158,0</text:p>
          </table:table-cell>
          <table:table-cell table:style-name="ce3" table:formula="of:=SQRT(2*938.272*[.A29]+938.272^2)" office:value-type="float" office:value="1084.82639071144">
            <text:p>1084,826</text:p>
          </table:table-cell>
          <table:table-cell office:value-type="float" office:value="0.092">
            <text:p>0,092</text:p>
          </table:table-cell>
          <table:table-cell office:value-type="float" office:value="0">
            <text:p>0,000</text:p>
          </table:table-cell>
          <table:table-cell office:value-type="float" office:value="-0.122">
            <text:p>-0,122</text:p>
          </table:table-cell>
          <table:table-cell office:value-type="float" office:value="0">
            <text:p>0,000</text:p>
          </table:table-cell>
          <table:table-cell table:formula="of:=[.C29]+(2/3)*[.E29]" office:value-type="float" office:value="0.0106666666666667">
            <text:p>0,01067</text:p>
          </table:table-cell>
          <table:table-cell table:formula="of:=[.D29]+(2/3)*[.F29]" office:value-type="float" office:value="0">
            <text:p>0,00000</text:p>
          </table:table-cell>
          <table:table-cell table:formula="of:=[.G29]*[.$K$2]" office:value-type="float" office:value="0.00754458109867433">
            <text:p>0,00754</text:p>
          </table:table-cell>
          <table:table-cell table:formula="of:=[.H2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8.5">
            <text:p>158,5</text:p>
          </table:table-cell>
          <table:table-cell table:style-name="ce3" table:formula="of:=SQRT(2*938.272*[.A30]+938.272^2)" office:value-type="float" office:value="1085.2587571561">
            <text:p>1085,259</text:p>
          </table:table-cell>
          <table:table-cell office:value-type="float" office:value="0.095">
            <text:p>0,095</text:p>
          </table:table-cell>
          <table:table-cell office:value-type="float" office:value="0">
            <text:p>0,000</text:p>
          </table:table-cell>
          <table:table-cell office:value-type="float" office:value="-0.126">
            <text:p>-0,126</text:p>
          </table:table-cell>
          <table:table-cell office:value-type="float" office:value="0">
            <text:p>0,000</text:p>
          </table:table-cell>
          <table:table-cell table:formula="of:=[.C30]+(2/3)*[.E30]" office:value-type="float" office:value="0.011">
            <text:p>0,01100</text:p>
          </table:table-cell>
          <table:table-cell table:formula="of:=[.D30]+(2/3)*[.F30]" office:value-type="float" office:value="0">
            <text:p>0,00000</text:p>
          </table:table-cell>
          <table:table-cell table:formula="of:=[.G30]*[.$K$2]" office:value-type="float" office:value="0.00778034925800791">
            <text:p>0,00778</text:p>
          </table:table-cell>
          <table:table-cell table:formula="of:=[.H3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9">
            <text:p>159,0</text:p>
          </table:table-cell>
          <table:table-cell table:style-name="ce3" table:formula="of:=SQRT(2*938.272*[.A31]+938.272^2)" office:value-type="float" office:value="1085.69095141481">
            <text:p>1085,691</text:p>
          </table:table-cell>
          <table:table-cell office:value-type="float" office:value="0.098">
            <text:p>0,098</text:p>
          </table:table-cell>
          <table:table-cell office:value-type="float" office:value="0">
            <text:p>0,000</text:p>
          </table:table-cell>
          <table:table-cell office:value-type="float" office:value="-0.13">
            <text:p>-0,130</text:p>
          </table:table-cell>
          <table:table-cell office:value-type="float" office:value="0">
            <text:p>0,000</text:p>
          </table:table-cell>
          <table:table-cell table:formula="of:=[.C31]+(2/3)*[.E31]" office:value-type="float" office:value="0.0113333333333333">
            <text:p>0,01133</text:p>
          </table:table-cell>
          <table:table-cell table:formula="of:=[.D31]+(2/3)*[.F31]" office:value-type="float" office:value="0">
            <text:p>0,00000</text:p>
          </table:table-cell>
          <table:table-cell table:formula="of:=[.G31]*[.$K$2]" office:value-type="float" office:value="0.00801611741734148">
            <text:p>0,00802</text:p>
          </table:table-cell>
          <table:table-cell table:formula="of:=[.H3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9.5">
            <text:p>159,5</text:p>
          </table:table-cell>
          <table:table-cell table:style-name="ce3" table:formula="of:=SQRT(2*938.272*[.A32]+938.272^2)" office:value-type="float" office:value="1086.12297369313">
            <text:p>1086,123</text:p>
          </table:table-cell>
          <table:table-cell office:value-type="float" office:value="0.102">
            <text:p>0,102</text:p>
          </table:table-cell>
          <table:table-cell office:value-type="float" office:value="0">
            <text:p>0,000</text:p>
          </table:table-cell>
          <table:table-cell office:value-type="float" office:value="-0.134">
            <text:p>-0,134</text:p>
          </table:table-cell>
          <table:table-cell office:value-type="float" office:value="0">
            <text:p>0,000</text:p>
          </table:table-cell>
          <table:table-cell table:formula="of:=[.C32]+(2/3)*[.E32]" office:value-type="float" office:value="0.0126666666666667">
            <text:p>0,01267</text:p>
          </table:table-cell>
          <table:table-cell table:formula="of:=[.D32]+(2/3)*[.F32]" office:value-type="float" office:value="0">
            <text:p>0,00000</text:p>
          </table:table-cell>
          <table:table-cell table:formula="of:=[.G32]*[.$K$2]" office:value-type="float" office:value="0.00895919005467577">
            <text:p>0,00896</text:p>
          </table:table-cell>
          <table:table-cell table:formula="of:=[.H3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0">
            <text:p>160,0</text:p>
          </table:table-cell>
          <table:table-cell table:style-name="ce3" table:formula="of:=SQRT(2*938.272*[.A33]+938.272^2)" office:value-type="float" office:value="1086.55482419618">
            <text:p>1086,555</text:p>
          </table:table-cell>
          <table:table-cell office:value-type="float" office:value="0.105">
            <text:p>0,105</text:p>
          </table:table-cell>
          <table:table-cell office:value-type="float" office:value="0">
            <text:p>0,000</text:p>
          </table:table-cell>
          <table:table-cell office:value-type="float" office:value="-0.138">
            <text:p>-0,138</text:p>
          </table:table-cell>
          <table:table-cell office:value-type="float" office:value="0">
            <text:p>0,000</text:p>
          </table:table-cell>
          <table:table-cell table:formula="of:=[.C33]+(2/3)*[.E33]" office:value-type="float" office:value="0.013">
            <text:p>0,01300</text:p>
          </table:table-cell>
          <table:table-cell table:formula="of:=[.D33]+(2/3)*[.F33]" office:value-type="float" office:value="0">
            <text:p>0,00000</text:p>
          </table:table-cell>
          <table:table-cell table:formula="of:=[.G33]*[.$K$2]" office:value-type="float" office:value="0.00919495821400934">
            <text:p>0,00919</text:p>
          </table:table-cell>
          <table:table-cell table:formula="of:=[.H3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0.5">
            <text:p>160,5</text:p>
          </table:table-cell>
          <table:table-cell table:style-name="ce3" table:formula="of:=SQRT(2*938.272*[.A34]+938.272^2)" office:value-type="float" office:value="1086.98650312872">
            <text:p>1086,987</text:p>
          </table:table-cell>
          <table:table-cell office:value-type="float" office:value="0.108">
            <text:p>0,108</text:p>
          </table:table-cell>
          <table:table-cell office:value-type="float" office:value="0">
            <text:p>0,000</text:p>
          </table:table-cell>
          <table:table-cell office:value-type="float" office:value="-0.142">
            <text:p>-0,142</text:p>
          </table:table-cell>
          <table:table-cell office:value-type="float" office:value="0">
            <text:p>0,000</text:p>
          </table:table-cell>
          <table:table-cell table:formula="of:=[.C34]+(2/3)*[.E34]" office:value-type="float" office:value="0.0133333333333333">
            <text:p>0,01333</text:p>
          </table:table-cell>
          <table:table-cell table:formula="of:=[.D34]+(2/3)*[.F34]" office:value-type="float" office:value="0">
            <text:p>0,00000</text:p>
          </table:table-cell>
          <table:table-cell table:formula="of:=[.G34]*[.$K$2]" office:value-type="float" office:value="0.00943072637334291">
            <text:p>0,00943</text:p>
          </table:table-cell>
          <table:table-cell table:formula="of:=[.H3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1">
            <text:p>161,0</text:p>
          </table:table-cell>
          <table:table-cell table:style-name="ce3" table:formula="of:=SQRT(2*938.272*[.A35]+938.272^2)" office:value-type="float" office:value="1087.41801069506">
            <text:p>1087,418</text:p>
          </table:table-cell>
          <table:table-cell office:value-type="float" office:value="0.111">
            <text:p>0,111</text:p>
          </table:table-cell>
          <table:table-cell office:value-type="float" office:value="0">
            <text:p>0,000</text:p>
          </table:table-cell>
          <table:table-cell office:value-type="float" office:value="-0.147">
            <text:p>-0,147</text:p>
          </table:table-cell>
          <table:table-cell office:value-type="float" office:value="0">
            <text:p>0,000</text:p>
          </table:table-cell>
          <table:table-cell table:formula="of:=[.C35]+(2/3)*[.E35]" office:value-type="float" office:value="0.013">
            <text:p>0,01300</text:p>
          </table:table-cell>
          <table:table-cell table:formula="of:=[.D35]+(2/3)*[.F35]" office:value-type="float" office:value="0">
            <text:p>0,00000</text:p>
          </table:table-cell>
          <table:table-cell table:formula="of:=[.G35]*[.$K$2]" office:value-type="float" office:value="0.00919495821400935">
            <text:p>0,00919</text:p>
          </table:table-cell>
          <table:table-cell table:formula="of:=[.H3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1.5">
            <text:p>161,5</text:p>
          </table:table-cell>
          <table:table-cell table:style-name="ce3" table:formula="of:=SQRT(2*938.272*[.A36]+938.272^2)" office:value-type="float" office:value="1087.84934709913">
            <text:p>1087,849</text:p>
          </table:table-cell>
          <table:table-cell office:value-type="float" office:value="0.114">
            <text:p>0,114</text:p>
          </table:table-cell>
          <table:table-cell office:value-type="float" office:value="0">
            <text:p>0,000</text:p>
          </table:table-cell>
          <table:table-cell office:value-type="float" office:value="-0.151">
            <text:p>-0,151</text:p>
          </table:table-cell>
          <table:table-cell office:value-type="float" office:value="0">
            <text:p>0,000</text:p>
          </table:table-cell>
          <table:table-cell table:formula="of:=[.C36]+(2/3)*[.E36]" office:value-type="float" office:value="0.0133333333333334">
            <text:p>0,01333</text:p>
          </table:table-cell>
          <table:table-cell table:formula="of:=[.D36]+(2/3)*[.F36]" office:value-type="float" office:value="0">
            <text:p>0,00000</text:p>
          </table:table-cell>
          <table:table-cell table:formula="of:=[.G36]*[.$K$2]" office:value-type="float" office:value="0.00943072637334293">
            <text:p>0,00943</text:p>
          </table:table-cell>
          <table:table-cell table:formula="of:=[.H3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2">
            <text:p>162,0</text:p>
          </table:table-cell>
          <table:table-cell table:style-name="ce3" table:formula="of:=SQRT(2*938.272*[.A37]+938.272^2)" office:value-type="float" office:value="1088.28051254445">
            <text:p>1088,281</text:p>
          </table:table-cell>
          <table:table-cell office:value-type="float" office:value="0.118">
            <text:p>0,118</text:p>
          </table:table-cell>
          <table:table-cell office:value-type="float" office:value="0">
            <text:p>0,000</text:p>
          </table:table-cell>
          <table:table-cell office:value-type="float" office:value="-0.155">
            <text:p>-0,155</text:p>
          </table:table-cell>
          <table:table-cell office:value-type="float" office:value="0">
            <text:p>0,000</text:p>
          </table:table-cell>
          <table:table-cell table:formula="of:=[.C37]+(2/3)*[.E37]" office:value-type="float" office:value="0.0146666666666667">
            <text:p>0,01467</text:p>
          </table:table-cell>
          <table:table-cell table:formula="of:=[.D37]+(2/3)*[.F37]" office:value-type="float" office:value="0">
            <text:p>0,00000</text:p>
          </table:table-cell>
          <table:table-cell table:formula="of:=[.G37]*[.$K$2]" office:value-type="float" office:value="0.0103737990106772">
            <text:p>0,01037</text:p>
          </table:table-cell>
          <table:table-cell table:formula="of:=[.H3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2.5">
            <text:p>162,5</text:p>
          </table:table-cell>
          <table:table-cell table:style-name="ce3" table:formula="of:=SQRT(2*938.272*[.A38]+938.272^2)" office:value-type="float" office:value="1088.71150723413">
            <text:p>1088,712</text:p>
          </table:table-cell>
          <table:table-cell office:value-type="float" office:value="0.121">
            <text:p>0,121</text:p>
          </table:table-cell>
          <table:table-cell office:value-type="float" office:value="0">
            <text:p>0,000</text:p>
          </table:table-cell>
          <table:table-cell office:value-type="float" office:value="-0.159">
            <text:p>-0,159</text:p>
          </table:table-cell>
          <table:table-cell office:value-type="float" office:value="0">
            <text:p>0,000</text:p>
          </table:table-cell>
          <table:table-cell table:formula="of:=[.C38]+(2/3)*[.E38]" office:value-type="float" office:value="0.015">
            <text:p>0,01500</text:p>
          </table:table-cell>
          <table:table-cell table:formula="of:=[.D38]+(2/3)*[.F38]" office:value-type="float" office:value="0">
            <text:p>0,00000</text:p>
          </table:table-cell>
          <table:table-cell table:formula="of:=[.G38]*[.$K$2]" office:value-type="float" office:value="0.0106095671700108">
            <text:p>0,01061</text:p>
          </table:table-cell>
          <table:table-cell table:formula="of:=[.H3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3">
            <text:p>163,0</text:p>
          </table:table-cell>
          <table:table-cell table:style-name="ce3" table:formula="of:=SQRT(2*938.272*[.A39]+938.272^2)" office:value-type="float" office:value="1089.14233137088">
            <text:p>1089,142</text:p>
          </table:table-cell>
          <table:table-cell office:value-type="float" office:value="0.124">
            <text:p>0,124</text:p>
          </table:table-cell>
          <table:table-cell office:value-type="float" office:value="0">
            <text:p>0,000</text:p>
          </table:table-cell>
          <table:table-cell office:value-type="float" office:value="-0.163">
            <text:p>-0,163</text:p>
          </table:table-cell>
          <table:table-cell office:value-type="float" office:value="0">
            <text:p>0,000</text:p>
          </table:table-cell>
          <table:table-cell table:formula="of:=[.C39]+(2/3)*[.E39]" office:value-type="float" office:value="0.0153333333333333">
            <text:p>0,01533</text:p>
          </table:table-cell>
          <table:table-cell table:formula="of:=[.D39]+(2/3)*[.F39]" office:value-type="float" office:value="0">
            <text:p>0,00000</text:p>
          </table:table-cell>
          <table:table-cell table:formula="of:=[.G39]*[.$K$2]" office:value-type="float" office:value="0.0108453353293444">
            <text:p>0,01085</text:p>
          </table:table-cell>
          <table:table-cell table:formula="of:=[.H3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3.5">
            <text:p>163,5</text:p>
          </table:table-cell>
          <table:table-cell table:style-name="ce3" table:formula="of:=SQRT(2*938.272*[.A40]+938.272^2)" office:value-type="float" office:value="1089.57298515703">
            <text:p>1089,573</text:p>
          </table:table-cell>
          <table:table-cell office:value-type="float" office:value="0.127">
            <text:p>0,127</text:p>
          </table:table-cell>
          <table:table-cell office:value-type="float" office:value="0">
            <text:p>0,000</text:p>
          </table:table-cell>
          <table:table-cell office:value-type="float" office:value="-0.166">
            <text:p>-0,166</text:p>
          </table:table-cell>
          <table:table-cell office:value-type="float" office:value="0">
            <text:p>0,000</text:p>
          </table:table-cell>
          <table:table-cell table:formula="of:=[.C40]+(2/3)*[.E40]" office:value-type="float" office:value="0.0163333333333333">
            <text:p>0,01633</text:p>
          </table:table-cell>
          <table:table-cell table:formula="of:=[.D40]+(2/3)*[.F40]" office:value-type="float" office:value="0">
            <text:p>0,00000</text:p>
          </table:table-cell>
          <table:table-cell table:formula="of:=[.G40]*[.$K$2]" office:value-type="float" office:value="0.0115526398073451">
            <text:p>0,01155</text:p>
          </table:table-cell>
          <table:table-cell table:formula="of:=[.H4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4">
            <text:p>164,0</text:p>
          </table:table-cell>
          <table:table-cell table:style-name="ce3" table:formula="of:=SQRT(2*938.272*[.A41]+938.272^2)" office:value-type="float" office:value="1090.00346879448">
            <text:p>1090,003</text:p>
          </table:table-cell>
          <table:table-cell office:value-type="float" office:value="0.13">
            <text:p>0,130</text:p>
          </table:table-cell>
          <table:table-cell office:value-type="float" office:value="0">
            <text:p>0,000</text:p>
          </table:table-cell>
          <table:table-cell office:value-type="float" office:value="-0.17">
            <text:p>-0,170</text:p>
          </table:table-cell>
          <table:table-cell office:value-type="float" office:value="0">
            <text:p>0,000</text:p>
          </table:table-cell>
          <table:table-cell table:formula="of:=[.C41]+(2/3)*[.E41]" office:value-type="float" office:value="0.0166666666666667">
            <text:p>0,01667</text:p>
          </table:table-cell>
          <table:table-cell table:formula="of:=[.D41]+(2/3)*[.F41]" office:value-type="float" office:value="0">
            <text:p>0,00000</text:p>
          </table:table-cell>
          <table:table-cell table:formula="of:=[.G41]*[.$K$2]" office:value-type="float" office:value="0.0117884079666786">
            <text:p>0,01179</text:p>
          </table:table-cell>
          <table:table-cell table:formula="of:=[.H4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4.5">
            <text:p>164,5</text:p>
          </table:table-cell>
          <table:table-cell table:style-name="ce3" table:formula="of:=SQRT(2*938.272*[.A42]+938.272^2)" office:value-type="float" office:value="1090.43378248475">
            <text:p>1090,434</text:p>
          </table:table-cell>
          <table:table-cell office:value-type="float" office:value="0.133">
            <text:p>0,133</text:p>
          </table:table-cell>
          <table:table-cell office:value-type="float" office:value="0">
            <text:p>0,000</text:p>
          </table:table-cell>
          <table:table-cell office:value-type="float" office:value="-0.174">
            <text:p>-0,174</text:p>
          </table:table-cell>
          <table:table-cell office:value-type="float" office:value="0">
            <text:p>0,000</text:p>
          </table:table-cell>
          <table:table-cell table:formula="of:=[.C42]+(2/3)*[.E42]" office:value-type="float" office:value="0.017">
            <text:p>0,01700</text:p>
          </table:table-cell>
          <table:table-cell table:formula="of:=[.D42]+(2/3)*[.F42]" office:value-type="float" office:value="0">
            <text:p>0,00000</text:p>
          </table:table-cell>
          <table:table-cell table:formula="of:=[.G42]*[.$K$2]" office:value-type="float" office:value="0.0120241761260122">
            <text:p>0,01202</text:p>
          </table:table-cell>
          <table:table-cell table:formula="of:=[.H4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5">
            <text:p>165,0</text:p>
          </table:table-cell>
          <table:table-cell table:style-name="ce3" table:formula="of:=SQRT(2*938.272*[.A43]+938.272^2)" office:value-type="float" office:value="1090.86392642896">
            <text:p>1090,864</text:p>
          </table:table-cell>
          <table:table-cell office:value-type="float" office:value="0.136">
            <text:p>0,136</text:p>
          </table:table-cell>
          <table:table-cell office:value-type="float" office:value="0">
            <text:p>0,000</text:p>
          </table:table-cell>
          <table:table-cell office:value-type="float" office:value="-0.178">
            <text:p>-0,178</text:p>
          </table:table-cell>
          <table:table-cell office:value-type="float" office:value="0">
            <text:p>0,000</text:p>
          </table:table-cell>
          <table:table-cell table:formula="of:=[.C43]+(2/3)*[.E43]" office:value-type="float" office:value="0.0173333333333334">
            <text:p>0,01733</text:p>
          </table:table-cell>
          <table:table-cell table:formula="of:=[.D43]+(2/3)*[.F43]" office:value-type="float" office:value="0">
            <text:p>0,00000</text:p>
          </table:table-cell>
          <table:table-cell table:formula="of:=[.G43]*[.$K$2]" office:value-type="float" office:value="0.0122599442853458">
            <text:p>0,01226</text:p>
          </table:table-cell>
          <table:table-cell table:formula="of:=[.H4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5.5">
            <text:p>165,5</text:p>
          </table:table-cell>
          <table:table-cell table:style-name="ce3" table:formula="of:=SQRT(2*938.272*[.A44]+938.272^2)" office:value-type="float" office:value="1091.29390082782">
            <text:p>1091,294</text:p>
          </table:table-cell>
          <table:table-cell office:value-type="float" office:value="0.139">
            <text:p>0,139</text:p>
          </table:table-cell>
          <table:table-cell office:value-type="float" office:value="0">
            <text:p>0,000</text:p>
          </table:table-cell>
          <table:table-cell office:value-type="float" office:value="-0.182">
            <text:p>-0,182</text:p>
          </table:table-cell>
          <table:table-cell office:value-type="float" office:value="0">
            <text:p>0,000</text:p>
          </table:table-cell>
          <table:table-cell table:formula="of:=[.C44]+(2/3)*[.E44]" office:value-type="float" office:value="0.0176666666666667">
            <text:p>0,01767</text:p>
          </table:table-cell>
          <table:table-cell table:formula="of:=[.D44]+(2/3)*[.F44]" office:value-type="float" office:value="0">
            <text:p>0,00000</text:p>
          </table:table-cell>
          <table:table-cell table:formula="of:=[.G44]*[.$K$2]" office:value-type="float" office:value="0.0124957124446794">
            <text:p>0,01250</text:p>
          </table:table-cell>
          <table:table-cell table:formula="of:=[.H4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6">
            <text:p>166,0</text:p>
          </table:table-cell>
          <table:table-cell table:style-name="ce3" table:formula="of:=SQRT(2*938.272*[.A45]+938.272^2)" office:value-type="float" office:value="1091.72370588167">
            <text:p>1091,724</text:p>
          </table:table-cell>
          <table:table-cell office:value-type="float" office:value="0.142">
            <text:p>0,142</text:p>
          </table:table-cell>
          <table:table-cell office:value-type="float" office:value="0">
            <text:p>0,000</text:p>
          </table:table-cell>
          <table:table-cell office:value-type="float" office:value="-0.186">
            <text:p>-0,186</text:p>
          </table:table-cell>
          <table:table-cell office:value-type="float" office:value="0">
            <text:p>0,000</text:p>
          </table:table-cell>
          <table:table-cell table:formula="of:=[.C45]+(2/3)*[.E45]" office:value-type="float" office:value="0.018">
            <text:p>0,01800</text:p>
          </table:table-cell>
          <table:table-cell table:formula="of:=[.D45]+(2/3)*[.F45]" office:value-type="float" office:value="0">
            <text:p>0,00000</text:p>
          </table:table-cell>
          <table:table-cell table:formula="of:=[.G45]*[.$K$2]" office:value-type="float" office:value="0.0127314806040129">
            <text:p>0,01273</text:p>
          </table:table-cell>
          <table:table-cell table:formula="of:=[.H4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6.5">
            <text:p>166,5</text:p>
          </table:table-cell>
          <table:table-cell table:style-name="ce3" table:formula="of:=SQRT(2*938.272*[.A46]+938.272^2)" office:value-type="float" office:value="1092.15334179043">
            <text:p>1092,153</text:p>
          </table:table-cell>
          <table:table-cell office:value-type="float" office:value="0.145">
            <text:p>0,145</text:p>
          </table:table-cell>
          <table:table-cell office:value-type="float" office:value="0">
            <text:p>0,000</text:p>
          </table:table-cell>
          <table:table-cell office:value-type="float" office:value="-0.19">
            <text:p>-0,190</text:p>
          </table:table-cell>
          <table:table-cell office:value-type="float" office:value="0">
            <text:p>0,000</text:p>
          </table:table-cell>
          <table:table-cell table:formula="of:=[.C46]+(2/3)*[.E46]" office:value-type="float" office:value="0.0183333333333333">
            <text:p>0,01833</text:p>
          </table:table-cell>
          <table:table-cell table:formula="of:=[.D46]+(2/3)*[.F46]" office:value-type="float" office:value="0">
            <text:p>0,00000</text:p>
          </table:table-cell>
          <table:table-cell table:formula="of:=[.G46]*[.$K$2]" office:value-type="float" office:value="0.0129672487633465">
            <text:p>0,01297</text:p>
          </table:table-cell>
          <table:table-cell table:formula="of:=[.H4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7">
            <text:p>167,0</text:p>
          </table:table-cell>
          <table:table-cell table:style-name="ce3" table:formula="of:=SQRT(2*938.272*[.A47]+938.272^2)" office:value-type="float" office:value="1092.58280875364">
            <text:p>1092,583</text:p>
          </table:table-cell>
          <table:table-cell office:value-type="float" office:value="0.148">
            <text:p>0,148</text:p>
          </table:table-cell>
          <table:table-cell office:value-type="float" office:value="0">
            <text:p>0,000</text:p>
          </table:table-cell>
          <table:table-cell office:value-type="float" office:value="-0.193">
            <text:p>-0,193</text:p>
          </table:table-cell>
          <table:table-cell office:value-type="float" office:value="0">
            <text:p>0,000</text:p>
          </table:table-cell>
          <table:table-cell table:formula="of:=[.C47]+(2/3)*[.E47]" office:value-type="float" office:value="0.0193333333333333">
            <text:p>0,01933</text:p>
          </table:table-cell>
          <table:table-cell table:formula="of:=[.D47]+(2/3)*[.F47]" office:value-type="float" office:value="0">
            <text:p>0,00000</text:p>
          </table:table-cell>
          <table:table-cell table:formula="of:=[.G47]*[.$K$2]" office:value-type="float" office:value="0.0136745532413472">
            <text:p>0,01367</text:p>
          </table:table-cell>
          <table:table-cell table:formula="of:=[.H4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7.5">
            <text:p>167,5</text:p>
          </table:table-cell>
          <table:table-cell table:style-name="ce3" table:formula="of:=SQRT(2*938.272*[.A48]+938.272^2)" office:value-type="float" office:value="1093.01210697046">
            <text:p>1093,012</text:p>
          </table:table-cell>
          <table:table-cell office:value-type="float" office:value="0.151">
            <text:p>0,151</text:p>
          </table:table-cell>
          <table:table-cell office:value-type="float" office:value="0">
            <text:p>0,000</text:p>
          </table:table-cell>
          <table:table-cell office:value-type="float" office:value="-0.197">
            <text:p>-0,197</text:p>
          </table:table-cell>
          <table:table-cell office:value-type="float" office:value="0">
            <text:p>0,000</text:p>
          </table:table-cell>
          <table:table-cell table:formula="of:=[.C48]+(2/3)*[.E48]" office:value-type="float" office:value="0.0196666666666667">
            <text:p>0,01967</text:p>
          </table:table-cell>
          <table:table-cell table:formula="of:=[.D48]+(2/3)*[.F48]" office:value-type="float" office:value="0">
            <text:p>0,00000</text:p>
          </table:table-cell>
          <table:table-cell table:formula="of:=[.G48]*[.$K$2]" office:value-type="float" office:value="0.0139103214006808">
            <text:p>0,01391</text:p>
          </table:table-cell>
          <table:table-cell table:formula="of:=[.H4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8">
            <text:p>168,0</text:p>
          </table:table-cell>
          <table:table-cell table:style-name="ce3" table:formula="of:=SQRT(2*938.272*[.A49]+938.272^2)" office:value-type="float" office:value="1093.44123663963">
            <text:p>1093,441</text:p>
          </table:table-cell>
          <table:table-cell office:value-type="float" office:value="0.154">
            <text:p>0,154</text:p>
          </table:table-cell>
          <table:table-cell office:value-type="float" office:value="0">
            <text:p>0,000</text:p>
          </table:table-cell>
          <table:table-cell office:value-type="float" office:value="-0.201">
            <text:p>-0,201</text:p>
          </table:table-cell>
          <table:table-cell office:value-type="float" office:value="0">
            <text:p>0,000</text:p>
          </table:table-cell>
          <table:table-cell table:formula="of:=[.C49]+(2/3)*[.E49]" office:value-type="float" office:value="0.02">
            <text:p>0,02000</text:p>
          </table:table-cell>
          <table:table-cell table:formula="of:=[.D49]+(2/3)*[.F49]" office:value-type="float" office:value="0">
            <text:p>0,00000</text:p>
          </table:table-cell>
          <table:table-cell table:formula="of:=[.G49]*[.$K$2]" office:value-type="float" office:value="0.0141460895600144">
            <text:p>0,01415</text:p>
          </table:table-cell>
          <table:table-cell table:formula="of:=[.H4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8.5">
            <text:p>168,5</text:p>
          </table:table-cell>
          <table:table-cell table:style-name="ce3" table:formula="of:=SQRT(2*938.272*[.A50]+938.272^2)" office:value-type="float" office:value="1093.87019795952">
            <text:p>1093,870</text:p>
          </table:table-cell>
          <table:table-cell office:value-type="float" office:value="0.157">
            <text:p>0,157</text:p>
          </table:table-cell>
          <table:table-cell office:value-type="float" office:value="0">
            <text:p>0,000</text:p>
          </table:table-cell>
          <table:table-cell office:value-type="float" office:value="-0.204">
            <text:p>-0,204</text:p>
          </table:table-cell>
          <table:table-cell office:value-type="float" office:value="0">
            <text:p>0,000</text:p>
          </table:table-cell>
          <table:table-cell table:formula="of:=[.C50]+(2/3)*[.E50]" office:value-type="float" office:value="0.021">
            <text:p>0,02100</text:p>
          </table:table-cell>
          <table:table-cell table:formula="of:=[.D50]+(2/3)*[.F50]" office:value-type="float" office:value="0">
            <text:p>0,00000</text:p>
          </table:table-cell>
          <table:table-cell table:formula="of:=[.G50]*[.$K$2]" office:value-type="float" office:value="0.0148533940380151">
            <text:p>0,01485</text:p>
          </table:table-cell>
          <table:table-cell table:formula="of:=[.H5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9">
            <text:p>169,0</text:p>
          </table:table-cell>
          <table:table-cell table:style-name="ce3" table:formula="of:=SQRT(2*938.272*[.A51]+938.272^2)" office:value-type="float" office:value="1094.29899112811">
            <text:p>1094,299</text:p>
          </table:table-cell>
          <table:table-cell office:value-type="float" office:value="0.16">
            <text:p>0,160</text:p>
          </table:table-cell>
          <table:table-cell office:value-type="float" office:value="0">
            <text:p>0,000</text:p>
          </table:table-cell>
          <table:table-cell office:value-type="float" office:value="-0.208">
            <text:p>-0,208</text:p>
          </table:table-cell>
          <table:table-cell office:value-type="float" office:value="0">
            <text:p>0,000</text:p>
          </table:table-cell>
          <table:table-cell table:formula="of:=[.C51]+(2/3)*[.E51]" office:value-type="float" office:value="0.0213333333333333">
            <text:p>0,02133</text:p>
          </table:table-cell>
          <table:table-cell table:formula="of:=[.D51]+(2/3)*[.F51]" office:value-type="float" office:value="0">
            <text:p>0,00000</text:p>
          </table:table-cell>
          <table:table-cell table:formula="of:=[.G51]*[.$K$2]" office:value-type="float" office:value="0.0150891621973487">
            <text:p>0,01509</text:p>
          </table:table-cell>
          <table:table-cell table:formula="of:=[.H5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9.5">
            <text:p>169,5</text:p>
          </table:table-cell>
          <table:table-cell table:style-name="ce3" table:formula="of:=SQRT(2*938.272*[.A52]+938.272^2)" office:value-type="float" office:value="1094.72761634299">
            <text:p>1094,728</text:p>
          </table:table-cell>
          <table:table-cell office:value-type="float" office:value="0.163">
            <text:p>0,163</text:p>
          </table:table-cell>
          <table:table-cell office:value-type="float" office:value="0">
            <text:p>0,000</text:p>
          </table:table-cell>
          <table:table-cell office:value-type="float" office:value="-0.212">
            <text:p>-0,212</text:p>
          </table:table-cell>
          <table:table-cell office:value-type="float" office:value="0">
            <text:p>0,000</text:p>
          </table:table-cell>
          <table:table-cell table:formula="of:=[.C52]+(2/3)*[.E52]" office:value-type="float" office:value="0.0216666666666667">
            <text:p>0,02167</text:p>
          </table:table-cell>
          <table:table-cell table:formula="of:=[.D52]+(2/3)*[.F52]" office:value-type="float" office:value="0">
            <text:p>0,00000</text:p>
          </table:table-cell>
          <table:table-cell table:formula="of:=[.G52]*[.$K$2]" office:value-type="float" office:value="0.0153249303566823">
            <text:p>0,01532</text:p>
          </table:table-cell>
          <table:table-cell table:formula="of:=[.H5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0">
            <text:p>170,0</text:p>
          </table:table-cell>
          <table:table-cell table:style-name="ce3" table:formula="of:=SQRT(2*938.272*[.A53]+938.272^2)" office:value-type="float" office:value="1095.15607380136">
            <text:p>1095,156</text:p>
          </table:table-cell>
          <table:table-cell office:value-type="float" office:value="0.166">
            <text:p>0,166</text:p>
          </table:table-cell>
          <table:table-cell office:value-type="float" office:value="0">
            <text:p>0,000</text:p>
          </table:table-cell>
          <table:table-cell office:value-type="float" office:value="-0.215">
            <text:p>-0,215</text:p>
          </table:table-cell>
          <table:table-cell office:value-type="float" office:value="0">
            <text:p>0,000</text:p>
          </table:table-cell>
          <table:table-cell table:formula="of:=[.C53]+(2/3)*[.E53]" office:value-type="float" office:value="0.0226666666666667">
            <text:p>0,02267</text:p>
          </table:table-cell>
          <table:table-cell table:formula="of:=[.D53]+(2/3)*[.F53]" office:value-type="float" office:value="0">
            <text:p>0,00000</text:p>
          </table:table-cell>
          <table:table-cell table:formula="of:=[.G53]*[.$K$2]" office:value-type="float" office:value="0.016032234834683">
            <text:p>0,01603</text:p>
          </table:table-cell>
          <table:table-cell table:formula="of:=[.H5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0.5">
            <text:p>170,5</text:p>
          </table:table-cell>
          <table:table-cell table:style-name="ce3" table:formula="of:=SQRT(2*938.272*[.A54]+938.272^2)" office:value-type="float" office:value="1095.58436370003">
            <text:p>1095,584</text:p>
          </table:table-cell>
          <table:table-cell office:value-type="float" office:value="0.169">
            <text:p>0,169</text:p>
          </table:table-cell>
          <table:table-cell office:value-type="float" office:value="0">
            <text:p>0,000</text:p>
          </table:table-cell>
          <table:table-cell office:value-type="float" office:value="-0.219">
            <text:p>-0,219</text:p>
          </table:table-cell>
          <table:table-cell office:value-type="float" office:value="0">
            <text:p>0,000</text:p>
          </table:table-cell>
          <table:table-cell table:formula="of:=[.C54]+(2/3)*[.E54]" office:value-type="float" office:value="0.023">
            <text:p>0,02300</text:p>
          </table:table-cell>
          <table:table-cell table:formula="of:=[.D54]+(2/3)*[.F54]" office:value-type="float" office:value="0">
            <text:p>0,00000</text:p>
          </table:table-cell>
          <table:table-cell table:formula="of:=[.G54]*[.$K$2]" office:value-type="float" office:value="0.0162680029940165">
            <text:p>0,01627</text:p>
          </table:table-cell>
          <table:table-cell table:formula="of:=[.H5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1">
            <text:p>171,0</text:p>
          </table:table-cell>
          <table:table-cell table:style-name="ce3" table:formula="of:=SQRT(2*938.272*[.A55]+938.272^2)" office:value-type="float" office:value="1096.01248623544">
            <text:p>1096,012</text:p>
          </table:table-cell>
          <table:table-cell office:value-type="float" office:value="0.172">
            <text:p>0,172</text:p>
          </table:table-cell>
          <table:table-cell office:value-type="float" office:value="0">
            <text:p>0,000</text:p>
          </table:table-cell>
          <table:table-cell office:value-type="float" office:value="-0.222">
            <text:p>-0,222</text:p>
          </table:table-cell>
          <table:table-cell office:value-type="float" office:value="0">
            <text:p>0,000</text:p>
          </table:table-cell>
          <table:table-cell table:formula="of:=[.C55]+(2/3)*[.E55]" office:value-type="float" office:value="0.024">
            <text:p>0,02400</text:p>
          </table:table-cell>
          <table:table-cell table:formula="of:=[.D55]+(2/3)*[.F55]" office:value-type="float" office:value="0">
            <text:p>0,00000</text:p>
          </table:table-cell>
          <table:table-cell table:formula="of:=[.G55]*[.$K$2]" office:value-type="float" office:value="0.0169753074720173">
            <text:p>0,01698</text:p>
          </table:table-cell>
          <table:table-cell table:formula="of:=[.H5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1.5">
            <text:p>171,5</text:p>
          </table:table-cell>
          <table:table-cell table:style-name="ce3" table:formula="of:=SQRT(2*938.272*[.A56]+938.272^2)" office:value-type="float" office:value="1096.44044160365">
            <text:p>1096,440</text:p>
          </table:table-cell>
          <table:table-cell office:value-type="float" office:value="0.175">
            <text:p>0,175</text:p>
          </table:table-cell>
          <table:table-cell office:value-type="float" office:value="0">
            <text:p>0,000</text:p>
          </table:table-cell>
          <table:table-cell office:value-type="float" office:value="-0.226">
            <text:p>-0,226</text:p>
          </table:table-cell>
          <table:table-cell office:value-type="float" office:value="0">
            <text:p>0,000</text:p>
          </table:table-cell>
          <table:table-cell table:formula="of:=[.C56]+(2/3)*[.E56]" office:value-type="float" office:value="0.0243333333333333">
            <text:p>0,02433</text:p>
          </table:table-cell>
          <table:table-cell table:formula="of:=[.D56]+(2/3)*[.F56]" office:value-type="float" office:value="0">
            <text:p>0,00000</text:p>
          </table:table-cell>
          <table:table-cell table:formula="of:=[.G56]*[.$K$2]" office:value-type="float" office:value="0.0172110756313508">
            <text:p>0,01721</text:p>
          </table:table-cell>
          <table:table-cell table:formula="of:=[.H5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2">
            <text:p>172,0</text:p>
          </table:table-cell>
          <table:table-cell table:style-name="ce3" table:formula="of:=SQRT(2*938.272*[.A57]+938.272^2)" office:value-type="float" office:value="1096.8682300003">
            <text:p>1096,868</text:p>
          </table:table-cell>
          <table:table-cell office:value-type="float" office:value="0.178">
            <text:p>0,178</text:p>
          </table:table-cell>
          <table:table-cell office:value-type="float" office:value="0">
            <text:p>0,000</text:p>
          </table:table-cell>
          <table:table-cell office:value-type="float" office:value="-0.23">
            <text:p>-0,230</text:p>
          </table:table-cell>
          <table:table-cell office:value-type="float" office:value="0">
            <text:p>0,000</text:p>
          </table:table-cell>
          <table:table-cell table:formula="of:=[.C57]+(2/3)*[.E57]" office:value-type="float" office:value="0.0246666666666667">
            <text:p>0,02467</text:p>
          </table:table-cell>
          <table:table-cell table:formula="of:=[.D57]+(2/3)*[.F57]" office:value-type="float" office:value="0">
            <text:p>0,00000</text:p>
          </table:table-cell>
          <table:table-cell table:formula="of:=[.G57]*[.$K$2]" office:value-type="float" office:value="0.0174468437906844">
            <text:p>0,01745</text:p>
          </table:table-cell>
          <table:table-cell table:formula="of:=[.H5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2.5">
            <text:p>172,5</text:p>
          </table:table-cell>
          <table:table-cell table:style-name="ce3" table:formula="of:=SQRT(2*938.272*[.A58]+938.272^2)" office:value-type="float" office:value="1097.2958516207">
            <text:p>1097,296</text:p>
          </table:table-cell>
          <table:table-cell office:value-type="float" office:value="0.181">
            <text:p>0,181</text:p>
          </table:table-cell>
          <table:table-cell office:value-type="float" office:value="0">
            <text:p>0,000</text:p>
          </table:table-cell>
          <table:table-cell office:value-type="float" office:value="-0.233">
            <text:p>-0,233</text:p>
          </table:table-cell>
          <table:table-cell office:value-type="float" office:value="0">
            <text:p>0,000</text:p>
          </table:table-cell>
          <table:table-cell table:formula="of:=[.C58]+(2/3)*[.E58]" office:value-type="float" office:value="0.0256666666666667">
            <text:p>0,02567</text:p>
          </table:table-cell>
          <table:table-cell table:formula="of:=[.D58]+(2/3)*[.F58]" office:value-type="float" office:value="0">
            <text:p>0,00000</text:p>
          </table:table-cell>
          <table:table-cell table:formula="of:=[.G58]*[.$K$2]" office:value-type="float" office:value="0.0181541482686851">
            <text:p>0,01815</text:p>
          </table:table-cell>
          <table:table-cell table:formula="of:=[.H5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3">
            <text:p>173,0</text:p>
          </table:table-cell>
          <table:table-cell table:style-name="ce3" table:formula="of:=SQRT(2*938.272*[.A59]+938.272^2)" office:value-type="float" office:value="1097.72330665974">
            <text:p>1097,723</text:p>
          </table:table-cell>
          <table:table-cell office:value-type="float" office:value="0.183">
            <text:p>0,183</text:p>
          </table:table-cell>
          <table:table-cell office:value-type="float" office:value="0">
            <text:p>0,000</text:p>
          </table:table-cell>
          <table:table-cell office:value-type="float" office:value="-0.236">
            <text:p>-0,236</text:p>
          </table:table-cell>
          <table:table-cell office:value-type="float" office:value="0">
            <text:p>0,000</text:p>
          </table:table-cell>
          <table:table-cell table:formula="of:=[.C59]+(2/3)*[.E59]" office:value-type="float" office:value="0.0256666666666667">
            <text:p>0,02567</text:p>
          </table:table-cell>
          <table:table-cell table:formula="of:=[.D59]+(2/3)*[.F59]" office:value-type="float" office:value="0">
            <text:p>0,00000</text:p>
          </table:table-cell>
          <table:table-cell table:formula="of:=[.G59]*[.$K$2]" office:value-type="float" office:value="0.0181541482686851">
            <text:p>0,01815</text:p>
          </table:table-cell>
          <table:table-cell table:formula="of:=[.H5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3.5">
            <text:p>173,5</text:p>
          </table:table-cell>
          <table:table-cell table:style-name="ce3" table:formula="of:=SQRT(2*938.272*[.A60]+938.272^2)" office:value-type="float" office:value="1098.15059531195">
            <text:p>1098,151</text:p>
          </table:table-cell>
          <table:table-cell office:value-type="float" office:value="0.186">
            <text:p>0,186</text:p>
          </table:table-cell>
          <table:table-cell office:value-type="float" office:value="0">
            <text:p>0,000</text:p>
          </table:table-cell>
          <table:table-cell office:value-type="float" office:value="-0.24">
            <text:p>-0,240</text:p>
          </table:table-cell>
          <table:table-cell office:value-type="float" office:value="0">
            <text:p>0,000</text:p>
          </table:table-cell>
          <table:table-cell table:formula="of:=[.C60]+(2/3)*[.E60]" office:value-type="float" office:value="0.026">
            <text:p>0,02600</text:p>
          </table:table-cell>
          <table:table-cell table:formula="of:=[.D60]+(2/3)*[.F60]" office:value-type="float" office:value="0">
            <text:p>0,00000</text:p>
          </table:table-cell>
          <table:table-cell table:formula="of:=[.G60]*[.$K$2]" office:value-type="float" office:value="0.0183899164280187">
            <text:p>0,01839</text:p>
          </table:table-cell>
          <table:table-cell table:formula="of:=[.H6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4">
            <text:p>174,0</text:p>
          </table:table-cell>
          <table:table-cell table:style-name="ce3" table:formula="of:=SQRT(2*938.272*[.A61]+938.272^2)" office:value-type="float" office:value="1098.57771777148">
            <text:p>1098,578</text:p>
          </table:table-cell>
          <table:table-cell office:value-type="float" office:value="0.189">
            <text:p>0,189</text:p>
          </table:table-cell>
          <table:table-cell office:value-type="float" office:value="0">
            <text:p>0,000</text:p>
          </table:table-cell>
          <table:table-cell office:value-type="float" office:value="-0.243">
            <text:p>-0,243</text:p>
          </table:table-cell>
          <table:table-cell office:value-type="float" office:value="0">
            <text:p>0,000</text:p>
          </table:table-cell>
          <table:table-cell table:formula="of:=[.C61]+(2/3)*[.E61]" office:value-type="float" office:value="0.027">
            <text:p>0,02700</text:p>
          </table:table-cell>
          <table:table-cell table:formula="of:=[.D61]+(2/3)*[.F61]" office:value-type="float" office:value="0">
            <text:p>0,00000</text:p>
          </table:table-cell>
          <table:table-cell table:formula="of:=[.G61]*[.$K$2]" office:value-type="float" office:value="0.0190972209060194">
            <text:p>0,01910</text:p>
          </table:table-cell>
          <table:table-cell table:formula="of:=[.H6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4.5">
            <text:p>174,5</text:p>
          </table:table-cell>
          <table:table-cell table:style-name="ce3" table:formula="of:=SQRT(2*938.272*[.A62]+938.272^2)" office:value-type="float" office:value="1099.0046742321">
            <text:p>1099,005</text:p>
          </table:table-cell>
          <table:table-cell office:value-type="float" office:value="0.192">
            <text:p>0,192</text:p>
          </table:table-cell>
          <table:table-cell office:value-type="float" office:value="0">
            <text:p>0,000</text:p>
          </table:table-cell>
          <table:table-cell office:value-type="float" office:value="-0.247">
            <text:p>-0,247</text:p>
          </table:table-cell>
          <table:table-cell office:value-type="float" office:value="0">
            <text:p>0,000</text:p>
          </table:table-cell>
          <table:table-cell table:formula="of:=[.C62]+(2/3)*[.E62]" office:value-type="float" office:value="0.0273333333333333">
            <text:p>0,02733</text:p>
          </table:table-cell>
          <table:table-cell table:formula="of:=[.D62]+(2/3)*[.F62]" office:value-type="float" office:value="0">
            <text:p>0,00000</text:p>
          </table:table-cell>
          <table:table-cell table:formula="of:=[.G62]*[.$K$2]" office:value-type="float" office:value="0.019332989065353">
            <text:p>0,01933</text:p>
          </table:table-cell>
          <table:table-cell table:formula="of:=[.H6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5">
            <text:p>175,0</text:p>
          </table:table-cell>
          <table:table-cell table:style-name="ce3" table:formula="of:=SQRT(2*938.272*[.A63]+938.272^2)" office:value-type="float" office:value="1099.43146488719">
            <text:p>1099,431</text:p>
          </table:table-cell>
          <table:table-cell office:value-type="float" office:value="0.195">
            <text:p>0,195</text:p>
          </table:table-cell>
          <table:table-cell office:value-type="float" office:value="0">
            <text:p>0,000</text:p>
          </table:table-cell>
          <table:table-cell office:value-type="float" office:value="-0.25">
            <text:p>-0,250</text:p>
          </table:table-cell>
          <table:table-cell office:value-type="float" office:value="0">
            <text:p>0,000</text:p>
          </table:table-cell>
          <table:table-cell table:formula="of:=[.C63]+(2/3)*[.E63]" office:value-type="float" office:value="0.0283333333333333">
            <text:p>0,02833</text:p>
          </table:table-cell>
          <table:table-cell table:formula="of:=[.D63]+(2/3)*[.F63]" office:value-type="float" office:value="0">
            <text:p>0,00000</text:p>
          </table:table-cell>
          <table:table-cell table:formula="of:=[.G63]*[.$K$2]" office:value-type="float" office:value="0.0200402935433537">
            <text:p>0,02004</text:p>
          </table:table-cell>
          <table:table-cell table:formula="of:=[.H6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5.5">
            <text:p>175,5</text:p>
          </table:table-cell>
          <table:table-cell table:style-name="ce3" table:formula="of:=SQRT(2*938.272*[.A64]+938.272^2)" office:value-type="float" office:value="1099.85808992979">
            <text:p>1099,858</text:p>
          </table:table-cell>
          <table:table-cell office:value-type="float" office:value="0.198">
            <text:p>0,198</text:p>
          </table:table-cell>
          <table:table-cell office:value-type="float" office:value="0">
            <text:p>0,000</text:p>
          </table:table-cell>
          <table:table-cell office:value-type="float" office:value="-0.253">
            <text:p>-0,253</text:p>
          </table:table-cell>
          <table:table-cell office:value-type="float" office:value="0">
            <text:p>0,000</text:p>
          </table:table-cell>
          <table:table-cell table:formula="of:=[.C64]+(2/3)*[.E64]" office:value-type="float" office:value="0.0293333333333333">
            <text:p>0,02933</text:p>
          </table:table-cell>
          <table:table-cell table:formula="of:=[.D64]+(2/3)*[.F64]" office:value-type="float" office:value="0">
            <text:p>0,00000</text:p>
          </table:table-cell>
          <table:table-cell table:formula="of:=[.G64]*[.$K$2]" office:value-type="float" office:value="0.0207475980213544">
            <text:p>0,02075</text:p>
          </table:table-cell>
          <table:table-cell table:formula="of:=[.H6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6">
            <text:p>176,0</text:p>
          </table:table-cell>
          <table:table-cell table:style-name="ce3" table:formula="of:=SQRT(2*938.272*[.A65]+938.272^2)" office:value-type="float" office:value="1100.28454955252">
            <text:p>1100,285</text:p>
          </table:table-cell>
          <table:table-cell office:value-type="float" office:value="0.2">
            <text:p>0,200</text:p>
          </table:table-cell>
          <table:table-cell office:value-type="float" office:value="0">
            <text:p>0,000</text:p>
          </table:table-cell>
          <table:table-cell office:value-type="float" office:value="-0.257">
            <text:p>-0,257</text:p>
          </table:table-cell>
          <table:table-cell office:value-type="float" office:value="0">
            <text:p>0,000</text:p>
          </table:table-cell>
          <table:table-cell table:formula="of:=[.C65]+(2/3)*[.E65]" office:value-type="float" office:value="0.0286666666666667">
            <text:p>0,02867</text:p>
          </table:table-cell>
          <table:table-cell table:formula="of:=[.D65]+(2/3)*[.F65]" office:value-type="float" office:value="0">
            <text:p>0,00000</text:p>
          </table:table-cell>
          <table:table-cell table:formula="of:=[.G65]*[.$K$2]" office:value-type="float" office:value="0.0202760617026873">
            <text:p>0,02028</text:p>
          </table:table-cell>
          <table:table-cell table:formula="of:=[.H6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6.5">
            <text:p>176,5</text:p>
          </table:table-cell>
          <table:table-cell table:style-name="ce3" table:formula="of:=SQRT(2*938.272*[.A66]+938.272^2)" office:value-type="float" office:value="1100.71084394767">
            <text:p>1100,711</text:p>
          </table:table-cell>
          <table:table-cell office:value-type="float" office:value="0.203">
            <text:p>0,203</text:p>
          </table:table-cell>
          <table:table-cell office:value-type="float" office:value="0">
            <text:p>0,000</text:p>
          </table:table-cell>
          <table:table-cell office:value-type="float" office:value="-0.26">
            <text:p>-0,260</text:p>
          </table:table-cell>
          <table:table-cell office:value-type="float" office:value="0">
            <text:p>0,000</text:p>
          </table:table-cell>
          <table:table-cell table:formula="of:=[.C66]+(2/3)*[.E66]" office:value-type="float" office:value="0.0296666666666667">
            <text:p>0,02967</text:p>
          </table:table-cell>
          <table:table-cell table:formula="of:=[.D66]+(2/3)*[.F66]" office:value-type="float" office:value="0">
            <text:p>0,00000</text:p>
          </table:table-cell>
          <table:table-cell table:formula="of:=[.G66]*[.$K$2]" office:value-type="float" office:value="0.020983366180688">
            <text:p>0,02098</text:p>
          </table:table-cell>
          <table:table-cell table:formula="of:=[.H6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7">
            <text:p>177,0</text:p>
          </table:table-cell>
          <table:table-cell table:style-name="ce3" table:formula="of:=SQRT(2*938.272*[.A67]+938.272^2)" office:value-type="float" office:value="1101.13697330714">
            <text:p>1101,137</text:p>
          </table:table-cell>
          <table:table-cell office:value-type="float" office:value="0.206">
            <text:p>0,206</text:p>
          </table:table-cell>
          <table:table-cell office:value-type="float" office:value="0">
            <text:p>0,000</text:p>
          </table:table-cell>
          <table:table-cell office:value-type="float" office:value="-0.263">
            <text:p>-0,263</text:p>
          </table:table-cell>
          <table:table-cell office:value-type="float" office:value="0">
            <text:p>0,000</text:p>
          </table:table-cell>
          <table:table-cell table:formula="of:=[.C67]+(2/3)*[.E67]" office:value-type="float" office:value="0.0306666666666667">
            <text:p>0,03067</text:p>
          </table:table-cell>
          <table:table-cell table:formula="of:=[.D67]+(2/3)*[.F67]" office:value-type="float" office:value="0">
            <text:p>0,00000</text:p>
          </table:table-cell>
          <table:table-cell table:formula="of:=[.G67]*[.$K$2]" office:value-type="float" office:value="0.0216906706586887">
            <text:p>0,02169</text:p>
          </table:table-cell>
          <table:table-cell table:formula="of:=[.H6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7.5">
            <text:p>177,5</text:p>
          </table:table-cell>
          <table:table-cell table:style-name="ce3" table:formula="of:=SQRT(2*938.272*[.A68]+938.272^2)" office:value-type="float" office:value="1101.56293782244">
            <text:p>1101,563</text:p>
          </table:table-cell>
          <table:table-cell office:value-type="float" office:value="0.209">
            <text:p>0,209</text:p>
          </table:table-cell>
          <table:table-cell office:value-type="float" office:value="0">
            <text:p>0,000</text:p>
          </table:table-cell>
          <table:table-cell office:value-type="float" office:value="-0.267">
            <text:p>-0,267</text:p>
          </table:table-cell>
          <table:table-cell office:value-type="float" office:value="0">
            <text:p>0,000</text:p>
          </table:table-cell>
          <table:table-cell table:formula="of:=[.C68]+(2/3)*[.E68]" office:value-type="float" office:value="0.031">
            <text:p>0,03100</text:p>
          </table:table-cell>
          <table:table-cell table:formula="of:=[.D68]+(2/3)*[.F68]" office:value-type="float" office:value="0">
            <text:p>0,00000</text:p>
          </table:table-cell>
          <table:table-cell table:formula="of:=[.G68]*[.$K$2]" office:value-type="float" office:value="0.0219264388180223">
            <text:p>0,02193</text:p>
          </table:table-cell>
          <table:table-cell table:formula="of:=[.H6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8">
            <text:p>178,0</text:p>
          </table:table-cell>
          <table:table-cell table:style-name="ce3" table:formula="of:=SQRT(2*938.272*[.A69]+938.272^2)" office:value-type="float" office:value="1101.98873768474">
            <text:p>1101,989</text:p>
          </table:table-cell>
          <table:table-cell office:value-type="float" office:value="0.211">
            <text:p>0,211</text:p>
          </table:table-cell>
          <table:table-cell office:value-type="float" office:value="0">
            <text:p>0,000</text:p>
          </table:table-cell>
          <table:table-cell office:value-type="float" office:value="-0.27">
            <text:p>-0,270</text:p>
          </table:table-cell>
          <table:table-cell office:value-type="float" office:value="0">
            <text:p>0,000</text:p>
          </table:table-cell>
          <table:table-cell table:formula="of:=[.C69]+(2/3)*[.E69]" office:value-type="float" office:value="0.031">
            <text:p>0,03100</text:p>
          </table:table-cell>
          <table:table-cell table:formula="of:=[.D69]+(2/3)*[.F69]" office:value-type="float" office:value="0">
            <text:p>0,00000</text:p>
          </table:table-cell>
          <table:table-cell table:formula="of:=[.G69]*[.$K$2]" office:value-type="float" office:value="0.0219264388180223">
            <text:p>0,02193</text:p>
          </table:table-cell>
          <table:table-cell table:formula="of:=[.H6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8.5">
            <text:p>178,5</text:p>
          </table:table-cell>
          <table:table-cell table:style-name="ce3" table:formula="of:=SQRT(2*938.272*[.A70]+938.272^2)" office:value-type="float" office:value="1102.41437308482">
            <text:p>1102,414</text:p>
          </table:table-cell>
          <table:table-cell office:value-type="float" office:value="0.214">
            <text:p>0,214</text:p>
          </table:table-cell>
          <table:table-cell office:value-type="float" office:value="0">
            <text:p>0,000</text:p>
          </table:table-cell>
          <table:table-cell office:value-type="float" office:value="-0.273">
            <text:p>-0,273</text:p>
          </table:table-cell>
          <table:table-cell office:value-type="float" office:value="0">
            <text:p>0,000</text:p>
          </table:table-cell>
          <table:table-cell table:formula="of:=[.C70]+(2/3)*[.E70]" office:value-type="float" office:value="0.032">
            <text:p>0,03200</text:p>
          </table:table-cell>
          <table:table-cell table:formula="of:=[.D70]+(2/3)*[.F70]" office:value-type="float" office:value="0">
            <text:p>0,00000</text:p>
          </table:table-cell>
          <table:table-cell table:formula="of:=[.G70]*[.$K$2]" office:value-type="float" office:value="0.022633743296023">
            <text:p>0,02263</text:p>
          </table:table-cell>
          <table:table-cell table:formula="of:=[.H7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9">
            <text:p>179,0</text:p>
          </table:table-cell>
          <table:table-cell table:style-name="ce3" table:formula="of:=SQRT(2*938.272*[.A71]+938.272^2)" office:value-type="float" office:value="1102.83984421311">
            <text:p>1102,840</text:p>
          </table:table-cell>
          <table:table-cell office:value-type="float" office:value="0.217">
            <text:p>0,217</text:p>
          </table:table-cell>
          <table:table-cell office:value-type="float" office:value="0">
            <text:p>0,000</text:p>
          </table:table-cell>
          <table:table-cell office:value-type="float" office:value="-0.276">
            <text:p>-0,276</text:p>
          </table:table-cell>
          <table:table-cell office:value-type="float" office:value="0">
            <text:p>0,000</text:p>
          </table:table-cell>
          <table:table-cell table:formula="of:=[.C71]+(2/3)*[.E71]" office:value-type="float" office:value="0.033">
            <text:p>0,03300</text:p>
          </table:table-cell>
          <table:table-cell table:formula="of:=[.D71]+(2/3)*[.F71]" office:value-type="float" office:value="0">
            <text:p>0,00000</text:p>
          </table:table-cell>
          <table:table-cell table:formula="of:=[.G71]*[.$K$2]" office:value-type="float" office:value="0.0233410477740237">
            <text:p>0,02334</text:p>
          </table:table-cell>
          <table:table-cell table:formula="of:=[.H7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9.5">
            <text:p>179,5</text:p>
          </table:table-cell>
          <table:table-cell table:style-name="ce3" table:formula="of:=SQRT(2*938.272*[.A72]+938.272^2)" office:value-type="float" office:value="1103.26515125966">
            <text:p>1103,265</text:p>
          </table:table-cell>
          <table:table-cell office:value-type="float" office:value="0.22">
            <text:p>0,220</text:p>
          </table:table-cell>
          <table:table-cell office:value-type="float" office:value="0">
            <text:p>0,000</text:p>
          </table:table-cell>
          <table:table-cell office:value-type="float" office:value="-0.279">
            <text:p>-0,279</text:p>
          </table:table-cell>
          <table:table-cell office:value-type="float" office:value="0">
            <text:p>0,000</text:p>
          </table:table-cell>
          <table:table-cell table:formula="of:=[.C72]+(2/3)*[.E72]" office:value-type="float" office:value="0.034">
            <text:p>0,03400</text:p>
          </table:table-cell>
          <table:table-cell table:formula="of:=[.D72]+(2/3)*[.F72]" office:value-type="float" office:value="0">
            <text:p>0,00000</text:p>
          </table:table-cell>
          <table:table-cell table:formula="of:=[.G72]*[.$K$2]" office:value-type="float" office:value="0.0240483522520244">
            <text:p>0,02405</text:p>
          </table:table-cell>
          <table:table-cell table:formula="of:=[.H7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0">
            <text:p>180,0</text:p>
          </table:table-cell>
          <table:table-cell table:style-name="ce3" table:formula="of:=SQRT(2*938.272*[.A73]+938.272^2)" office:value-type="float" office:value="1103.69029441415">
            <text:p>1103,690</text:p>
          </table:table-cell>
          <table:table-cell office:value-type="float" office:value="0.222">
            <text:p>0,222</text:p>
          </table:table-cell>
          <table:table-cell office:value-type="float" office:value="0">
            <text:p>0,000</text:p>
          </table:table-cell>
          <table:table-cell office:value-type="float" office:value="-0.283">
            <text:p>-0,283</text:p>
          </table:table-cell>
          <table:table-cell office:value-type="float" office:value="0">
            <text:p>0,000</text:p>
          </table:table-cell>
          <table:table-cell table:formula="of:=[.C73]+(2/3)*[.E73]" office:value-type="float" office:value="0.0333333333333333">
            <text:p>0,03333</text:p>
          </table:table-cell>
          <table:table-cell table:formula="of:=[.D73]+(2/3)*[.F73]" office:value-type="float" office:value="0">
            <text:p>0,00000</text:p>
          </table:table-cell>
          <table:table-cell table:formula="of:=[.G73]*[.$K$2]" office:value-type="float" office:value="0.0235768159333573">
            <text:p>0,02358</text:p>
          </table:table-cell>
          <table:table-cell table:formula="of:=[.H7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0.5">
            <text:p>180,5</text:p>
          </table:table-cell>
          <table:table-cell table:style-name="ce3" table:formula="of:=SQRT(2*938.272*[.A74]+938.272^2)" office:value-type="float" office:value="1104.11527386591">
            <text:p>1104,115</text:p>
          </table:table-cell>
          <table:table-cell office:value-type="float" office:value="0.225">
            <text:p>0,225</text:p>
          </table:table-cell>
          <table:table-cell office:value-type="float" office:value="0">
            <text:p>0,000</text:p>
          </table:table-cell>
          <table:table-cell office:value-type="float" office:value="-0.286">
            <text:p>-0,286</text:p>
          </table:table-cell>
          <table:table-cell office:value-type="float" office:value="0">
            <text:p>0,000</text:p>
          </table:table-cell>
          <table:table-cell table:formula="of:=[.C74]+(2/3)*[.E74]" office:value-type="float" office:value="0.0343333333333333">
            <text:p>0,03433</text:p>
          </table:table-cell>
          <table:table-cell table:formula="of:=[.D74]+(2/3)*[.F74]" office:value-type="float" office:value="0">
            <text:p>0,00000</text:p>
          </table:table-cell>
          <table:table-cell table:formula="of:=[.G74]*[.$K$2]" office:value-type="float" office:value="0.024284120411358">
            <text:p>0,02428</text:p>
          </table:table-cell>
          <table:table-cell table:formula="of:=[.H7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1">
            <text:p>181,0</text:p>
          </table:table-cell>
          <table:table-cell table:style-name="ce3" table:formula="of:=SQRT(2*938.272*[.A75]+938.272^2)" office:value-type="float" office:value="1104.5400898039">
            <text:p>1104,540</text:p>
          </table:table-cell>
          <table:table-cell office:value-type="float" office:value="0.228">
            <text:p>0,228</text:p>
          </table:table-cell>
          <table:table-cell office:value-type="float" office:value="0">
            <text:p>0,000</text:p>
          </table:table-cell>
          <table:table-cell office:value-type="float" office:value="-0.289">
            <text:p>-0,289</text:p>
          </table:table-cell>
          <table:table-cell office:value-type="float" office:value="0">
            <text:p>0,000</text:p>
          </table:table-cell>
          <table:table-cell table:formula="of:=[.C75]+(2/3)*[.E75]" office:value-type="float" office:value="0.0353333333333334">
            <text:p>0,03533</text:p>
          </table:table-cell>
          <table:table-cell table:formula="of:=[.D75]+(2/3)*[.F75]" office:value-type="float" office:value="0">
            <text:p>0,00000</text:p>
          </table:table-cell>
          <table:table-cell table:formula="of:=[.G75]*[.$K$2]" office:value-type="float" office:value="0.0249914248893587">
            <text:p>0,02499</text:p>
          </table:table-cell>
          <table:table-cell table:formula="of:=[.H7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1.5">
            <text:p>181,5</text:p>
          </table:table-cell>
          <table:table-cell table:style-name="ce3" table:formula="of:=SQRT(2*938.272*[.A76]+938.272^2)" office:value-type="float" office:value="1104.9647424167">
            <text:p>1104,965</text:p>
          </table:table-cell>
          <table:table-cell office:value-type="float" office:value="0.23">
            <text:p>0,230</text:p>
          </table:table-cell>
          <table:table-cell office:value-type="float" office:value="0">
            <text:p>0,000</text:p>
          </table:table-cell>
          <table:table-cell office:value-type="float" office:value="-0.292">
            <text:p>-0,292</text:p>
          </table:table-cell>
          <table:table-cell office:value-type="float" office:value="0">
            <text:p>0,000</text:p>
          </table:table-cell>
          <table:table-cell table:formula="of:=[.C76]+(2/3)*[.E76]" office:value-type="float" office:value="0.0353333333333334">
            <text:p>0,03533</text:p>
          </table:table-cell>
          <table:table-cell table:formula="of:=[.D76]+(2/3)*[.F76]" office:value-type="float" office:value="0">
            <text:p>0,00000</text:p>
          </table:table-cell>
          <table:table-cell table:formula="of:=[.G76]*[.$K$2]" office:value-type="float" office:value="0.0249914248893587">
            <text:p>0,02499</text:p>
          </table:table-cell>
          <table:table-cell table:formula="of:=[.H7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2">
            <text:p>182,0</text:p>
          </table:table-cell>
          <table:table-cell table:style-name="ce3" table:formula="of:=SQRT(2*938.272*[.A77]+938.272^2)" office:value-type="float" office:value="1105.38923189255">
            <text:p>1105,389</text:p>
          </table:table-cell>
          <table:table-cell office:value-type="float" office:value="0.233">
            <text:p>0,233</text:p>
          </table:table-cell>
          <table:table-cell office:value-type="float" office:value="0">
            <text:p>0,000</text:p>
          </table:table-cell>
          <table:table-cell office:value-type="float" office:value="-0.295">
            <text:p>-0,295</text:p>
          </table:table-cell>
          <table:table-cell office:value-type="float" office:value="0">
            <text:p>0,000</text:p>
          </table:table-cell>
          <table:table-cell table:formula="of:=[.C77]+(2/3)*[.E77]" office:value-type="float" office:value="0.0363333333333334">
            <text:p>0,03633</text:p>
          </table:table-cell>
          <table:table-cell table:formula="of:=[.D77]+(2/3)*[.F77]" office:value-type="float" office:value="0">
            <text:p>0,00000</text:p>
          </table:table-cell>
          <table:table-cell table:formula="of:=[.G77]*[.$K$2]" office:value-type="float" office:value="0.0256987293673595">
            <text:p>0,02570</text:p>
          </table:table-cell>
          <table:table-cell table:formula="of:=[.H7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2.5">
            <text:p>182,5</text:p>
          </table:table-cell>
          <table:table-cell table:style-name="ce3" table:formula="of:=SQRT(2*938.272*[.A78]+938.272^2)" office:value-type="float" office:value="1105.81355841932">
            <text:p>1105,814</text:p>
          </table:table-cell>
          <table:table-cell office:value-type="float" office:value="0.236">
            <text:p>0,236</text:p>
          </table:table-cell>
          <table:table-cell office:value-type="float" office:value="0">
            <text:p>0,000</text:p>
          </table:table-cell>
          <table:table-cell office:value-type="float" office:value="-0.298">
            <text:p>-0,298</text:p>
          </table:table-cell>
          <table:table-cell office:value-type="float" office:value="0">
            <text:p>0,000</text:p>
          </table:table-cell>
          <table:table-cell table:formula="of:=[.C78]+(2/3)*[.E78]" office:value-type="float" office:value="0.0373333333333334">
            <text:p>0,03733</text:p>
          </table:table-cell>
          <table:table-cell table:formula="of:=[.D78]+(2/3)*[.F78]" office:value-type="float" office:value="0">
            <text:p>0,00000</text:p>
          </table:table-cell>
          <table:table-cell table:formula="of:=[.G78]*[.$K$2]" office:value-type="float" office:value="0.0264060338453602">
            <text:p>0,02641</text:p>
          </table:table-cell>
          <table:table-cell table:formula="of:=[.H7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3">
            <text:p>183,0</text:p>
          </table:table-cell>
          <table:table-cell table:style-name="ce3" table:formula="of:=SQRT(2*938.272*[.A79]+938.272^2)" office:value-type="float" office:value="1106.23772218452">
            <text:p>1106,238</text:p>
          </table:table-cell>
          <table:table-cell office:value-type="float" office:value="0.238">
            <text:p>0,238</text:p>
          </table:table-cell>
          <table:table-cell office:value-type="float" office:value="0">
            <text:p>0,000</text:p>
          </table:table-cell>
          <table:table-cell office:value-type="float" office:value="-0.301">
            <text:p>-0,301</text:p>
          </table:table-cell>
          <table:table-cell office:value-type="float" office:value="0">
            <text:p>0,000</text:p>
          </table:table-cell>
          <table:table-cell table:formula="of:=[.C79]+(2/3)*[.E79]" office:value-type="float" office:value="0.0373333333333334">
            <text:p>0,03733</text:p>
          </table:table-cell>
          <table:table-cell table:formula="of:=[.D79]+(2/3)*[.F79]" office:value-type="float" office:value="0">
            <text:p>0,00000</text:p>
          </table:table-cell>
          <table:table-cell table:formula="of:=[.G79]*[.$K$2]" office:value-type="float" office:value="0.0264060338453602">
            <text:p>0,02641</text:p>
          </table:table-cell>
          <table:table-cell table:formula="of:=[.H7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3.5">
            <text:p>183,5</text:p>
          </table:table-cell>
          <table:table-cell table:style-name="ce3" table:formula="of:=SQRT(2*938.272*[.A80]+938.272^2)" office:value-type="float" office:value="1106.6617233753">
            <text:p>1106,662</text:p>
          </table:table-cell>
          <table:table-cell office:value-type="float" office:value="0.241">
            <text:p>0,241</text:p>
          </table:table-cell>
          <table:table-cell office:value-type="float" office:value="0">
            <text:p>0,000</text:p>
          </table:table-cell>
          <table:table-cell office:value-type="float" office:value="-0.304">
            <text:p>-0,304</text:p>
          </table:table-cell>
          <table:table-cell office:value-type="float" office:value="0">
            <text:p>0,000</text:p>
          </table:table-cell>
          <table:table-cell table:formula="of:=[.C80]+(2/3)*[.E80]" office:value-type="float" office:value="0.0383333333333333">
            <text:p>0,03833</text:p>
          </table:table-cell>
          <table:table-cell table:formula="of:=[.D80]+(2/3)*[.F80]" office:value-type="float" office:value="0">
            <text:p>0,00000</text:p>
          </table:table-cell>
          <table:table-cell table:formula="of:=[.G80]*[.$K$2]" office:value-type="float" office:value="0.0271133383233609">
            <text:p>0,02711</text:p>
          </table:table-cell>
          <table:table-cell table:formula="of:=[.H8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4">
            <text:p>184,0</text:p>
          </table:table-cell>
          <table:table-cell table:style-name="ce3" table:formula="of:=SQRT(2*938.272*[.A81]+938.272^2)" office:value-type="float" office:value="1107.08556217846">
            <text:p>1107,086</text:p>
          </table:table-cell>
          <table:table-cell office:value-type="float" office:value="0.243">
            <text:p>0,243</text:p>
          </table:table-cell>
          <table:table-cell office:value-type="float" office:value="0">
            <text:p>0,000</text:p>
          </table:table-cell>
          <table:table-cell office:value-type="float" office:value="-0.307">
            <text:p>-0,307</text:p>
          </table:table-cell>
          <table:table-cell office:value-type="float" office:value="0">
            <text:p>0,000</text:p>
          </table:table-cell>
          <table:table-cell table:formula="of:=[.C81]+(2/3)*[.E81]" office:value-type="float" office:value="0.0383333333333333">
            <text:p>0,03833</text:p>
          </table:table-cell>
          <table:table-cell table:formula="of:=[.D81]+(2/3)*[.F81]" office:value-type="float" office:value="0">
            <text:p>0,00000</text:p>
          </table:table-cell>
          <table:table-cell table:formula="of:=[.G81]*[.$K$2]" office:value-type="float" office:value="0.0271133383233609">
            <text:p>0,02711</text:p>
          </table:table-cell>
          <table:table-cell table:formula="of:=[.H8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4.5">
            <text:p>184,5</text:p>
          </table:table-cell>
          <table:table-cell table:style-name="ce3" table:formula="of:=SQRT(2*938.272*[.A82]+938.272^2)" office:value-type="float" office:value="1107.50923878043">
            <text:p>1107,509</text:p>
          </table:table-cell>
          <table:table-cell office:value-type="float" office:value="0.246">
            <text:p>0,246</text:p>
          </table:table-cell>
          <table:table-cell office:value-type="float" office:value="0">
            <text:p>0,000</text:p>
          </table:table-cell>
          <table:table-cell office:value-type="float" office:value="-0.31">
            <text:p>-0,310</text:p>
          </table:table-cell>
          <table:table-cell office:value-type="float" office:value="0">
            <text:p>0,000</text:p>
          </table:table-cell>
          <table:table-cell table:formula="of:=[.C82]+(2/3)*[.E82]" office:value-type="float" office:value="0.0393333333333333">
            <text:p>0,03933</text:p>
          </table:table-cell>
          <table:table-cell table:formula="of:=[.D82]+(2/3)*[.F82]" office:value-type="float" office:value="0">
            <text:p>0,00000</text:p>
          </table:table-cell>
          <table:table-cell table:formula="of:=[.G82]*[.$K$2]" office:value-type="float" office:value="0.0278206428013616">
            <text:p>0,02782</text:p>
          </table:table-cell>
          <table:table-cell table:formula="of:=[.H8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5">
            <text:p>185,0</text:p>
          </table:table-cell>
          <table:table-cell table:style-name="ce3" table:formula="of:=SQRT(2*938.272*[.A83]+938.272^2)" office:value-type="float" office:value="1107.93275336728">
            <text:p>1107,933</text:p>
          </table:table-cell>
          <table:table-cell office:value-type="float" office:value="0.249">
            <text:p>0,249</text:p>
          </table:table-cell>
          <table:table-cell office:value-type="float" office:value="0">
            <text:p>0,000</text:p>
          </table:table-cell>
          <table:table-cell office:value-type="float" office:value="-0.313">
            <text:p>-0,313</text:p>
          </table:table-cell>
          <table:table-cell office:value-type="float" office:value="0">
            <text:p>0,000</text:p>
          </table:table-cell>
          <table:table-cell table:formula="of:=[.C83]+(2/3)*[.E83]" office:value-type="float" office:value="0.0403333333333333">
            <text:p>0,04033</text:p>
          </table:table-cell>
          <table:table-cell table:formula="of:=[.D83]+(2/3)*[.F83]" office:value-type="float" office:value="0">
            <text:p>0,00000</text:p>
          </table:table-cell>
          <table:table-cell table:formula="of:=[.G83]*[.$K$2]" office:value-type="float" office:value="0.0285279472793623">
            <text:p>0,02853</text:p>
          </table:table-cell>
          <table:table-cell table:formula="of:=[.H8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5.5">
            <text:p>185,5</text:p>
          </table:table-cell>
          <table:table-cell table:style-name="ce3" table:formula="of:=SQRT(2*938.272*[.A84]+938.272^2)" office:value-type="float" office:value="1108.35610612474">
            <text:p>1108,356</text:p>
          </table:table-cell>
          <table:table-cell office:value-type="float" office:value="0.251">
            <text:p>0,251</text:p>
          </table:table-cell>
          <table:table-cell office:value-type="float" office:value="0">
            <text:p>0,000</text:p>
          </table:table-cell>
          <table:table-cell office:value-type="float" office:value="-0.316">
            <text:p>-0,316</text:p>
          </table:table-cell>
          <table:table-cell office:value-type="float" office:value="0">
            <text:p>0,000</text:p>
          </table:table-cell>
          <table:table-cell table:formula="of:=[.C84]+(2/3)*[.E84]" office:value-type="float" office:value="0.0403333333333333">
            <text:p>0,04033</text:p>
          </table:table-cell>
          <table:table-cell table:formula="of:=[.D84]+(2/3)*[.F84]" office:value-type="float" office:value="0">
            <text:p>0,00000</text:p>
          </table:table-cell>
          <table:table-cell table:formula="of:=[.G84]*[.$K$2]" office:value-type="float" office:value="0.0285279472793623">
            <text:p>0,02853</text:p>
          </table:table-cell>
          <table:table-cell table:formula="of:=[.H8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6">
            <text:p>186,0</text:p>
          </table:table-cell>
          <table:table-cell table:style-name="ce3" table:formula="of:=SQRT(2*938.272*[.A85]+938.272^2)" office:value-type="float" office:value="1108.77929723818">
            <text:p>1108,779</text:p>
          </table:table-cell>
          <table:table-cell office:value-type="float" office:value="0.254">
            <text:p>0,254</text:p>
          </table:table-cell>
          <table:table-cell office:value-type="float" office:value="0">
            <text:p>0,000</text:p>
          </table:table-cell>
          <table:table-cell office:value-type="float" office:value="-0.319">
            <text:p>-0,319</text:p>
          </table:table-cell>
          <table:table-cell office:value-type="float" office:value="0">
            <text:p>0,000</text:p>
          </table:table-cell>
          <table:table-cell table:formula="of:=[.C85]+(2/3)*[.E85]" office:value-type="float" office:value="0.0413333333333333">
            <text:p>0,04133</text:p>
          </table:table-cell>
          <table:table-cell table:formula="of:=[.D85]+(2/3)*[.F85]" office:value-type="float" office:value="0">
            <text:p>0,00000</text:p>
          </table:table-cell>
          <table:table-cell table:formula="of:=[.G85]*[.$K$2]" office:value-type="float" office:value="0.029235251757363">
            <text:p>0,02924</text:p>
          </table:table-cell>
          <table:table-cell table:formula="of:=[.H8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6.5">
            <text:p>186,5</text:p>
          </table:table-cell>
          <table:table-cell table:style-name="ce3" table:formula="of:=SQRT(2*938.272*[.A86]+938.272^2)" office:value-type="float" office:value="1109.20232689262">
            <text:p>1109,202</text:p>
          </table:table-cell>
          <table:table-cell office:value-type="float" office:value="0.256">
            <text:p>0,256</text:p>
          </table:table-cell>
          <table:table-cell office:value-type="float" office:value="0">
            <text:p>0,000</text:p>
          </table:table-cell>
          <table:table-cell office:value-type="float" office:value="-0.322">
            <text:p>-0,322</text:p>
          </table:table-cell>
          <table:table-cell office:value-type="float" office:value="0">
            <text:p>0,000</text:p>
          </table:table-cell>
          <table:table-cell table:formula="of:=[.C86]+(2/3)*[.E86]" office:value-type="float" office:value="0.0413333333333333">
            <text:p>0,04133</text:p>
          </table:table-cell>
          <table:table-cell table:formula="of:=[.D86]+(2/3)*[.F86]" office:value-type="float" office:value="0">
            <text:p>0,00000</text:p>
          </table:table-cell>
          <table:table-cell table:formula="of:=[.G86]*[.$K$2]" office:value-type="float" office:value="0.029235251757363">
            <text:p>0,02924</text:p>
          </table:table-cell>
          <table:table-cell table:formula="of:=[.H8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7">
            <text:p>187,0</text:p>
          </table:table-cell>
          <table:table-cell table:style-name="ce3" table:formula="of:=SQRT(2*938.272*[.A87]+938.272^2)" office:value-type="float" office:value="1109.62519527271">
            <text:p>1109,625</text:p>
          </table:table-cell>
          <table:table-cell office:value-type="float" office:value="0.259">
            <text:p>0,259</text:p>
          </table:table-cell>
          <table:table-cell office:value-type="float" office:value="0">
            <text:p>0,000</text:p>
          </table:table-cell>
          <table:table-cell office:value-type="float" office:value="-0.324">
            <text:p>-0,324</text:p>
          </table:table-cell>
          <table:table-cell office:value-type="float" office:value="0">
            <text:p>0,000</text:p>
          </table:table-cell>
          <table:table-cell table:formula="of:=[.C87]+(2/3)*[.E87]" office:value-type="float" office:value="0.043">
            <text:p>0,04300</text:p>
          </table:table-cell>
          <table:table-cell table:formula="of:=[.D87]+(2/3)*[.F87]" office:value-type="float" office:value="0">
            <text:p>0,00000</text:p>
          </table:table-cell>
          <table:table-cell table:formula="of:=[.G87]*[.$K$2]" office:value-type="float" office:value="0.0304140925540309">
            <text:p>0,03041</text:p>
          </table:table-cell>
          <table:table-cell table:formula="of:=[.H8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7.5">
            <text:p>187,5</text:p>
          </table:table-cell>
          <table:table-cell table:style-name="ce3" table:formula="of:=SQRT(2*938.272*[.A88]+938.272^2)" office:value-type="float" office:value="1110.04790256277">
            <text:p>1110,048</text:p>
          </table:table-cell>
          <table:table-cell office:value-type="float" office:value="0.261">
            <text:p>0,261</text:p>
          </table:table-cell>
          <table:table-cell office:value-type="float" office:value="0">
            <text:p>0,000</text:p>
          </table:table-cell>
          <table:table-cell office:value-type="float" office:value="-0.327">
            <text:p>-0,327</text:p>
          </table:table-cell>
          <table:table-cell office:value-type="float" office:value="0">
            <text:p>0,000</text:p>
          </table:table-cell>
          <table:table-cell table:formula="of:=[.C88]+(2/3)*[.E88]" office:value-type="float" office:value="0.043">
            <text:p>0,04300</text:p>
          </table:table-cell>
          <table:table-cell table:formula="of:=[.D88]+(2/3)*[.F88]" office:value-type="float" office:value="0">
            <text:p>0,00000</text:p>
          </table:table-cell>
          <table:table-cell table:formula="of:=[.G88]*[.$K$2]" office:value-type="float" office:value="0.0304140925540309">
            <text:p>0,03041</text:p>
          </table:table-cell>
          <table:table-cell table:formula="of:=[.H8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8">
            <text:p>188,0</text:p>
          </table:table-cell>
          <table:table-cell table:style-name="ce3" table:formula="of:=SQRT(2*938.272*[.A89]+938.272^2)" office:value-type="float" office:value="1110.47044894675">
            <text:p>1110,470</text:p>
          </table:table-cell>
          <table:table-cell office:value-type="float" office:value="0.264">
            <text:p>0,264</text:p>
          </table:table-cell>
          <table:table-cell office:value-type="float" office:value="0">
            <text:p>0,000</text:p>
          </table:table-cell>
          <table:table-cell office:value-type="float" office:value="-0.33">
            <text:p>-0,330</text:p>
          </table:table-cell>
          <table:table-cell office:value-type="float" office:value="0">
            <text:p>0,000</text:p>
          </table:table-cell>
          <table:table-cell table:formula="of:=[.C89]+(2/3)*[.E89]" office:value-type="float" office:value="0.044">
            <text:p>0,04400</text:p>
          </table:table-cell>
          <table:table-cell table:formula="of:=[.D89]+(2/3)*[.F89]" office:value-type="float" office:value="0">
            <text:p>0,00000</text:p>
          </table:table-cell>
          <table:table-cell table:formula="of:=[.G89]*[.$K$2]" office:value-type="float" office:value="0.0311213970320316">
            <text:p>0,03112</text:p>
          </table:table-cell>
          <table:table-cell table:formula="of:=[.H8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8.5">
            <text:p>188,5</text:p>
          </table:table-cell>
          <table:table-cell table:style-name="ce3" table:formula="of:=SQRT(2*938.272*[.A90]+938.272^2)" office:value-type="float" office:value="1110.89283460827">
            <text:p>1110,893</text:p>
          </table:table-cell>
          <table:table-cell office:value-type="float" office:value="0.266">
            <text:p>0,266</text:p>
          </table:table-cell>
          <table:table-cell office:value-type="float" office:value="0">
            <text:p>0,000</text:p>
          </table:table-cell>
          <table:table-cell office:value-type="float" office:value="-0.333">
            <text:p>-0,333</text:p>
          </table:table-cell>
          <table:table-cell office:value-type="float" office:value="0">
            <text:p>0,000</text:p>
          </table:table-cell>
          <table:table-cell table:formula="of:=[.C90]+(2/3)*[.E90]" office:value-type="float" office:value="0.044">
            <text:p>0,04400</text:p>
          </table:table-cell>
          <table:table-cell table:formula="of:=[.D90]+(2/3)*[.F90]" office:value-type="float" office:value="0">
            <text:p>0,00000</text:p>
          </table:table-cell>
          <table:table-cell table:formula="of:=[.G90]*[.$K$2]" office:value-type="float" office:value="0.0311213970320316">
            <text:p>0,03112</text:p>
          </table:table-cell>
          <table:table-cell table:formula="of:=[.H9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9">
            <text:p>189,0</text:p>
          </table:table-cell>
          <table:table-cell table:style-name="ce3" table:formula="of:=SQRT(2*938.272*[.A91]+938.272^2)" office:value-type="float" office:value="1111.31505973059">
            <text:p>1111,315</text:p>
          </table:table-cell>
          <table:table-cell office:value-type="float" office:value="0.269">
            <text:p>0,269</text:p>
          </table:table-cell>
          <table:table-cell office:value-type="float" office:value="0">
            <text:p>0,000</text:p>
          </table:table-cell>
          <table:table-cell office:value-type="float" office:value="-0.336">
            <text:p>-0,336</text:p>
          </table:table-cell>
          <table:table-cell office:value-type="float" office:value="0">
            <text:p>0,000</text:p>
          </table:table-cell>
          <table:table-cell table:formula="of:=[.C91]+(2/3)*[.E91]" office:value-type="float" office:value="0.045">
            <text:p>0,04500</text:p>
          </table:table-cell>
          <table:table-cell table:formula="of:=[.D91]+(2/3)*[.F91]" office:value-type="float" office:value="0">
            <text:p>0,00000</text:p>
          </table:table-cell>
          <table:table-cell table:formula="of:=[.G91]*[.$K$2]" office:value-type="float" office:value="0.0318287015100323">
            <text:p>0,03183</text:p>
          </table:table-cell>
          <table:table-cell table:formula="of:=[.H9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9.5">
            <text:p>189,5</text:p>
          </table:table-cell>
          <table:table-cell table:style-name="ce3" table:formula="of:=SQRT(2*938.272*[.A92]+938.272^2)" office:value-type="float" office:value="1111.73712449661">
            <text:p>1111,737</text:p>
          </table:table-cell>
          <table:table-cell office:value-type="float" office:value="0.271">
            <text:p>0,271</text:p>
          </table:table-cell>
          <table:table-cell office:value-type="float" office:value="0">
            <text:p>0,000</text:p>
          </table:table-cell>
          <table:table-cell office:value-type="float" office:value="-0.338">
            <text:p>-0,338</text:p>
          </table:table-cell>
          <table:table-cell office:value-type="float" office:value="0">
            <text:p>0,000</text:p>
          </table:table-cell>
          <table:table-cell table:formula="of:=[.C92]+(2/3)*[.E92]" office:value-type="float" office:value="0.0456666666666667">
            <text:p>0,04567</text:p>
          </table:table-cell>
          <table:table-cell table:formula="of:=[.D92]+(2/3)*[.F92]" office:value-type="float" office:value="0">
            <text:p>0,00000</text:p>
          </table:table-cell>
          <table:table-cell table:formula="of:=[.G92]*[.$K$2]" office:value-type="float" office:value="0.0323002378286995">
            <text:p>0,03230</text:p>
          </table:table-cell>
          <table:table-cell table:formula="of:=[.H9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0">
            <text:p>190,0</text:p>
          </table:table-cell>
          <table:table-cell table:style-name="ce3" table:formula="of:=SQRT(2*938.272*[.A93]+938.272^2)" office:value-type="float" office:value="1112.15902908892">
            <text:p>1112,159</text:p>
          </table:table-cell>
          <table:table-cell office:value-type="float" office:value="0.274">
            <text:p>0,274</text:p>
          </table:table-cell>
          <table:table-cell office:value-type="float" office:value="0">
            <text:p>0,000</text:p>
          </table:table-cell>
          <table:table-cell office:value-type="float" office:value="-0.341">
            <text:p>-0,341</text:p>
          </table:table-cell>
          <table:table-cell office:value-type="float" office:value="0">
            <text:p>0,000</text:p>
          </table:table-cell>
          <table:table-cell table:formula="of:=[.C93]+(2/3)*[.E93]" office:value-type="float" office:value="0.0466666666666667">
            <text:p>0,04667</text:p>
          </table:table-cell>
          <table:table-cell table:formula="of:=[.D93]+(2/3)*[.F93]" office:value-type="float" office:value="0">
            <text:p>0,00000</text:p>
          </table:table-cell>
          <table:table-cell table:formula="of:=[.G93]*[.$K$2]" office:value-type="float" office:value="0.0330075423067002">
            <text:p>0,03301</text:p>
          </table:table-cell>
          <table:table-cell table:formula="of:=[.H9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0.5">
            <text:p>190,5</text:p>
          </table:table-cell>
          <table:table-cell table:style-name="ce3" table:formula="of:=SQRT(2*938.272*[.A94]+938.272^2)" office:value-type="float" office:value="1112.58077368971">
            <text:p>1112,581</text:p>
          </table:table-cell>
          <table:table-cell office:value-type="float" office:value="0.276">
            <text:p>0,276</text:p>
          </table:table-cell>
          <table:table-cell office:value-type="float" office:value="0">
            <text:p>0,000</text:p>
          </table:table-cell>
          <table:table-cell office:value-type="float" office:value="-0.344">
            <text:p>-0,344</text:p>
          </table:table-cell>
          <table:table-cell office:value-type="float" office:value="0">
            <text:p>0,000</text:p>
          </table:table-cell>
          <table:table-cell table:formula="of:=[.C94]+(2/3)*[.E94]" office:value-type="float" office:value="0.0466666666666667">
            <text:p>0,04667</text:p>
          </table:table-cell>
          <table:table-cell table:formula="of:=[.D94]+(2/3)*[.F94]" office:value-type="float" office:value="0">
            <text:p>0,00000</text:p>
          </table:table-cell>
          <table:table-cell table:formula="of:=[.G94]*[.$K$2]" office:value-type="float" office:value="0.0330075423067002">
            <text:p>0,03301</text:p>
          </table:table-cell>
          <table:table-cell table:formula="of:=[.H9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1">
            <text:p>191,0</text:p>
          </table:table-cell>
          <table:table-cell table:style-name="ce3" table:formula="of:=SQRT(2*938.272*[.A95]+938.272^2)" office:value-type="float" office:value="1113.00235848088">
            <text:p>1113,002</text:p>
          </table:table-cell>
          <table:table-cell office:value-type="float" office:value="0.279">
            <text:p>0,279</text:p>
          </table:table-cell>
          <table:table-cell office:value-type="float" office:value="0">
            <text:p>0,000</text:p>
          </table:table-cell>
          <table:table-cell office:value-type="float" office:value="-0.346">
            <text:p>-0,346</text:p>
          </table:table-cell>
          <table:table-cell office:value-type="float" office:value="0">
            <text:p>0,000</text:p>
          </table:table-cell>
          <table:table-cell table:formula="of:=[.C95]+(2/3)*[.E95]" office:value-type="float" office:value="0.0483333333333333">
            <text:p>0,04833</text:p>
          </table:table-cell>
          <table:table-cell table:formula="of:=[.D95]+(2/3)*[.F95]" office:value-type="float" office:value="0">
            <text:p>0,00000</text:p>
          </table:table-cell>
          <table:table-cell table:formula="of:=[.G95]*[.$K$2]" office:value-type="float" office:value="0.0341863831033681">
            <text:p>0,03419</text:p>
          </table:table-cell>
          <table:table-cell table:formula="of:=[.H9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1.5">
            <text:p>191,5</text:p>
          </table:table-cell>
          <table:table-cell table:style-name="ce3" table:formula="of:=SQRT(2*938.272*[.A96]+938.272^2)" office:value-type="float" office:value="1113.42378364395">
            <text:p>1113,424</text:p>
          </table:table-cell>
          <table:table-cell office:value-type="float" office:value="0.281">
            <text:p>0,281</text:p>
          </table:table-cell>
          <table:table-cell office:value-type="float" office:value="0">
            <text:p>0,000</text:p>
          </table:table-cell>
          <table:table-cell office:value-type="float" office:value="-0.349">
            <text:p>-0,349</text:p>
          </table:table-cell>
          <table:table-cell office:value-type="float" office:value="0">
            <text:p>0,000</text:p>
          </table:table-cell>
          <table:table-cell table:formula="of:=[.C96]+(2/3)*[.E96]" office:value-type="float" office:value="0.0483333333333333">
            <text:p>0,04833</text:p>
          </table:table-cell>
          <table:table-cell table:formula="of:=[.D96]+(2/3)*[.F96]" office:value-type="float" office:value="0">
            <text:p>0,00000</text:p>
          </table:table-cell>
          <table:table-cell table:formula="of:=[.G96]*[.$K$2]" office:value-type="float" office:value="0.0341863831033681">
            <text:p>0,03419</text:p>
          </table:table-cell>
          <table:table-cell table:formula="of:=[.H9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2">
            <text:p>192,0</text:p>
          </table:table-cell>
          <table:table-cell table:style-name="ce3" table:formula="of:=SQRT(2*938.272*[.A97]+938.272^2)" office:value-type="float" office:value="1113.8450493601">
            <text:p>1113,845</text:p>
          </table:table-cell>
          <table:table-cell office:value-type="float" office:value="0.284">
            <text:p>0,284</text:p>
          </table:table-cell>
          <table:table-cell office:value-type="float" office:value="0">
            <text:p>0,000</text:p>
          </table:table-cell>
          <table:table-cell office:value-type="float" office:value="-0.352">
            <text:p>-0,352</text:p>
          </table:table-cell>
          <table:table-cell office:value-type="float" office:value="0">
            <text:p>0,000</text:p>
          </table:table-cell>
          <table:table-cell table:formula="of:=[.C97]+(2/3)*[.E97]" office:value-type="float" office:value="0.0493333333333334">
            <text:p>0,04933</text:p>
          </table:table-cell>
          <table:table-cell table:formula="of:=[.D97]+(2/3)*[.F97]" office:value-type="float" office:value="0">
            <text:p>0,00000</text:p>
          </table:table-cell>
          <table:table-cell table:formula="of:=[.G97]*[.$K$2]" office:value-type="float" office:value="0.0348936875813688">
            <text:p>0,03489</text:p>
          </table:table-cell>
          <table:table-cell table:formula="of:=[.H9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2.5">
            <text:p>192,5</text:p>
          </table:table-cell>
          <table:table-cell table:style-name="ce3" table:formula="of:=SQRT(2*938.272*[.A98]+938.272^2)" office:value-type="float" office:value="1114.26615581018">
            <text:p>1114,266</text:p>
          </table:table-cell>
          <table:table-cell office:value-type="float" office:value="0.286">
            <text:p>0,286</text:p>
          </table:table-cell>
          <table:table-cell office:value-type="float" office:value="0">
            <text:p>0,000</text:p>
          </table:table-cell>
          <table:table-cell office:value-type="float" office:value="-0.354">
            <text:p>-0,354</text:p>
          </table:table-cell>
          <table:table-cell office:value-type="float" office:value="0">
            <text:p>0,000</text:p>
          </table:table-cell>
          <table:table-cell table:formula="of:=[.C98]+(2/3)*[.E98]" office:value-type="float" office:value="0.05">
            <text:p>0,05000</text:p>
          </table:table-cell>
          <table:table-cell table:formula="of:=[.D98]+(2/3)*[.F98]" office:value-type="float" office:value="0">
            <text:p>0,00000</text:p>
          </table:table-cell>
          <table:table-cell table:formula="of:=[.G98]*[.$K$2]" office:value-type="float" office:value="0.035365223900036">
            <text:p>0,03537</text:p>
          </table:table-cell>
          <table:table-cell table:formula="of:=[.H9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3">
            <text:p>193,0</text:p>
          </table:table-cell>
          <table:table-cell table:style-name="ce3" table:formula="of:=SQRT(2*938.272*[.A99]+938.272^2)" office:value-type="float" office:value="1114.6871031747">
            <text:p>1114,687</text:p>
          </table:table-cell>
          <table:table-cell office:value-type="float" office:value="0.289">
            <text:p>0,289</text:p>
          </table:table-cell>
          <table:table-cell office:value-type="float" office:value="0">
            <text:p>0,000</text:p>
          </table:table-cell>
          <table:table-cell office:value-type="float" office:value="-0.357">
            <text:p>-0,357</text:p>
          </table:table-cell>
          <table:table-cell office:value-type="float" office:value="0">
            <text:p>0,000</text:p>
          </table:table-cell>
          <table:table-cell table:formula="of:=[.C99]+(2/3)*[.E99]" office:value-type="float" office:value="0.051">
            <text:p>0,05100</text:p>
          </table:table-cell>
          <table:table-cell table:formula="of:=[.D99]+(2/3)*[.F99]" office:value-type="float" office:value="0">
            <text:p>0,00000</text:p>
          </table:table-cell>
          <table:table-cell table:formula="of:=[.G99]*[.$K$2]" office:value-type="float" office:value="0.0360725283780366">
            <text:p>0,03607</text:p>
          </table:table-cell>
          <table:table-cell table:formula="of:=[.H9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3.5">
            <text:p>193,5</text:p>
          </table:table-cell>
          <table:table-cell table:style-name="ce3" table:formula="of:=SQRT(2*938.272*[.A100]+938.272^2)" office:value-type="float" office:value="1115.10789163381">
            <text:p>1115,108</text:p>
          </table:table-cell>
          <table:table-cell office:value-type="float" office:value="0.291">
            <text:p>0,291</text:p>
          </table:table-cell>
          <table:table-cell office:value-type="float" office:value="0">
            <text:p>0,000</text:p>
          </table:table-cell>
          <table:table-cell office:value-type="float" office:value="-0.36">
            <text:p>-0,360</text:p>
          </table:table-cell>
          <table:table-cell office:value-type="float" office:value="0">
            <text:p>0,000</text:p>
          </table:table-cell>
          <table:table-cell table:formula="of:=[.C100]+(2/3)*[.E100]" office:value-type="float" office:value="0.051">
            <text:p>0,05100</text:p>
          </table:table-cell>
          <table:table-cell table:formula="of:=[.D100]+(2/3)*[.F100]" office:value-type="float" office:value="0">
            <text:p>0,00000</text:p>
          </table:table-cell>
          <table:table-cell table:formula="of:=[.G100]*[.$K$2]" office:value-type="float" office:value="0.0360725283780366">
            <text:p>0,03607</text:p>
          </table:table-cell>
          <table:table-cell table:formula="of:=[.H10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4">
            <text:p>194,0</text:p>
          </table:table-cell>
          <table:table-cell table:style-name="ce3" table:formula="of:=SQRT(2*938.272*[.A101]+938.272^2)" office:value-type="float" office:value="1115.52852136734">
            <text:p>1115,529</text:p>
          </table:table-cell>
          <table:table-cell office:value-type="float" office:value="0.294">
            <text:p>0,294</text:p>
          </table:table-cell>
          <table:table-cell office:value-type="float" office:value="0">
            <text:p>0,000</text:p>
          </table:table-cell>
          <table:table-cell office:value-type="float" office:value="-0.362">
            <text:p>-0,362</text:p>
          </table:table-cell>
          <table:table-cell office:value-type="float" office:value="0">
            <text:p>0,000</text:p>
          </table:table-cell>
          <table:table-cell table:formula="of:=[.C101]+(2/3)*[.E101]" office:value-type="float" office:value="0.0526666666666667">
            <text:p>0,05267</text:p>
          </table:table-cell>
          <table:table-cell table:formula="of:=[.D101]+(2/3)*[.F101]" office:value-type="float" office:value="0">
            <text:p>0,00000</text:p>
          </table:table-cell>
          <table:table-cell table:formula="of:=[.G101]*[.$K$2]" office:value-type="float" office:value="0.0372513691747045">
            <text:p>0,03725</text:p>
          </table:table-cell>
          <table:table-cell table:formula="of:=[.H10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4.5">
            <text:p>194,5</text:p>
          </table:table-cell>
          <table:table-cell table:style-name="ce3" table:formula="of:=SQRT(2*938.272*[.A102]+938.272^2)" office:value-type="float" office:value="1115.94899255477">
            <text:p>1115,949</text:p>
          </table:table-cell>
          <table:table-cell office:value-type="float" office:value="0.296">
            <text:p>0,296</text:p>
          </table:table-cell>
          <table:table-cell office:value-type="float" office:value="0">
            <text:p>0,000</text:p>
          </table:table-cell>
          <table:table-cell office:value-type="float" office:value="-0.365">
            <text:p>-0,365</text:p>
          </table:table-cell>
          <table:table-cell office:value-type="float" office:value="0">
            <text:p>0,000</text:p>
          </table:table-cell>
          <table:table-cell table:formula="of:=[.C102]+(2/3)*[.E102]" office:value-type="float" office:value="0.0526666666666667">
            <text:p>0,05267</text:p>
          </table:table-cell>
          <table:table-cell table:formula="of:=[.D102]+(2/3)*[.F102]" office:value-type="float" office:value="0">
            <text:p>0,00000</text:p>
          </table:table-cell>
          <table:table-cell table:formula="of:=[.G102]*[.$K$2]" office:value-type="float" office:value="0.0372513691747045">
            <text:p>0,03725</text:p>
          </table:table-cell>
          <table:table-cell table:formula="of:=[.H10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5">
            <text:p>195,0</text:p>
          </table:table-cell>
          <table:table-cell table:style-name="ce3" table:formula="of:=SQRT(2*938.272*[.A103]+938.272^2)" office:value-type="float" office:value="1116.36930537524">
            <text:p>1116,369</text:p>
          </table:table-cell>
          <table:table-cell office:value-type="float" office:value="0.298">
            <text:p>0,298</text:p>
          </table:table-cell>
          <table:table-cell office:value-type="float" office:value="0">
            <text:p>0,000</text:p>
          </table:table-cell>
          <table:table-cell office:value-type="float" office:value="-0.367">
            <text:p>-0,367</text:p>
          </table:table-cell>
          <table:table-cell office:value-type="float" office:value="0">
            <text:p>0,000</text:p>
          </table:table-cell>
          <table:table-cell table:formula="of:=[.C103]+(2/3)*[.E103]" office:value-type="float" office:value="0.0533333333333333">
            <text:p>0,05333</text:p>
          </table:table-cell>
          <table:table-cell table:formula="of:=[.D103]+(2/3)*[.F103]" office:value-type="float" office:value="0">
            <text:p>0,00000</text:p>
          </table:table-cell>
          <table:table-cell table:formula="of:=[.G103]*[.$K$2]" office:value-type="float" office:value="0.0377229054933717">
            <text:p>0,03772</text:p>
          </table:table-cell>
          <table:table-cell table:formula="of:=[.H10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5.5">
            <text:p>195,5</text:p>
          </table:table-cell>
          <table:table-cell table:style-name="ce3" table:formula="of:=SQRT(2*938.272*[.A104]+938.272^2)" office:value-type="float" office:value="1116.78946000757">
            <text:p>1116,789</text:p>
          </table:table-cell>
          <table:table-cell office:value-type="float" office:value="0.301">
            <text:p>0,301</text:p>
          </table:table-cell>
          <table:table-cell office:value-type="float" office:value="0">
            <text:p>0,000</text:p>
          </table:table-cell>
          <table:table-cell office:value-type="float" office:value="-0.37">
            <text:p>-0,370</text:p>
          </table:table-cell>
          <table:table-cell office:value-type="float" office:value="0">
            <text:p>0,000</text:p>
          </table:table-cell>
          <table:table-cell table:formula="of:=[.C104]+(2/3)*[.E104]" office:value-type="float" office:value="0.0543333333333333">
            <text:p>0,05433</text:p>
          </table:table-cell>
          <table:table-cell table:formula="of:=[.D104]+(2/3)*[.F104]" office:value-type="float" office:value="0">
            <text:p>0,00000</text:p>
          </table:table-cell>
          <table:table-cell table:formula="of:=[.G104]*[.$K$2]" office:value-type="float" office:value="0.0384302099713724">
            <text:p>0,03843</text:p>
          </table:table-cell>
          <table:table-cell table:formula="of:=[.H10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6">
            <text:p>196,0</text:p>
          </table:table-cell>
          <table:table-cell table:style-name="ce3" table:formula="of:=SQRT(2*938.272*[.A105]+938.272^2)" office:value-type="float" office:value="1117.20945663022">
            <text:p>1117,209</text:p>
          </table:table-cell>
          <table:table-cell office:value-type="float" office:value="0.303">
            <text:p>0,303</text:p>
          </table:table-cell>
          <table:table-cell office:value-type="float" office:value="0">
            <text:p>0,000</text:p>
          </table:table-cell>
          <table:table-cell office:value-type="float" office:value="-0.372">
            <text:p>-0,372</text:p>
          </table:table-cell>
          <table:table-cell office:value-type="float" office:value="0">
            <text:p>0,000</text:p>
          </table:table-cell>
          <table:table-cell table:formula="of:=[.C105]+(2/3)*[.E105]" office:value-type="float" office:value="0.055">
            <text:p>0,05500</text:p>
          </table:table-cell>
          <table:table-cell table:formula="of:=[.D105]+(2/3)*[.F105]" office:value-type="float" office:value="0">
            <text:p>0,00000</text:p>
          </table:table-cell>
          <table:table-cell table:formula="of:=[.G105]*[.$K$2]" office:value-type="float" office:value="0.0389017462900395">
            <text:p>0,03890</text:p>
          </table:table-cell>
          <table:table-cell table:formula="of:=[.H10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6.5">
            <text:p>196,5</text:p>
          </table:table-cell>
          <table:table-cell table:style-name="ce3" table:formula="of:=SQRT(2*938.272*[.A106]+938.272^2)" office:value-type="float" office:value="1117.62929542134">
            <text:p>1117,629</text:p>
          </table:table-cell>
          <table:table-cell office:value-type="float" office:value="0.305">
            <text:p>0,305</text:p>
          </table:table-cell>
          <table:table-cell office:value-type="float" office:value="0">
            <text:p>0,000</text:p>
          </table:table-cell>
          <table:table-cell office:value-type="float" office:value="-0.375">
            <text:p>-0,375</text:p>
          </table:table-cell>
          <table:table-cell office:value-type="float" office:value="0">
            <text:p>0,000</text:p>
          </table:table-cell>
          <table:table-cell table:formula="of:=[.C106]+(2/3)*[.E106]" office:value-type="float" office:value="0.055">
            <text:p>0,05500</text:p>
          </table:table-cell>
          <table:table-cell table:formula="of:=[.D106]+(2/3)*[.F106]" office:value-type="float" office:value="0">
            <text:p>0,00000</text:p>
          </table:table-cell>
          <table:table-cell table:formula="of:=[.G106]*[.$K$2]" office:value-type="float" office:value="0.0389017462900395">
            <text:p>0,03890</text:p>
          </table:table-cell>
          <table:table-cell table:formula="of:=[.H10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7">
            <text:p>197,0</text:p>
          </table:table-cell>
          <table:table-cell table:style-name="ce3" table:formula="of:=SQRT(2*938.272*[.A107]+938.272^2)" office:value-type="float" office:value="1118.04897655872">
            <text:p>1118,049</text:p>
          </table:table-cell>
          <table:table-cell office:value-type="float" office:value="0.308">
            <text:p>0,308</text:p>
          </table:table-cell>
          <table:table-cell office:value-type="float" office:value="0">
            <text:p>0,000</text:p>
          </table:table-cell>
          <table:table-cell office:value-type="float" office:value="-0.377">
            <text:p>-0,377</text:p>
          </table:table-cell>
          <table:table-cell office:value-type="float" office:value="0">
            <text:p>0,000</text:p>
          </table:table-cell>
          <table:table-cell table:formula="of:=[.C107]+(2/3)*[.E107]" office:value-type="float" office:value="0.0566666666666667">
            <text:p>0,05667</text:p>
          </table:table-cell>
          <table:table-cell table:formula="of:=[.D107]+(2/3)*[.F107]" office:value-type="float" office:value="0">
            <text:p>0,00000</text:p>
          </table:table-cell>
          <table:table-cell table:formula="of:=[.G107]*[.$K$2]" office:value-type="float" office:value="0.0400805870867074">
            <text:p>0,04008</text:p>
          </table:table-cell>
          <table:table-cell table:formula="of:=[.H10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7.5">
            <text:p>197,5</text:p>
          </table:table-cell>
          <table:table-cell table:style-name="ce3" table:formula="of:=SQRT(2*938.272*[.A108]+938.272^2)" office:value-type="float" office:value="1118.46850021983">
            <text:p>1118,469</text:p>
          </table:table-cell>
          <table:table-cell office:value-type="float" office:value="0.31">
            <text:p>0,310</text:p>
          </table:table-cell>
          <table:table-cell office:value-type="float" office:value="0">
            <text:p>0,000</text:p>
          </table:table-cell>
          <table:table-cell office:value-type="float" office:value="-0.38">
            <text:p>-0,380</text:p>
          </table:table-cell>
          <table:table-cell office:value-type="float" office:value="0">
            <text:p>0,000</text:p>
          </table:table-cell>
          <table:table-cell table:formula="of:=[.C108]+(2/3)*[.E108]" office:value-type="float" office:value="0.0566666666666667">
            <text:p>0,05667</text:p>
          </table:table-cell>
          <table:table-cell table:formula="of:=[.D108]+(2/3)*[.F108]" office:value-type="float" office:value="0">
            <text:p>0,00000</text:p>
          </table:table-cell>
          <table:table-cell table:formula="of:=[.G108]*[.$K$2]" office:value-type="float" office:value="0.0400805870867074">
            <text:p>0,04008</text:p>
          </table:table-cell>
          <table:table-cell table:formula="of:=[.H10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8">
            <text:p>198,0</text:p>
          </table:table-cell>
          <table:table-cell table:style-name="ce3" table:formula="of:=SQRT(2*938.272*[.A109]+938.272^2)" office:value-type="float" office:value="1118.88786658181">
            <text:p>1118,888</text:p>
          </table:table-cell>
          <table:table-cell office:value-type="float" office:value="0.312">
            <text:p>0,312</text:p>
          </table:table-cell>
          <table:table-cell office:value-type="float" office:value="0">
            <text:p>0,000</text:p>
          </table:table-cell>
          <table:table-cell office:value-type="float" office:value="-0.382">
            <text:p>-0,382</text:p>
          </table:table-cell>
          <table:table-cell office:value-type="float" office:value="0">
            <text:p>0,000</text:p>
          </table:table-cell>
          <table:table-cell table:formula="of:=[.C109]+(2/3)*[.E109]" office:value-type="float" office:value="0.0573333333333333">
            <text:p>0,05733</text:p>
          </table:table-cell>
          <table:table-cell table:formula="of:=[.D109]+(2/3)*[.F109]" office:value-type="float" office:value="0">
            <text:p>0,00000</text:p>
          </table:table-cell>
          <table:table-cell table:formula="of:=[.G109]*[.$K$2]" office:value-type="float" office:value="0.0405521234053745">
            <text:p>0,04055</text:p>
          </table:table-cell>
          <table:table-cell table:formula="of:=[.H10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8.5">
            <text:p>198,5</text:p>
          </table:table-cell>
          <table:table-cell table:style-name="ce3" table:formula="of:=SQRT(2*938.272*[.A110]+938.272^2)" office:value-type="float" office:value="1119.30707582147">
            <text:p>1119,307</text:p>
          </table:table-cell>
          <table:table-cell office:value-type="float" office:value="0.315">
            <text:p>0,315</text:p>
          </table:table-cell>
          <table:table-cell office:value-type="float" office:value="0">
            <text:p>0,000</text:p>
          </table:table-cell>
          <table:table-cell office:value-type="float" office:value="-0.384">
            <text:p>-0,384</text:p>
          </table:table-cell>
          <table:table-cell office:value-type="float" office:value="0">
            <text:p>0,000</text:p>
          </table:table-cell>
          <table:table-cell table:formula="of:=[.C110]+(2/3)*[.E110]" office:value-type="float" office:value="0.059">
            <text:p>0,05900</text:p>
          </table:table-cell>
          <table:table-cell table:formula="of:=[.D110]+(2/3)*[.F110]" office:value-type="float" office:value="0">
            <text:p>0,00000</text:p>
          </table:table-cell>
          <table:table-cell table:formula="of:=[.G110]*[.$K$2]" office:value-type="float" office:value="0.0417309642020424">
            <text:p>0,04173</text:p>
          </table:table-cell>
          <table:table-cell table:formula="of:=[.H11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9">
            <text:p>199,0</text:p>
          </table:table-cell>
          <table:table-cell table:style-name="ce3" table:formula="of:=SQRT(2*938.272*[.A111]+938.272^2)" office:value-type="float" office:value="1119.72612811526">
            <text:p>1119,726</text:p>
          </table:table-cell>
          <table:table-cell office:value-type="float" office:value="0.317">
            <text:p>0,317</text:p>
          </table:table-cell>
          <table:table-cell office:value-type="float" office:value="0">
            <text:p>0,000</text:p>
          </table:table-cell>
          <table:table-cell office:value-type="float" office:value="-0.387">
            <text:p>-0,387</text:p>
          </table:table-cell>
          <table:table-cell office:value-type="float" office:value="0">
            <text:p>0,000</text:p>
          </table:table-cell>
          <table:table-cell table:formula="of:=[.C111]+(2/3)*[.E111]" office:value-type="float" office:value="0.059">
            <text:p>0,05900</text:p>
          </table:table-cell>
          <table:table-cell table:formula="of:=[.D111]+(2/3)*[.F111]" office:value-type="float" office:value="0">
            <text:p>0,00000</text:p>
          </table:table-cell>
          <table:table-cell table:formula="of:=[.G111]*[.$K$2]" office:value-type="float" office:value="0.0417309642020424">
            <text:p>0,04173</text:p>
          </table:table-cell>
          <table:table-cell table:formula="of:=[.H11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9.5">
            <text:p>199,5</text:p>
          </table:table-cell>
          <table:table-cell table:style-name="ce3" table:formula="of:=SQRT(2*938.272*[.A112]+938.272^2)" office:value-type="float" office:value="1120.14502363935">
            <text:p>1120,145</text:p>
          </table:table-cell>
          <table:table-cell office:value-type="float" office:value="0.319">
            <text:p>0,319</text:p>
          </table:table-cell>
          <table:table-cell office:value-type="float" office:value="0">
            <text:p>0,000</text:p>
          </table:table-cell>
          <table:table-cell office:value-type="float" office:value="-0.389">
            <text:p>-0,389</text:p>
          </table:table-cell>
          <table:table-cell office:value-type="float" office:value="0">
            <text:p>0,000</text:p>
          </table:table-cell>
          <table:table-cell table:formula="of:=[.C112]+(2/3)*[.E112]" office:value-type="float" office:value="0.0596666666666667">
            <text:p>0,05967</text:p>
          </table:table-cell>
          <table:table-cell table:formula="of:=[.D112]+(2/3)*[.F112]" office:value-type="float" office:value="0">
            <text:p>0,00000</text:p>
          </table:table-cell>
          <table:table-cell table:formula="of:=[.G112]*[.$K$2]" office:value-type="float" office:value="0.0422025005207096">
            <text:p>0,04220</text:p>
          </table:table-cell>
          <table:table-cell table:formula="of:=[.H11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200">
            <text:p>200,0</text:p>
          </table:table-cell>
          <table:table-cell table:style-name="ce3" table:formula="of:=SQRT(2*938.272*[.A113]+938.272^2)" office:value-type="float" office:value="1120.56376256954">
            <text:p>1120,564</text:p>
          </table:table-cell>
          <table:table-cell office:value-type="float" office:value="0.322">
            <text:p>0,322</text:p>
          </table:table-cell>
          <table:table-cell office:value-type="float" office:value="0">
            <text:p>0,000</text:p>
          </table:table-cell>
          <table:table-cell office:value-type="float" office:value="-0.391">
            <text:p>-0,391</text:p>
          </table:table-cell>
          <table:table-cell office:value-type="float" office:value="0">
            <text:p>0,000</text:p>
          </table:table-cell>
          <table:table-cell table:formula="of:=[.C113]+(2/3)*[.E113]" office:value-type="float" office:value="0.0613333333333333">
            <text:p>0,06133</text:p>
          </table:table-cell>
          <table:table-cell table:formula="of:=[.D113]+(2/3)*[.F113]" office:value-type="float" office:value="0">
            <text:p>0,00000</text:p>
          </table:table-cell>
          <table:table-cell table:formula="of:=[.G113]*[.$K$2]" office:value-type="float" office:value="0.0433813413173774">
            <text:p>0,04338</text:p>
          </table:table-cell>
          <table:table-cell table:formula="of:=[.H113]*[.$K$2]" office:value-type="float" office:value="0">
            <text:p>0,00000</text:p>
          </table:table-cell>
          <table:table-cell/>
        </table:table-row>
        <table:table-row table:style-name="ro1" table:number-rows-repeated="78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2+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3"/>
        <table:table-column table:style-name="co1" table:number-columns-repeated="4" table:default-cell-style-name="ce4"/>
        <table:table-column table:style-name="co2" table:default-cell-style-name="Default"/>
        <table:table-row table:style-name="ro1"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15 pM = p(1/2) M2+</text:p>
          </table:table-cell>
          <table:table-cell table:style-name="ce1"/>
          <table:table-cell table:style-name="ce1" office:value-type="string">
            <text:p>D35 E = (3/2) M2+</text:p>
          </table:table-cell>
          <table:table-cell table:style-name="ce1"/>
          <table:table-cell table:style-name="ce1" office:value-type="string">
            <text:p>p pi0 M2+ in millifermi</text:p>
          </table:table-cell>
          <table:table-cell table:style-name="ce1"/>
          <table:table-cell table:style-name="ce1" office:value-type="string">
            <text:p>p pi0 M2+ in 10-3/m_pi+</text:p>
          </table:table-cell>
          <table:table-cell table:style-name="ce1"/>
          <table:table-cell table:style-name="ce1" office:value-type="string">
            <text:p>Conversion</text:p>
          </table:table-cell>
        </table:table-row>
        <table:table-row table:style-name="ro1">
          <table:table-cell/>
          <table:table-cell table:style-name="ce1"/>
          <table:table-cell table:style-name="ce1" office:value-type="string">
            <text:p>Re</text:p>
          </table:table-cell>
          <table:table-cell table:style-name="ce1" office:value-type="string">
            <text:p>Im</text:p>
          </table:table-cell>
          <table:table-cell table:style-name="ce1" office:value-type="string">
            <text:p>Re</text:p>
          </table:table-cell>
          <table:table-cell table:style-name="ce1" office:value-type="string">
            <text:p>Im</text:p>
          </table:table-cell>
          <table:table-cell table:style-name="ce1" office:value-type="string">
            <text:p>Re</text:p>
          </table:table-cell>
          <table:table-cell table:style-name="ce1" office:value-type="string">
            <text:p>Im</text:p>
          </table:table-cell>
          <table:table-cell table:style-name="ce1" office:value-type="string">
            <text:p>Re</text:p>
          </table:table-cell>
          <table:table-cell table:style-name="ce1" office:value-type="string">
            <text:p>Im</text:p>
          </table:table-cell>
          <table:table-cell table:style-name="ce6" table:formula="of:=139.5702/197.3269" office:value-type="float" office:value="0.707304478000719">
            <text:p>0,707304478</text:p>
          </table:table-cell>
        </table:table-row>
        <table:table-row table:style-name="ro1">
          <table:table-cell table:style-name="ce2" office:value-type="float" office:value="145">
            <text:p>145,0</text:p>
          </table:table-cell>
          <table:table-cell table:style-name="ce3" table:formula="of:=SQRT(2*938.272*[.A3]+938.272^2)" office:value-type="float" office:value="1073.52374262706">
            <text:p>1073,524</text:p>
          </table:table-cell>
          <table:table-cell office:value-type="float" office:value="-0.001">
            <text:p>-0,001</text:p>
          </table:table-cell>
          <table:table-cell office:value-type="float" office:value="0">
            <text:p>0,000</text:p>
          </table:table-cell>
          <table:table-cell office:value-type="float" office:value="0.001">
            <text:p>0,001</text:p>
          </table:table-cell>
          <table:table-cell office:value-type="float" office:value="0">
            <text:p>0,000</text:p>
          </table:table-cell>
          <table:table-cell table:formula="of:=[.C3]+(2/3)*[.E3]" office:value-type="float" office:value="-0.000333333333333333">
            <text:p>-0,00033</text:p>
          </table:table-cell>
          <table:table-cell table:formula="of:=[.D3]+(2/3)*[.F3]" office:value-type="float" office:value="0">
            <text:p>0,00000</text:p>
          </table:table-cell>
          <table:table-cell table:formula="of:=[.G3]*[.$K$2]" office:value-type="float" office:value="-0.000235768159333573">
            <text:p>-0,00024</text:p>
          </table:table-cell>
          <table:table-cell table:formula="of:=[.H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5.5">
            <text:p>145,5</text:p>
          </table:table-cell>
          <table:table-cell table:style-name="ce3" table:formula="of:=SQRT(2*938.272*[.A4]+938.272^2)" office:value-type="float" office:value="1073.96065942101">
            <text:p>1073,961</text:p>
          </table:table-cell>
          <table:table-cell office:value-type="float" office:value="-0.003">
            <text:p>-0,003</text:p>
          </table:table-cell>
          <table:table-cell office:value-type="float" office:value="0">
            <text:p>0,000</text:p>
          </table:table-cell>
          <table:table-cell office:value-type="float" office:value="0.004">
            <text:p>0,004</text:p>
          </table:table-cell>
          <table:table-cell office:value-type="float" office:value="0">
            <text:p>0,000</text:p>
          </table:table-cell>
          <table:table-cell table:formula="of:=[.C4]+(2/3)*[.E4]" office:value-type="float" office:value="-0.000333333333333333">
            <text:p>-0,00033</text:p>
          </table:table-cell>
          <table:table-cell table:formula="of:=[.D4]+(2/3)*[.F4]" office:value-type="float" office:value="0">
            <text:p>0,00000</text:p>
          </table:table-cell>
          <table:table-cell table:formula="of:=[.G4]*[.$K$2]" office:value-type="float" office:value="-0.000235768159333573">
            <text:p>-0,00024</text:p>
          </table:table-cell>
          <table:table-cell table:formula="of:=[.H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6">
            <text:p>146,0</text:p>
          </table:table-cell>
          <table:table-cell table:style-name="ce3" table:formula="of:=SQRT(2*938.272*[.A5]+938.272^2)" office:value-type="float" office:value="1074.39739853743">
            <text:p>1074,397</text:p>
          </table:table-cell>
          <table:table-cell office:value-type="float" office:value="-0.006">
            <text:p>-0,006</text:p>
          </table:table-cell>
          <table:table-cell office:value-type="float" office:value="0">
            <text:p>0,000</text:p>
          </table:table-cell>
          <table:table-cell office:value-type="float" office:value="0.007">
            <text:p>0,007</text:p>
          </table:table-cell>
          <table:table-cell office:value-type="float" office:value="0">
            <text:p>0,000</text:p>
          </table:table-cell>
          <table:table-cell table:formula="of:=[.C5]+(2/3)*[.E5]" office:value-type="float" office:value="-0.00133333333333333">
            <text:p>-0,00133</text:p>
          </table:table-cell>
          <table:table-cell table:formula="of:=[.D5]+(2/3)*[.F5]" office:value-type="float" office:value="0">
            <text:p>0,00000</text:p>
          </table:table-cell>
          <table:table-cell table:formula="of:=[.G5]*[.$K$2]" office:value-type="float" office:value="-0.000943072637334292">
            <text:p>-0,00094</text:p>
          </table:table-cell>
          <table:table-cell table:formula="of:=[.H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6.5">
            <text:p>146,5</text:p>
          </table:table-cell>
          <table:table-cell table:style-name="ce3" table:formula="of:=SQRT(2*938.272*[.A6]+938.272^2)" office:value-type="float" office:value="1074.83396019292">
            <text:p>1074,834</text:p>
          </table:table-cell>
          <table:table-cell office:value-type="float" office:value="-0.008">
            <text:p>-0,008</text:p>
          </table:table-cell>
          <table:table-cell office:value-type="float" office:value="0">
            <text:p>0,000</text:p>
          </table:table-cell>
          <table:table-cell office:value-type="float" office:value="0.009">
            <text:p>0,009</text:p>
          </table:table-cell>
          <table:table-cell office:value-type="float" office:value="0">
            <text:p>0,000</text:p>
          </table:table-cell>
          <table:table-cell table:formula="of:=[.C6]+(2/3)*[.E6]" office:value-type="float" office:value="-0.002">
            <text:p>-0,00200</text:p>
          </table:table-cell>
          <table:table-cell table:formula="of:=[.D6]+(2/3)*[.F6]" office:value-type="float" office:value="0">
            <text:p>0,00000</text:p>
          </table:table-cell>
          <table:table-cell table:formula="of:=[.G6]*[.$K$2]" office:value-type="float" office:value="-0.00141460895600144">
            <text:p>-0,00141</text:p>
          </table:table-cell>
          <table:table-cell table:formula="of:=[.H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7">
            <text:p>147,0</text:p>
          </table:table-cell>
          <table:table-cell table:style-name="ce3" table:formula="of:=SQRT(2*938.272*[.A7]+938.272^2)" office:value-type="float" office:value="1075.27034460363">
            <text:p>1075,270</text:p>
          </table:table-cell>
          <table:table-cell office:value-type="float" office:value="-0.01">
            <text:p>-0,010</text:p>
          </table:table-cell>
          <table:table-cell office:value-type="float" office:value="0">
            <text:p>0,000</text:p>
          </table:table-cell>
          <table:table-cell office:value-type="float" office:value="0.012">
            <text:p>0,012</text:p>
          </table:table-cell>
          <table:table-cell office:value-type="float" office:value="0">
            <text:p>0,000</text:p>
          </table:table-cell>
          <table:table-cell table:formula="of:=[.C7]+(2/3)*[.E7]" office:value-type="float" office:value="-0.002">
            <text:p>-0,00200</text:p>
          </table:table-cell>
          <table:table-cell table:formula="of:=[.D7]+(2/3)*[.F7]" office:value-type="float" office:value="0">
            <text:p>0,00000</text:p>
          </table:table-cell>
          <table:table-cell table:formula="of:=[.G7]*[.$K$2]" office:value-type="float" office:value="-0.00141460895600144">
            <text:p>-0,00141</text:p>
          </table:table-cell>
          <table:table-cell table:formula="of:=[.H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7.5">
            <text:p>147,5</text:p>
          </table:table-cell>
          <table:table-cell table:style-name="ce3" table:formula="of:=SQRT(2*938.272*[.A8]+938.272^2)" office:value-type="float" office:value="1075.70655198525">
            <text:p>1075,707</text:p>
          </table:table-cell>
          <table:table-cell office:value-type="float" office:value="-0.012">
            <text:p>-0,012</text:p>
          </table:table-cell>
          <table:table-cell office:value-type="float" office:value="0">
            <text:p>0,000</text:p>
          </table:table-cell>
          <table:table-cell office:value-type="float" office:value="0.014">
            <text:p>0,014</text:p>
          </table:table-cell>
          <table:table-cell office:value-type="float" office:value="0">
            <text:p>0,000</text:p>
          </table:table-cell>
          <table:table-cell table:formula="of:=[.C8]+(2/3)*[.E8]" office:value-type="float" office:value="-0.00266666666666667">
            <text:p>-0,00267</text:p>
          </table:table-cell>
          <table:table-cell table:formula="of:=[.D8]+(2/3)*[.F8]" office:value-type="float" office:value="0">
            <text:p>0,00000</text:p>
          </table:table-cell>
          <table:table-cell table:formula="of:=[.G8]*[.$K$2]" office:value-type="float" office:value="-0.00188614527466858">
            <text:p>-0,00189</text:p>
          </table:table-cell>
          <table:table-cell table:formula="of:=[.H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8">
            <text:p>148,0</text:p>
          </table:table-cell>
          <table:table-cell table:style-name="ce3" table:formula="of:=SQRT(2*938.272*[.A9]+938.272^2)" office:value-type="float" office:value="1076.14258255307">
            <text:p>1076,143</text:p>
          </table:table-cell>
          <table:table-cell office:value-type="float" office:value="-0.015">
            <text:p>-0,015</text:p>
          </table:table-cell>
          <table:table-cell office:value-type="float" office:value="0">
            <text:p>0,000</text:p>
          </table:table-cell>
          <table:table-cell office:value-type="float" office:value="0.017">
            <text:p>0,017</text:p>
          </table:table-cell>
          <table:table-cell office:value-type="float" office:value="0">
            <text:p>0,000</text:p>
          </table:table-cell>
          <table:table-cell table:formula="of:=[.C9]+(2/3)*[.E9]" office:value-type="float" office:value="-0.00366666666666667">
            <text:p>-0,00367</text:p>
          </table:table-cell>
          <table:table-cell table:formula="of:=[.D9]+(2/3)*[.F9]" office:value-type="float" office:value="0">
            <text:p>0,00000</text:p>
          </table:table-cell>
          <table:table-cell table:formula="of:=[.G9]*[.$K$2]" office:value-type="float" office:value="-0.0025934497526693">
            <text:p>-0,00259</text:p>
          </table:table-cell>
          <table:table-cell table:formula="of:=[.H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8.5">
            <text:p>148,5</text:p>
          </table:table-cell>
          <table:table-cell table:style-name="ce3" table:formula="of:=SQRT(2*938.272*[.A10]+938.272^2)" office:value-type="float" office:value="1076.57843652193">
            <text:p>1076,578</text:p>
          </table:table-cell>
          <table:table-cell office:value-type="float" office:value="-0.017">
            <text:p>-0,017</text:p>
          </table:table-cell>
          <table:table-cell office:value-type="float" office:value="0">
            <text:p>0,000</text:p>
          </table:table-cell>
          <table:table-cell office:value-type="float" office:value="0.019">
            <text:p>0,019</text:p>
          </table:table-cell>
          <table:table-cell office:value-type="float" office:value="0">
            <text:p>0,000</text:p>
          </table:table-cell>
          <table:table-cell table:formula="of:=[.C10]+(2/3)*[.E10]" office:value-type="float" office:value="-0.00433333333333334">
            <text:p>-0,00433</text:p>
          </table:table-cell>
          <table:table-cell table:formula="of:=[.D10]+(2/3)*[.F10]" office:value-type="float" office:value="0">
            <text:p>0,00000</text:p>
          </table:table-cell>
          <table:table-cell table:formula="of:=[.G10]*[.$K$2]" office:value-type="float" office:value="-0.00306498607133645">
            <text:p>-0,00306</text:p>
          </table:table-cell>
          <table:table-cell table:formula="of:=[.H1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9">
            <text:p>149,0</text:p>
          </table:table-cell>
          <table:table-cell table:style-name="ce3" table:formula="of:=SQRT(2*938.272*[.A11]+938.272^2)" office:value-type="float" office:value="1077.01411410622">
            <text:p>1077,014</text:p>
          </table:table-cell>
          <table:table-cell office:value-type="float" office:value="-0.019">
            <text:p>-0,019</text:p>
          </table:table-cell>
          <table:table-cell office:value-type="float" office:value="0">
            <text:p>0,000</text:p>
          </table:table-cell>
          <table:table-cell office:value-type="float" office:value="0.022">
            <text:p>0,022</text:p>
          </table:table-cell>
          <table:table-cell office:value-type="float" office:value="0">
            <text:p>0,000</text:p>
          </table:table-cell>
          <table:table-cell table:formula="of:=[.C11]+(2/3)*[.E11]" office:value-type="float" office:value="-0.00433333333333334">
            <text:p>-0,00433</text:p>
          </table:table-cell>
          <table:table-cell table:formula="of:=[.D11]+(2/3)*[.F11]" office:value-type="float" office:value="0">
            <text:p>0,00000</text:p>
          </table:table-cell>
          <table:table-cell table:formula="of:=[.G11]*[.$K$2]" office:value-type="float" office:value="-0.00306498607133645">
            <text:p>-0,00306</text:p>
          </table:table-cell>
          <table:table-cell table:formula="of:=[.H1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49.5">
            <text:p>149,5</text:p>
          </table:table-cell>
          <table:table-cell table:style-name="ce3" table:formula="of:=SQRT(2*938.272*[.A12]+938.272^2)" office:value-type="float" office:value="1077.44961551991">
            <text:p>1077,450</text:p>
          </table:table-cell>
          <table:table-cell office:value-type="float" office:value="-0.021">
            <text:p>-0,021</text:p>
          </table:table-cell>
          <table:table-cell office:value-type="float" office:value="0">
            <text:p>0,000</text:p>
          </table:table-cell>
          <table:table-cell office:value-type="float" office:value="0.024">
            <text:p>0,024</text:p>
          </table:table-cell>
          <table:table-cell office:value-type="float" office:value="0">
            <text:p>0,000</text:p>
          </table:table-cell>
          <table:table-cell table:formula="of:=[.C12]+(2/3)*[.E12]" office:value-type="float" office:value="-0.005">
            <text:p>-0,00500</text:p>
          </table:table-cell>
          <table:table-cell table:formula="of:=[.D12]+(2/3)*[.F12]" office:value-type="float" office:value="0">
            <text:p>0,00000</text:p>
          </table:table-cell>
          <table:table-cell table:formula="of:=[.G12]*[.$K$2]" office:value-type="float" office:value="-0.00353652239000359">
            <text:p>-0,00354</text:p>
          </table:table-cell>
          <table:table-cell table:formula="of:=[.H1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0">
            <text:p>150,0</text:p>
          </table:table-cell>
          <table:table-cell table:style-name="ce3" table:formula="of:=SQRT(2*938.272*[.A13]+938.272^2)" office:value-type="float" office:value="1077.88494097654">
            <text:p>1077,885</text:p>
          </table:table-cell>
          <table:table-cell office:value-type="float" office:value="-0.023">
            <text:p>-0,023</text:p>
          </table:table-cell>
          <table:table-cell office:value-type="float" office:value="0">
            <text:p>0,000</text:p>
          </table:table-cell>
          <table:table-cell office:value-type="float" office:value="0.027">
            <text:p>0,027</text:p>
          </table:table-cell>
          <table:table-cell office:value-type="float" office:value="0">
            <text:p>0,000</text:p>
          </table:table-cell>
          <table:table-cell table:formula="of:=[.C13]+(2/3)*[.E13]" office:value-type="float" office:value="-0.005">
            <text:p>-0,00500</text:p>
          </table:table-cell>
          <table:table-cell table:formula="of:=[.D13]+(2/3)*[.F13]" office:value-type="float" office:value="0">
            <text:p>0,00000</text:p>
          </table:table-cell>
          <table:table-cell table:formula="of:=[.G13]*[.$K$2]" office:value-type="float" office:value="-0.00353652239000359">
            <text:p>-0,00354</text:p>
          </table:table-cell>
          <table:table-cell table:formula="of:=[.H1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0.5">
            <text:p>150,5</text:p>
          </table:table-cell>
          <table:table-cell table:style-name="ce3" table:formula="of:=SQRT(2*938.272*[.A14]+938.272^2)" office:value-type="float" office:value="1078.32009068922">
            <text:p>1078,320</text:p>
          </table:table-cell>
          <table:table-cell office:value-type="float" office:value="-0.026">
            <text:p>-0,026</text:p>
          </table:table-cell>
          <table:table-cell office:value-type="float" office:value="0">
            <text:p>0,000</text:p>
          </table:table-cell>
          <table:table-cell office:value-type="float" office:value="0.029">
            <text:p>0,029</text:p>
          </table:table-cell>
          <table:table-cell office:value-type="float" office:value="0">
            <text:p>0,000</text:p>
          </table:table-cell>
          <table:table-cell table:formula="of:=[.C14]+(2/3)*[.E14]" office:value-type="float" office:value="-0.00666666666666667">
            <text:p>-0,00667</text:p>
          </table:table-cell>
          <table:table-cell table:formula="of:=[.D14]+(2/3)*[.F14]" office:value-type="float" office:value="0">
            <text:p>0,00000</text:p>
          </table:table-cell>
          <table:table-cell table:formula="of:=[.G14]*[.$K$2]" office:value-type="float" office:value="-0.00471536318667146">
            <text:p>-0,00472</text:p>
          </table:table-cell>
          <table:table-cell table:formula="of:=[.H1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1">
            <text:p>151,0</text:p>
          </table:table-cell>
          <table:table-cell table:style-name="ce3" table:formula="of:=SQRT(2*938.272*[.A15]+938.272^2)" office:value-type="float" office:value="1078.75506487061">
            <text:p>1078,755</text:p>
          </table:table-cell>
          <table:table-cell office:value-type="float" office:value="-0.028">
            <text:p>-0,028</text:p>
          </table:table-cell>
          <table:table-cell office:value-type="float" office:value="0">
            <text:p>0,000</text:p>
          </table:table-cell>
          <table:table-cell office:value-type="float" office:value="0.032">
            <text:p>0,032</text:p>
          </table:table-cell>
          <table:table-cell office:value-type="float" office:value="0">
            <text:p>0,000</text:p>
          </table:table-cell>
          <table:table-cell table:formula="of:=[.C15]+(2/3)*[.E15]" office:value-type="float" office:value="-0.00666666666666667">
            <text:p>-0,00667</text:p>
          </table:table-cell>
          <table:table-cell table:formula="of:=[.D15]+(2/3)*[.F15]" office:value-type="float" office:value="0">
            <text:p>0,00000</text:p>
          </table:table-cell>
          <table:table-cell table:formula="of:=[.G15]*[.$K$2]" office:value-type="float" office:value="-0.00471536318667146">
            <text:p>-0,00472</text:p>
          </table:table-cell>
          <table:table-cell table:formula="of:=[.H1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1.5">
            <text:p>151,5</text:p>
          </table:table-cell>
          <table:table-cell table:style-name="ce3" table:formula="of:=SQRT(2*938.272*[.A16]+938.272^2)" office:value-type="float" office:value="1079.18986373298">
            <text:p>1079,190</text:p>
          </table:table-cell>
          <table:table-cell office:value-type="float" office:value="-0.03">
            <text:p>-0,030</text:p>
          </table:table-cell>
          <table:table-cell office:value-type="float" office:value="0">
            <text:p>0,000</text:p>
          </table:table-cell>
          <table:table-cell office:value-type="float" office:value="0.034">
            <text:p>0,034</text:p>
          </table:table-cell>
          <table:table-cell office:value-type="float" office:value="0">
            <text:p>0,000</text:p>
          </table:table-cell>
          <table:table-cell table:formula="of:=[.C16]+(2/3)*[.E16]" office:value-type="float" office:value="-0.00733333333333333">
            <text:p>-0,00733</text:p>
          </table:table-cell>
          <table:table-cell table:formula="of:=[.D16]+(2/3)*[.F16]" office:value-type="float" office:value="0">
            <text:p>0,00000</text:p>
          </table:table-cell>
          <table:table-cell table:formula="of:=[.G16]*[.$K$2]" office:value-type="float" office:value="-0.0051868995053386">
            <text:p>-0,00519</text:p>
          </table:table-cell>
          <table:table-cell table:formula="of:=[.H1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2">
            <text:p>152,0</text:p>
          </table:table-cell>
          <table:table-cell table:style-name="ce3" table:formula="of:=SQRT(2*938.272*[.A17]+938.272^2)" office:value-type="float" office:value="1079.62448748813">
            <text:p>1079,624</text:p>
          </table:table-cell>
          <table:table-cell office:value-type="float" office:value="-0.032">
            <text:p>-0,032</text:p>
          </table:table-cell>
          <table:table-cell office:value-type="float" office:value="0">
            <text:p>0,000</text:p>
          </table:table-cell>
          <table:table-cell office:value-type="float" office:value="0.036">
            <text:p>0,036</text:p>
          </table:table-cell>
          <table:table-cell office:value-type="float" office:value="0">
            <text:p>0,000</text:p>
          </table:table-cell>
          <table:table-cell table:formula="of:=[.C17]+(2/3)*[.E17]" office:value-type="float" office:value="-0.008">
            <text:p>-0,00800</text:p>
          </table:table-cell>
          <table:table-cell table:formula="of:=[.D17]+(2/3)*[.F17]" office:value-type="float" office:value="0">
            <text:p>0,00000</text:p>
          </table:table-cell>
          <table:table-cell table:formula="of:=[.G17]*[.$K$2]" office:value-type="float" office:value="-0.00565843582400575">
            <text:p>-0,00566</text:p>
          </table:table-cell>
          <table:table-cell table:formula="of:=[.H1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2.5">
            <text:p>152,5</text:p>
          </table:table-cell>
          <table:table-cell table:style-name="ce3" table:formula="of:=SQRT(2*938.272*[.A18]+938.272^2)" office:value-type="float" office:value="1080.05893634746">
            <text:p>1080,059</text:p>
          </table:table-cell>
          <table:table-cell office:value-type="float" office:value="-0.034">
            <text:p>-0,034</text:p>
          </table:table-cell>
          <table:table-cell office:value-type="float" office:value="0">
            <text:p>0,000</text:p>
          </table:table-cell>
          <table:table-cell office:value-type="float" office:value="0.039">
            <text:p>0,039</text:p>
          </table:table-cell>
          <table:table-cell office:value-type="float" office:value="0">
            <text:p>0,000</text:p>
          </table:table-cell>
          <table:table-cell table:formula="of:=[.C18]+(2/3)*[.E18]" office:value-type="float" office:value="-0.008">
            <text:p>-0,00800</text:p>
          </table:table-cell>
          <table:table-cell table:formula="of:=[.D18]+(2/3)*[.F18]" office:value-type="float" office:value="0">
            <text:p>0,00000</text:p>
          </table:table-cell>
          <table:table-cell table:formula="of:=[.G18]*[.$K$2]" office:value-type="float" office:value="-0.00565843582400575">
            <text:p>-0,00566</text:p>
          </table:table-cell>
          <table:table-cell table:formula="of:=[.H1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3">
            <text:p>153,0</text:p>
          </table:table-cell>
          <table:table-cell table:style-name="ce3" table:formula="of:=SQRT(2*938.272*[.A19]+938.272^2)" office:value-type="float" office:value="1080.49321052194">
            <text:p>1080,493</text:p>
          </table:table-cell>
          <table:table-cell office:value-type="float" office:value="-0.036">
            <text:p>-0,036</text:p>
          </table:table-cell>
          <table:table-cell office:value-type="float" office:value="0">
            <text:p>0,000</text:p>
          </table:table-cell>
          <table:table-cell office:value-type="float" office:value="0.041">
            <text:p>0,041</text:p>
          </table:table-cell>
          <table:table-cell office:value-type="float" office:value="0">
            <text:p>0,000</text:p>
          </table:table-cell>
          <table:table-cell table:formula="of:=[.C19]+(2/3)*[.E19]" office:value-type="float" office:value="-0.00866666666666667">
            <text:p>-0,00867</text:p>
          </table:table-cell>
          <table:table-cell table:formula="of:=[.D19]+(2/3)*[.F19]" office:value-type="float" office:value="0">
            <text:p>0,00000</text:p>
          </table:table-cell>
          <table:table-cell table:formula="of:=[.G19]*[.$K$2]" office:value-type="float" office:value="-0.0061299721426729">
            <text:p>-0,00613</text:p>
          </table:table-cell>
          <table:table-cell table:formula="of:=[.H1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3.5">
            <text:p>153,5</text:p>
          </table:table-cell>
          <table:table-cell table:style-name="ce3" table:formula="of:=SQRT(2*938.272*[.A20]+938.272^2)" office:value-type="float" office:value="1080.92731022211">
            <text:p>1080,927</text:p>
          </table:table-cell>
          <table:table-cell office:value-type="float" office:value="-0.038">
            <text:p>-0,038</text:p>
          </table:table-cell>
          <table:table-cell office:value-type="float" office:value="0">
            <text:p>0,000</text:p>
          </table:table-cell>
          <table:table-cell office:value-type="float" office:value="0.044">
            <text:p>0,044</text:p>
          </table:table-cell>
          <table:table-cell office:value-type="float" office:value="0">
            <text:p>0,000</text:p>
          </table:table-cell>
          <table:table-cell table:formula="of:=[.C20]+(2/3)*[.E20]" office:value-type="float" office:value="-0.00866666666666667">
            <text:p>-0,00867</text:p>
          </table:table-cell>
          <table:table-cell table:formula="of:=[.D20]+(2/3)*[.F20]" office:value-type="float" office:value="0">
            <text:p>0,00000</text:p>
          </table:table-cell>
          <table:table-cell table:formula="of:=[.G20]*[.$K$2]" office:value-type="float" office:value="-0.0061299721426729">
            <text:p>-0,00613</text:p>
          </table:table-cell>
          <table:table-cell table:formula="of:=[.H2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4">
            <text:p>154,0</text:p>
          </table:table-cell>
          <table:table-cell table:style-name="ce3" table:formula="of:=SQRT(2*938.272*[.A21]+938.272^2)" office:value-type="float" office:value="1081.36123565809">
            <text:p>1081,361</text:p>
          </table:table-cell>
          <table:table-cell office:value-type="float" office:value="-0.04">
            <text:p>-0,040</text:p>
          </table:table-cell>
          <table:table-cell office:value-type="float" office:value="0">
            <text:p>0,000</text:p>
          </table:table-cell>
          <table:table-cell office:value-type="float" office:value="0.046">
            <text:p>0,046</text:p>
          </table:table-cell>
          <table:table-cell office:value-type="float" office:value="0">
            <text:p>0,000</text:p>
          </table:table-cell>
          <table:table-cell table:formula="of:=[.C21]+(2/3)*[.E21]" office:value-type="float" office:value="-0.00933333333333334">
            <text:p>-0,00933</text:p>
          </table:table-cell>
          <table:table-cell table:formula="of:=[.D21]+(2/3)*[.F21]" office:value-type="float" office:value="0">
            <text:p>0,00000</text:p>
          </table:table-cell>
          <table:table-cell table:formula="of:=[.G21]*[.$K$2]" office:value-type="float" office:value="-0.00660150846134004">
            <text:p>-0,00660</text:p>
          </table:table-cell>
          <table:table-cell table:formula="of:=[.H2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4.5">
            <text:p>154,5</text:p>
          </table:table-cell>
          <table:table-cell table:style-name="ce3" table:formula="of:=SQRT(2*938.272*[.A22]+938.272^2)" office:value-type="float" office:value="1081.7949870396">
            <text:p>1081,795</text:p>
          </table:table-cell>
          <table:table-cell office:value-type="float" office:value="-0.042">
            <text:p>-0,042</text:p>
          </table:table-cell>
          <table:table-cell office:value-type="float" office:value="0">
            <text:p>0,000</text:p>
          </table:table-cell>
          <table:table-cell office:value-type="float" office:value="0.048">
            <text:p>0,048</text:p>
          </table:table-cell>
          <table:table-cell office:value-type="float" office:value="0">
            <text:p>0,000</text:p>
          </table:table-cell>
          <table:table-cell table:formula="of:=[.C22]+(2/3)*[.E22]" office:value-type="float" office:value="-0.01">
            <text:p>-0,01000</text:p>
          </table:table-cell>
          <table:table-cell table:formula="of:=[.D22]+(2/3)*[.F22]" office:value-type="float" office:value="0">
            <text:p>0,00000</text:p>
          </table:table-cell>
          <table:table-cell table:formula="of:=[.G22]*[.$K$2]" office:value-type="float" office:value="-0.00707304478000719">
            <text:p>-0,00707</text:p>
          </table:table-cell>
          <table:table-cell table:formula="of:=[.H2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5">
            <text:p>155,0</text:p>
          </table:table-cell>
          <table:table-cell table:style-name="ce3" table:formula="of:=SQRT(2*938.272*[.A23]+938.272^2)" office:value-type="float" office:value="1082.22856457589">
            <text:p>1082,229</text:p>
          </table:table-cell>
          <table:table-cell office:value-type="float" office:value="-0.045">
            <text:p>-0,045</text:p>
          </table:table-cell>
          <table:table-cell office:value-type="float" office:value="0">
            <text:p>0,000</text:p>
          </table:table-cell>
          <table:table-cell office:value-type="float" office:value="0.051">
            <text:p>0,051</text:p>
          </table:table-cell>
          <table:table-cell office:value-type="float" office:value="0">
            <text:p>0,000</text:p>
          </table:table-cell>
          <table:table-cell table:formula="of:=[.C23]+(2/3)*[.E23]" office:value-type="float" office:value="-0.011">
            <text:p>-0,01100</text:p>
          </table:table-cell>
          <table:table-cell table:formula="of:=[.D23]+(2/3)*[.F23]" office:value-type="float" office:value="0">
            <text:p>0,00000</text:p>
          </table:table-cell>
          <table:table-cell table:formula="of:=[.G23]*[.$K$2]" office:value-type="float" office:value="-0.0077803492580079">
            <text:p>-0,00778</text:p>
          </table:table-cell>
          <table:table-cell table:formula="of:=[.H2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5.5">
            <text:p>155,5</text:p>
          </table:table-cell>
          <table:table-cell table:style-name="ce3" table:formula="of:=SQRT(2*938.272*[.A24]+938.272^2)" office:value-type="float" office:value="1082.66196847585">
            <text:p>1082,662</text:p>
          </table:table-cell>
          <table:table-cell office:value-type="float" office:value="-0.047">
            <text:p>-0,047</text:p>
          </table:table-cell>
          <table:table-cell office:value-type="float" office:value="0">
            <text:p>0,000</text:p>
          </table:table-cell>
          <table:table-cell office:value-type="float" office:value="0.053">
            <text:p>0,053</text:p>
          </table:table-cell>
          <table:table-cell office:value-type="float" office:value="0">
            <text:p>0,000</text:p>
          </table:table-cell>
          <table:table-cell table:formula="of:=[.C24]+(2/3)*[.E24]" office:value-type="float" office:value="-0.0116666666666667">
            <text:p>-0,01167</text:p>
          </table:table-cell>
          <table:table-cell table:formula="of:=[.D24]+(2/3)*[.F24]" office:value-type="float" office:value="0">
            <text:p>0,00000</text:p>
          </table:table-cell>
          <table:table-cell table:formula="of:=[.G24]*[.$K$2]" office:value-type="float" office:value="-0.00825188557667505">
            <text:p>-0,00825</text:p>
          </table:table-cell>
          <table:table-cell table:formula="of:=[.H2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6">
            <text:p>156,0</text:p>
          </table:table-cell>
          <table:table-cell table:style-name="ce3" table:formula="of:=SQRT(2*938.272*[.A25]+938.272^2)" office:value-type="float" office:value="1083.0951989479">
            <text:p>1083,095</text:p>
          </table:table-cell>
          <table:table-cell office:value-type="float" office:value="-0.049">
            <text:p>-0,049</text:p>
          </table:table-cell>
          <table:table-cell office:value-type="float" office:value="0">
            <text:p>0,000</text:p>
          </table:table-cell>
          <table:table-cell office:value-type="float" office:value="0.055">
            <text:p>0,055</text:p>
          </table:table-cell>
          <table:table-cell office:value-type="float" office:value="0">
            <text:p>0,000</text:p>
          </table:table-cell>
          <table:table-cell table:formula="of:=[.C25]+(2/3)*[.E25]" office:value-type="float" office:value="-0.0123333333333333">
            <text:p>-0,01233</text:p>
          </table:table-cell>
          <table:table-cell table:formula="of:=[.D25]+(2/3)*[.F25]" office:value-type="float" office:value="0">
            <text:p>0,00000</text:p>
          </table:table-cell>
          <table:table-cell table:formula="of:=[.G25]*[.$K$2]" office:value-type="float" office:value="-0.0087234218953422">
            <text:p>-0,00872</text:p>
          </table:table-cell>
          <table:table-cell table:formula="of:=[.H2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6.5">
            <text:p>156,5</text:p>
          </table:table-cell>
          <table:table-cell table:style-name="ce3" table:formula="of:=SQRT(2*938.272*[.A26]+938.272^2)" office:value-type="float" office:value="1083.52825620009">
            <text:p>1083,528</text:p>
          </table:table-cell>
          <table:table-cell office:value-type="float" office:value="-0.051">
            <text:p>-0,051</text:p>
          </table:table-cell>
          <table:table-cell office:value-type="float" office:value="0">
            <text:p>0,000</text:p>
          </table:table-cell>
          <table:table-cell office:value-type="float" office:value="0.057">
            <text:p>0,057</text:p>
          </table:table-cell>
          <table:table-cell office:value-type="float" office:value="0">
            <text:p>0,000</text:p>
          </table:table-cell>
          <table:table-cell table:formula="of:=[.C26]+(2/3)*[.E26]" office:value-type="float" office:value="-0.013">
            <text:p>-0,01300</text:p>
          </table:table-cell>
          <table:table-cell table:formula="of:=[.D26]+(2/3)*[.F26]" office:value-type="float" office:value="0">
            <text:p>0,00000</text:p>
          </table:table-cell>
          <table:table-cell table:formula="of:=[.G26]*[.$K$2]" office:value-type="float" office:value="-0.00919495821400935">
            <text:p>-0,00919</text:p>
          </table:table-cell>
          <table:table-cell table:formula="of:=[.H2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7">
            <text:p>157,0</text:p>
          </table:table-cell>
          <table:table-cell table:style-name="ce3" table:formula="of:=SQRT(2*938.272*[.A27]+938.272^2)" office:value-type="float" office:value="1083.96114044001">
            <text:p>1083,961</text:p>
          </table:table-cell>
          <table:table-cell office:value-type="float" office:value="-0.053">
            <text:p>-0,053</text:p>
          </table:table-cell>
          <table:table-cell office:value-type="float" office:value="0">
            <text:p>0,000</text:p>
          </table:table-cell>
          <table:table-cell office:value-type="float" office:value="0.06">
            <text:p>0,060</text:p>
          </table:table-cell>
          <table:table-cell office:value-type="float" office:value="0">
            <text:p>0,000</text:p>
          </table:table-cell>
          <table:table-cell table:formula="of:=[.C27]+(2/3)*[.E27]" office:value-type="float" office:value="-0.013">
            <text:p>-0,01300</text:p>
          </table:table-cell>
          <table:table-cell table:formula="of:=[.D27]+(2/3)*[.F27]" office:value-type="float" office:value="0">
            <text:p>0,00000</text:p>
          </table:table-cell>
          <table:table-cell table:formula="of:=[.G27]*[.$K$2]" office:value-type="float" office:value="-0.00919495821400935">
            <text:p>-0,00919</text:p>
          </table:table-cell>
          <table:table-cell table:formula="of:=[.H2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7.5">
            <text:p>157,5</text:p>
          </table:table-cell>
          <table:table-cell table:style-name="ce3" table:formula="of:=SQRT(2*938.272*[.A28]+938.272^2)" office:value-type="float" office:value="1084.39385187486">
            <text:p>1084,394</text:p>
          </table:table-cell>
          <table:table-cell office:value-type="float" office:value="-0.055">
            <text:p>-0,055</text:p>
          </table:table-cell>
          <table:table-cell office:value-type="float" office:value="0">
            <text:p>0,000</text:p>
          </table:table-cell>
          <table:table-cell office:value-type="float" office:value="0.062">
            <text:p>0,062</text:p>
          </table:table-cell>
          <table:table-cell office:value-type="float" office:value="0">
            <text:p>0,000</text:p>
          </table:table-cell>
          <table:table-cell table:formula="of:=[.C28]+(2/3)*[.E28]" office:value-type="float" office:value="-0.0136666666666667">
            <text:p>-0,01367</text:p>
          </table:table-cell>
          <table:table-cell table:formula="of:=[.D28]+(2/3)*[.F28]" office:value-type="float" office:value="0">
            <text:p>0,00000</text:p>
          </table:table-cell>
          <table:table-cell table:formula="of:=[.G28]*[.$K$2]" office:value-type="float" office:value="-0.00966649453267649">
            <text:p>-0,00967</text:p>
          </table:table-cell>
          <table:table-cell table:formula="of:=[.H2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8">
            <text:p>158,0</text:p>
          </table:table-cell>
          <table:table-cell table:style-name="ce3" table:formula="of:=SQRT(2*938.272*[.A29]+938.272^2)" office:value-type="float" office:value="1084.82639071144">
            <text:p>1084,826</text:p>
          </table:table-cell>
          <table:table-cell office:value-type="float" office:value="-0.057">
            <text:p>-0,057</text:p>
          </table:table-cell>
          <table:table-cell office:value-type="float" office:value="0">
            <text:p>0,000</text:p>
          </table:table-cell>
          <table:table-cell office:value-type="float" office:value="0.064">
            <text:p>0,064</text:p>
          </table:table-cell>
          <table:table-cell office:value-type="float" office:value="0">
            <text:p>0,000</text:p>
          </table:table-cell>
          <table:table-cell table:formula="of:=[.C29]+(2/3)*[.E29]" office:value-type="float" office:value="-0.0143333333333333">
            <text:p>-0,01433</text:p>
          </table:table-cell>
          <table:table-cell table:formula="of:=[.D29]+(2/3)*[.F29]" office:value-type="float" office:value="0">
            <text:p>0,00000</text:p>
          </table:table-cell>
          <table:table-cell table:formula="of:=[.G29]*[.$K$2]" office:value-type="float" office:value="-0.0101380308513436">
            <text:p>-0,01014</text:p>
          </table:table-cell>
          <table:table-cell table:formula="of:=[.H2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8.5">
            <text:p>158,5</text:p>
          </table:table-cell>
          <table:table-cell table:style-name="ce3" table:formula="of:=SQRT(2*938.272*[.A30]+938.272^2)" office:value-type="float" office:value="1085.2587571561">
            <text:p>1085,259</text:p>
          </table:table-cell>
          <table:table-cell office:value-type="float" office:value="-0.059">
            <text:p>-0,059</text:p>
          </table:table-cell>
          <table:table-cell office:value-type="float" office:value="0">
            <text:p>0,000</text:p>
          </table:table-cell>
          <table:table-cell office:value-type="float" office:value="0.066">
            <text:p>0,066</text:p>
          </table:table-cell>
          <table:table-cell office:value-type="float" office:value="0">
            <text:p>0,000</text:p>
          </table:table-cell>
          <table:table-cell table:formula="of:=[.C30]+(2/3)*[.E30]" office:value-type="float" office:value="-0.015">
            <text:p>-0,01500</text:p>
          </table:table-cell>
          <table:table-cell table:formula="of:=[.D30]+(2/3)*[.F30]" office:value-type="float" office:value="0">
            <text:p>0,00000</text:p>
          </table:table-cell>
          <table:table-cell table:formula="of:=[.G30]*[.$K$2]" office:value-type="float" office:value="-0.0106095671700108">
            <text:p>-0,01061</text:p>
          </table:table-cell>
          <table:table-cell table:formula="of:=[.H3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9">
            <text:p>159,0</text:p>
          </table:table-cell>
          <table:table-cell table:style-name="ce3" table:formula="of:=SQRT(2*938.272*[.A31]+938.272^2)" office:value-type="float" office:value="1085.69095141481">
            <text:p>1085,691</text:p>
          </table:table-cell>
          <table:table-cell office:value-type="float" office:value="-0.061">
            <text:p>-0,061</text:p>
          </table:table-cell>
          <table:table-cell office:value-type="float" office:value="0">
            <text:p>0,000</text:p>
          </table:table-cell>
          <table:table-cell office:value-type="float" office:value="0.068">
            <text:p>0,068</text:p>
          </table:table-cell>
          <table:table-cell office:value-type="float" office:value="0">
            <text:p>0,000</text:p>
          </table:table-cell>
          <table:table-cell table:formula="of:=[.C31]+(2/3)*[.E31]" office:value-type="float" office:value="-0.0156666666666667">
            <text:p>-0,01567</text:p>
          </table:table-cell>
          <table:table-cell table:formula="of:=[.D31]+(2/3)*[.F31]" office:value-type="float" office:value="0">
            <text:p>0,00000</text:p>
          </table:table-cell>
          <table:table-cell table:formula="of:=[.G31]*[.$K$2]" office:value-type="float" office:value="-0.0110811034886779">
            <text:p>-0,01108</text:p>
          </table:table-cell>
          <table:table-cell table:formula="of:=[.H3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59.5">
            <text:p>159,5</text:p>
          </table:table-cell>
          <table:table-cell table:style-name="ce3" table:formula="of:=SQRT(2*938.272*[.A32]+938.272^2)" office:value-type="float" office:value="1086.12297369313">
            <text:p>1086,123</text:p>
          </table:table-cell>
          <table:table-cell office:value-type="float" office:value="-0.062">
            <text:p>-0,062</text:p>
          </table:table-cell>
          <table:table-cell office:value-type="float" office:value="0">
            <text:p>0,000</text:p>
          </table:table-cell>
          <table:table-cell office:value-type="float" office:value="0.07">
            <text:p>0,070</text:p>
          </table:table-cell>
          <table:table-cell office:value-type="float" office:value="0">
            <text:p>0,000</text:p>
          </table:table-cell>
          <table:table-cell table:formula="of:=[.C32]+(2/3)*[.E32]" office:value-type="float" office:value="-0.0153333333333333">
            <text:p>-0,01533</text:p>
          </table:table-cell>
          <table:table-cell table:formula="of:=[.D32]+(2/3)*[.F32]" office:value-type="float" office:value="0">
            <text:p>0,00000</text:p>
          </table:table-cell>
          <table:table-cell table:formula="of:=[.G32]*[.$K$2]" office:value-type="float" office:value="-0.0108453353293444">
            <text:p>-0,01085</text:p>
          </table:table-cell>
          <table:table-cell table:formula="of:=[.H3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0">
            <text:p>160,0</text:p>
          </table:table-cell>
          <table:table-cell table:style-name="ce3" table:formula="of:=SQRT(2*938.272*[.A33]+938.272^2)" office:value-type="float" office:value="1086.55482419618">
            <text:p>1086,555</text:p>
          </table:table-cell>
          <table:table-cell office:value-type="float" office:value="-0.064">
            <text:p>-0,064</text:p>
          </table:table-cell>
          <table:table-cell office:value-type="float" office:value="0">
            <text:p>0,000</text:p>
          </table:table-cell>
          <table:table-cell office:value-type="float" office:value="0.073">
            <text:p>0,073</text:p>
          </table:table-cell>
          <table:table-cell office:value-type="float" office:value="0">
            <text:p>0,000</text:p>
          </table:table-cell>
          <table:table-cell table:formula="of:=[.C33]+(2/3)*[.E33]" office:value-type="float" office:value="-0.0153333333333333">
            <text:p>-0,01533</text:p>
          </table:table-cell>
          <table:table-cell table:formula="of:=[.D33]+(2/3)*[.F33]" office:value-type="float" office:value="0">
            <text:p>0,00000</text:p>
          </table:table-cell>
          <table:table-cell table:formula="of:=[.G33]*[.$K$2]" office:value-type="float" office:value="-0.0108453353293444">
            <text:p>-0,01085</text:p>
          </table:table-cell>
          <table:table-cell table:formula="of:=[.H3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0.5">
            <text:p>160,5</text:p>
          </table:table-cell>
          <table:table-cell table:style-name="ce3" table:formula="of:=SQRT(2*938.272*[.A34]+938.272^2)" office:value-type="float" office:value="1086.98650312872">
            <text:p>1086,987</text:p>
          </table:table-cell>
          <table:table-cell office:value-type="float" office:value="-0.066">
            <text:p>-0,066</text:p>
          </table:table-cell>
          <table:table-cell office:value-type="float" office:value="0">
            <text:p>0,000</text:p>
          </table:table-cell>
          <table:table-cell office:value-type="float" office:value="0.075">
            <text:p>0,075</text:p>
          </table:table-cell>
          <table:table-cell office:value-type="float" office:value="0">
            <text:p>0,000</text:p>
          </table:table-cell>
          <table:table-cell table:formula="of:=[.C34]+(2/3)*[.E34]" office:value-type="float" office:value="-0.016">
            <text:p>-0,01600</text:p>
          </table:table-cell>
          <table:table-cell table:formula="of:=[.D34]+(2/3)*[.F34]" office:value-type="float" office:value="0">
            <text:p>0,00000</text:p>
          </table:table-cell>
          <table:table-cell table:formula="of:=[.G34]*[.$K$2]" office:value-type="float" office:value="-0.0113168716480115">
            <text:p>-0,01132</text:p>
          </table:table-cell>
          <table:table-cell table:formula="of:=[.H3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1">
            <text:p>161,0</text:p>
          </table:table-cell>
          <table:table-cell table:style-name="ce3" table:formula="of:=SQRT(2*938.272*[.A35]+938.272^2)" office:value-type="float" office:value="1087.41801069506">
            <text:p>1087,418</text:p>
          </table:table-cell>
          <table:table-cell office:value-type="float" office:value="-0.068">
            <text:p>-0,068</text:p>
          </table:table-cell>
          <table:table-cell office:value-type="float" office:value="0">
            <text:p>0,000</text:p>
          </table:table-cell>
          <table:table-cell office:value-type="float" office:value="0.077">
            <text:p>0,077</text:p>
          </table:table-cell>
          <table:table-cell office:value-type="float" office:value="0">
            <text:p>0,000</text:p>
          </table:table-cell>
          <table:table-cell table:formula="of:=[.C35]+(2/3)*[.E35]" office:value-type="float" office:value="-0.0166666666666667">
            <text:p>-0,01667</text:p>
          </table:table-cell>
          <table:table-cell table:formula="of:=[.D35]+(2/3)*[.F35]" office:value-type="float" office:value="0">
            <text:p>0,00000</text:p>
          </table:table-cell>
          <table:table-cell table:formula="of:=[.G35]*[.$K$2]" office:value-type="float" office:value="-0.0117884079666787">
            <text:p>-0,01179</text:p>
          </table:table-cell>
          <table:table-cell table:formula="of:=[.H3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1.5">
            <text:p>161,5</text:p>
          </table:table-cell>
          <table:table-cell table:style-name="ce3" table:formula="of:=SQRT(2*938.272*[.A36]+938.272^2)" office:value-type="float" office:value="1087.84934709913">
            <text:p>1087,849</text:p>
          </table:table-cell>
          <table:table-cell office:value-type="float" office:value="-0.07">
            <text:p>-0,070</text:p>
          </table:table-cell>
          <table:table-cell office:value-type="float" office:value="0">
            <text:p>0,000</text:p>
          </table:table-cell>
          <table:table-cell office:value-type="float" office:value="0.079">
            <text:p>0,079</text:p>
          </table:table-cell>
          <table:table-cell office:value-type="float" office:value="0">
            <text:p>0,000</text:p>
          </table:table-cell>
          <table:table-cell table:formula="of:=[.C36]+(2/3)*[.E36]" office:value-type="float" office:value="-0.0173333333333333">
            <text:p>-0,01733</text:p>
          </table:table-cell>
          <table:table-cell table:formula="of:=[.D36]+(2/3)*[.F36]" office:value-type="float" office:value="0">
            <text:p>0,00000</text:p>
          </table:table-cell>
          <table:table-cell table:formula="of:=[.G36]*[.$K$2]" office:value-type="float" office:value="-0.0122599442853458">
            <text:p>-0,01226</text:p>
          </table:table-cell>
          <table:table-cell table:formula="of:=[.H3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2">
            <text:p>162,0</text:p>
          </table:table-cell>
          <table:table-cell table:style-name="ce3" table:formula="of:=SQRT(2*938.272*[.A37]+938.272^2)" office:value-type="float" office:value="1088.28051254445">
            <text:p>1088,281</text:p>
          </table:table-cell>
          <table:table-cell office:value-type="float" office:value="-0.072">
            <text:p>-0,072</text:p>
          </table:table-cell>
          <table:table-cell office:value-type="float" office:value="0">
            <text:p>0,000</text:p>
          </table:table-cell>
          <table:table-cell office:value-type="float" office:value="0.081">
            <text:p>0,081</text:p>
          </table:table-cell>
          <table:table-cell office:value-type="float" office:value="0">
            <text:p>0,000</text:p>
          </table:table-cell>
          <table:table-cell table:formula="of:=[.C37]+(2/3)*[.E37]" office:value-type="float" office:value="-0.018">
            <text:p>-0,01800</text:p>
          </table:table-cell>
          <table:table-cell table:formula="of:=[.D37]+(2/3)*[.F37]" office:value-type="float" office:value="0">
            <text:p>0,00000</text:p>
          </table:table-cell>
          <table:table-cell table:formula="of:=[.G37]*[.$K$2]" office:value-type="float" office:value="-0.0127314806040129">
            <text:p>-0,01273</text:p>
          </table:table-cell>
          <table:table-cell table:formula="of:=[.H3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2.5">
            <text:p>162,5</text:p>
          </table:table-cell>
          <table:table-cell table:style-name="ce3" table:formula="of:=SQRT(2*938.272*[.A38]+938.272^2)" office:value-type="float" office:value="1088.71150723413">
            <text:p>1088,712</text:p>
          </table:table-cell>
          <table:table-cell office:value-type="float" office:value="-0.074">
            <text:p>-0,074</text:p>
          </table:table-cell>
          <table:table-cell office:value-type="float" office:value="0">
            <text:p>0,000</text:p>
          </table:table-cell>
          <table:table-cell office:value-type="float" office:value="0.083">
            <text:p>0,083</text:p>
          </table:table-cell>
          <table:table-cell office:value-type="float" office:value="0">
            <text:p>0,000</text:p>
          </table:table-cell>
          <table:table-cell table:formula="of:=[.C38]+(2/3)*[.E38]" office:value-type="float" office:value="-0.0186666666666667">
            <text:p>-0,01867</text:p>
          </table:table-cell>
          <table:table-cell table:formula="of:=[.D38]+(2/3)*[.F38]" office:value-type="float" office:value="0">
            <text:p>0,00000</text:p>
          </table:table-cell>
          <table:table-cell table:formula="of:=[.G38]*[.$K$2]" office:value-type="float" office:value="-0.0132030169226801">
            <text:p>-0,01320</text:p>
          </table:table-cell>
          <table:table-cell table:formula="of:=[.H3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3">
            <text:p>163,0</text:p>
          </table:table-cell>
          <table:table-cell table:style-name="ce3" table:formula="of:=SQRT(2*938.272*[.A39]+938.272^2)" office:value-type="float" office:value="1089.14233137088">
            <text:p>1089,142</text:p>
          </table:table-cell>
          <table:table-cell office:value-type="float" office:value="-0.076">
            <text:p>-0,076</text:p>
          </table:table-cell>
          <table:table-cell office:value-type="float" office:value="0">
            <text:p>0,000</text:p>
          </table:table-cell>
          <table:table-cell office:value-type="float" office:value="0.085">
            <text:p>0,085</text:p>
          </table:table-cell>
          <table:table-cell office:value-type="float" office:value="0">
            <text:p>0,000</text:p>
          </table:table-cell>
          <table:table-cell table:formula="of:=[.C39]+(2/3)*[.E39]" office:value-type="float" office:value="-0.0193333333333333">
            <text:p>-0,01933</text:p>
          </table:table-cell>
          <table:table-cell table:formula="of:=[.D39]+(2/3)*[.F39]" office:value-type="float" office:value="0">
            <text:p>0,00000</text:p>
          </table:table-cell>
          <table:table-cell table:formula="of:=[.G39]*[.$K$2]" office:value-type="float" office:value="-0.0136745532413472">
            <text:p>-0,01367</text:p>
          </table:table-cell>
          <table:table-cell table:formula="of:=[.H3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3.5">
            <text:p>163,5</text:p>
          </table:table-cell>
          <table:table-cell table:style-name="ce3" table:formula="of:=SQRT(2*938.272*[.A40]+938.272^2)" office:value-type="float" office:value="1089.57298515703">
            <text:p>1089,573</text:p>
          </table:table-cell>
          <table:table-cell office:value-type="float" office:value="-0.078">
            <text:p>-0,078</text:p>
          </table:table-cell>
          <table:table-cell office:value-type="float" office:value="0">
            <text:p>0,000</text:p>
          </table:table-cell>
          <table:table-cell office:value-type="float" office:value="0.087">
            <text:p>0,087</text:p>
          </table:table-cell>
          <table:table-cell office:value-type="float" office:value="0">
            <text:p>0,000</text:p>
          </table:table-cell>
          <table:table-cell table:formula="of:=[.C40]+(2/3)*[.E40]" office:value-type="float" office:value="-0.02">
            <text:p>-0,02000</text:p>
          </table:table-cell>
          <table:table-cell table:formula="of:=[.D40]+(2/3)*[.F40]" office:value-type="float" office:value="0">
            <text:p>0,00000</text:p>
          </table:table-cell>
          <table:table-cell table:formula="of:=[.G40]*[.$K$2]" office:value-type="float" office:value="-0.0141460895600144">
            <text:p>-0,01415</text:p>
          </table:table-cell>
          <table:table-cell table:formula="of:=[.H4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4">
            <text:p>164,0</text:p>
          </table:table-cell>
          <table:table-cell table:style-name="ce3" table:formula="of:=SQRT(2*938.272*[.A41]+938.272^2)" office:value-type="float" office:value="1090.00346879448">
            <text:p>1090,003</text:p>
          </table:table-cell>
          <table:table-cell office:value-type="float" office:value="-0.079">
            <text:p>-0,079</text:p>
          </table:table-cell>
          <table:table-cell office:value-type="float" office:value="0">
            <text:p>0,000</text:p>
          </table:table-cell>
          <table:table-cell office:value-type="float" office:value="0.089">
            <text:p>0,089</text:p>
          </table:table-cell>
          <table:table-cell office:value-type="float" office:value="0">
            <text:p>0,000</text:p>
          </table:table-cell>
          <table:table-cell table:formula="of:=[.C41]+(2/3)*[.E41]" office:value-type="float" office:value="-0.0196666666666667">
            <text:p>-0,01967</text:p>
          </table:table-cell>
          <table:table-cell table:formula="of:=[.D41]+(2/3)*[.F41]" office:value-type="float" office:value="0">
            <text:p>0,00000</text:p>
          </table:table-cell>
          <table:table-cell table:formula="of:=[.G41]*[.$K$2]" office:value-type="float" office:value="-0.0139103214006808">
            <text:p>-0,01391</text:p>
          </table:table-cell>
          <table:table-cell table:formula="of:=[.H4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4.5">
            <text:p>164,5</text:p>
          </table:table-cell>
          <table:table-cell table:style-name="ce3" table:formula="of:=SQRT(2*938.272*[.A42]+938.272^2)" office:value-type="float" office:value="1090.43378248475">
            <text:p>1090,434</text:p>
          </table:table-cell>
          <table:table-cell office:value-type="float" office:value="-0.081">
            <text:p>-0,081</text:p>
          </table:table-cell>
          <table:table-cell office:value-type="float" office:value="0">
            <text:p>0,000</text:p>
          </table:table-cell>
          <table:table-cell office:value-type="float" office:value="0.091">
            <text:p>0,091</text:p>
          </table:table-cell>
          <table:table-cell office:value-type="float" office:value="0">
            <text:p>0,000</text:p>
          </table:table-cell>
          <table:table-cell table:formula="of:=[.C42]+(2/3)*[.E42]" office:value-type="float" office:value="-0.0203333333333333">
            <text:p>-0,02033</text:p>
          </table:table-cell>
          <table:table-cell table:formula="of:=[.D42]+(2/3)*[.F42]" office:value-type="float" office:value="0">
            <text:p>0,00000</text:p>
          </table:table-cell>
          <table:table-cell table:formula="of:=[.G42]*[.$K$2]" office:value-type="float" office:value="-0.014381857719348">
            <text:p>-0,01438</text:p>
          </table:table-cell>
          <table:table-cell table:formula="of:=[.H4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5">
            <text:p>165,0</text:p>
          </table:table-cell>
          <table:table-cell table:style-name="ce3" table:formula="of:=SQRT(2*938.272*[.A43]+938.272^2)" office:value-type="float" office:value="1090.86392642896">
            <text:p>1090,864</text:p>
          </table:table-cell>
          <table:table-cell office:value-type="float" office:value="-0.083">
            <text:p>-0,083</text:p>
          </table:table-cell>
          <table:table-cell office:value-type="float" office:value="0">
            <text:p>0,000</text:p>
          </table:table-cell>
          <table:table-cell office:value-type="float" office:value="0.093">
            <text:p>0,093</text:p>
          </table:table-cell>
          <table:table-cell office:value-type="float" office:value="0">
            <text:p>0,000</text:p>
          </table:table-cell>
          <table:table-cell table:formula="of:=[.C43]+(2/3)*[.E43]" office:value-type="float" office:value="-0.021">
            <text:p>-0,02100</text:p>
          </table:table-cell>
          <table:table-cell table:formula="of:=[.D43]+(2/3)*[.F43]" office:value-type="float" office:value="0">
            <text:p>0,00000</text:p>
          </table:table-cell>
          <table:table-cell table:formula="of:=[.G43]*[.$K$2]" office:value-type="float" office:value="-0.0148533940380151">
            <text:p>-0,01485</text:p>
          </table:table-cell>
          <table:table-cell table:formula="of:=[.H4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5.5">
            <text:p>165,5</text:p>
          </table:table-cell>
          <table:table-cell table:style-name="ce3" table:formula="of:=SQRT(2*938.272*[.A44]+938.272^2)" office:value-type="float" office:value="1091.29390082782">
            <text:p>1091,294</text:p>
          </table:table-cell>
          <table:table-cell office:value-type="float" office:value="-0.085">
            <text:p>-0,085</text:p>
          </table:table-cell>
          <table:table-cell office:value-type="float" office:value="0">
            <text:p>0,000</text:p>
          </table:table-cell>
          <table:table-cell office:value-type="float" office:value="0.095">
            <text:p>0,095</text:p>
          </table:table-cell>
          <table:table-cell office:value-type="float" office:value="0">
            <text:p>0,000</text:p>
          </table:table-cell>
          <table:table-cell table:formula="of:=[.C44]+(2/3)*[.E44]" office:value-type="float" office:value="-0.0216666666666667">
            <text:p>-0,02167</text:p>
          </table:table-cell>
          <table:table-cell table:formula="of:=[.D44]+(2/3)*[.F44]" office:value-type="float" office:value="0">
            <text:p>0,00000</text:p>
          </table:table-cell>
          <table:table-cell table:formula="of:=[.G44]*[.$K$2]" office:value-type="float" office:value="-0.0153249303566822">
            <text:p>-0,01532</text:p>
          </table:table-cell>
          <table:table-cell table:formula="of:=[.H4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6">
            <text:p>166,0</text:p>
          </table:table-cell>
          <table:table-cell table:style-name="ce3" table:formula="of:=SQRT(2*938.272*[.A45]+938.272^2)" office:value-type="float" office:value="1091.72370588167">
            <text:p>1091,724</text:p>
          </table:table-cell>
          <table:table-cell office:value-type="float" office:value="-0.087">
            <text:p>-0,087</text:p>
          </table:table-cell>
          <table:table-cell office:value-type="float" office:value="0">
            <text:p>0,000</text:p>
          </table:table-cell>
          <table:table-cell office:value-type="float" office:value="0.097">
            <text:p>0,097</text:p>
          </table:table-cell>
          <table:table-cell office:value-type="float" office:value="0">
            <text:p>0,000</text:p>
          </table:table-cell>
          <table:table-cell table:formula="of:=[.C45]+(2/3)*[.E45]" office:value-type="float" office:value="-0.0223333333333333">
            <text:p>-0,02233</text:p>
          </table:table-cell>
          <table:table-cell table:formula="of:=[.D45]+(2/3)*[.F45]" office:value-type="float" office:value="0">
            <text:p>0,00000</text:p>
          </table:table-cell>
          <table:table-cell table:formula="of:=[.G45]*[.$K$2]" office:value-type="float" office:value="-0.0157964666753494">
            <text:p>-0,01580</text:p>
          </table:table-cell>
          <table:table-cell table:formula="of:=[.H4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6.5">
            <text:p>166,5</text:p>
          </table:table-cell>
          <table:table-cell table:style-name="ce3" table:formula="of:=SQRT(2*938.272*[.A46]+938.272^2)" office:value-type="float" office:value="1092.15334179043">
            <text:p>1092,153</text:p>
          </table:table-cell>
          <table:table-cell office:value-type="float" office:value="-0.089">
            <text:p>-0,089</text:p>
          </table:table-cell>
          <table:table-cell office:value-type="float" office:value="0">
            <text:p>0,000</text:p>
          </table:table-cell>
          <table:table-cell office:value-type="float" office:value="0.099">
            <text:p>0,099</text:p>
          </table:table-cell>
          <table:table-cell office:value-type="float" office:value="0">
            <text:p>0,000</text:p>
          </table:table-cell>
          <table:table-cell table:formula="of:=[.C46]+(2/3)*[.E46]" office:value-type="float" office:value="-0.023">
            <text:p>-0,02300</text:p>
          </table:table-cell>
          <table:table-cell table:formula="of:=[.D46]+(2/3)*[.F46]" office:value-type="float" office:value="0">
            <text:p>0,00000</text:p>
          </table:table-cell>
          <table:table-cell table:formula="of:=[.G46]*[.$K$2]" office:value-type="float" office:value="-0.0162680029940165">
            <text:p>-0,01627</text:p>
          </table:table-cell>
          <table:table-cell table:formula="of:=[.H4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7">
            <text:p>167,0</text:p>
          </table:table-cell>
          <table:table-cell table:style-name="ce3" table:formula="of:=SQRT(2*938.272*[.A47]+938.272^2)" office:value-type="float" office:value="1092.58280875364">
            <text:p>1092,583</text:p>
          </table:table-cell>
          <table:table-cell office:value-type="float" office:value="-0.09">
            <text:p>-0,090</text:p>
          </table:table-cell>
          <table:table-cell office:value-type="float" office:value="0">
            <text:p>0,000</text:p>
          </table:table-cell>
          <table:table-cell office:value-type="float" office:value="0.101">
            <text:p>0,101</text:p>
          </table:table-cell>
          <table:table-cell office:value-type="float" office:value="0">
            <text:p>0,000</text:p>
          </table:table-cell>
          <table:table-cell table:formula="of:=[.C47]+(2/3)*[.E47]" office:value-type="float" office:value="-0.0226666666666667">
            <text:p>-0,02267</text:p>
          </table:table-cell>
          <table:table-cell table:formula="of:=[.D47]+(2/3)*[.F47]" office:value-type="float" office:value="0">
            <text:p>0,00000</text:p>
          </table:table-cell>
          <table:table-cell table:formula="of:=[.G47]*[.$K$2]" office:value-type="float" office:value="-0.016032234834683">
            <text:p>-0,01603</text:p>
          </table:table-cell>
          <table:table-cell table:formula="of:=[.H4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7.5">
            <text:p>167,5</text:p>
          </table:table-cell>
          <table:table-cell table:style-name="ce3" table:formula="of:=SQRT(2*938.272*[.A48]+938.272^2)" office:value-type="float" office:value="1093.01210697046">
            <text:p>1093,012</text:p>
          </table:table-cell>
          <table:table-cell office:value-type="float" office:value="-0.092">
            <text:p>-0,092</text:p>
          </table:table-cell>
          <table:table-cell office:value-type="float" office:value="0">
            <text:p>0,000</text:p>
          </table:table-cell>
          <table:table-cell office:value-type="float" office:value="0.103">
            <text:p>0,103</text:p>
          </table:table-cell>
          <table:table-cell office:value-type="float" office:value="0">
            <text:p>0,000</text:p>
          </table:table-cell>
          <table:table-cell table:formula="of:=[.C48]+(2/3)*[.E48]" office:value-type="float" office:value="-0.0233333333333333">
            <text:p>-0,02333</text:p>
          </table:table-cell>
          <table:table-cell table:formula="of:=[.D48]+(2/3)*[.F48]" office:value-type="float" office:value="0">
            <text:p>0,00000</text:p>
          </table:table-cell>
          <table:table-cell table:formula="of:=[.G48]*[.$K$2]" office:value-type="float" office:value="-0.0165037711533501">
            <text:p>-0,01650</text:p>
          </table:table-cell>
          <table:table-cell table:formula="of:=[.H4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8">
            <text:p>168,0</text:p>
          </table:table-cell>
          <table:table-cell table:style-name="ce3" table:formula="of:=SQRT(2*938.272*[.A49]+938.272^2)" office:value-type="float" office:value="1093.44123663963">
            <text:p>1093,441</text:p>
          </table:table-cell>
          <table:table-cell office:value-type="float" office:value="-0.094">
            <text:p>-0,094</text:p>
          </table:table-cell>
          <table:table-cell office:value-type="float" office:value="0">
            <text:p>0,000</text:p>
          </table:table-cell>
          <table:table-cell office:value-type="float" office:value="0.105">
            <text:p>0,105</text:p>
          </table:table-cell>
          <table:table-cell office:value-type="float" office:value="0">
            <text:p>0,000</text:p>
          </table:table-cell>
          <table:table-cell table:formula="of:=[.C49]+(2/3)*[.E49]" office:value-type="float" office:value="-0.024">
            <text:p>-0,02400</text:p>
          </table:table-cell>
          <table:table-cell table:formula="of:=[.D49]+(2/3)*[.F49]" office:value-type="float" office:value="0">
            <text:p>0,00000</text:p>
          </table:table-cell>
          <table:table-cell table:formula="of:=[.G49]*[.$K$2]" office:value-type="float" office:value="-0.0169753074720173">
            <text:p>-0,01698</text:p>
          </table:table-cell>
          <table:table-cell table:formula="of:=[.H4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8.5">
            <text:p>168,5</text:p>
          </table:table-cell>
          <table:table-cell table:style-name="ce3" table:formula="of:=SQRT(2*938.272*[.A50]+938.272^2)" office:value-type="float" office:value="1093.87019795952">
            <text:p>1093,870</text:p>
          </table:table-cell>
          <table:table-cell office:value-type="float" office:value="-0.096">
            <text:p>-0,096</text:p>
          </table:table-cell>
          <table:table-cell office:value-type="float" office:value="0">
            <text:p>0,000</text:p>
          </table:table-cell>
          <table:table-cell office:value-type="float" office:value="0.107">
            <text:p>0,107</text:p>
          </table:table-cell>
          <table:table-cell office:value-type="float" office:value="0">
            <text:p>0,000</text:p>
          </table:table-cell>
          <table:table-cell table:formula="of:=[.C50]+(2/3)*[.E50]" office:value-type="float" office:value="-0.0246666666666667">
            <text:p>-0,02467</text:p>
          </table:table-cell>
          <table:table-cell table:formula="of:=[.D50]+(2/3)*[.F50]" office:value-type="float" office:value="0">
            <text:p>0,00000</text:p>
          </table:table-cell>
          <table:table-cell table:formula="of:=[.G50]*[.$K$2]" office:value-type="float" office:value="-0.0174468437906844">
            <text:p>-0,01745</text:p>
          </table:table-cell>
          <table:table-cell table:formula="of:=[.H5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9">
            <text:p>169,0</text:p>
          </table:table-cell>
          <table:table-cell table:style-name="ce3" table:formula="of:=SQRT(2*938.272*[.A51]+938.272^2)" office:value-type="float" office:value="1094.29899112811">
            <text:p>1094,299</text:p>
          </table:table-cell>
          <table:table-cell office:value-type="float" office:value="-0.097">
            <text:p>-0,097</text:p>
          </table:table-cell>
          <table:table-cell office:value-type="float" office:value="0">
            <text:p>0,000</text:p>
          </table:table-cell>
          <table:table-cell office:value-type="float" office:value="0.109">
            <text:p>0,109</text:p>
          </table:table-cell>
          <table:table-cell office:value-type="float" office:value="0">
            <text:p>0,000</text:p>
          </table:table-cell>
          <table:table-cell table:formula="of:=[.C51]+(2/3)*[.E51]" office:value-type="float" office:value="-0.0243333333333333">
            <text:p>-0,02433</text:p>
          </table:table-cell>
          <table:table-cell table:formula="of:=[.D51]+(2/3)*[.F51]" office:value-type="float" office:value="0">
            <text:p>0,00000</text:p>
          </table:table-cell>
          <table:table-cell table:formula="of:=[.G51]*[.$K$2]" office:value-type="float" office:value="-0.0172110756313508">
            <text:p>-0,01721</text:p>
          </table:table-cell>
          <table:table-cell table:formula="of:=[.H5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69.5">
            <text:p>169,5</text:p>
          </table:table-cell>
          <table:table-cell table:style-name="ce3" table:formula="of:=SQRT(2*938.272*[.A52]+938.272^2)" office:value-type="float" office:value="1094.72761634299">
            <text:p>1094,728</text:p>
          </table:table-cell>
          <table:table-cell office:value-type="float" office:value="-0.099">
            <text:p>-0,099</text:p>
          </table:table-cell>
          <table:table-cell office:value-type="float" office:value="0">
            <text:p>0,000</text:p>
          </table:table-cell>
          <table:table-cell office:value-type="float" office:value="0.111">
            <text:p>0,111</text:p>
          </table:table-cell>
          <table:table-cell office:value-type="float" office:value="0">
            <text:p>0,000</text:p>
          </table:table-cell>
          <table:table-cell table:formula="of:=[.C52]+(2/3)*[.E52]" office:value-type="float" office:value="-0.025">
            <text:p>-0,02500</text:p>
          </table:table-cell>
          <table:table-cell table:formula="of:=[.D52]+(2/3)*[.F52]" office:value-type="float" office:value="0">
            <text:p>0,00000</text:p>
          </table:table-cell>
          <table:table-cell table:formula="of:=[.G52]*[.$K$2]" office:value-type="float" office:value="-0.017682611950018">
            <text:p>-0,01768</text:p>
          </table:table-cell>
          <table:table-cell table:formula="of:=[.H5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0">
            <text:p>170,0</text:p>
          </table:table-cell>
          <table:table-cell table:style-name="ce3" table:formula="of:=SQRT(2*938.272*[.A53]+938.272^2)" office:value-type="float" office:value="1095.15607380136">
            <text:p>1095,156</text:p>
          </table:table-cell>
          <table:table-cell office:value-type="float" office:value="-0.101">
            <text:p>-0,101</text:p>
          </table:table-cell>
          <table:table-cell office:value-type="float" office:value="0">
            <text:p>0,000</text:p>
          </table:table-cell>
          <table:table-cell office:value-type="float" office:value="0.112">
            <text:p>0,112</text:p>
          </table:table-cell>
          <table:table-cell office:value-type="float" office:value="0">
            <text:p>0,000</text:p>
          </table:table-cell>
          <table:table-cell table:formula="of:=[.C53]+(2/3)*[.E53]" office:value-type="float" office:value="-0.0263333333333333">
            <text:p>-0,02633</text:p>
          </table:table-cell>
          <table:table-cell table:formula="of:=[.D53]+(2/3)*[.F53]" office:value-type="float" office:value="0">
            <text:p>0,00000</text:p>
          </table:table-cell>
          <table:table-cell table:formula="of:=[.G53]*[.$K$2]" office:value-type="float" office:value="-0.0186256845873523">
            <text:p>-0,01863</text:p>
          </table:table-cell>
          <table:table-cell table:formula="of:=[.H5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0.5">
            <text:p>170,5</text:p>
          </table:table-cell>
          <table:table-cell table:style-name="ce3" table:formula="of:=SQRT(2*938.272*[.A54]+938.272^2)" office:value-type="float" office:value="1095.58436370003">
            <text:p>1095,584</text:p>
          </table:table-cell>
          <table:table-cell office:value-type="float" office:value="-0.103">
            <text:p>-0,103</text:p>
          </table:table-cell>
          <table:table-cell office:value-type="float" office:value="0">
            <text:p>0,000</text:p>
          </table:table-cell>
          <table:table-cell office:value-type="float" office:value="0.114">
            <text:p>0,114</text:p>
          </table:table-cell>
          <table:table-cell office:value-type="float" office:value="0">
            <text:p>0,000</text:p>
          </table:table-cell>
          <table:table-cell table:formula="of:=[.C54]+(2/3)*[.E54]" office:value-type="float" office:value="-0.027">
            <text:p>-0,02700</text:p>
          </table:table-cell>
          <table:table-cell table:formula="of:=[.D54]+(2/3)*[.F54]" office:value-type="float" office:value="0">
            <text:p>0,00000</text:p>
          </table:table-cell>
          <table:table-cell table:formula="of:=[.G54]*[.$K$2]" office:value-type="float" office:value="-0.0190972209060194">
            <text:p>-0,01910</text:p>
          </table:table-cell>
          <table:table-cell table:formula="of:=[.H5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1">
            <text:p>171,0</text:p>
          </table:table-cell>
          <table:table-cell table:style-name="ce3" table:formula="of:=SQRT(2*938.272*[.A55]+938.272^2)" office:value-type="float" office:value="1096.01248623544">
            <text:p>1096,012</text:p>
          </table:table-cell>
          <table:table-cell office:value-type="float" office:value="-0.104">
            <text:p>-0,104</text:p>
          </table:table-cell>
          <table:table-cell office:value-type="float" office:value="0">
            <text:p>0,000</text:p>
          </table:table-cell>
          <table:table-cell office:value-type="float" office:value="0.116">
            <text:p>0,116</text:p>
          </table:table-cell>
          <table:table-cell office:value-type="float" office:value="0">
            <text:p>0,000</text:p>
          </table:table-cell>
          <table:table-cell table:formula="of:=[.C55]+(2/3)*[.E55]" office:value-type="float" office:value="-0.0266666666666667">
            <text:p>-0,02667</text:p>
          </table:table-cell>
          <table:table-cell table:formula="of:=[.D55]+(2/3)*[.F55]" office:value-type="float" office:value="0">
            <text:p>0,00000</text:p>
          </table:table-cell>
          <table:table-cell table:formula="of:=[.G55]*[.$K$2]" office:value-type="float" office:value="-0.0188614527466858">
            <text:p>-0,01886</text:p>
          </table:table-cell>
          <table:table-cell table:formula="of:=[.H5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1.5">
            <text:p>171,5</text:p>
          </table:table-cell>
          <table:table-cell table:style-name="ce3" table:formula="of:=SQRT(2*938.272*[.A56]+938.272^2)" office:value-type="float" office:value="1096.44044160365">
            <text:p>1096,440</text:p>
          </table:table-cell>
          <table:table-cell office:value-type="float" office:value="-0.106">
            <text:p>-0,106</text:p>
          </table:table-cell>
          <table:table-cell office:value-type="float" office:value="0">
            <text:p>0,000</text:p>
          </table:table-cell>
          <table:table-cell office:value-type="float" office:value="0.118">
            <text:p>0,118</text:p>
          </table:table-cell>
          <table:table-cell office:value-type="float" office:value="0">
            <text:p>0,000</text:p>
          </table:table-cell>
          <table:table-cell table:formula="of:=[.C56]+(2/3)*[.E56]" office:value-type="float" office:value="-0.0273333333333333">
            <text:p>-0,02733</text:p>
          </table:table-cell>
          <table:table-cell table:formula="of:=[.D56]+(2/3)*[.F56]" office:value-type="float" office:value="0">
            <text:p>0,00000</text:p>
          </table:table-cell>
          <table:table-cell table:formula="of:=[.G56]*[.$K$2]" office:value-type="float" office:value="-0.019332989065353">
            <text:p>-0,01933</text:p>
          </table:table-cell>
          <table:table-cell table:formula="of:=[.H5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2">
            <text:p>172,0</text:p>
          </table:table-cell>
          <table:table-cell table:style-name="ce3" table:formula="of:=SQRT(2*938.272*[.A57]+938.272^2)" office:value-type="float" office:value="1096.8682300003">
            <text:p>1096,868</text:p>
          </table:table-cell>
          <table:table-cell office:value-type="float" office:value="-0.108">
            <text:p>-0,108</text:p>
          </table:table-cell>
          <table:table-cell office:value-type="float" office:value="0">
            <text:p>0,000</text:p>
          </table:table-cell>
          <table:table-cell office:value-type="float" office:value="0.12">
            <text:p>0,120</text:p>
          </table:table-cell>
          <table:table-cell office:value-type="float" office:value="0">
            <text:p>0,000</text:p>
          </table:table-cell>
          <table:table-cell table:formula="of:=[.C57]+(2/3)*[.E57]" office:value-type="float" office:value="-0.028">
            <text:p>-0,02800</text:p>
          </table:table-cell>
          <table:table-cell table:formula="of:=[.D57]+(2/3)*[.F57]" office:value-type="float" office:value="0">
            <text:p>0,00000</text:p>
          </table:table-cell>
          <table:table-cell table:formula="of:=[.G57]*[.$K$2]" office:value-type="float" office:value="-0.0198045253840201">
            <text:p>-0,01980</text:p>
          </table:table-cell>
          <table:table-cell table:formula="of:=[.H5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2.5">
            <text:p>172,5</text:p>
          </table:table-cell>
          <table:table-cell table:style-name="ce3" table:formula="of:=SQRT(2*938.272*[.A58]+938.272^2)" office:value-type="float" office:value="1097.2958516207">
            <text:p>1097,296</text:p>
          </table:table-cell>
          <table:table-cell office:value-type="float" office:value="-0.109">
            <text:p>-0,109</text:p>
          </table:table-cell>
          <table:table-cell office:value-type="float" office:value="0">
            <text:p>0,000</text:p>
          </table:table-cell>
          <table:table-cell office:value-type="float" office:value="0.121">
            <text:p>0,121</text:p>
          </table:table-cell>
          <table:table-cell office:value-type="float" office:value="0">
            <text:p>0,000</text:p>
          </table:table-cell>
          <table:table-cell table:formula="of:=[.C58]+(2/3)*[.E58]" office:value-type="float" office:value="-0.0283333333333333">
            <text:p>-0,02833</text:p>
          </table:table-cell>
          <table:table-cell table:formula="of:=[.D58]+(2/3)*[.F58]" office:value-type="float" office:value="0">
            <text:p>0,00000</text:p>
          </table:table-cell>
          <table:table-cell table:formula="of:=[.G58]*[.$K$2]" office:value-type="float" office:value="-0.0200402935433537">
            <text:p>-0,02004</text:p>
          </table:table-cell>
          <table:table-cell table:formula="of:=[.H5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3">
            <text:p>173,0</text:p>
          </table:table-cell>
          <table:table-cell table:style-name="ce3" table:formula="of:=SQRT(2*938.272*[.A59]+938.272^2)" office:value-type="float" office:value="1097.72330665974">
            <text:p>1097,723</text:p>
          </table:table-cell>
          <table:table-cell office:value-type="float" office:value="-0.111">
            <text:p>-0,111</text:p>
          </table:table-cell>
          <table:table-cell office:value-type="float" office:value="0">
            <text:p>0,000</text:p>
          </table:table-cell>
          <table:table-cell office:value-type="float" office:value="0.123">
            <text:p>0,123</text:p>
          </table:table-cell>
          <table:table-cell office:value-type="float" office:value="0">
            <text:p>0,000</text:p>
          </table:table-cell>
          <table:table-cell table:formula="of:=[.C59]+(2/3)*[.E59]" office:value-type="float" office:value="-0.029">
            <text:p>-0,02900</text:p>
          </table:table-cell>
          <table:table-cell table:formula="of:=[.D59]+(2/3)*[.F59]" office:value-type="float" office:value="0">
            <text:p>0,00000</text:p>
          </table:table-cell>
          <table:table-cell table:formula="of:=[.G59]*[.$K$2]" office:value-type="float" office:value="-0.0205118298620208">
            <text:p>-0,02051</text:p>
          </table:table-cell>
          <table:table-cell table:formula="of:=[.H5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3.5">
            <text:p>173,5</text:p>
          </table:table-cell>
          <table:table-cell table:style-name="ce3" table:formula="of:=SQRT(2*938.272*[.A60]+938.272^2)" office:value-type="float" office:value="1098.15059531195">
            <text:p>1098,151</text:p>
          </table:table-cell>
          <table:table-cell office:value-type="float" office:value="-0.113">
            <text:p>-0,113</text:p>
          </table:table-cell>
          <table:table-cell office:value-type="float" office:value="0">
            <text:p>0,000</text:p>
          </table:table-cell>
          <table:table-cell office:value-type="float" office:value="0.125">
            <text:p>0,125</text:p>
          </table:table-cell>
          <table:table-cell office:value-type="float" office:value="0">
            <text:p>0,000</text:p>
          </table:table-cell>
          <table:table-cell table:formula="of:=[.C60]+(2/3)*[.E60]" office:value-type="float" office:value="-0.0296666666666667">
            <text:p>-0,02967</text:p>
          </table:table-cell>
          <table:table-cell table:formula="of:=[.D60]+(2/3)*[.F60]" office:value-type="float" office:value="0">
            <text:p>0,00000</text:p>
          </table:table-cell>
          <table:table-cell table:formula="of:=[.G60]*[.$K$2]" office:value-type="float" office:value="-0.020983366180688">
            <text:p>-0,02098</text:p>
          </table:table-cell>
          <table:table-cell table:formula="of:=[.H6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4">
            <text:p>174,0</text:p>
          </table:table-cell>
          <table:table-cell table:style-name="ce3" table:formula="of:=SQRT(2*938.272*[.A61]+938.272^2)" office:value-type="float" office:value="1098.57771777148">
            <text:p>1098,578</text:p>
          </table:table-cell>
          <table:table-cell office:value-type="float" office:value="-0.114">
            <text:p>-0,114</text:p>
          </table:table-cell>
          <table:table-cell office:value-type="float" office:value="0">
            <text:p>0,000</text:p>
          </table:table-cell>
          <table:table-cell office:value-type="float" office:value="0.127">
            <text:p>0,127</text:p>
          </table:table-cell>
          <table:table-cell office:value-type="float" office:value="0">
            <text:p>0,000</text:p>
          </table:table-cell>
          <table:table-cell table:formula="of:=[.C61]+(2/3)*[.E61]" office:value-type="float" office:value="-0.0293333333333333">
            <text:p>-0,02933</text:p>
          </table:table-cell>
          <table:table-cell table:formula="of:=[.D61]+(2/3)*[.F61]" office:value-type="float" office:value="0">
            <text:p>0,00000</text:p>
          </table:table-cell>
          <table:table-cell table:formula="of:=[.G61]*[.$K$2]" office:value-type="float" office:value="-0.0207475980213544">
            <text:p>-0,02075</text:p>
          </table:table-cell>
          <table:table-cell table:formula="of:=[.H6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4.5">
            <text:p>174,5</text:p>
          </table:table-cell>
          <table:table-cell table:style-name="ce3" table:formula="of:=SQRT(2*938.272*[.A62]+938.272^2)" office:value-type="float" office:value="1099.0046742321">
            <text:p>1099,005</text:p>
          </table:table-cell>
          <table:table-cell office:value-type="float" office:value="-0.116">
            <text:p>-0,116</text:p>
          </table:table-cell>
          <table:table-cell office:value-type="float" office:value="0">
            <text:p>0,000</text:p>
          </table:table-cell>
          <table:table-cell office:value-type="float" office:value="0.128">
            <text:p>0,128</text:p>
          </table:table-cell>
          <table:table-cell office:value-type="float" office:value="0">
            <text:p>0,000</text:p>
          </table:table-cell>
          <table:table-cell table:formula="of:=[.C62]+(2/3)*[.E62]" office:value-type="float" office:value="-0.0306666666666667">
            <text:p>-0,03067</text:p>
          </table:table-cell>
          <table:table-cell table:formula="of:=[.D62]+(2/3)*[.F62]" office:value-type="float" office:value="0">
            <text:p>0,00000</text:p>
          </table:table-cell>
          <table:table-cell table:formula="of:=[.G62]*[.$K$2]" office:value-type="float" office:value="-0.0216906706586887">
            <text:p>-0,02169</text:p>
          </table:table-cell>
          <table:table-cell table:formula="of:=[.H6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5">
            <text:p>175,0</text:p>
          </table:table-cell>
          <table:table-cell table:style-name="ce3" table:formula="of:=SQRT(2*938.272*[.A63]+938.272^2)" office:value-type="float" office:value="1099.43146488719">
            <text:p>1099,431</text:p>
          </table:table-cell>
          <table:table-cell office:value-type="float" office:value="-0.118">
            <text:p>-0,118</text:p>
          </table:table-cell>
          <table:table-cell office:value-type="float" office:value="0">
            <text:p>0,000</text:p>
          </table:table-cell>
          <table:table-cell office:value-type="float" office:value="0.13">
            <text:p>0,130</text:p>
          </table:table-cell>
          <table:table-cell office:value-type="float" office:value="0">
            <text:p>0,000</text:p>
          </table:table-cell>
          <table:table-cell table:formula="of:=[.C63]+(2/3)*[.E63]" office:value-type="float" office:value="-0.0313333333333333">
            <text:p>-0,03133</text:p>
          </table:table-cell>
          <table:table-cell table:formula="of:=[.D63]+(2/3)*[.F63]" office:value-type="float" office:value="0">
            <text:p>0,00000</text:p>
          </table:table-cell>
          <table:table-cell table:formula="of:=[.G63]*[.$K$2]" office:value-type="float" office:value="-0.0221622069773559">
            <text:p>-0,02216</text:p>
          </table:table-cell>
          <table:table-cell table:formula="of:=[.H6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5.5">
            <text:p>175,5</text:p>
          </table:table-cell>
          <table:table-cell table:style-name="ce3" table:formula="of:=SQRT(2*938.272*[.A64]+938.272^2)" office:value-type="float" office:value="1099.85808992979">
            <text:p>1099,858</text:p>
          </table:table-cell>
          <table:table-cell office:value-type="float" office:value="-0.119">
            <text:p>-0,119</text:p>
          </table:table-cell>
          <table:table-cell office:value-type="float" office:value="0">
            <text:p>0,000</text:p>
          </table:table-cell>
          <table:table-cell office:value-type="float" office:value="0.132">
            <text:p>0,132</text:p>
          </table:table-cell>
          <table:table-cell office:value-type="float" office:value="0">
            <text:p>0,000</text:p>
          </table:table-cell>
          <table:table-cell table:formula="of:=[.C64]+(2/3)*[.E64]" office:value-type="float" office:value="-0.031">
            <text:p>-0,03100</text:p>
          </table:table-cell>
          <table:table-cell table:formula="of:=[.D64]+(2/3)*[.F64]" office:value-type="float" office:value="0">
            <text:p>0,00000</text:p>
          </table:table-cell>
          <table:table-cell table:formula="of:=[.G64]*[.$K$2]" office:value-type="float" office:value="-0.0219264388180223">
            <text:p>-0,02193</text:p>
          </table:table-cell>
          <table:table-cell table:formula="of:=[.H6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6">
            <text:p>176,0</text:p>
          </table:table-cell>
          <table:table-cell table:style-name="ce3" table:formula="of:=SQRT(2*938.272*[.A65]+938.272^2)" office:value-type="float" office:value="1100.28454955252">
            <text:p>1100,285</text:p>
          </table:table-cell>
          <table:table-cell office:value-type="float" office:value="-0.121">
            <text:p>-0,121</text:p>
          </table:table-cell>
          <table:table-cell office:value-type="float" office:value="0">
            <text:p>0,000</text:p>
          </table:table-cell>
          <table:table-cell office:value-type="float" office:value="0.134">
            <text:p>0,134</text:p>
          </table:table-cell>
          <table:table-cell office:value-type="float" office:value="0">
            <text:p>0,000</text:p>
          </table:table-cell>
          <table:table-cell table:formula="of:=[.C65]+(2/3)*[.E65]" office:value-type="float" office:value="-0.0316666666666667">
            <text:p>-0,03167</text:p>
          </table:table-cell>
          <table:table-cell table:formula="of:=[.D65]+(2/3)*[.F65]" office:value-type="float" office:value="0">
            <text:p>0,00000</text:p>
          </table:table-cell>
          <table:table-cell table:formula="of:=[.G65]*[.$K$2]" office:value-type="float" office:value="-0.0223979751366894">
            <text:p>-0,02240</text:p>
          </table:table-cell>
          <table:table-cell table:formula="of:=[.H6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6.5">
            <text:p>176,5</text:p>
          </table:table-cell>
          <table:table-cell table:style-name="ce3" table:formula="of:=SQRT(2*938.272*[.A66]+938.272^2)" office:value-type="float" office:value="1100.71084394767">
            <text:p>1100,711</text:p>
          </table:table-cell>
          <table:table-cell office:value-type="float" office:value="-0.122">
            <text:p>-0,122</text:p>
          </table:table-cell>
          <table:table-cell office:value-type="float" office:value="0">
            <text:p>0,000</text:p>
          </table:table-cell>
          <table:table-cell office:value-type="float" office:value="0.135">
            <text:p>0,135</text:p>
          </table:table-cell>
          <table:table-cell office:value-type="float" office:value="0">
            <text:p>0,000</text:p>
          </table:table-cell>
          <table:table-cell table:formula="of:=[.C66]+(2/3)*[.E66]" office:value-type="float" office:value="-0.032">
            <text:p>-0,03200</text:p>
          </table:table-cell>
          <table:table-cell table:formula="of:=[.D66]+(2/3)*[.F66]" office:value-type="float" office:value="0">
            <text:p>0,00000</text:p>
          </table:table-cell>
          <table:table-cell table:formula="of:=[.G66]*[.$K$2]" office:value-type="float" office:value="-0.022633743296023">
            <text:p>-0,02263</text:p>
          </table:table-cell>
          <table:table-cell table:formula="of:=[.H6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7">
            <text:p>177,0</text:p>
          </table:table-cell>
          <table:table-cell table:style-name="ce3" table:formula="of:=SQRT(2*938.272*[.A67]+938.272^2)" office:value-type="float" office:value="1101.13697330714">
            <text:p>1101,137</text:p>
          </table:table-cell>
          <table:table-cell office:value-type="float" office:value="-0.124">
            <text:p>-0,124</text:p>
          </table:table-cell>
          <table:table-cell office:value-type="float" office:value="0">
            <text:p>0,000</text:p>
          </table:table-cell>
          <table:table-cell office:value-type="float" office:value="0.137">
            <text:p>0,137</text:p>
          </table:table-cell>
          <table:table-cell office:value-type="float" office:value="0">
            <text:p>0,000</text:p>
          </table:table-cell>
          <table:table-cell table:formula="of:=[.C67]+(2/3)*[.E67]" office:value-type="float" office:value="-0.0326666666666667">
            <text:p>-0,03267</text:p>
          </table:table-cell>
          <table:table-cell table:formula="of:=[.D67]+(2/3)*[.F67]" office:value-type="float" office:value="0">
            <text:p>0,00000</text:p>
          </table:table-cell>
          <table:table-cell table:formula="of:=[.G67]*[.$K$2]" office:value-type="float" office:value="-0.0231052796146901">
            <text:p>-0,02311</text:p>
          </table:table-cell>
          <table:table-cell table:formula="of:=[.H6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7.5">
            <text:p>177,5</text:p>
          </table:table-cell>
          <table:table-cell table:style-name="ce3" table:formula="of:=SQRT(2*938.272*[.A68]+938.272^2)" office:value-type="float" office:value="1101.56293782244">
            <text:p>1101,563</text:p>
          </table:table-cell>
          <table:table-cell office:value-type="float" office:value="-0.126">
            <text:p>-0,126</text:p>
          </table:table-cell>
          <table:table-cell office:value-type="float" office:value="0">
            <text:p>0,000</text:p>
          </table:table-cell>
          <table:table-cell office:value-type="float" office:value="0.139">
            <text:p>0,139</text:p>
          </table:table-cell>
          <table:table-cell office:value-type="float" office:value="0">
            <text:p>0,000</text:p>
          </table:table-cell>
          <table:table-cell table:formula="of:=[.C68]+(2/3)*[.E68]" office:value-type="float" office:value="-0.0333333333333333">
            <text:p>-0,03333</text:p>
          </table:table-cell>
          <table:table-cell table:formula="of:=[.D68]+(2/3)*[.F68]" office:value-type="float" office:value="0">
            <text:p>0,00000</text:p>
          </table:table-cell>
          <table:table-cell table:formula="of:=[.G68]*[.$K$2]" office:value-type="float" office:value="-0.0235768159333573">
            <text:p>-0,02358</text:p>
          </table:table-cell>
          <table:table-cell table:formula="of:=[.H6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8">
            <text:p>178,0</text:p>
          </table:table-cell>
          <table:table-cell table:style-name="ce3" table:formula="of:=SQRT(2*938.272*[.A69]+938.272^2)" office:value-type="float" office:value="1101.98873768474">
            <text:p>1101,989</text:p>
          </table:table-cell>
          <table:table-cell office:value-type="float" office:value="-0.127">
            <text:p>-0,127</text:p>
          </table:table-cell>
          <table:table-cell office:value-type="float" office:value="0">
            <text:p>0,000</text:p>
          </table:table-cell>
          <table:table-cell office:value-type="float" office:value="0.14">
            <text:p>0,140</text:p>
          </table:table-cell>
          <table:table-cell office:value-type="float" office:value="0">
            <text:p>0,000</text:p>
          </table:table-cell>
          <table:table-cell table:formula="of:=[.C69]+(2/3)*[.E69]" office:value-type="float" office:value="-0.0336666666666667">
            <text:p>-0,03367</text:p>
          </table:table-cell>
          <table:table-cell table:formula="of:=[.D69]+(2/3)*[.F69]" office:value-type="float" office:value="0">
            <text:p>0,00000</text:p>
          </table:table-cell>
          <table:table-cell table:formula="of:=[.G69]*[.$K$2]" office:value-type="float" office:value="-0.0238125840926909">
            <text:p>-0,02381</text:p>
          </table:table-cell>
          <table:table-cell table:formula="of:=[.H6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8.5">
            <text:p>178,5</text:p>
          </table:table-cell>
          <table:table-cell table:style-name="ce3" table:formula="of:=SQRT(2*938.272*[.A70]+938.272^2)" office:value-type="float" office:value="1102.41437308482">
            <text:p>1102,414</text:p>
          </table:table-cell>
          <table:table-cell office:value-type="float" office:value="-0.129">
            <text:p>-0,129</text:p>
          </table:table-cell>
          <table:table-cell office:value-type="float" office:value="0">
            <text:p>0,000</text:p>
          </table:table-cell>
          <table:table-cell office:value-type="float" office:value="0.142">
            <text:p>0,142</text:p>
          </table:table-cell>
          <table:table-cell office:value-type="float" office:value="0">
            <text:p>0,000</text:p>
          </table:table-cell>
          <table:table-cell table:formula="of:=[.C70]+(2/3)*[.E70]" office:value-type="float" office:value="-0.0343333333333333">
            <text:p>-0,03433</text:p>
          </table:table-cell>
          <table:table-cell table:formula="of:=[.D70]+(2/3)*[.F70]" office:value-type="float" office:value="0">
            <text:p>0,00000</text:p>
          </table:table-cell>
          <table:table-cell table:formula="of:=[.G70]*[.$K$2]" office:value-type="float" office:value="-0.024284120411358">
            <text:p>-0,02428</text:p>
          </table:table-cell>
          <table:table-cell table:formula="of:=[.H7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9">
            <text:p>179,0</text:p>
          </table:table-cell>
          <table:table-cell table:style-name="ce3" table:formula="of:=SQRT(2*938.272*[.A71]+938.272^2)" office:value-type="float" office:value="1102.83984421311">
            <text:p>1102,840</text:p>
          </table:table-cell>
          <table:table-cell office:value-type="float" office:value="-0.13">
            <text:p>-0,130</text:p>
          </table:table-cell>
          <table:table-cell office:value-type="float" office:value="0">
            <text:p>0,000</text:p>
          </table:table-cell>
          <table:table-cell office:value-type="float" office:value="0.144">
            <text:p>0,144</text:p>
          </table:table-cell>
          <table:table-cell office:value-type="float" office:value="0">
            <text:p>0,000</text:p>
          </table:table-cell>
          <table:table-cell table:formula="of:=[.C71]+(2/3)*[.E71]" office:value-type="float" office:value="-0.034">
            <text:p>-0,03400</text:p>
          </table:table-cell>
          <table:table-cell table:formula="of:=[.D71]+(2/3)*[.F71]" office:value-type="float" office:value="0">
            <text:p>0,00000</text:p>
          </table:table-cell>
          <table:table-cell table:formula="of:=[.G71]*[.$K$2]" office:value-type="float" office:value="-0.0240483522520244">
            <text:p>-0,02405</text:p>
          </table:table-cell>
          <table:table-cell table:formula="of:=[.H7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79.5">
            <text:p>179,5</text:p>
          </table:table-cell>
          <table:table-cell table:style-name="ce3" table:formula="of:=SQRT(2*938.272*[.A72]+938.272^2)" office:value-type="float" office:value="1103.26515125966">
            <text:p>1103,265</text:p>
          </table:table-cell>
          <table:table-cell office:value-type="float" office:value="-0.132">
            <text:p>-0,132</text:p>
          </table:table-cell>
          <table:table-cell office:value-type="float" office:value="0">
            <text:p>0,000</text:p>
          </table:table-cell>
          <table:table-cell office:value-type="float" office:value="0.145">
            <text:p>0,145</text:p>
          </table:table-cell>
          <table:table-cell office:value-type="float" office:value="0">
            <text:p>0,000</text:p>
          </table:table-cell>
          <table:table-cell table:formula="of:=[.C72]+(2/3)*[.E72]" office:value-type="float" office:value="-0.0353333333333334">
            <text:p>-0,03533</text:p>
          </table:table-cell>
          <table:table-cell table:formula="of:=[.D72]+(2/3)*[.F72]" office:value-type="float" office:value="0">
            <text:p>0,00000</text:p>
          </table:table-cell>
          <table:table-cell table:formula="of:=[.G72]*[.$K$2]" office:value-type="float" office:value="-0.0249914248893587">
            <text:p>-0,02499</text:p>
          </table:table-cell>
          <table:table-cell table:formula="of:=[.H7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0">
            <text:p>180,0</text:p>
          </table:table-cell>
          <table:table-cell table:style-name="ce3" table:formula="of:=SQRT(2*938.272*[.A73]+938.272^2)" office:value-type="float" office:value="1103.69029441415">
            <text:p>1103,690</text:p>
          </table:table-cell>
          <table:table-cell office:value-type="float" office:value="-0.133">
            <text:p>-0,133</text:p>
          </table:table-cell>
          <table:table-cell office:value-type="float" office:value="0">
            <text:p>0,000</text:p>
          </table:table-cell>
          <table:table-cell office:value-type="float" office:value="0.147">
            <text:p>0,147</text:p>
          </table:table-cell>
          <table:table-cell office:value-type="float" office:value="0">
            <text:p>0,000</text:p>
          </table:table-cell>
          <table:table-cell table:formula="of:=[.C73]+(2/3)*[.E73]" office:value-type="float" office:value="-0.035">
            <text:p>-0,03500</text:p>
          </table:table-cell>
          <table:table-cell table:formula="of:=[.D73]+(2/3)*[.F73]" office:value-type="float" office:value="0">
            <text:p>0,00000</text:p>
          </table:table-cell>
          <table:table-cell table:formula="of:=[.G73]*[.$K$2]" office:value-type="float" office:value="-0.0247556567300252">
            <text:p>-0,02476</text:p>
          </table:table-cell>
          <table:table-cell table:formula="of:=[.H7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0.5">
            <text:p>180,5</text:p>
          </table:table-cell>
          <table:table-cell table:style-name="ce3" table:formula="of:=SQRT(2*938.272*[.A74]+938.272^2)" office:value-type="float" office:value="1104.11527386591">
            <text:p>1104,115</text:p>
          </table:table-cell>
          <table:table-cell office:value-type="float" office:value="-0.135">
            <text:p>-0,135</text:p>
          </table:table-cell>
          <table:table-cell office:value-type="float" office:value="0">
            <text:p>0,000</text:p>
          </table:table-cell>
          <table:table-cell office:value-type="float" office:value="0.148">
            <text:p>0,148</text:p>
          </table:table-cell>
          <table:table-cell office:value-type="float" office:value="0">
            <text:p>0,000</text:p>
          </table:table-cell>
          <table:table-cell table:formula="of:=[.C74]+(2/3)*[.E74]" office:value-type="float" office:value="-0.0363333333333334">
            <text:p>-0,03633</text:p>
          </table:table-cell>
          <table:table-cell table:formula="of:=[.D74]+(2/3)*[.F74]" office:value-type="float" office:value="0">
            <text:p>0,00000</text:p>
          </table:table-cell>
          <table:table-cell table:formula="of:=[.G74]*[.$K$2]" office:value-type="float" office:value="-0.0256987293673595">
            <text:p>-0,02570</text:p>
          </table:table-cell>
          <table:table-cell table:formula="of:=[.H7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1">
            <text:p>181,0</text:p>
          </table:table-cell>
          <table:table-cell table:style-name="ce3" table:formula="of:=SQRT(2*938.272*[.A75]+938.272^2)" office:value-type="float" office:value="1104.5400898039">
            <text:p>1104,540</text:p>
          </table:table-cell>
          <table:table-cell office:value-type="float" office:value="-0.136">
            <text:p>-0,136</text:p>
          </table:table-cell>
          <table:table-cell office:value-type="float" office:value="0">
            <text:p>0,000</text:p>
          </table:table-cell>
          <table:table-cell office:value-type="float" office:value="0.15">
            <text:p>0,150</text:p>
          </table:table-cell>
          <table:table-cell office:value-type="float" office:value="0">
            <text:p>0,000</text:p>
          </table:table-cell>
          <table:table-cell table:formula="of:=[.C75]+(2/3)*[.E75]" office:value-type="float" office:value="-0.036">
            <text:p>-0,03600</text:p>
          </table:table-cell>
          <table:table-cell table:formula="of:=[.D75]+(2/3)*[.F75]" office:value-type="float" office:value="0">
            <text:p>0,00000</text:p>
          </table:table-cell>
          <table:table-cell table:formula="of:=[.G75]*[.$K$2]" office:value-type="float" office:value="-0.0254629612080259">
            <text:p>-0,02546</text:p>
          </table:table-cell>
          <table:table-cell table:formula="of:=[.H7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1.5">
            <text:p>181,5</text:p>
          </table:table-cell>
          <table:table-cell table:style-name="ce3" table:formula="of:=SQRT(2*938.272*[.A76]+938.272^2)" office:value-type="float" office:value="1104.9647424167">
            <text:p>1104,965</text:p>
          </table:table-cell>
          <table:table-cell office:value-type="float" office:value="-0.138">
            <text:p>-0,138</text:p>
          </table:table-cell>
          <table:table-cell office:value-type="float" office:value="0">
            <text:p>0,000</text:p>
          </table:table-cell>
          <table:table-cell office:value-type="float" office:value="0.152">
            <text:p>0,152</text:p>
          </table:table-cell>
          <table:table-cell office:value-type="float" office:value="0">
            <text:p>0,000</text:p>
          </table:table-cell>
          <table:table-cell table:formula="of:=[.C76]+(2/3)*[.E76]" office:value-type="float" office:value="-0.0366666666666667">
            <text:p>-0,03667</text:p>
          </table:table-cell>
          <table:table-cell table:formula="of:=[.D76]+(2/3)*[.F76]" office:value-type="float" office:value="0">
            <text:p>0,00000</text:p>
          </table:table-cell>
          <table:table-cell table:formula="of:=[.G76]*[.$K$2]" office:value-type="float" office:value="-0.025934497526693">
            <text:p>-0,02593</text:p>
          </table:table-cell>
          <table:table-cell table:formula="of:=[.H7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2">
            <text:p>182,0</text:p>
          </table:table-cell>
          <table:table-cell table:style-name="ce3" table:formula="of:=SQRT(2*938.272*[.A77]+938.272^2)" office:value-type="float" office:value="1105.38923189255">
            <text:p>1105,389</text:p>
          </table:table-cell>
          <table:table-cell office:value-type="float" office:value="-0.139">
            <text:p>-0,139</text:p>
          </table:table-cell>
          <table:table-cell office:value-type="float" office:value="0">
            <text:p>0,000</text:p>
          </table:table-cell>
          <table:table-cell office:value-type="float" office:value="0.153">
            <text:p>0,153</text:p>
          </table:table-cell>
          <table:table-cell office:value-type="float" office:value="0">
            <text:p>0,000</text:p>
          </table:table-cell>
          <table:table-cell table:formula="of:=[.C77]+(2/3)*[.E77]" office:value-type="float" office:value="-0.037">
            <text:p>-0,03700</text:p>
          </table:table-cell>
          <table:table-cell table:formula="of:=[.D77]+(2/3)*[.F77]" office:value-type="float" office:value="0">
            <text:p>0,00000</text:p>
          </table:table-cell>
          <table:table-cell table:formula="of:=[.G77]*[.$K$2]" office:value-type="float" office:value="-0.0261702656860266">
            <text:p>-0,02617</text:p>
          </table:table-cell>
          <table:table-cell table:formula="of:=[.H7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2.5">
            <text:p>182,5</text:p>
          </table:table-cell>
          <table:table-cell table:style-name="ce3" table:formula="of:=SQRT(2*938.272*[.A78]+938.272^2)" office:value-type="float" office:value="1105.81355841932">
            <text:p>1105,814</text:p>
          </table:table-cell>
          <table:table-cell office:value-type="float" office:value="-0.141">
            <text:p>-0,141</text:p>
          </table:table-cell>
          <table:table-cell office:value-type="float" office:value="0">
            <text:p>0,000</text:p>
          </table:table-cell>
          <table:table-cell office:value-type="float" office:value="0.155">
            <text:p>0,155</text:p>
          </table:table-cell>
          <table:table-cell office:value-type="float" office:value="0">
            <text:p>0,000</text:p>
          </table:table-cell>
          <table:table-cell table:formula="of:=[.C78]+(2/3)*[.E78]" office:value-type="float" office:value="-0.0376666666666667">
            <text:p>-0,03767</text:p>
          </table:table-cell>
          <table:table-cell table:formula="of:=[.D78]+(2/3)*[.F78]" office:value-type="float" office:value="0">
            <text:p>0,00000</text:p>
          </table:table-cell>
          <table:table-cell table:formula="of:=[.G78]*[.$K$2]" office:value-type="float" office:value="-0.0266418020046937">
            <text:p>-0,02664</text:p>
          </table:table-cell>
          <table:table-cell table:formula="of:=[.H7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3">
            <text:p>183,0</text:p>
          </table:table-cell>
          <table:table-cell table:style-name="ce3" table:formula="of:=SQRT(2*938.272*[.A79]+938.272^2)" office:value-type="float" office:value="1106.23772218452">
            <text:p>1106,238</text:p>
          </table:table-cell>
          <table:table-cell office:value-type="float" office:value="-0.142">
            <text:p>-0,142</text:p>
          </table:table-cell>
          <table:table-cell office:value-type="float" office:value="0">
            <text:p>0,000</text:p>
          </table:table-cell>
          <table:table-cell office:value-type="float" office:value="0.156">
            <text:p>0,156</text:p>
          </table:table-cell>
          <table:table-cell office:value-type="float" office:value="0">
            <text:p>0,000</text:p>
          </table:table-cell>
          <table:table-cell table:formula="of:=[.C79]+(2/3)*[.E79]" office:value-type="float" office:value="-0.038">
            <text:p>-0,03800</text:p>
          </table:table-cell>
          <table:table-cell table:formula="of:=[.D79]+(2/3)*[.F79]" office:value-type="float" office:value="0">
            <text:p>0,00000</text:p>
          </table:table-cell>
          <table:table-cell table:formula="of:=[.G79]*[.$K$2]" office:value-type="float" office:value="-0.0268775701640273">
            <text:p>-0,02688</text:p>
          </table:table-cell>
          <table:table-cell table:formula="of:=[.H7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3.5">
            <text:p>183,5</text:p>
          </table:table-cell>
          <table:table-cell table:style-name="ce3" table:formula="of:=SQRT(2*938.272*[.A80]+938.272^2)" office:value-type="float" office:value="1106.6617233753">
            <text:p>1106,662</text:p>
          </table:table-cell>
          <table:table-cell office:value-type="float" office:value="-0.144">
            <text:p>-0,144</text:p>
          </table:table-cell>
          <table:table-cell office:value-type="float" office:value="0">
            <text:p>0,000</text:p>
          </table:table-cell>
          <table:table-cell office:value-type="float" office:value="0.158">
            <text:p>0,158</text:p>
          </table:table-cell>
          <table:table-cell office:value-type="float" office:value="0">
            <text:p>0,000</text:p>
          </table:table-cell>
          <table:table-cell table:formula="of:=[.C80]+(2/3)*[.E80]" office:value-type="float" office:value="-0.0386666666666667">
            <text:p>-0,03867</text:p>
          </table:table-cell>
          <table:table-cell table:formula="of:=[.D80]+(2/3)*[.F80]" office:value-type="float" office:value="0">
            <text:p>0,00000</text:p>
          </table:table-cell>
          <table:table-cell table:formula="of:=[.G80]*[.$K$2]" office:value-type="float" office:value="-0.0273491064826945">
            <text:p>-0,02735</text:p>
          </table:table-cell>
          <table:table-cell table:formula="of:=[.H8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4">
            <text:p>184,0</text:p>
          </table:table-cell>
          <table:table-cell table:style-name="ce3" table:formula="of:=SQRT(2*938.272*[.A81]+938.272^2)" office:value-type="float" office:value="1107.08556217846">
            <text:p>1107,086</text:p>
          </table:table-cell>
          <table:table-cell office:value-type="float" office:value="-0.145">
            <text:p>-0,145</text:p>
          </table:table-cell>
          <table:table-cell office:value-type="float" office:value="0">
            <text:p>0,000</text:p>
          </table:table-cell>
          <table:table-cell office:value-type="float" office:value="0.159">
            <text:p>0,159</text:p>
          </table:table-cell>
          <table:table-cell office:value-type="float" office:value="0">
            <text:p>0,000</text:p>
          </table:table-cell>
          <table:table-cell table:formula="of:=[.C81]+(2/3)*[.E81]" office:value-type="float" office:value="-0.039">
            <text:p>-0,03900</text:p>
          </table:table-cell>
          <table:table-cell table:formula="of:=[.D81]+(2/3)*[.F81]" office:value-type="float" office:value="0">
            <text:p>0,00000</text:p>
          </table:table-cell>
          <table:table-cell table:formula="of:=[.G81]*[.$K$2]" office:value-type="float" office:value="-0.027584874642028">
            <text:p>-0,02758</text:p>
          </table:table-cell>
          <table:table-cell table:formula="of:=[.H8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4.5">
            <text:p>184,5</text:p>
          </table:table-cell>
          <table:table-cell table:style-name="ce3" table:formula="of:=SQRT(2*938.272*[.A82]+938.272^2)" office:value-type="float" office:value="1107.50923878043">
            <text:p>1107,509</text:p>
          </table:table-cell>
          <table:table-cell office:value-type="float" office:value="-0.147">
            <text:p>-0,147</text:p>
          </table:table-cell>
          <table:table-cell office:value-type="float" office:value="0">
            <text:p>0,000</text:p>
          </table:table-cell>
          <table:table-cell office:value-type="float" office:value="0.161">
            <text:p>0,161</text:p>
          </table:table-cell>
          <table:table-cell office:value-type="float" office:value="0">
            <text:p>0,000</text:p>
          </table:table-cell>
          <table:table-cell table:formula="of:=[.C82]+(2/3)*[.E82]" office:value-type="float" office:value="-0.0396666666666667">
            <text:p>-0,03967</text:p>
          </table:table-cell>
          <table:table-cell table:formula="of:=[.D82]+(2/3)*[.F82]" office:value-type="float" office:value="0">
            <text:p>0,00000</text:p>
          </table:table-cell>
          <table:table-cell table:formula="of:=[.G82]*[.$K$2]" office:value-type="float" office:value="-0.0280564109606952">
            <text:p>-0,02806</text:p>
          </table:table-cell>
          <table:table-cell table:formula="of:=[.H8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5">
            <text:p>185,0</text:p>
          </table:table-cell>
          <table:table-cell table:style-name="ce3" table:formula="of:=SQRT(2*938.272*[.A83]+938.272^2)" office:value-type="float" office:value="1107.93275336728">
            <text:p>1107,933</text:p>
          </table:table-cell>
          <table:table-cell office:value-type="float" office:value="-0.148">
            <text:p>-0,148</text:p>
          </table:table-cell>
          <table:table-cell office:value-type="float" office:value="0">
            <text:p>0,000</text:p>
          </table:table-cell>
          <table:table-cell office:value-type="float" office:value="0.162">
            <text:p>0,162</text:p>
          </table:table-cell>
          <table:table-cell office:value-type="float" office:value="0">
            <text:p>0,000</text:p>
          </table:table-cell>
          <table:table-cell table:formula="of:=[.C83]+(2/3)*[.E83]" office:value-type="float" office:value="-0.04">
            <text:p>-0,04000</text:p>
          </table:table-cell>
          <table:table-cell table:formula="of:=[.D83]+(2/3)*[.F83]" office:value-type="float" office:value="0">
            <text:p>0,00000</text:p>
          </table:table-cell>
          <table:table-cell table:formula="of:=[.G83]*[.$K$2]" office:value-type="float" office:value="-0.0282921791200287">
            <text:p>-0,02829</text:p>
          </table:table-cell>
          <table:table-cell table:formula="of:=[.H8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5.5">
            <text:p>185,5</text:p>
          </table:table-cell>
          <table:table-cell table:style-name="ce3" table:formula="of:=SQRT(2*938.272*[.A84]+938.272^2)" office:value-type="float" office:value="1108.35610612474">
            <text:p>1108,356</text:p>
          </table:table-cell>
          <table:table-cell office:value-type="float" office:value="-0.15">
            <text:p>-0,150</text:p>
          </table:table-cell>
          <table:table-cell office:value-type="float" office:value="0">
            <text:p>0,000</text:p>
          </table:table-cell>
          <table:table-cell office:value-type="float" office:value="0.164">
            <text:p>0,164</text:p>
          </table:table-cell>
          <table:table-cell office:value-type="float" office:value="0">
            <text:p>0,000</text:p>
          </table:table-cell>
          <table:table-cell table:formula="of:=[.C84]+(2/3)*[.E84]" office:value-type="float" office:value="-0.0406666666666667">
            <text:p>-0,04067</text:p>
          </table:table-cell>
          <table:table-cell table:formula="of:=[.D84]+(2/3)*[.F84]" office:value-type="float" office:value="0">
            <text:p>0,00000</text:p>
          </table:table-cell>
          <table:table-cell table:formula="of:=[.G84]*[.$K$2]" office:value-type="float" office:value="-0.0287637154386959">
            <text:p>-0,02876</text:p>
          </table:table-cell>
          <table:table-cell table:formula="of:=[.H8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6">
            <text:p>186,0</text:p>
          </table:table-cell>
          <table:table-cell table:style-name="ce3" table:formula="of:=SQRT(2*938.272*[.A85]+938.272^2)" office:value-type="float" office:value="1108.77929723818">
            <text:p>1108,779</text:p>
          </table:table-cell>
          <table:table-cell office:value-type="float" office:value="-0.151">
            <text:p>-0,151</text:p>
          </table:table-cell>
          <table:table-cell office:value-type="float" office:value="0">
            <text:p>0,000</text:p>
          </table:table-cell>
          <table:table-cell office:value-type="float" office:value="0.165">
            <text:p>0,165</text:p>
          </table:table-cell>
          <table:table-cell office:value-type="float" office:value="0">
            <text:p>0,000</text:p>
          </table:table-cell>
          <table:table-cell table:formula="of:=[.C85]+(2/3)*[.E85]" office:value-type="float" office:value="-0.041">
            <text:p>-0,04100</text:p>
          </table:table-cell>
          <table:table-cell table:formula="of:=[.D85]+(2/3)*[.F85]" office:value-type="float" office:value="0">
            <text:p>0,00000</text:p>
          </table:table-cell>
          <table:table-cell table:formula="of:=[.G85]*[.$K$2]" office:value-type="float" office:value="-0.0289994835980295">
            <text:p>-0,02900</text:p>
          </table:table-cell>
          <table:table-cell table:formula="of:=[.H8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6.5">
            <text:p>186,5</text:p>
          </table:table-cell>
          <table:table-cell table:style-name="ce3" table:formula="of:=SQRT(2*938.272*[.A86]+938.272^2)" office:value-type="float" office:value="1109.20232689262">
            <text:p>1109,202</text:p>
          </table:table-cell>
          <table:table-cell office:value-type="float" office:value="-0.153">
            <text:p>-0,153</text:p>
          </table:table-cell>
          <table:table-cell office:value-type="float" office:value="0">
            <text:p>0,000</text:p>
          </table:table-cell>
          <table:table-cell office:value-type="float" office:value="0.167">
            <text:p>0,167</text:p>
          </table:table-cell>
          <table:table-cell office:value-type="float" office:value="0">
            <text:p>0,000</text:p>
          </table:table-cell>
          <table:table-cell table:formula="of:=[.C86]+(2/3)*[.E86]" office:value-type="float" office:value="-0.0416666666666667">
            <text:p>-0,04167</text:p>
          </table:table-cell>
          <table:table-cell table:formula="of:=[.D86]+(2/3)*[.F86]" office:value-type="float" office:value="0">
            <text:p>0,00000</text:p>
          </table:table-cell>
          <table:table-cell table:formula="of:=[.G86]*[.$K$2]" office:value-type="float" office:value="-0.0294710199166966">
            <text:p>-0,02947</text:p>
          </table:table-cell>
          <table:table-cell table:formula="of:=[.H8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7">
            <text:p>187,0</text:p>
          </table:table-cell>
          <table:table-cell table:style-name="ce3" table:formula="of:=SQRT(2*938.272*[.A87]+938.272^2)" office:value-type="float" office:value="1109.62519527271">
            <text:p>1109,625</text:p>
          </table:table-cell>
          <table:table-cell office:value-type="float" office:value="-0.154">
            <text:p>-0,154</text:p>
          </table:table-cell>
          <table:table-cell office:value-type="float" office:value="0">
            <text:p>0,000</text:p>
          </table:table-cell>
          <table:table-cell office:value-type="float" office:value="0.168">
            <text:p>0,168</text:p>
          </table:table-cell>
          <table:table-cell office:value-type="float" office:value="0">
            <text:p>0,000</text:p>
          </table:table-cell>
          <table:table-cell table:formula="of:=[.C87]+(2/3)*[.E87]" office:value-type="float" office:value="-0.042">
            <text:p>-0,04200</text:p>
          </table:table-cell>
          <table:table-cell table:formula="of:=[.D87]+(2/3)*[.F87]" office:value-type="float" office:value="0">
            <text:p>0,00000</text:p>
          </table:table-cell>
          <table:table-cell table:formula="of:=[.G87]*[.$K$2]" office:value-type="float" office:value="-0.0297067880760302">
            <text:p>-0,02971</text:p>
          </table:table-cell>
          <table:table-cell table:formula="of:=[.H8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7.5">
            <text:p>187,5</text:p>
          </table:table-cell>
          <table:table-cell table:style-name="ce3" table:formula="of:=SQRT(2*938.272*[.A88]+938.272^2)" office:value-type="float" office:value="1110.04790256277">
            <text:p>1110,048</text:p>
          </table:table-cell>
          <table:table-cell office:value-type="float" office:value="-0.155">
            <text:p>-0,155</text:p>
          </table:table-cell>
          <table:table-cell office:value-type="float" office:value="0">
            <text:p>0,000</text:p>
          </table:table-cell>
          <table:table-cell office:value-type="float" office:value="0.17">
            <text:p>0,170</text:p>
          </table:table-cell>
          <table:table-cell office:value-type="float" office:value="0">
            <text:p>0,000</text:p>
          </table:table-cell>
          <table:table-cell table:formula="of:=[.C88]+(2/3)*[.E88]" office:value-type="float" office:value="-0.0416666666666667">
            <text:p>-0,04167</text:p>
          </table:table-cell>
          <table:table-cell table:formula="of:=[.D88]+(2/3)*[.F88]" office:value-type="float" office:value="0">
            <text:p>0,00000</text:p>
          </table:table-cell>
          <table:table-cell table:formula="of:=[.G88]*[.$K$2]" office:value-type="float" office:value="-0.0294710199166966">
            <text:p>-0,02947</text:p>
          </table:table-cell>
          <table:table-cell table:formula="of:=[.H8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8">
            <text:p>188,0</text:p>
          </table:table-cell>
          <table:table-cell table:style-name="ce3" table:formula="of:=SQRT(2*938.272*[.A89]+938.272^2)" office:value-type="float" office:value="1110.47044894675">
            <text:p>1110,470</text:p>
          </table:table-cell>
          <table:table-cell office:value-type="float" office:value="-0.157">
            <text:p>-0,157</text:p>
          </table:table-cell>
          <table:table-cell office:value-type="float" office:value="0">
            <text:p>0,000</text:p>
          </table:table-cell>
          <table:table-cell office:value-type="float" office:value="0.171">
            <text:p>0,171</text:p>
          </table:table-cell>
          <table:table-cell office:value-type="float" office:value="0">
            <text:p>0,000</text:p>
          </table:table-cell>
          <table:table-cell table:formula="of:=[.C89]+(2/3)*[.E89]" office:value-type="float" office:value="-0.043">
            <text:p>-0,04300</text:p>
          </table:table-cell>
          <table:table-cell table:formula="of:=[.D89]+(2/3)*[.F89]" office:value-type="float" office:value="0">
            <text:p>0,00000</text:p>
          </table:table-cell>
          <table:table-cell table:formula="of:=[.G89]*[.$K$2]" office:value-type="float" office:value="-0.0304140925540309">
            <text:p>-0,03041</text:p>
          </table:table-cell>
          <table:table-cell table:formula="of:=[.H8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8.5">
            <text:p>188,5</text:p>
          </table:table-cell>
          <table:table-cell table:style-name="ce3" table:formula="of:=SQRT(2*938.272*[.A90]+938.272^2)" office:value-type="float" office:value="1110.89283460827">
            <text:p>1110,893</text:p>
          </table:table-cell>
          <table:table-cell office:value-type="float" office:value="-0.158">
            <text:p>-0,158</text:p>
          </table:table-cell>
          <table:table-cell office:value-type="float" office:value="0">
            <text:p>0,000</text:p>
          </table:table-cell>
          <table:table-cell office:value-type="float" office:value="0.172">
            <text:p>0,172</text:p>
          </table:table-cell>
          <table:table-cell office:value-type="float" office:value="0">
            <text:p>0,000</text:p>
          </table:table-cell>
          <table:table-cell table:formula="of:=[.C90]+(2/3)*[.E90]" office:value-type="float" office:value="-0.0433333333333333">
            <text:p>-0,04333</text:p>
          </table:table-cell>
          <table:table-cell table:formula="of:=[.D90]+(2/3)*[.F90]" office:value-type="float" office:value="0">
            <text:p>0,00000</text:p>
          </table:table-cell>
          <table:table-cell table:formula="of:=[.G90]*[.$K$2]" office:value-type="float" office:value="-0.0306498607133645">
            <text:p>-0,03065</text:p>
          </table:table-cell>
          <table:table-cell table:formula="of:=[.H9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9">
            <text:p>189,0</text:p>
          </table:table-cell>
          <table:table-cell table:style-name="ce3" table:formula="of:=SQRT(2*938.272*[.A91]+938.272^2)" office:value-type="float" office:value="1111.31505973059">
            <text:p>1111,315</text:p>
          </table:table-cell>
          <table:table-cell office:value-type="float" office:value="-0.16">
            <text:p>-0,160</text:p>
          </table:table-cell>
          <table:table-cell office:value-type="float" office:value="0">
            <text:p>0,000</text:p>
          </table:table-cell>
          <table:table-cell office:value-type="float" office:value="0.174">
            <text:p>0,174</text:p>
          </table:table-cell>
          <table:table-cell office:value-type="float" office:value="0">
            <text:p>0,000</text:p>
          </table:table-cell>
          <table:table-cell table:formula="of:=[.C91]+(2/3)*[.E91]" office:value-type="float" office:value="-0.044">
            <text:p>-0,04400</text:p>
          </table:table-cell>
          <table:table-cell table:formula="of:=[.D91]+(2/3)*[.F91]" office:value-type="float" office:value="0">
            <text:p>0,00000</text:p>
          </table:table-cell>
          <table:table-cell table:formula="of:=[.G91]*[.$K$2]" office:value-type="float" office:value="-0.0311213970320316">
            <text:p>-0,03112</text:p>
          </table:table-cell>
          <table:table-cell table:formula="of:=[.H9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89.5">
            <text:p>189,5</text:p>
          </table:table-cell>
          <table:table-cell table:style-name="ce3" table:formula="of:=SQRT(2*938.272*[.A92]+938.272^2)" office:value-type="float" office:value="1111.73712449661">
            <text:p>1111,737</text:p>
          </table:table-cell>
          <table:table-cell office:value-type="float" office:value="-0.161">
            <text:p>-0,161</text:p>
          </table:table-cell>
          <table:table-cell office:value-type="float" office:value="0">
            <text:p>0,000</text:p>
          </table:table-cell>
          <table:table-cell office:value-type="float" office:value="0.175">
            <text:p>0,175</text:p>
          </table:table-cell>
          <table:table-cell office:value-type="float" office:value="0">
            <text:p>0,000</text:p>
          </table:table-cell>
          <table:table-cell table:formula="of:=[.C92]+(2/3)*[.E92]" office:value-type="float" office:value="-0.0443333333333333">
            <text:p>-0,04433</text:p>
          </table:table-cell>
          <table:table-cell table:formula="of:=[.D92]+(2/3)*[.F92]" office:value-type="float" office:value="0">
            <text:p>0,00000</text:p>
          </table:table-cell>
          <table:table-cell table:formula="of:=[.G92]*[.$K$2]" office:value-type="float" office:value="-0.0313571651913652">
            <text:p>-0,03136</text:p>
          </table:table-cell>
          <table:table-cell table:formula="of:=[.H9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0">
            <text:p>190,0</text:p>
          </table:table-cell>
          <table:table-cell table:style-name="ce3" table:formula="of:=SQRT(2*938.272*[.A93]+938.272^2)" office:value-type="float" office:value="1112.15902908892">
            <text:p>1112,159</text:p>
          </table:table-cell>
          <table:table-cell office:value-type="float" office:value="-0.162">
            <text:p>-0,162</text:p>
          </table:table-cell>
          <table:table-cell office:value-type="float" office:value="0">
            <text:p>0,000</text:p>
          </table:table-cell>
          <table:table-cell office:value-type="float" office:value="0.177">
            <text:p>0,177</text:p>
          </table:table-cell>
          <table:table-cell office:value-type="float" office:value="0">
            <text:p>0,000</text:p>
          </table:table-cell>
          <table:table-cell table:formula="of:=[.C93]+(2/3)*[.E93]" office:value-type="float" office:value="-0.044">
            <text:p>-0,04400</text:p>
          </table:table-cell>
          <table:table-cell table:formula="of:=[.D93]+(2/3)*[.F93]" office:value-type="float" office:value="0">
            <text:p>0,00000</text:p>
          </table:table-cell>
          <table:table-cell table:formula="of:=[.G93]*[.$K$2]" office:value-type="float" office:value="-0.0311213970320316">
            <text:p>-0,03112</text:p>
          </table:table-cell>
          <table:table-cell table:formula="of:=[.H9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0.5">
            <text:p>190,5</text:p>
          </table:table-cell>
          <table:table-cell table:style-name="ce3" table:formula="of:=SQRT(2*938.272*[.A94]+938.272^2)" office:value-type="float" office:value="1112.58077368971">
            <text:p>1112,581</text:p>
          </table:table-cell>
          <table:table-cell office:value-type="float" office:value="-0.164">
            <text:p>-0,164</text:p>
          </table:table-cell>
          <table:table-cell office:value-type="float" office:value="0">
            <text:p>0,000</text:p>
          </table:table-cell>
          <table:table-cell office:value-type="float" office:value="0.178">
            <text:p>0,178</text:p>
          </table:table-cell>
          <table:table-cell office:value-type="float" office:value="0">
            <text:p>0,000</text:p>
          </table:table-cell>
          <table:table-cell table:formula="of:=[.C94]+(2/3)*[.E94]" office:value-type="float" office:value="-0.0453333333333334">
            <text:p>-0,04533</text:p>
          </table:table-cell>
          <table:table-cell table:formula="of:=[.D94]+(2/3)*[.F94]" office:value-type="float" office:value="0">
            <text:p>0,00000</text:p>
          </table:table-cell>
          <table:table-cell table:formula="of:=[.G94]*[.$K$2]" office:value-type="float" office:value="-0.0320644696693659">
            <text:p>-0,03206</text:p>
          </table:table-cell>
          <table:table-cell table:formula="of:=[.H9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1">
            <text:p>191,0</text:p>
          </table:table-cell>
          <table:table-cell table:style-name="ce3" table:formula="of:=SQRT(2*938.272*[.A95]+938.272^2)" office:value-type="float" office:value="1113.00235848088">
            <text:p>1113,002</text:p>
          </table:table-cell>
          <table:table-cell office:value-type="float" office:value="-0.165">
            <text:p>-0,165</text:p>
          </table:table-cell>
          <table:table-cell office:value-type="float" office:value="0">
            <text:p>0,000</text:p>
          </table:table-cell>
          <table:table-cell office:value-type="float" office:value="0.179">
            <text:p>0,179</text:p>
          </table:table-cell>
          <table:table-cell office:value-type="float" office:value="0">
            <text:p>0,000</text:p>
          </table:table-cell>
          <table:table-cell table:formula="of:=[.C95]+(2/3)*[.E95]" office:value-type="float" office:value="-0.0456666666666667">
            <text:p>-0,04567</text:p>
          </table:table-cell>
          <table:table-cell table:formula="of:=[.D95]+(2/3)*[.F95]" office:value-type="float" office:value="0">
            <text:p>0,00000</text:p>
          </table:table-cell>
          <table:table-cell table:formula="of:=[.G95]*[.$K$2]" office:value-type="float" office:value="-0.0323002378286995">
            <text:p>-0,03230</text:p>
          </table:table-cell>
          <table:table-cell table:formula="of:=[.H9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1.5">
            <text:p>191,5</text:p>
          </table:table-cell>
          <table:table-cell table:style-name="ce3" table:formula="of:=SQRT(2*938.272*[.A96]+938.272^2)" office:value-type="float" office:value="1113.42378364395">
            <text:p>1113,424</text:p>
          </table:table-cell>
          <table:table-cell office:value-type="float" office:value="-0.166">
            <text:p>-0,166</text:p>
          </table:table-cell>
          <table:table-cell office:value-type="float" office:value="0">
            <text:p>0,000</text:p>
          </table:table-cell>
          <table:table-cell office:value-type="float" office:value="0.181">
            <text:p>0,181</text:p>
          </table:table-cell>
          <table:table-cell office:value-type="float" office:value="0">
            <text:p>0,000</text:p>
          </table:table-cell>
          <table:table-cell table:formula="of:=[.C96]+(2/3)*[.E96]" office:value-type="float" office:value="-0.0453333333333334">
            <text:p>-0,04533</text:p>
          </table:table-cell>
          <table:table-cell table:formula="of:=[.D96]+(2/3)*[.F96]" office:value-type="float" office:value="0">
            <text:p>0,00000</text:p>
          </table:table-cell>
          <table:table-cell table:formula="of:=[.G96]*[.$K$2]" office:value-type="float" office:value="-0.0320644696693659">
            <text:p>-0,03206</text:p>
          </table:table-cell>
          <table:table-cell table:formula="of:=[.H9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2">
            <text:p>192,0</text:p>
          </table:table-cell>
          <table:table-cell table:style-name="ce3" table:formula="of:=SQRT(2*938.272*[.A97]+938.272^2)" office:value-type="float" office:value="1113.8450493601">
            <text:p>1113,845</text:p>
          </table:table-cell>
          <table:table-cell office:value-type="float" office:value="-0.168">
            <text:p>-0,168</text:p>
          </table:table-cell>
          <table:table-cell office:value-type="float" office:value="0">
            <text:p>0,000</text:p>
          </table:table-cell>
          <table:table-cell office:value-type="float" office:value="0.182">
            <text:p>0,182</text:p>
          </table:table-cell>
          <table:table-cell office:value-type="float" office:value="0">
            <text:p>0,000</text:p>
          </table:table-cell>
          <table:table-cell table:formula="of:=[.C97]+(2/3)*[.E97]" office:value-type="float" office:value="-0.0466666666666667">
            <text:p>-0,04667</text:p>
          </table:table-cell>
          <table:table-cell table:formula="of:=[.D97]+(2/3)*[.F97]" office:value-type="float" office:value="0">
            <text:p>0,00000</text:p>
          </table:table-cell>
          <table:table-cell table:formula="of:=[.G97]*[.$K$2]" office:value-type="float" office:value="-0.0330075423067002">
            <text:p>-0,03301</text:p>
          </table:table-cell>
          <table:table-cell table:formula="of:=[.H9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2.5">
            <text:p>192,5</text:p>
          </table:table-cell>
          <table:table-cell table:style-name="ce3" table:formula="of:=SQRT(2*938.272*[.A98]+938.272^2)" office:value-type="float" office:value="1114.26615581018">
            <text:p>1114,266</text:p>
          </table:table-cell>
          <table:table-cell office:value-type="float" office:value="-0.169">
            <text:p>-0,169</text:p>
          </table:table-cell>
          <table:table-cell office:value-type="float" office:value="0">
            <text:p>0,000</text:p>
          </table:table-cell>
          <table:table-cell office:value-type="float" office:value="0.184">
            <text:p>0,184</text:p>
          </table:table-cell>
          <table:table-cell office:value-type="float" office:value="0">
            <text:p>0,000</text:p>
          </table:table-cell>
          <table:table-cell table:formula="of:=[.C98]+(2/3)*[.E98]" office:value-type="float" office:value="-0.0463333333333333">
            <text:p>-0,04633</text:p>
          </table:table-cell>
          <table:table-cell table:formula="of:=[.D98]+(2/3)*[.F98]" office:value-type="float" office:value="0">
            <text:p>0,00000</text:p>
          </table:table-cell>
          <table:table-cell table:formula="of:=[.G98]*[.$K$2]" office:value-type="float" office:value="-0.0327717741473666">
            <text:p>-0,03277</text:p>
          </table:table-cell>
          <table:table-cell table:formula="of:=[.H9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3">
            <text:p>193,0</text:p>
          </table:table-cell>
          <table:table-cell table:style-name="ce3" table:formula="of:=SQRT(2*938.272*[.A99]+938.272^2)" office:value-type="float" office:value="1114.6871031747">
            <text:p>1114,687</text:p>
          </table:table-cell>
          <table:table-cell office:value-type="float" office:value="-0.17">
            <text:p>-0,170</text:p>
          </table:table-cell>
          <table:table-cell office:value-type="float" office:value="0">
            <text:p>0,000</text:p>
          </table:table-cell>
          <table:table-cell office:value-type="float" office:value="0.185">
            <text:p>0,185</text:p>
          </table:table-cell>
          <table:table-cell office:value-type="float" office:value="0">
            <text:p>0,000</text:p>
          </table:table-cell>
          <table:table-cell table:formula="of:=[.C99]+(2/3)*[.E99]" office:value-type="float" office:value="-0.0466666666666667">
            <text:p>-0,04667</text:p>
          </table:table-cell>
          <table:table-cell table:formula="of:=[.D99]+(2/3)*[.F99]" office:value-type="float" office:value="0">
            <text:p>0,00000</text:p>
          </table:table-cell>
          <table:table-cell table:formula="of:=[.G99]*[.$K$2]" office:value-type="float" office:value="-0.0330075423067002">
            <text:p>-0,03301</text:p>
          </table:table-cell>
          <table:table-cell table:formula="of:=[.H9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3.5">
            <text:p>193,5</text:p>
          </table:table-cell>
          <table:table-cell table:style-name="ce3" table:formula="of:=SQRT(2*938.272*[.A100]+938.272^2)" office:value-type="float" office:value="1115.10789163381">
            <text:p>1115,108</text:p>
          </table:table-cell>
          <table:table-cell office:value-type="float" office:value="-0.172">
            <text:p>-0,172</text:p>
          </table:table-cell>
          <table:table-cell office:value-type="float" office:value="0">
            <text:p>0,000</text:p>
          </table:table-cell>
          <table:table-cell office:value-type="float" office:value="0.186">
            <text:p>0,186</text:p>
          </table:table-cell>
          <table:table-cell office:value-type="float" office:value="0">
            <text:p>0,000</text:p>
          </table:table-cell>
          <table:table-cell table:formula="of:=[.C100]+(2/3)*[.E100]" office:value-type="float" office:value="-0.048">
            <text:p>-0,04800</text:p>
          </table:table-cell>
          <table:table-cell table:formula="of:=[.D100]+(2/3)*[.F100]" office:value-type="float" office:value="0">
            <text:p>0,00000</text:p>
          </table:table-cell>
          <table:table-cell table:formula="of:=[.G100]*[.$K$2]" office:value-type="float" office:value="-0.0339506149440345">
            <text:p>-0,03395</text:p>
          </table:table-cell>
          <table:table-cell table:formula="of:=[.H10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4">
            <text:p>194,0</text:p>
          </table:table-cell>
          <table:table-cell table:style-name="ce3" table:formula="of:=SQRT(2*938.272*[.A101]+938.272^2)" office:value-type="float" office:value="1115.52852136734">
            <text:p>1115,529</text:p>
          </table:table-cell>
          <table:table-cell office:value-type="float" office:value="-0.173">
            <text:p>-0,173</text:p>
          </table:table-cell>
          <table:table-cell office:value-type="float" office:value="0">
            <text:p>0,000</text:p>
          </table:table-cell>
          <table:table-cell office:value-type="float" office:value="0.187">
            <text:p>0,187</text:p>
          </table:table-cell>
          <table:table-cell office:value-type="float" office:value="0">
            <text:p>0,000</text:p>
          </table:table-cell>
          <table:table-cell table:formula="of:=[.C101]+(2/3)*[.E101]" office:value-type="float" office:value="-0.0483333333333334">
            <text:p>-0,04833</text:p>
          </table:table-cell>
          <table:table-cell table:formula="of:=[.D101]+(2/3)*[.F101]" office:value-type="float" office:value="0">
            <text:p>0,00000</text:p>
          </table:table-cell>
          <table:table-cell table:formula="of:=[.G101]*[.$K$2]" office:value-type="float" office:value="-0.0341863831033681">
            <text:p>-0,03419</text:p>
          </table:table-cell>
          <table:table-cell table:formula="of:=[.H10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4.5">
            <text:p>194,5</text:p>
          </table:table-cell>
          <table:table-cell table:style-name="ce3" table:formula="of:=SQRT(2*938.272*[.A102]+938.272^2)" office:value-type="float" office:value="1115.94899255477">
            <text:p>1115,949</text:p>
          </table:table-cell>
          <table:table-cell office:value-type="float" office:value="-0.174">
            <text:p>-0,174</text:p>
          </table:table-cell>
          <table:table-cell office:value-type="float" office:value="0">
            <text:p>0,000</text:p>
          </table:table-cell>
          <table:table-cell office:value-type="float" office:value="0.189">
            <text:p>0,189</text:p>
          </table:table-cell>
          <table:table-cell office:value-type="float" office:value="0">
            <text:p>0,000</text:p>
          </table:table-cell>
          <table:table-cell table:formula="of:=[.C102]+(2/3)*[.E102]" office:value-type="float" office:value="-0.048">
            <text:p>-0,04800</text:p>
          </table:table-cell>
          <table:table-cell table:formula="of:=[.D102]+(2/3)*[.F102]" office:value-type="float" office:value="0">
            <text:p>0,00000</text:p>
          </table:table-cell>
          <table:table-cell table:formula="of:=[.G102]*[.$K$2]" office:value-type="float" office:value="-0.0339506149440345">
            <text:p>-0,03395</text:p>
          </table:table-cell>
          <table:table-cell table:formula="of:=[.H10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5">
            <text:p>195,0</text:p>
          </table:table-cell>
          <table:table-cell table:style-name="ce3" table:formula="of:=SQRT(2*938.272*[.A103]+938.272^2)" office:value-type="float" office:value="1116.36930537524">
            <text:p>1116,369</text:p>
          </table:table-cell>
          <table:table-cell office:value-type="float" office:value="-0.176">
            <text:p>-0,176</text:p>
          </table:table-cell>
          <table:table-cell office:value-type="float" office:value="0">
            <text:p>0,000</text:p>
          </table:table-cell>
          <table:table-cell office:value-type="float" office:value="0.19">
            <text:p>0,190</text:p>
          </table:table-cell>
          <table:table-cell office:value-type="float" office:value="0">
            <text:p>0,000</text:p>
          </table:table-cell>
          <table:table-cell table:formula="of:=[.C103]+(2/3)*[.E103]" office:value-type="float" office:value="-0.0493333333333333">
            <text:p>-0,04933</text:p>
          </table:table-cell>
          <table:table-cell table:formula="of:=[.D103]+(2/3)*[.F103]" office:value-type="float" office:value="0">
            <text:p>0,00000</text:p>
          </table:table-cell>
          <table:table-cell table:formula="of:=[.G103]*[.$K$2]" office:value-type="float" office:value="-0.0348936875813688">
            <text:p>-0,03489</text:p>
          </table:table-cell>
          <table:table-cell table:formula="of:=[.H103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5.5">
            <text:p>195,5</text:p>
          </table:table-cell>
          <table:table-cell table:style-name="ce3" table:formula="of:=SQRT(2*938.272*[.A104]+938.272^2)" office:value-type="float" office:value="1116.78946000757">
            <text:p>1116,789</text:p>
          </table:table-cell>
          <table:table-cell office:value-type="float" office:value="-0.177">
            <text:p>-0,177</text:p>
          </table:table-cell>
          <table:table-cell office:value-type="float" office:value="0">
            <text:p>0,000</text:p>
          </table:table-cell>
          <table:table-cell office:value-type="float" office:value="0.191">
            <text:p>0,191</text:p>
          </table:table-cell>
          <table:table-cell office:value-type="float" office:value="0">
            <text:p>0,000</text:p>
          </table:table-cell>
          <table:table-cell table:formula="of:=[.C104]+(2/3)*[.E104]" office:value-type="float" office:value="-0.0496666666666667">
            <text:p>-0,04967</text:p>
          </table:table-cell>
          <table:table-cell table:formula="of:=[.D104]+(2/3)*[.F104]" office:value-type="float" office:value="0">
            <text:p>0,00000</text:p>
          </table:table-cell>
          <table:table-cell table:formula="of:=[.G104]*[.$K$2]" office:value-type="float" office:value="-0.0351294557407024">
            <text:p>-0,03513</text:p>
          </table:table-cell>
          <table:table-cell table:formula="of:=[.H104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6">
            <text:p>196,0</text:p>
          </table:table-cell>
          <table:table-cell table:style-name="ce3" table:formula="of:=SQRT(2*938.272*[.A105]+938.272^2)" office:value-type="float" office:value="1117.20945663022">
            <text:p>1117,209</text:p>
          </table:table-cell>
          <table:table-cell office:value-type="float" office:value="-0.178">
            <text:p>-0,178</text:p>
          </table:table-cell>
          <table:table-cell office:value-type="float" office:value="0">
            <text:p>0,000</text:p>
          </table:table-cell>
          <table:table-cell office:value-type="float" office:value="0.193">
            <text:p>0,193</text:p>
          </table:table-cell>
          <table:table-cell office:value-type="float" office:value="0">
            <text:p>0,000</text:p>
          </table:table-cell>
          <table:table-cell table:formula="of:=[.C105]+(2/3)*[.E105]" office:value-type="float" office:value="-0.0493333333333333">
            <text:p>-0,04933</text:p>
          </table:table-cell>
          <table:table-cell table:formula="of:=[.D105]+(2/3)*[.F105]" office:value-type="float" office:value="0">
            <text:p>0,00000</text:p>
          </table:table-cell>
          <table:table-cell table:formula="of:=[.G105]*[.$K$2]" office:value-type="float" office:value="-0.0348936875813688">
            <text:p>-0,03489</text:p>
          </table:table-cell>
          <table:table-cell table:formula="of:=[.H105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6.5">
            <text:p>196,5</text:p>
          </table:table-cell>
          <table:table-cell table:style-name="ce3" table:formula="of:=SQRT(2*938.272*[.A106]+938.272^2)" office:value-type="float" office:value="1117.62929542134">
            <text:p>1117,629</text:p>
          </table:table-cell>
          <table:table-cell office:value-type="float" office:value="-0.179">
            <text:p>-0,179</text:p>
          </table:table-cell>
          <table:table-cell office:value-type="float" office:value="0">
            <text:p>0,000</text:p>
          </table:table-cell>
          <table:table-cell office:value-type="float" office:value="0.194">
            <text:p>0,194</text:p>
          </table:table-cell>
          <table:table-cell office:value-type="float" office:value="0">
            <text:p>0,000</text:p>
          </table:table-cell>
          <table:table-cell table:formula="of:=[.C106]+(2/3)*[.E106]" office:value-type="float" office:value="-0.0496666666666667">
            <text:p>-0,04967</text:p>
          </table:table-cell>
          <table:table-cell table:formula="of:=[.D106]+(2/3)*[.F106]" office:value-type="float" office:value="0">
            <text:p>0,00000</text:p>
          </table:table-cell>
          <table:table-cell table:formula="of:=[.G106]*[.$K$2]" office:value-type="float" office:value="-0.0351294557407024">
            <text:p>-0,03513</text:p>
          </table:table-cell>
          <table:table-cell table:formula="of:=[.H106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7">
            <text:p>197,0</text:p>
          </table:table-cell>
          <table:table-cell table:style-name="ce3" table:formula="of:=SQRT(2*938.272*[.A107]+938.272^2)" office:value-type="float" office:value="1118.04897655872">
            <text:p>1118,049</text:p>
          </table:table-cell>
          <table:table-cell office:value-type="float" office:value="-0.181">
            <text:p>-0,181</text:p>
          </table:table-cell>
          <table:table-cell office:value-type="float" office:value="0">
            <text:p>0,000</text:p>
          </table:table-cell>
          <table:table-cell office:value-type="float" office:value="0.195">
            <text:p>0,195</text:p>
          </table:table-cell>
          <table:table-cell office:value-type="float" office:value="0">
            <text:p>0,000</text:p>
          </table:table-cell>
          <table:table-cell table:formula="of:=[.C107]+(2/3)*[.E107]" office:value-type="float" office:value="-0.051">
            <text:p>-0,05100</text:p>
          </table:table-cell>
          <table:table-cell table:formula="of:=[.D107]+(2/3)*[.F107]" office:value-type="float" office:value="0">
            <text:p>0,00000</text:p>
          </table:table-cell>
          <table:table-cell table:formula="of:=[.G107]*[.$K$2]" office:value-type="float" office:value="-0.0360725283780366">
            <text:p>-0,03607</text:p>
          </table:table-cell>
          <table:table-cell table:formula="of:=[.H107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7.5">
            <text:p>197,5</text:p>
          </table:table-cell>
          <table:table-cell table:style-name="ce3" table:formula="of:=SQRT(2*938.272*[.A108]+938.272^2)" office:value-type="float" office:value="1118.46850021983">
            <text:p>1118,469</text:p>
          </table:table-cell>
          <table:table-cell office:value-type="float" office:value="-0.182">
            <text:p>-0,182</text:p>
          </table:table-cell>
          <table:table-cell office:value-type="float" office:value="0">
            <text:p>0,000</text:p>
          </table:table-cell>
          <table:table-cell office:value-type="float" office:value="0.196">
            <text:p>0,196</text:p>
          </table:table-cell>
          <table:table-cell office:value-type="float" office:value="0">
            <text:p>0,000</text:p>
          </table:table-cell>
          <table:table-cell table:formula="of:=[.C108]+(2/3)*[.E108]" office:value-type="float" office:value="-0.0513333333333333">
            <text:p>-0,05133</text:p>
          </table:table-cell>
          <table:table-cell table:formula="of:=[.D108]+(2/3)*[.F108]" office:value-type="float" office:value="0">
            <text:p>0,00000</text:p>
          </table:table-cell>
          <table:table-cell table:formula="of:=[.G108]*[.$K$2]" office:value-type="float" office:value="-0.0363082965373702">
            <text:p>-0,03631</text:p>
          </table:table-cell>
          <table:table-cell table:formula="of:=[.H108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8">
            <text:p>198,0</text:p>
          </table:table-cell>
          <table:table-cell table:style-name="ce3" table:formula="of:=SQRT(2*938.272*[.A109]+938.272^2)" office:value-type="float" office:value="1118.88786658181">
            <text:p>1118,888</text:p>
          </table:table-cell>
          <table:table-cell office:value-type="float" office:value="-0.183">
            <text:p>-0,183</text:p>
          </table:table-cell>
          <table:table-cell office:value-type="float" office:value="0">
            <text:p>0,000</text:p>
          </table:table-cell>
          <table:table-cell office:value-type="float" office:value="0.198">
            <text:p>0,198</text:p>
          </table:table-cell>
          <table:table-cell office:value-type="float" office:value="0">
            <text:p>0,000</text:p>
          </table:table-cell>
          <table:table-cell table:formula="of:=[.C109]+(2/3)*[.E109]" office:value-type="float" office:value="-0.051">
            <text:p>-0,05100</text:p>
          </table:table-cell>
          <table:table-cell table:formula="of:=[.D109]+(2/3)*[.F109]" office:value-type="float" office:value="0">
            <text:p>0,00000</text:p>
          </table:table-cell>
          <table:table-cell table:formula="of:=[.G109]*[.$K$2]" office:value-type="float" office:value="-0.0360725283780366">
            <text:p>-0,03607</text:p>
          </table:table-cell>
          <table:table-cell table:formula="of:=[.H109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8.5">
            <text:p>198,5</text:p>
          </table:table-cell>
          <table:table-cell table:style-name="ce3" table:formula="of:=SQRT(2*938.272*[.A110]+938.272^2)" office:value-type="float" office:value="1119.30707582147">
            <text:p>1119,307</text:p>
          </table:table-cell>
          <table:table-cell office:value-type="float" office:value="-0.184">
            <text:p>-0,184</text:p>
          </table:table-cell>
          <table:table-cell office:value-type="float" office:value="0">
            <text:p>0,000</text:p>
          </table:table-cell>
          <table:table-cell office:value-type="float" office:value="0.199">
            <text:p>0,199</text:p>
          </table:table-cell>
          <table:table-cell office:value-type="float" office:value="0">
            <text:p>0,000</text:p>
          </table:table-cell>
          <table:table-cell table:formula="of:=[.C110]+(2/3)*[.E110]" office:value-type="float" office:value="-0.0513333333333333">
            <text:p>-0,05133</text:p>
          </table:table-cell>
          <table:table-cell table:formula="of:=[.D110]+(2/3)*[.F110]" office:value-type="float" office:value="0">
            <text:p>0,00000</text:p>
          </table:table-cell>
          <table:table-cell table:formula="of:=[.G110]*[.$K$2]" office:value-type="float" office:value="-0.0363082965373702">
            <text:p>-0,03631</text:p>
          </table:table-cell>
          <table:table-cell table:formula="of:=[.H110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9">
            <text:p>199,0</text:p>
          </table:table-cell>
          <table:table-cell table:style-name="ce3" table:formula="of:=SQRT(2*938.272*[.A111]+938.272^2)" office:value-type="float" office:value="1119.72612811526">
            <text:p>1119,726</text:p>
          </table:table-cell>
          <table:table-cell office:value-type="float" office:value="-0.186">
            <text:p>-0,186</text:p>
          </table:table-cell>
          <table:table-cell office:value-type="float" office:value="0">
            <text:p>0,000</text:p>
          </table:table-cell>
          <table:table-cell office:value-type="float" office:value="0.2">
            <text:p>0,200</text:p>
          </table:table-cell>
          <table:table-cell office:value-type="float" office:value="0">
            <text:p>0,000</text:p>
          </table:table-cell>
          <table:table-cell table:formula="of:=[.C111]+(2/3)*[.E111]" office:value-type="float" office:value="-0.0526666666666667">
            <text:p>-0,05267</text:p>
          </table:table-cell>
          <table:table-cell table:formula="of:=[.D111]+(2/3)*[.F111]" office:value-type="float" office:value="0">
            <text:p>0,00000</text:p>
          </table:table-cell>
          <table:table-cell table:formula="of:=[.G111]*[.$K$2]" office:value-type="float" office:value="-0.0372513691747045">
            <text:p>-0,03725</text:p>
          </table:table-cell>
          <table:table-cell table:formula="of:=[.H111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199.5">
            <text:p>199,5</text:p>
          </table:table-cell>
          <table:table-cell table:style-name="ce3" table:formula="of:=SQRT(2*938.272*[.A112]+938.272^2)" office:value-type="float" office:value="1120.14502363935">
            <text:p>1120,145</text:p>
          </table:table-cell>
          <table:table-cell office:value-type="float" office:value="-0.187">
            <text:p>-0,187</text:p>
          </table:table-cell>
          <table:table-cell office:value-type="float" office:value="0">
            <text:p>0,000</text:p>
          </table:table-cell>
          <table:table-cell office:value-type="float" office:value="0.201">
            <text:p>0,201</text:p>
          </table:table-cell>
          <table:table-cell office:value-type="float" office:value="0">
            <text:p>0,000</text:p>
          </table:table-cell>
          <table:table-cell table:formula="of:=[.C112]+(2/3)*[.E112]" office:value-type="float" office:value="-0.053">
            <text:p>-0,05300</text:p>
          </table:table-cell>
          <table:table-cell table:formula="of:=[.D112]+(2/3)*[.F112]" office:value-type="float" office:value="0">
            <text:p>0,00000</text:p>
          </table:table-cell>
          <table:table-cell table:formula="of:=[.G112]*[.$K$2]" office:value-type="float" office:value="-0.0374871373340381">
            <text:p>-0,03749</text:p>
          </table:table-cell>
          <table:table-cell table:formula="of:=[.H112]*[.$K$2]" office:value-type="float" office:value="0">
            <text:p>0,00000</text:p>
          </table:table-cell>
          <table:table-cell/>
        </table:table-row>
        <table:table-row table:style-name="ro1">
          <table:table-cell table:style-name="ce2" office:value-type="float" office:value="200">
            <text:p>200,0</text:p>
          </table:table-cell>
          <table:table-cell table:style-name="ce3" table:formula="of:=SQRT(2*938.272*[.A113]+938.272^2)" office:value-type="float" office:value="1120.56376256954">
            <text:p>1120,564</text:p>
          </table:table-cell>
          <table:table-cell office:value-type="float" office:value="-0.188">
            <text:p>-0,188</text:p>
          </table:table-cell>
          <table:table-cell office:value-type="float" office:value="0">
            <text:p>0,000</text:p>
          </table:table-cell>
          <table:table-cell office:value-type="float" office:value="0.203">
            <text:p>0,203</text:p>
          </table:table-cell>
          <table:table-cell office:value-type="float" office:value="0">
            <text:p>0,000</text:p>
          </table:table-cell>
          <table:table-cell table:formula="of:=[.C113]+(2/3)*[.E113]" office:value-type="float" office:value="-0.0526666666666667">
            <text:p>-0,05267</text:p>
          </table:table-cell>
          <table:table-cell table:formula="of:=[.D113]+(2/3)*[.F113]" office:value-type="float" office:value="0">
            <text:p>0,00000</text:p>
          </table:table-cell>
          <table:table-cell table:formula="of:=[.G113]*[.$K$2]" office:value-type="float" office:value="-0.0372513691747045">
            <text:p>-0,03725</text:p>
          </table:table-cell>
          <table:table-cell table:formula="of:=[.H113]*[.$K$2]" office:value-type="float" office:value="0">
            <text:p>0,00000</text:p>
          </table:table-cell>
          <table:table-cell/>
        </table:table-row>
        <table:table-row table:style-name="ro1" table:number-rows-repeated="786"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5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.12.2014</text:date>, <text:time>17:06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2:41:40</meta:creation-date>
    <dc:date>2014-12-17T17:06:48</dc:date>
    <meta:editing-duration>PT4H39M26S</meta:editing-duration>
    <meta:editing-cycles>31</meta:editing-cycles>
    <meta:generator>LibreOffice/3.4$Unix LibreOffice_project/340m1$Build-1206</meta:generator>
    <meta:document-statistic meta:table-count="4" meta:cell-count="4504" meta:object-count="0"/>
  </office:meta>
</office:document-meta>
</file>